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Percent" style:data-style-name="N42">
      <style:table-cell-properties fo:border="thin solid #000000" style:vertical-align="automatic" fo:background-color="#EFEFEF"/>
      <style:text-properties fo:color="#000000" fo:font-weight="bold" style:font-weight-asian="bold" style:font-weight-complex="bold" style:font-family-generic="swiss"/>
    </style:style>
    <style:style style:name="ce3" style:family="table-cell" style:parent-style-name="Percent" style:data-style-name="N42">
      <style:table-cell-properties fo:border="thin solid #000000" style:vertical-align="automatic" fo:background-color="#FFFF00"/>
      <style:text-properties fo:color="#000000"/>
    </style:style>
    <style:style style:name="ce4" style:family="table-cell" style:parent-style-name="Percent" style:data-style-name="N42">
      <style:table-cell-properties fo:border="thin solid #000000" style:vertical-align="automatic" fo:background-color="#93C47D"/>
      <style:text-properties fo:color="#000000"/>
    </style:style>
    <style:style style:name="ce5" style:family="table-cell" style:parent-style-name="Default" style:data-style-name="N0">
      <style:text-properties fo:color="#000000" fo:font-weight="bold" style:font-weight-asian="bold" style:font-weight-complex="bold" style:font-family-generic="swiss"/>
    </style:style>
    <style:style style:name="ce6" style:family="table-cell" style:parent-style-name="Default" style:data-style-name="N0">
      <style:table-cell-properties fo:border="thin solid #000000" style:vertical-align="automatic" style:repeat-content="false"/>
      <style:paragraph-properties fo:text-align="start" fo:margin-left="0cm"/>
    </style:style>
    <style:style style:name="ce7" style:family="table-cell" style:parent-style-name="Default" style:data-style-name="N0">
      <style:table-cell-properties fo:border="thin solid #000000" style:vertical-align="automatic" style:repeat-content="false"/>
      <style:paragraph-properties fo:text-align="end" fo:margin-right="0cm"/>
    </style:style>
    <style:style style:name="ce8" style:family="table-cell" style:parent-style-name="Default" style:data-style-name="N0">
      <style:table-cell-properties fo:border="thin solid #000000" style:vertical-align="automatic" fo:background-color="#F3F3F3" style:repeat-content="false"/>
      <style:paragraph-properties fo:text-align="end" fo:margin-right="0cm"/>
      <style:text-properties fo:color="#000000" fo:font-weight="bold" style:font-weight-asian="bold" style:font-weight-complex="bold" style:font-family-generic="swiss"/>
    </style:style>
    <style:style style:name="ce9" style:family="table-cell" style:parent-style-name="Default" style:data-style-name="N0">
      <style:table-cell-properties fo:border="thin solid #000000" style:vertical-align="automatic" style:repeat-content="false"/>
      <style:paragraph-properties fo:text-align="end" fo:margin-right="0cm"/>
      <style:text-properties fo:color="#000000" fo:font-size="11pt" style:font-size-asian="11pt" style:font-size-complex="11pt" style:font-family-generic="swiss"/>
    </style:style>
    <style:style style:name="ce10" style:family="table-cell" style:parent-style-name="Default" style:data-style-name="N0">
      <style:table-cell-properties fo:border="thin solid #000000" style:vertical-align="automatic" fo:background-color="#F3F3F3" style:repeat-content="false"/>
      <style:paragraph-properties fo:text-align="start" fo:margin-left="0cm"/>
      <style:text-properties fo:color="#000000" fo:font-weight="bold" style:font-weight-asian="bold" style:font-weight-complex="bold" style:font-family-generic="swiss"/>
    </style:style>
    <style:style style:name="ce11" style:family="table-cell" style:parent-style-name="Default" style:data-style-name="N0">
      <style:table-cell-properties fo:background-color="#D9D9D9"/>
      <style:text-properties fo:color="#000000" fo:font-weight="bold" style:font-weight-asian="bold" style:font-weight-complex="bold" style:font-family-generic="swiss"/>
    </style:style>
    <style:style style:name="ce12" style:family="table-cell" style:parent-style-name="Default" style:data-style-name="N0">
      <style:table-cell-properties fo:border="thin solid #000000" fo:background-color="#93C47D"/>
    </style:style>
    <style:style style:name="ce13" style:family="table-cell" style:parent-style-name="Default" style:data-style-name="N0">
      <style:table-cell-properties fo:border="thin solid #000000"/>
    </style:style>
    <style:style style:name="ce14" style:family="table-cell" style:parent-style-name="Default" style:data-style-name="N0">
      <style:table-cell-properties fo:border="thin solid #000000" fo:background-color="#FFFF00"/>
    </style:style>
    <style:style style:name="ce15" style:family="table-cell" style:parent-style-name="Default" style:data-style-name="N0">
      <style:table-cell-properties fo:border="thin solid #000000" fo:background-color="#EFEFEF"/>
      <style:text-properties fo:color="#000000" fo:font-weight="bold" style:font-weight-asian="bold" style:font-weight-complex="bold" style:font-family-generic="swiss"/>
    </style:style>
    <style:style style:name="ce16" style:family="table-cell" style:parent-style-name="Default" style:data-style-name="N0">
      <style:table-cell-properties fo:background-color="#EFEFEF"/>
      <style:text-properties fo:color="#000000" fo:font-weight="bold" style:font-weight-asian="bold" style:font-weight-complex="bold" style:font-family-generic="swiss"/>
    </style:style>
    <style:style style:name="ce17" style:family="table-cell" style:parent-style-name="Default" style:data-style-name="N0">
      <style:table-cell-properties fo:border="thin solid #000000" style:vertical-align="automatic" style:repeat-content="false"/>
      <style:paragraph-properties fo:text-align="start" fo:margin-left="0cm"/>
    </style:style>
    <style:style style:name="ce18" style:family="table-cell" style:parent-style-name="Default" style:data-style-name="N0">
      <style:table-cell-properties fo:border="thin solid #000000" style:vertical-align="automatic" fo:wrap-option="wrap" fo:background-color="#DDEBF7" style:repeat-content="false"/>
      <style:paragraph-properties fo:text-align="center"/>
    </style:style>
    <style:style style:name="ce19" style:family="table-cell" style:parent-style-name="Default" style:data-style-name="N0">
      <style:table-cell-properties fo:border="thin solid #000000" style:vertical-align="automatic" fo:wrap-option="wrap" fo:background-color="#DDEBF7" style:repeat-content="false"/>
      <style:paragraph-properties fo:text-align="center"/>
      <style:text-properties fo:font-weight="bold" style:font-weight-asian="bold" style:font-weight-complex="bold" style:font-family-generic="swiss"/>
    </style:style>
    <style:style style:name="ce20" style:family="table-cell" style:parent-style-name="Default" style:data-style-name="N0">
      <style:table-cell-properties fo:border="thin solid #000000" style:vertical-align="automatic" fo:background-color="#DDEBF7" style:repeat-content="false"/>
      <style:paragraph-properties fo:text-align="center"/>
    </style:style>
    <style:style style:name="ce21" style:family="table-cell" style:parent-style-name="Default" style:data-style-name="N0">
      <style:table-cell-properties fo:border="thin solid #000000" style:vertical-align="automatic" fo:wrap-option="wrap" fo:background-color="#DDEBF7" style:repeat-content="false"/>
      <style:paragraph-properties fo:text-align="center"/>
    </style:style>
    <style:style style:name="ce22" style:family="table-cell" style:parent-style-name="Default" style:data-style-name="N0">
      <style:table-cell-properties fo:border="thin solid #000000" style:vertical-align="automatic" fo:wrap-option="wrap" fo:background-color="#DDEBF7" style:repeat-content="false"/>
      <style:paragraph-properties fo:text-align="center"/>
      <style:text-properties fo:color="#000000" fo:font-weight="bold" style:font-weight-asian="bold" style:font-weight-complex="bold" style:font-family-generic="swiss"/>
    </style:style>
    <style:style style:name="ce23" style:family="table-cell" style:parent-style-name="Default" style:data-style-name="N0">
      <style:table-cell-properties fo:background-color="transparent"/>
    </style:style>
    <style:style style:name="ce24" style:family="table-cell" style:parent-style-name="Default" style:data-style-name="N0">
      <style:table-cell-properties style:vertical-align="automatic" fo:background-color="#D9D9D9"/>
      <style:text-properties fo:color="#000000" fo:font-weight="bold" style:font-weight-asian="bold" style:font-weight-complex="bold" style:font-family-generic="swiss"/>
    </style:style>
    <style:style style:name="ce25" style:family="table-cell" style:parent-style-name="Default" style:data-style-name="N0">
      <style:table-cell-properties fo:background-color="#DDEBF7"/>
      <style:text-properties fo:font-weight="bold" style:font-weight-asian="bold" style:font-weight-complex="bold" style:font-family-generic="swiss"/>
    </style:style>
    <style:style style:name="ce26" style:family="table-cell" style:parent-style-name="Default" style:data-style-name="N0">
      <style:table-cell-properties fo:background-color="#DDEBF7"/>
    </style:style>
    <style:style style:name="co1" style:family="table-column">
      <style:table-column-properties fo:break-before="auto" style:column-width="3.30729166666667cm"/>
    </style:style>
    <style:style style:name="co2" style:family="table-column">
      <style:table-column-properties fo:break-before="auto" style:column-width="1.11125cm"/>
    </style:style>
    <style:style style:name="co3" style:family="table-column">
      <style:table-column-properties fo:break-before="auto" style:column-width="7.91104166666667cm"/>
    </style:style>
    <style:style style:name="co4" style:family="table-column">
      <style:table-column-properties fo:break-before="auto" style:column-width="27.2785416666667cm"/>
    </style:style>
    <style:style style:name="co5" style:family="table-column">
      <style:table-column-properties fo:break-before="auto" style:column-width="8.91645833333333cm"/>
    </style:style>
    <style:style style:name="co6" style:family="table-column">
      <style:table-column-properties fo:break-before="auto" style:column-width="32.940625cm"/>
    </style:style>
    <style:style style:name="co7" style:family="table-column">
      <style:table-column-properties fo:break-before="auto" style:column-width="4.65666666666667cm"/>
    </style:style>
    <style:style style:name="co8" style:family="table-column">
      <style:table-column-properties fo:break-before="auto" style:column-width="4.07458333333333cm"/>
    </style:style>
    <style:style style:name="co9" style:family="table-column">
      <style:table-column-properties fo:break-before="auto" style:column-width="40.48125cm"/>
    </style:style>
    <style:style style:name="co10" style:family="table-column">
      <style:table-column-properties fo:break-before="auto" style:column-width="1.40229166666667cm"/>
    </style:style>
    <style:style style:name="co11" style:family="table-column">
      <style:table-column-properties fo:break-before="auto" style:column-width="1.71979166666667cm"/>
    </style:style>
    <style:style style:name="co12" style:family="table-column">
      <style:table-column-properties fo:break-before="auto" style:column-width="6.40291666666667cm"/>
    </style:style>
    <style:style style:name="ro1" style:family="table-row">
      <style:table-row-properties style:row-height="12.75pt" style:use-optimal-row-height="false" fo:break-before="auto"/>
    </style:style>
    <style:style style:name="ro2" style:family="table-row">
      <style:table-row-properties style:row-height="13pt" style:use-optimal-row-height="true" fo:break-before="auto"/>
    </style:style>
    <style:style style:name="ro3" style:family="table-row">
      <style:table-row-properties style:row-height="42pt" style:use-optimal-row-height="true" fo:break-before="auto"/>
    </style:style>
    <style:style style:name="ro4" style:family="table-row">
      <style:table-row-properties style:row-height="14pt" style:use-optimal-row-height="true" fo:break-before="auto"/>
    </style:style>
    <style:style style:name="ro5" style:family="table-row">
      <style:table-row-properties style:row-height="5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20220127_Jul_Aug_Sep_Data"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247" table:default-cell-style-name="ce1"/>
        <table:table-column table:style-name="co11" table:number-columns-repeated="16128" table:default-cell-style-name="ce1"/>
        <table:table-row table:style-name="ro1">
          <table:table-cell office:value-type="string" table:style-name="ce25">
            <text:p>Quarter</text:p>
          </table:table-cell>
          <table:table-cell office:value-type="string" table:style-name="ce25">
            <text:p>Dept</text:p>
          </table:table-cell>
          <table:table-cell office:value-type="string" table:style-name="ce25">
            <text:p>Business area or arms length body</text:p>
          </table:table-cell>
          <table:table-cell office:value-type="string" table:style-name="ce25">
            <text:p>Contract title and description</text:p>
          </table:table-cell>
          <table:table-cell office:value-type="string" table:style-name="ce25">
            <text:p>Supplier</text:p>
          </table:table-cell>
          <table:table-cell office:value-type="string" table:style-name="ce25">
            <text:p>KPI name and description</text:p>
          </table:table-cell>
          <table:table-cell office:value-type="string" table:style-name="ce25">
            <text:p>Good target</text:p>
          </table:table-cell>
          <table:table-cell office:value-type="string" table:style-name="ce25">
            <text:p>Rating</text:p>
          </table:table-cell>
          <table:table-cell office:value-type="string" table:style-name="ce25">
            <text:p>Comments</text:p>
          </table:table-cell>
          <table:table-cell table:number-columns-repeated="16375" table:style-name="ce26"/>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Clean Heat Directorate - Heat Strategy and Heat Networks</text:p>
          </table:table-cell>
          <table:table-cell office:value-type="string" table:style-name="ce1">
            <text:p>Heat Networks Investment Project (HNIP) Delivery Partner</text:p>
          </table:table-cell>
          <table:table-cell office:value-type="string" table:style-name="ce1">
            <text:p>Triple Point Investment Management LLP</text:p>
          </table:table-cell>
          <table:table-cell office:value-type="string" table:style-name="ce1">
            <text:p>Heat Networks Investment Project funding deployed<text:s/></text:p>
          </table:table-cell>
          <table:table-cell office:value-type="string" table:style-name="ce1">
            <text:p>100%</text:p>
          </table:table-cell>
          <table:table-cell office:value-type="string" table:style-name="ce1">
            <text:p>Requires Improvement</text:p>
          </table:table-cell>
          <table:table-cell office:value-type="string" table:style-name="ce1">
            <text:p>Annual KPI, last captured in April 2021. Performance will be captured again in April 2022. <text:s/>Performance has been impacted by COVID-19 and budgets moving in year. Changes to the budget classification of loans to public sector borrowers has resulted in significantly higher levels of non-fiscal deployment</text:p>
          </table:table-cell>
          <table:table-cell table:number-columns-repeated="16375"/>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Clean Heat Directorate - Heat Strategy and Heat Networks</text:p>
          </table:table-cell>
          <table:table-cell office:value-type="string" table:style-name="ce1">
            <text:p>Heat Networks Investment Project (HNIP) Delivery Partner</text:p>
          </table:table-cell>
          <table:table-cell office:value-type="string" table:style-name="ce1">
            <text:p>Triple Point Investment Management LLP</text:p>
          </table:table-cell>
          <table:table-cell office:value-type="string" table:style-name="ce1">
            <text:p>Milestones Met (Key milestones during operation and monthly reporting milestones).</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Clean Heat Directorate - Heat Strategy and Heat Networks</text:p>
          </table:table-cell>
          <table:table-cell office:value-type="string" table:style-name="ce1">
            <text:p>Heat Networks Investment Project (HNIP) Delivery Partner</text:p>
          </table:table-cell>
          <table:table-cell office:value-type="string" table:style-name="ce1">
            <text:p>Triple Point Investment Management LLP</text:p>
          </table:table-cell>
          <table:table-cell office:value-type="string" table:style-name="ce1">
            <text:p>Positive Stakeholder Feedback</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Nuclear Projects &amp; Development</text:p>
          </table:table-cell>
          <table:table-cell office:value-type="string" table:style-name="ce1">
            <text:p>Provision of technical advisors for the New Nuclear pipeline - Provision of legal advisors for the New Nuclear pipeline</text:p>
          </table:table-cell>
          <table:table-cell office:value-type="string" table:style-name="ce1">
            <text:p>Linklaters</text:p>
          </table:table-cell>
          <table:table-cell office:value-type="string" table:style-name="ce1">
            <text:p>All the work commissioned by BEIS to be delivered in agreed time frame and to high quality standards</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Nuclear Projects &amp; Development</text:p>
          </table:table-cell>
          <table:table-cell office:value-type="string" table:style-name="ce1">
            <text:p>Provision of technical advisors for the New Nuclear pipeline - Provision of legal advisors for the New Nuclear pipeline</text:p>
          </table:table-cell>
          <table:table-cell office:value-type="string" table:style-name="ce1">
            <text:p>Linklaters</text:p>
          </table:table-cell>
          <table:table-cell office:value-type="string" table:style-name="ce1">
            <text:p>All undisputed invoices to be paid within 14 days of issu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Nuclear Projects &amp; Development</text:p>
          </table:table-cell>
          <table:table-cell office:value-type="string" table:style-name="ce1">
            <text:p>Provision of technical advisors for the New Nuclear pipeline - Provision of legal advisors for the New Nuclear pipeline</text:p>
          </table:table-cell>
          <table:table-cell office:value-type="string" table:style-name="ce1">
            <text:p>Linklaters</text:p>
          </table:table-cell>
          <table:table-cell office:value-type="string" table:style-name="ce1">
            <text:p>Insurance certificates to be issued to CCS in accordance with the Framework Contrac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Provision of Project Management for the Maintenance of Strategic Environmental Assessments (SEAs), including the provision of a new SEA to support Offshore Energy Licensing / Leasing Rounds</text:p>
          </table:table-cell>
          <table:table-cell office:value-type="string" table:style-name="ce1">
            <text:p>Hartley Anderson Ltd</text:p>
          </table:table-cell>
          <table:table-cell office:value-type="string" table:style-name="ce1">
            <text:p>All Sub-contractors to be paid in accordance with the agreed payment terms</text:p>
          </table:table-cell>
          <table:table-cell office:value-type="string" table:style-name="ce1">
            <text:p>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Provision of Project Management for the Maintenance of Strategic Environmental Assessments (SEAs), including the provision of a new SEA to support Offshore Energy Licensing / Leasing Rounds</text:p>
          </table:table-cell>
          <table:table-cell office:value-type="string" table:style-name="ce1">
            <text:p>Hartley Anderson Ltd</text:p>
          </table:table-cell>
          <table:table-cell office:value-type="string" table:style-name="ce1">
            <text:p>i) Submission of research project invoices to the Authority within one month of receipt from the Sub-contractors. ii) Submission of management fees invoices to the Authority at a maximum interval of two (2) calendar months, by the 15th day of the following month</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Provision of Project Management for the Maintenance of Strategic Environmental Assessments (SEAs), including the provision of a new SEA to support Offshore Energy Licensing / Leasing Rounds</text:p>
          </table:table-cell>
          <table:table-cell office:value-type="string" table:style-name="ce1">
            <text:p>Hartley Anderson Ltd</text:p>
          </table:table-cell>
          <table:table-cell office:value-type="string" table:style-name="ce1">
            <text:p>Submission of financial report to the Authority by 21st of each month, with confirmed figures for the month before and estimated figures for the current and following months</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Nuclear</text:p>
          </table:table-cell>
          <table:table-cell office:value-type="string" table:style-name="ce1">
            <text:p>Nuclear Security Culture Programme. Contract to deliver an international capacity-building programme to ensure effective nuclear security culture at facilities holding civil-use nuclear &amp; radioactive materials</text:p>
          </table:table-cell>
          <table:table-cell office:value-type="string" table:style-name="ce1">
            <text:p>Kings College London</text:p>
          </table:table-cell>
          <table:table-cell office:value-type="string" table:style-name="ce1">
            <text:p>Active high-quality contribution to international nuclear security work - high-quality completion of work agreed</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Nuclear</text:p>
          </table:table-cell>
          <table:table-cell office:value-type="string" table:style-name="ce1">
            <text:p>Nuclear Security Culture Programme. Contract to deliver an international capacity-building programme to ensure effective nuclear security culture at facilities holding civil-use nuclear &amp; radioactive materials</text:p>
          </table:table-cell>
          <table:table-cell office:value-type="string" table:style-name="ce1">
            <text:p>Kings College London</text:p>
          </table:table-cell>
          <table:table-cell office:value-type="string" table:style-name="ce1">
            <text:p>Fundamentals of Physical Protection workshops delivered to a high standard at least twice annually. Participant satisfaction %</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Nuclear</text:p>
          </table:table-cell>
          <table:table-cell office:value-type="string" table:style-name="ce1">
            <text:p>Nuclear Security Culture Programme. Contract to deliver an international capacity-building programme to ensure effective nuclear security culture at facilities holding civil-use nuclear &amp; radioactive materials</text:p>
          </table:table-cell>
          <table:table-cell office:value-type="string" table:style-name="ce1">
            <text:p>Kings College London</text:p>
          </table:table-cell>
          <table:table-cell office:value-type="string" table:style-name="ce1">
            <text:p>Workshops or hybrid/remote programme alternatives delivered to a high standard in at least two countries annually - participant satisfaction %</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Science &amp; Innovation for Climate Change &amp; Energy</text:p>
          </table:table-cell>
          <table:table-cell office:value-type="string" table:style-name="ce1">
            <text:p>Third Party Support for Energy Innovation Portfolio</text:p>
          </table:table-cell>
          <table:table-cell office:value-type="string" table:style-name="ce1">
            <text:p>Mott MacDonald</text:p>
          </table:table-cell>
          <table:table-cell office:value-type="string" table:style-name="ce1">
            <text:p>SME Support: volume of work provided by SMEs by the consortium. Supplier keeps a tracker of SMEs supporting work packages in this contract</text:p>
          </table:table-cell>
          <table:table-cell office:value-type="string" table:style-name="ce1">
            <text:p>20%</text:p>
          </table:table-cell>
          <table:table-cell office:value-type="string" table:style-name="ce1">
            <text:p>Approaching Target</text:p>
          </table:table-cell>
          <table:table-cell office:value-type="string" table:style-name="ce1">
            <text:p>KPI2 shows a fall from 18.29% last quarter, to 16.21% this quarter, although remains in same grading range. Small fluctuations due to work flow and requirements.</text:p>
          </table:table-cell>
          <table:table-cell table:number-columns-repeated="16375"/>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Science &amp; Innovation for Climate Change &amp; Energy</text:p>
          </table:table-cell>
          <table:table-cell office:value-type="string" table:style-name="ce1">
            <text:p>Third Party Support for Energy Innovation Portfolio</text:p>
          </table:table-cell>
          <table:table-cell office:value-type="string" table:style-name="ce1">
            <text:p>Mott MacDonald</text:p>
          </table:table-cell>
          <table:table-cell office:value-type="string" table:style-name="ce1">
            <text:p>The first Energy Innovation Support Programme (EISP) response/input into the draft specification is within 5 working day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Science &amp; Innovation for Climate Change &amp; Energy</text:p>
          </table:table-cell>
          <table:table-cell office:value-type="string" table:style-name="ce1">
            <text:p>Third Party Support for Energy Innovation Portfolio</text:p>
          </table:table-cell>
          <table:table-cell office:value-type="string" table:style-name="ce1">
            <text:p>Mott MacDonald</text:p>
          </table:table-cell>
          <table:table-cell office:value-type="string" table:style-name="ce1">
            <text:p>Work packages completed on time based on agreed end date</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Purchasing, Distribution and Administration of Solid Fuel Benefits to Former BCC Employees under the National Concessionary Fuel Scheme Agreements</text:p>
          </table:table-cell>
          <table:table-cell office:value-type="string" table:style-name="ce1">
            <text:p>CPL Distribution Ltd</text:p>
          </table:table-cell>
          <table:table-cell office:value-type="string" table:style-name="ce1">
            <text:p>Contract - Delivery of specified solid fuels to concessionaires:</text:p>
            <text:p>- delivery schedule provided/posted to each concessionaire prior to the start of each Fuel Year.</text:p>
            <text:p>Frequency - 9 to 12 deliveries per year.</text:p>
            <text:p/>
          </table:table-cell>
          <table:table-cell office:value-type="string" table:style-name="ce1">
            <text:p>9 Deliveri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Purchasing, Distribution and Administration of Solid Fuel Benefits to Former BCC Employees under the National Concessionary Fuel Scheme Agreements</text:p>
          </table:table-cell>
          <table:table-cell office:value-type="string" table:style-name="ce1">
            <text:p>CPL Distribution Ltd</text:p>
          </table:table-cell>
          <table:table-cell office:value-type="string" table:style-name="ce1">
            <text:p>Customer Quality Assurance/Complaints Management<text:s/></text:p>
            <text:p>* dedicated Complaints Department<text:s/></text:p>
            <text:p>* each complaint reported to a Depot Supervisor/manager<text:s/></text:p>
            <text:p>* depot will respond within twenty four hours<text:s/></text:p>
            <text:p>* investigation and management of the complaint through to resolution.</text:p>
            <text:p>Complaints investigated and response provided within 10 days.</text:p>
          </table:table-cell>
          <table:table-cell office:value-type="string" table:style-name="ce1">
            <text:p>10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Purchasing, Distribution and Administration of Solid Fuel Benefits to Former BCC Employees under the National Concessionary Fuel Scheme Agreements</text:p>
          </table:table-cell>
          <table:table-cell office:value-type="string" table:style-name="ce1">
            <text:p>CPL Distribution Ltd</text:p>
          </table:table-cell>
          <table:table-cell office:value-type="string" table:style-name="ce1">
            <text:p>Monthly data reconciliation.<text:s/></text:p>
            <text:p>CPL / National Concessionary Fuel Office information exchange including details of uplifted and recovered fuel; entitlement level amendments; access to emergency deliveri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International Energy &amp; Climate Finance</text:p>
          </table:table-cell>
          <table:table-cell office:value-type="string" table:style-name="ce1">
            <text:p>UK Partnering for Accelerated Climate Transitions (“UK PACT”) Lot 1: Bilateral country programming and external communications</text:p>
          </table:table-cell>
          <table:table-cell office:value-type="string" table:style-name="ce1">
            <text:p>Palladium International</text:p>
          </table:table-cell>
          <table:table-cell office:value-type="string" table:style-name="ce1">
            <text:p>Funding Rounds Time management: Published deadlines met: delay measured based on cumulative working days missed from deadlines throughout project</text:p>
          </table:table-cell>
          <table:table-cell office:value-type="string" table:style-name="ce1">
            <text:p>&lt;1 Da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International Energy &amp; Climate Finance</text:p>
          </table:table-cell>
          <table:table-cell office:value-type="string" table:style-name="ce1">
            <text:p>UK Partnering for Accelerated Climate Transitions (“UK PACT”) Lot 1: Bilateral country programming and external communications</text:p>
          </table:table-cell>
          <table:table-cell office:value-type="string" table:style-name="ce1">
            <text:p>Palladium International</text:p>
          </table:table-cell>
          <table:table-cell office:value-type="string" table:style-name="ce1">
            <text:p>Reporting - provided in a timely, accurate, concise manner: Quarterly narrative/risk/performance management reports submitted on time, unless otherwise agreed with BEIS in advance - Report is submitted on time, or as agreed, this quarter is 100% delivered and variations from this are assessed on subjective basi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International Energy &amp; Climate Finance</text:p>
          </table:table-cell>
          <table:table-cell office:value-type="string" table:style-name="ce1">
            <text:p>UK Partnering for Accelerated Climate Transitions (“UK PACT”) Lot 1: Bilateral country programming and external communications</text:p>
          </table:table-cell>
          <table:table-cell office:value-type="string" table:style-name="ce1">
            <text:p>Palladium International</text:p>
          </table:table-cell>
          <table:table-cell office:value-type="string" table:style-name="ce1">
            <text:p>Timeliness: Deliverables provided by the agreed timelin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BEIS Digital</text:p>
          </table:table-cell>
          <table:table-cell office:value-type="string" table:style-name="ce1">
            <text:p>Internet Access IPVPN Service</text:p>
          </table:table-cell>
          <table:table-cell office:value-type="string" table:style-name="ce1">
            <text:p>Century Link Communications UK Ltd</text:p>
          </table:table-cell>
          <table:table-cell office:value-type="string" table:style-name="ce1">
            <text:p>Availability for sites that are both on-net and off-net as measured per site.</text:p>
            <text:p>•<text:tab/>Service Availability on-net - 99.99% (Lumen fibre connects the site and no other supplier involved)</text:p>
            <text:p>•<text:tab/>Service Availability off-net - 99.9% (using another supplier to connect the site i.e. the local tail circuit)</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BEIS Digital</text:p>
          </table:table-cell>
          <table:table-cell office:value-type="string" table:style-name="ce1">
            <text:p>Internet Access IPVPN Service</text:p>
          </table:table-cell>
          <table:table-cell office:value-type="string" table:style-name="ce1">
            <text:p>Century Link Communications UK Ltd</text:p>
          </table:table-cell>
          <table:table-cell office:value-type="string" table:style-name="ce1">
            <text:p>Incident Fixed within target i.e. Total Incidents Service restore target – 95%</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BEIS Digital</text:p>
          </table:table-cell>
          <table:table-cell office:value-type="string" table:style-name="ce1">
            <text:p>Internet Access IPVPN Service</text:p>
          </table:table-cell>
          <table:table-cell office:value-type="string" table:style-name="ce1">
            <text:p>Century Link Communications UK Ltd</text:p>
          </table:table-cell>
          <table:table-cell office:value-type="string" table:style-name="ce1">
            <text:p>Provide a monthly Service report within 5 working days of every month – target 100%</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BEIS Digital</text:p>
          </table:table-cell>
          <table:table-cell office:value-type="string" table:style-name="ce1">
            <text:p>Cirrus Service Desk</text:p>
          </table:table-cell>
          <table:table-cell office:value-type="string" table:style-name="ce1">
            <text:p>CGI IT UK Limited</text:p>
          </table:table-cell>
          <table:table-cell office:value-type="string" table:style-name="ce1">
            <text:p>An overall first contact resolution (FCR) rate of 60% of all Incidents raised through the Service Desk (i.e. Incidents with a Contact-Type of ‘Phone’, ‘Portal’ or ‘Chat’)</text:p>
          </table:table-cell>
          <table:table-cell office:value-type="string" table:style-name="ce1">
            <text:p>60%</text:p>
          </table:table-cell>
          <table:table-cell office:value-type="string" table:style-name="ce1">
            <text:p>Good</text:p>
          </table:table-cell>
          <table:table-cell office:value-type="string" table:style-name="ce1">
            <text:p>Contract Expired 31 Jul 2021</text:p>
          </table:table-cell>
          <table:table-cell table:number-columns-repeated="16375"/>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BEIS Digital</text:p>
          </table:table-cell>
          <table:table-cell office:value-type="string" table:style-name="ce1">
            <text:p>Cirrus Service Desk</text:p>
          </table:table-cell>
          <table:table-cell office:value-type="string" table:style-name="ce1">
            <text:p>CGI IT UK Limited</text:p>
          </table:table-cell>
          <table:table-cell office:value-type="string" table:style-name="ce1">
            <text:p>First contact resolution (FCR) rate of 65% of all Incidents raised by the service desk as a result of telephone calls to the desk</text:p>
          </table:table-cell>
          <table:table-cell office:value-type="string" table:style-name="ce1">
            <text:p>65%</text:p>
          </table:table-cell>
          <table:table-cell office:value-type="string" table:style-name="ce1">
            <text:p>Good</text:p>
          </table:table-cell>
          <table:table-cell office:value-type="string" table:style-name="ce1">
            <text:p>Contract Expired 31 Jul 2021</text:p>
          </table:table-cell>
          <table:table-cell table:number-columns-repeated="16375"/>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Energy Efficiency &amp; Local</text:p>
          </table:table-cell>
          <table:table-cell office:value-type="string" table:style-name="ce1">
            <text:p>Green Home Grant Voucher Scheme</text:p>
          </table:table-cell>
          <table:table-cell office:value-type="string" table:style-name="ce1">
            <text:p>ICF Consulting Services Ltd</text:p>
          </table:table-cell>
          <table:table-cell office:value-type="string" table:style-name="ce1">
            <text:p>Percentage of voucher redemption requests processed with 6 working day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Energy Efficiency &amp; Local</text:p>
          </table:table-cell>
          <table:table-cell office:value-type="string" table:style-name="ce1">
            <text:p>Green Home Grant Voucher Scheme</text:p>
          </table:table-cell>
          <table:table-cell office:value-type="string" table:style-name="ce1">
            <text:p>ICF Consulting Services Ltd</text:p>
          </table:table-cell>
          <table:table-cell office:value-type="string" table:style-name="ce1">
            <text:p>The percentage of calls answered within 30 seconds.<text:s/></text:p>
          </table:table-cell>
          <table:table-cell office:value-type="string" table:style-name="ce1">
            <text:p>6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Energy Efficiency &amp; Local</text:p>
          </table:table-cell>
          <table:table-cell office:value-type="string" table:style-name="ce1">
            <text:p>Green Home Grant Voucher Scheme</text:p>
          </table:table-cell>
          <table:table-cell office:value-type="string" table:style-name="ce1">
            <text:p>ICF Consulting Services Ltd</text:p>
          </table:table-cell>
          <table:table-cell office:value-type="string" table:style-name="ce1">
            <text:p>The percentage of calls that result in resolution of the stated enquiry during the first interaction</text:p>
          </table:table-cell>
          <table:table-cell office:value-type="string" table:style-name="ce1">
            <text:p>85%</text:p>
          </table:table-cell>
          <table:table-cell office:value-type="string" table:style-name="ce1">
            <text:p>Inadequate</text:p>
          </table:table-cell>
          <table:table-cell office:value-type="string" table:style-name="ce1">
            <text:p>Target has not been met on calls resolved on first interaction due to the complex nature of the calls that scheme is experiencing. Improvement plan in place to upskill call handling agents and provide greater detail in the knowledge base.</text:p>
          </table:table-cell>
          <table:table-cell table:number-columns-repeated="16375"/>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Administration and Delivery of Benefit Services for Former British Coal Corporation Employees under the National Concessionary Fuel Agreements</text:p>
          </table:table-cell>
          <table:table-cell office:value-type="string" table:style-name="ce1">
            <text:p>The National Concessionary Fuel Office part of Capita Employee Benefits Limited</text:p>
          </table:table-cell>
          <table:table-cell office:value-type="string" table:style-name="ce1">
            <text:p>Average amount of days taken for payment of funds to bank account (in advance of the requirement to pay)</text:p>
          </table:table-cell>
          <table:table-cell office:value-type="string" table:style-name="ce1">
            <text:p>5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Administration and Delivery of Benefit Services for Former British Coal Corporation Employees under the National Concessionary Fuel Agreements</text:p>
          </table:table-cell>
          <table:table-cell office:value-type="string" table:style-name="ce1">
            <text:p>The National Concessionary Fuel Office part of Capita Employee Benefits Limited</text:p>
          </table:table-cell>
          <table:table-cell office:value-type="string" table:style-name="ce1">
            <text:p>New application for Cash in lieu or Solid Fuel processed within 10 working days</text:p>
          </table:table-cell>
          <table:table-cell office:value-type="string" table:style-name="ce1">
            <text:p>10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Administration and Delivery of Benefit Services for Former British Coal Corporation Employees under the National Concessionary Fuel Agreements</text:p>
          </table:table-cell>
          <table:table-cell office:value-type="string" table:style-name="ce1">
            <text:p>The National Concessionary Fuel Office part of Capita Employee Benefits Limited</text:p>
          </table:table-cell>
          <table:table-cell office:value-type="string" table:style-name="ce1">
            <text:p>Suspected Fraud: SP will inform the Department immediately or as soon as practicable (within 24 hours) if it suspects any serious fraud relating to the payment of Cash in Lieu or supply of solid fuel or operation of the Service</text:p>
          </table:table-cell>
          <table:table-cell office:value-type="string" table:style-name="ce1">
            <text:p>24h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Science &amp; Innovation for Climate &amp; Energy</text:p>
          </table:table-cell>
          <table:table-cell office:value-type="string" table:style-name="ce1">
            <text:p>NAEI (National Atmospheric Emissions Inventory) Lot 1 - 2021-2025 National Atmospheric Emissions Inventory (formerly titled Greenhouse Gas Inventory Verification Programme)</text:p>
          </table:table-cell>
          <table:table-cell office:value-type="string" table:style-name="ce1">
            <text:p>Ricardo AEA Ltd</text:p>
          </table:table-cell>
          <table:table-cell office:value-type="string" table:style-name="ce1">
            <text:p>Data Quality: Delivery of key deliverables without major errors</text:p>
          </table:table-cell>
          <table:table-cell office:value-type="string" table:style-name="ce1">
            <text:p>9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Science &amp; Innovation for Climate &amp; Energy</text:p>
          </table:table-cell>
          <table:table-cell office:value-type="string" table:style-name="ce1">
            <text:p>NAEI (National Atmospheric Emissions Inventory) Lot 1 - 2021-2025 National Atmospheric Emissions Inventory (formerly titled Greenhouse Gas Inventory Verification Programme)</text:p>
          </table:table-cell>
          <table:table-cell office:value-type="string" table:style-name="ce1">
            <text:p>Ricardo AEA Ltd</text:p>
          </table:table-cell>
          <table:table-cell office:value-type="string" table:style-name="ce1">
            <text:p>Deadlines: Delivery of key deliverables on time and to standard</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Science &amp; Innovation for Climate &amp; Energy</text:p>
          </table:table-cell>
          <table:table-cell office:value-type="string" table:style-name="ce1">
            <text:p>NAEI (National Atmospheric Emissions Inventory) Lot 1 - 2021-2025 National Atmospheric Emissions Inventory (formerly titled Greenhouse Gas Inventory Verification Programme)</text:p>
          </table:table-cell>
          <table:table-cell office:value-type="string" table:style-name="ce1">
            <text:p>Ricardo AEA Ltd</text:p>
          </table:table-cell>
          <table:table-cell office:value-type="string" table:style-name="ce1">
            <text:p>Number of risks produced and reviewed.</text:p>
            <text:p>(Supplier outlines risks and mitigating actions associated with the contract)</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BEIS Digital</text:p>
          </table:table-cell>
          <table:table-cell office:value-type="string" table:style-name="ce1">
            <text:p>BEIS Unified Communications</text:p>
          </table:table-cell>
          <table:table-cell office:value-type="string" table:style-name="ce1">
            <text:p>Vodafone</text:p>
          </table:table-cell>
          <table:table-cell office:value-type="string" table:style-name="ce1">
            <text:p>Core Application Availability 24x7x365</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BEIS Digital</text:p>
          </table:table-cell>
          <table:table-cell office:value-type="string" table:style-name="ce1">
            <text:p>BEIS Unified Communications</text:p>
          </table:table-cell>
          <table:table-cell office:value-type="string" table:style-name="ce1">
            <text:p>Vodafone</text:p>
          </table:table-cell>
          <table:table-cell office:value-type="string" table:style-name="ce1">
            <text:p>Mean Opinion Score</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Nuclear</text:p>
          </table:table-cell>
          <table:table-cell office:value-type="string" table:style-name="ce1">
            <text:p>Management of Nuclear Safeguards Programme</text:p>
          </table:table-cell>
          <table:table-cell office:value-type="string" table:style-name="ce1">
            <text:p>NNL</text:p>
          </table:table-cell>
          <table:table-cell office:value-type="string" table:style-name="ce1">
            <text:p>Financial Management: Evidence of scrupulous use of public funds by the Supplier. Measured by the Buyer via the monthly finance report submitted by the Supplier to the Buyer representative by 5pm on last working day of each calendar month. Success percentage measured by timeliness of report and the detail and explanations for spending with below 90% indicating a late report or one which provided inadequate detail on costs and justification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Nuclear</text:p>
          </table:table-cell>
          <table:table-cell office:value-type="string" table:style-name="ce1">
            <text:p>Management of Nuclear Safeguards Programme</text:p>
          </table:table-cell>
          <table:table-cell office:value-type="string" table:style-name="ce1">
            <text:p>NNL</text:p>
          </table:table-cell>
          <table:table-cell office:value-type="string" table:style-name="ce1">
            <text:p>Reporting. Performance measured by the Buyer monthly and reviewed every 3 months. Reporting milestones include quarterly reports and meetings, an annual report, supplier providing a provisional work plan for each year two months from publication by the Department of the Annual Report.<text:s/></text:p>
          </table:table-cell>
          <table:table-cell office:value-type="string" table:style-name="ce1">
            <text:p>100%</text:p>
          </table:table-cell>
          <table:table-cell office:value-type="string" table:style-name="ce1">
            <text:p>Good</text:p>
          </table:table-cell>
          <table:table-cell office:value-type="string" table:style-name="ce1">
            <text:p>Inability to provide the necessary reports and attend quarterly review meetings would lead to an immediate drop below 100%, triggering investigation by buyer to determine why and whether supplier is still able to manage contract.</text:p>
          </table:table-cell>
          <table:table-cell table:number-columns-repeated="16375"/>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Nuclear</text:p>
          </table:table-cell>
          <table:table-cell office:value-type="string" table:style-name="ce1">
            <text:p>Management of Nuclear Safeguards Programme</text:p>
          </table:table-cell>
          <table:table-cell office:value-type="string" table:style-name="ce1">
            <text:p>NNL</text:p>
          </table:table-cell>
          <table:table-cell office:value-type="string" table:style-name="ce1">
            <text:p>Supply Chain Management: Measured by the Supplier via the Sub-contractor satisfaction survey which will be issued by the Supplier annually. The format, content and participant groups for this survey are determined by the Buyer following the award of the Contract. This quarter no additional reportable issues raised by Supply Chain during the reporting period</text:p>
          </table:table-cell>
          <table:table-cell office:value-type="string" table:style-name="ce1">
            <text:p>90%</text:p>
          </table:table-cell>
          <table:table-cell office:value-type="string" table:style-name="ce1">
            <text:p>Good</text:p>
          </table:table-cell>
          <table:table-cell office:value-type="string" table:style-name="ce1">
            <text:p>This is an annual KPI. Performance is captured at the end of each FY therefore current KPI is for end of 2020/21</text:p>
          </table:table-cell>
          <table:table-cell table:number-columns-repeated="16375"/>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BEIS Digital</text:p>
          </table:table-cell>
          <table:table-cell office:value-type="string" table:style-name="ce1">
            <text:p>Operational Support (ServiceOps) Managed Service</text:p>
          </table:table-cell>
          <table:table-cell office:value-type="string" table:style-name="ce1">
            <text:p>Visionist Ltd</text:p>
          </table:table-cell>
          <table:table-cell office:value-type="string" table:style-name="ce1">
            <text:p>2nd Line Operations Tasks completed within 5 Day Service Level Agreement</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BEIS Digital</text:p>
          </table:table-cell>
          <table:table-cell office:value-type="string" table:style-name="ce1">
            <text:p>Operational Support (ServiceOps) Managed Service</text:p>
          </table:table-cell>
          <table:table-cell office:value-type="string" table:style-name="ce1">
            <text:p>Visionist Ltd</text:p>
          </table:table-cell>
          <table:table-cell office:value-type="string" table:style-name="ce1">
            <text:p>Joiners tasks completed within 10 day service level agreeme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BEIS Digital</text:p>
          </table:table-cell>
          <table:table-cell office:value-type="string" table:style-name="ce1">
            <text:p>Operational Support (ServiceOps) Managed Service</text:p>
          </table:table-cell>
          <table:table-cell office:value-type="string" table:style-name="ce1">
            <text:p>Visionist Ltd</text:p>
          </table:table-cell>
          <table:table-cell office:value-type="string" table:style-name="ce1">
            <text:p>Tech Bar First Time Fix</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BEIS Digital</text:p>
          </table:table-cell>
          <table:table-cell office:value-type="string" table:style-name="ce1">
            <text:p>Networks, Telephony and Infrastructure Managed Service</text:p>
          </table:table-cell>
          <table:table-cell office:value-type="string" table:style-name="ce1">
            <text:p>Visionist Ltd</text:p>
          </table:table-cell>
          <table:table-cell office:value-type="string" table:style-name="ce1">
            <text:p>100% Availability of Supported LAN services across all sites (average across all sites)</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BEIS Digital</text:p>
          </table:table-cell>
          <table:table-cell office:value-type="string" table:style-name="ce1">
            <text:p>Networks, Telephony and Infrastructure Managed Service</text:p>
          </table:table-cell>
          <table:table-cell office:value-type="string" table:style-name="ce1">
            <text:p>Visionist Ltd</text:p>
          </table:table-cell>
          <table:table-cell office:value-type="string" table:style-name="ce1">
            <text:p>100% of Technical Changes to be successfully deploye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BEIS Digital</text:p>
          </table:table-cell>
          <table:table-cell office:value-type="string" table:style-name="ce1">
            <text:p>Networks, Telephony and Infrastructure Managed Service</text:p>
          </table:table-cell>
          <table:table-cell office:value-type="string" table:style-name="ce1">
            <text:p>Visionist Ltd</text:p>
          </table:table-cell>
          <table:table-cell office:value-type="string" table:style-name="ce1">
            <text:p>100% SLA compliance for Severity / Priority 1 (4 hrs) and Severity / Priority 2 (8 hrs) LAN and zero trust service inciden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BEIS Digital</text:p>
          </table:table-cell>
          <table:table-cell office:value-type="string" table:style-name="ce1">
            <text:p>Onboarding New Services</text:p>
          </table:table-cell>
          <table:table-cell office:value-type="string" table:style-name="ce1">
            <text:p>Visionist Ltd</text:p>
          </table:table-cell>
          <table:table-cell office:value-type="string" table:style-name="ce1">
            <text:p>Individual projects successfully completed in original defined timeframe with benefits realise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BEIS Digital</text:p>
          </table:table-cell>
          <table:table-cell office:value-type="string" table:style-name="ce1">
            <text:p>Onboarding New Services</text:p>
          </table:table-cell>
          <table:table-cell office:value-type="string" table:style-name="ce1">
            <text:p>Visionist Ltd</text:p>
          </table:table-cell>
          <table:table-cell office:value-type="string" table:style-name="ce1">
            <text:p>Percentage of requirements delivered within agreed timeframe as defined in work packages for new projec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BEIS Digital</text:p>
          </table:table-cell>
          <table:table-cell office:value-type="string" table:style-name="ce1">
            <text:p>Onboarding New Services</text:p>
          </table:table-cell>
          <table:table-cell office:value-type="string" table:style-name="ce1">
            <text:p>Visionist Ltd</text:p>
          </table:table-cell>
          <table:table-cell office:value-type="string" table:style-name="ce1">
            <text:p>Provision of costed proposal within 5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Energy Security, Networks &amp; Markets</text:p>
          </table:table-cell>
          <table:table-cell office:value-type="string" table:style-name="ce1">
            <text:p>Future Systems Operator - Legal Advisory. Legal advisory services to support the negotiations for the future structure of the National Grid Electricity Systems Operator (ESO).</text:p>
          </table:table-cell>
          <table:table-cell office:value-type="string" table:style-name="ce1">
            <text:p>Dentons</text:p>
          </table:table-cell>
          <table:table-cell office:value-type="string" table:style-name="ce1">
            <text:p>Percentage of deadlines met when delivering documents (Deadlines are fluid depending on requirement).</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Energy Security, Networks &amp; Markets</text:p>
          </table:table-cell>
          <table:table-cell office:value-type="string" table:style-name="ce1">
            <text:p>Future Systems Operator - Legal Advisory. Legal advisory services to support the negotiations for the future structure of the National Grid Electricity Systems Operator (ESO).</text:p>
          </table:table-cell>
          <table:table-cell office:value-type="string" table:style-name="ce1">
            <text:p>Dentons</text:p>
          </table:table-cell>
          <table:table-cell office:value-type="string" table:style-name="ce1">
            <text:p>Percentage of deadlines met when delivering work-in-progress financial reports. (The timeliness of financial work-in-progress (WIP) report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Energy Security, Networks &amp; Markets</text:p>
          </table:table-cell>
          <table:table-cell office:value-type="string" table:style-name="ce1">
            <text:p>Future Systems Operator - Legal Advisory. Legal advisory services to support the negotiations for the future structure of the National Grid Electricity Systems Operator (ESO).</text:p>
          </table:table-cell>
          <table:table-cell office:value-type="string" table:style-name="ce1">
            <text:p>Dentons</text:p>
          </table:table-cell>
          <table:table-cell office:value-type="string" table:style-name="ce1">
            <text:p>Percentage of deadlines met when mobilising personel. (The timeframes within which supplier personnel can be mobilised, following agreement upon a scope of work)</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Energy Security, Networks &amp; Markets</text:p>
          </table:table-cell>
          <table:table-cell office:value-type="string" table:style-name="ce1">
            <text:p>NNL Pilot Skills Campus - 1 Year Pilot Within NNL - Contract for the provision of a pilot for Advanced Nuclear Skills And Innovation Research Campus to BEIS</text:p>
          </table:table-cell>
          <table:table-cell office:value-type="string" table:style-name="ce1">
            <text:p>NNL</text:p>
          </table:table-cell>
          <table:table-cell office:value-type="string" table:style-name="ce1">
            <text:p>Coordinated Facility Access - ' - Lease allows access to industry to work side by side with NNL (National Nuclear Laboratory) - academia and industry <text:s/>- how many access site and who NNL support successful applicants to enable third party access to the Springfields site: Security clearance, Drugs and alcohol testing, User access applications forms, any others - how many 3rd parties supported</text:p>
          </table:table-cell>
          <table:table-cell office:value-type="string" table:style-name="ce1">
            <text:p>&gt;7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Energy Security, Networks &amp; Markets</text:p>
          </table:table-cell>
          <table:table-cell office:value-type="string" table:style-name="ce1">
            <text:p>NNL Pilot Skills Campus - 1 Year Pilot Within NNL - Contract for the provision of a pilot for Advanced Nuclear Skills And Innovation Research Campus to BEIS</text:p>
          </table:table-cell>
          <table:table-cell office:value-type="string" table:style-name="ce1">
            <text:p>NNL</text:p>
          </table:table-cell>
          <table:table-cell office:value-type="string" table:style-name="ce1">
            <text:p>Number of Energy Innovation projects supported by delivery partner through to successful completion by 31st Mar 2022.</text:p>
          </table:table-cell>
          <table:table-cell office:value-type="string" table:style-name="ce1">
            <text:p>20</text:p>
          </table:table-cell>
          <table:table-cell office:value-type="string" table:style-name="ce1">
            <text:p>Requires Improvement</text:p>
          </table:table-cell>
          <table:table-cell office:value-type="string" table:style-name="ce1">
            <text:p>This KPI is cumulative. It is expected that the target for the Number of Energy Innovation projects supported is reached by the end of the contract.</text:p>
          </table:table-cell>
          <table:table-cell table:number-columns-repeated="16375"/>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Energy Security, Networks &amp; Markets</text:p>
          </table:table-cell>
          <table:table-cell office:value-type="string" table:style-name="ce1">
            <text:p>NNL Pilot Skills Campus - 1 Year Pilot Within NNL - Contract for the provision of a pilot for Advanced Nuclear Skills And Innovation Research Campus to BEIS</text:p>
          </table:table-cell>
          <table:table-cell office:value-type="string" table:style-name="ce1">
            <text:p>NNL - National Nuclear Laboratory</text:p>
          </table:table-cell>
          <table:table-cell office:value-type="string" table:style-name="ce1">
            <text:p>Skills &amp; Resource Demographics - data capture work with partners in education and track data.</text:p>
            <text:p/>
            <text:p>Includes preparation for Nov Skills workshops, Massive Open Online Course (MOOC) course development , <text:s/>Science &amp; Technology Leadership course (S&amp;T) leadership course kick off, development of secondment opportunities and setting up PhD/PostDoc visits.</text:p>
          </table:table-cell>
          <table:table-cell office:value-type="string" table:style-name="ce1">
            <text:p>&gt;7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CLU Records Management</text:p>
          </table:table-cell>
          <table:table-cell office:value-type="string" table:style-name="ce1">
            <text:p>Iron Mountain</text:p>
          </table:table-cell>
          <table:table-cell office:value-type="string" table:style-name="ce1">
            <text:p>Delivery of Digital Records Sets (5 day SLA)</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CLU Records Management</text:p>
          </table:table-cell>
          <table:table-cell office:value-type="string" table:style-name="ce1">
            <text:p>Iron Mountain</text:p>
          </table:table-cell>
          <table:table-cell office:value-type="string" table:style-name="ce1">
            <text:p>DPA Requests (40 working days- inform BEIS within 5 working day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CLU Records Management</text:p>
          </table:table-cell>
          <table:table-cell office:value-type="string" table:style-name="ce1">
            <text:p>Iron Mountain</text:p>
          </table:table-cell>
          <table:table-cell office:value-type="string" table:style-name="ce1">
            <text:p>FOI (5 working day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BEIS Digital</text:p>
          </table:table-cell>
          <table:table-cell office:value-type="string" table:style-name="ce1">
            <text:p>Managed Print Service</text:p>
          </table:table-cell>
          <table:table-cell office:value-type="string" table:style-name="ce1">
            <text:p>Canon (UK) Ltd</text:p>
          </table:table-cell>
          <table:table-cell office:value-type="string" table:style-name="ce1">
            <text:p>Average Multi-Function Device First Time Fix</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BEIS Digital</text:p>
          </table:table-cell>
          <table:table-cell office:value-type="string" table:style-name="ce1">
            <text:p>Managed Print Service</text:p>
          </table:table-cell>
          <table:table-cell office:value-type="string" table:style-name="ce1">
            <text:p>Canon (UK) Ltd</text:p>
          </table:table-cell>
          <table:table-cell office:value-type="string" table:style-name="ce1">
            <text:p>Average multifunction device response time</text:p>
          </table:table-cell>
          <table:table-cell office:value-type="string" table:style-name="ce1">
            <text:p>4h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BEIS</text:p>
          </table:table-cell>
          <table:table-cell office:value-type="string" table:style-name="ce1">
            <text:p>BEIS Digital</text:p>
          </table:table-cell>
          <table:table-cell office:value-type="string" table:style-name="ce1">
            <text:p>Managed Print Service</text:p>
          </table:table-cell>
          <table:table-cell office:value-type="string" table:style-name="ce1">
            <text:p>Canon (UK) Ltd</text:p>
          </table:table-cell>
          <table:table-cell office:value-type="string" table:style-name="ce1">
            <text:p>Average Multi-Function Device Uptime</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CDIO</text:p>
          </table:table-cell>
          <table:table-cell office:value-type="string" table:style-name="ce1">
            <text:p>Provision of Wide Area Network ("WAN") service across multiple locations</text:p>
          </table:table-cell>
          <table:table-cell office:value-type="string" table:style-name="ce1">
            <text:p>HSO</text:p>
            <text:p/>
          </table:table-cell>
          <table:table-cell office:value-type="string" table:style-name="ce1">
            <text:p>24/7 Service Availability</text:p>
            <text:p/>
          </table:table-cell>
          <table:table-cell office:value-type="string" table:style-name="ce1">
            <text:p>99.00%</text:p>
          </table:table-cell>
          <table:table-cell office:value-type="string" table:style-name="ce1">
            <text:p>Good</text:p>
          </table:table-cell>
          <table:table-cell office:value-type="string" table:style-name="ce1">
            <text:p>The contract currently only has one KPI</text:p>
          </table:table-cell>
          <table:table-cell table:number-columns-repeated="16375"/>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CDIO</text:p>
          </table:table-cell>
          <table:table-cell office:value-type="string" table:style-name="ce1">
            <text:p>Mobile voice and data service</text:p>
          </table:table-cell>
          <table:table-cell office:value-type="string" table:style-name="ce1">
            <text:p>Telefonica</text:p>
          </table:table-cell>
          <table:table-cell office:value-type="string" table:style-name="ce1">
            <text:p>Data Availability</text:p>
          </table:table-cell>
          <table:table-cell office:value-type="string" table:style-name="ce1">
            <text:p>96.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CDIO</text:p>
          </table:table-cell>
          <table:table-cell office:value-type="string" table:style-name="ce1">
            <text:p>Mobile voice and data service</text:p>
          </table:table-cell>
          <table:table-cell office:value-type="string" table:style-name="ce1">
            <text:p>Telefonica</text:p>
          </table:table-cell>
          <table:table-cell office:value-type="string" table:style-name="ce1">
            <text:p>SMS availability</text:p>
          </table:table-cell>
          <table:table-cell office:value-type="string" table:style-name="ce1">
            <text:p>96.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CDIO</text:p>
          </table:table-cell>
          <table:table-cell office:value-type="string" table:style-name="ce1">
            <text:p>Mobile voice and data service</text:p>
          </table:table-cell>
          <table:table-cell office:value-type="string" table:style-name="ce1">
            <text:p>Telefonica</text:p>
          </table:table-cell>
          <table:table-cell office:value-type="string" table:style-name="ce1">
            <text:p>Voice Service Availability</text:p>
          </table:table-cell>
          <table:table-cell office:value-type="string" table:style-name="ce1">
            <text:p>96.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CDIO</text:p>
          </table:table-cell>
          <table:table-cell office:value-type="string" table:style-name="ce1">
            <text:p>COTS and Microsoft Software Licences</text:p>
          </table:table-cell>
          <table:table-cell office:value-type="string" table:style-name="ce1">
            <text:p>Trustmarque<text:s/></text:p>
          </table:table-cell>
          <table:table-cell office:value-type="string" table:style-name="ce1">
            <text:p>The Supplier shall deliver the software within 1 week from the Customer's order date.</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CDIO</text:p>
          </table:table-cell>
          <table:table-cell office:value-type="string" table:style-name="ce1">
            <text:p>COTS and Microsoft Software Licences</text:p>
          </table:table-cell>
          <table:table-cell office:value-type="string" table:style-name="ce1">
            <text:p>Trustmarque<text:s/></text:p>
          </table:table-cell>
          <table:table-cell office:value-type="string" table:style-name="ce1">
            <text:p>The Supplier shall on board any vendors that the Supplier is not familiar with within one week of the Customer's order date.</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CDIO</text:p>
          </table:table-cell>
          <table:table-cell office:value-type="string" table:style-name="ce1">
            <text:p>COTS and Microsoft Software Licences</text:p>
          </table:table-cell>
          <table:table-cell office:value-type="string" table:style-name="ce1">
            <text:p>Trustmarque<text:s/></text:p>
          </table:table-cell>
          <table:table-cell office:value-type="string" table:style-name="ce1">
            <text:p>The Supplier shall provide software quotations within 72 hours from the Customer's request date.</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Commercial<text:s/></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from Offer to On-board</text:p>
          </table:table-cell>
          <table:table-cell office:value-type="string" table:style-name="ce1">
            <text:p>10 days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Commercial<text:s/></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from requirement being approved in supplier portal to offer being made.</text:p>
          </table:table-cell>
          <table:table-cell office:value-type="string" table:style-name="ce1">
            <text:p>12 days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Commercial<text:s/></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to shortlist. From Fully Approved Requirement to 2nd CV to Hiring Manager within agreed timescales (72 hrs)</text:p>
          </table:table-cell>
          <table:table-cell office:value-type="string" table:style-name="ce1">
            <text:p>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Shared Services</text:p>
          </table:table-cell>
          <table:table-cell office:value-type="string" table:style-name="ce1">
            <text:p>ISSC2 Shared Services</text:p>
          </table:table-cell>
          <table:table-cell office:value-type="string" table:style-name="ce1">
            <text:p>SSCL (Shared Services Connected Ltd)</text:p>
          </table:table-cell>
          <table:table-cell office:value-type="string" table:style-name="ce1">
            <text:p>Payment Accuracy:</text:p>
            <text:p/>
            <text:p>The value and volume of accurate payments due to SSCL processing identified from analysis of payment file or raised queries (payment error to or from the wrong bank account or for the wrong value) as set out in the service agreement</text:p>
            <text:p/>
            <text:p>(Supplier must meet both targets to pass)</text:p>
          </table:table-cell>
          <table:table-cell office:value-type="string" table:style-name="ce1">
            <text:p>&gt;99.80% (Value), 99.9% and less than 70 errors (Volu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Shared Services</text:p>
          </table:table-cell>
          <table:table-cell office:value-type="string" table:style-name="ce1">
            <text:p>ISSC2 Shared Services</text:p>
          </table:table-cell>
          <table:table-cell office:value-type="string" table:style-name="ce1">
            <text:p>SSCL (Shared Services Connected Ltd)</text:p>
          </table:table-cell>
          <table:table-cell office:value-type="string" table:style-name="ce1">
            <text:p>Payroll Accuracy:</text:p>
            <text:p>Measured by number of rectifications to total payroll required each month as a result of actions or errors made by SSCL; requiring corrective actions in the current month or deferred to a following month.</text:p>
          </table:table-cell>
          <table:table-cell office:value-type="string" table:style-name="ce1">
            <text:p>99.93 or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Shared Services</text:p>
          </table:table-cell>
          <table:table-cell office:value-type="string" table:style-name="ce1">
            <text:p>ISSC2 Shared Services</text:p>
          </table:table-cell>
          <table:table-cell office:value-type="string" table:style-name="ce1">
            <text:p>SSCL (Shared Services Connected Ltd)</text:p>
          </table:table-cell>
          <table:table-cell office:value-type="string" table:style-name="ce1">
            <text:p>The Supplier surveys End User satisfaction (EUS) scores across all Customers and Service Recipients. The EUS is calculated via the standard "Net Promoter Score" (NPS) calculation and methodology.</text:p>
            <text:p/>
            <text:p>The performance of the End User Score shall be determined based on the increase or decrease of the EUS Score at the end of each Service Measurement Period against that of the previous period</text:p>
          </table:table-cell>
          <table:table-cell office:value-type="string" table:style-name="ce1">
            <text:p>5 point improvement or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Geospatial</text:p>
          </table:table-cell>
          <table:table-cell office:value-type="string" table:style-name="ce1">
            <text:p>Public Sector Geospatial Agreement</text:p>
          </table:table-cell>
          <table:table-cell office:value-type="string" table:style-name="ce1">
            <text:p>Ordnance Survey</text:p>
          </table:table-cell>
          <table:table-cell office:value-type="string" table:style-name="ce1">
            <text:p>Data Access. Performance of delivery mechanisms that provide access to the National Geographic Database via both APIs (Application programming Interfaces) and Downloads</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Geospatial</text:p>
          </table:table-cell>
          <table:table-cell office:value-type="string" table:style-name="ce1">
            <text:p>Public Sector Geospatial Agreement</text:p>
          </table:table-cell>
          <table:table-cell office:value-type="string" table:style-name="ce1">
            <text:p>Ordnance Survey</text:p>
          </table:table-cell>
          <table:table-cell office:value-type="string" table:style-name="ce1">
            <text:p>Data and Services Enhancements -<text:s/></text:p>
            <text:p/>
            <text:p>Delivery of the Key Milestones for further enhancements and developments to both the data and access mechanisms associated with the National Geographic Database.</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Geospatial</text:p>
          </table:table-cell>
          <table:table-cell office:value-type="string" table:style-name="ce1">
            <text:p>Public Sector Geospatial Agreement</text:p>
          </table:table-cell>
          <table:table-cell office:value-type="string" table:style-name="ce1">
            <text:p>Ordnance Survey</text:p>
          </table:table-cell>
          <table:table-cell office:value-type="string" table:style-name="ce1">
            <text:p>Data relates to the completeness/currency/coverage of the data captured and maintained by Ordnance Survey in the National Geographic Database in line with targets in the service agreement.</text:p>
          </table:table-cell>
          <table:table-cell office:value-type="string" table:style-name="ce1">
            <text:p>88.30%</text:p>
          </table:table-cell>
          <table:table-cell office:value-type="string" table:style-name="ce1">
            <text:p>Good</text:p>
          </table:table-cell>
          <table:table-cell office:value-type="string" table:style-name="ce1">
            <text:p>This is an annual KPI and will next be reported on in March 2022. The rating provided here is from Q4 2020/21.</text:p>
          </table:table-cell>
          <table:table-cell table:number-columns-repeated="16375"/>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Pensions</text:p>
          </table:table-cell>
          <table:table-cell office:value-type="string" table:style-name="ce1">
            <text:p>My CSP Contract (and extension)</text:p>
          </table:table-cell>
          <table:table-cell office:value-type="string" table:style-name="ce1">
            <text:p>MY CSP</text:p>
          </table:table-cell>
          <table:table-cell office:value-type="string" table:style-name="ce1">
            <text:p>Benefits accuracy (have you paid the right amount to the right people).</text:p>
          </table:table-cell>
          <table:table-cell office:value-type="string" table:style-name="ce1">
            <text:p>98% (6 month rolling averag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Pensions</text:p>
          </table:table-cell>
          <table:table-cell office:value-type="string" table:style-name="ce1">
            <text:p>My CSP Contract (and extension)</text:p>
          </table:table-cell>
          <table:table-cell office:value-type="string" table:style-name="ce1">
            <text:p>MY CSP</text:p>
          </table:table-cell>
          <table:table-cell office:value-type="string" table:style-name="ce1">
            <text:p>Retirement - Managing people through the retirement process.</text:p>
            <text:p/>
            <text:p/>
            <text:p/>
          </table:table-cell>
          <table:table-cell office:value-type="string" table:style-name="ce1">
            <text:p>100% Finalised and paid 1 day after retirement (if submitted on time, otherwise 10 days after instruction)</text:p>
            <text:p/>
            <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Pensions</text:p>
          </table:table-cell>
          <table:table-cell office:value-type="string" table:style-name="ce1">
            <text:p>My CSP Contract (and extension)</text:p>
          </table:table-cell>
          <table:table-cell office:value-type="string" table:style-name="ce1">
            <text:p>MY CSP</text:p>
          </table:table-cell>
          <table:table-cell office:value-type="string" table:style-name="ce1">
            <text:p>SL3 Member Records Maintained and updated within targets in the service agreement (within 5 working days)</text:p>
          </table:table-cell>
          <table:table-cell office:value-type="string" table:style-name="ce1">
            <text:p>100% in 5 day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Pensions</text:p>
          </table:table-cell>
          <table:table-cell office:value-type="string" table:style-name="ce1">
            <text:p>Pension Administration Services Agreement (Royal Mail Statutory Pension Scheme)</text:p>
          </table:table-cell>
          <table:table-cell office:value-type="string" table:style-name="ce1">
            <text:p>Capita Group PLC</text:p>
          </table:table-cell>
          <table:table-cell office:value-type="string" table:style-name="ce1">
            <text:p>Completing all pension payroll on the due date</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Pensions</text:p>
          </table:table-cell>
          <table:table-cell office:value-type="string" table:style-name="ce1">
            <text:p>Pension Administration Services Agreement (Royal Mail Statutory Pension Scheme)</text:p>
          </table:table-cell>
          <table:table-cell office:value-type="string" table:style-name="ce1">
            <text:p>Capita Group PLC</text:p>
          </table:table-cell>
          <table:table-cell office:value-type="string" table:style-name="ce1">
            <text:p>Retirement Settlement (Early and Normal) within the contracted timeframes (Active Dual Members).</text:p>
          </table:table-cell>
          <table:table-cell office:value-type="string" table:style-name="ce1">
            <text:p>98%</text:p>
          </table:table-cell>
          <table:table-cell office:value-type="string" table:style-name="ce1">
            <text:p>Inadequate</text:p>
          </table:table-cell>
          <table:table-cell office:value-type="string" table:style-name="ce1">
            <text:p>Transition of joint members from previous scheme administrator took longer than planned. A Stabilisation Plan has been implemented and performance has improved</text:p>
          </table:table-cell>
          <table:table-cell table:number-columns-repeated="16375"/>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Pensions</text:p>
          </table:table-cell>
          <table:table-cell office:value-type="string" table:style-name="ce1">
            <text:p>Pension Administration Services Agreement (Royal Mail Statutory Pension Scheme)</text:p>
          </table:table-cell>
          <table:table-cell office:value-type="string" table:style-name="ce1">
            <text:p>Capita Group PLC</text:p>
          </table:table-cell>
          <table:table-cell office:value-type="string" table:style-name="ce1">
            <text:p>Retirement Settlement (Early and Normal) within the contracted timeframes (Single Members &amp; Deferred Dual Members)</text:p>
          </table:table-cell>
          <table:table-cell office:value-type="string" table:style-name="ce1">
            <text:p>99 %</text:p>
          </table:table-cell>
          <table:table-cell office:value-type="string" table:style-name="ce1">
            <text:p>Requires Improvement</text:p>
          </table:table-cell>
          <table:table-cell office:value-type="string" table:style-name="ce1">
            <text:p>Transition of joint members from previous scheme administrator took longer than planned. Stabilisation Plan implemented and performance has improved.</text:p>
          </table:table-cell>
          <table:table-cell table:number-columns-repeated="16375"/>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CSHR</text:p>
          </table:table-cell>
          <table:table-cell office:value-type="string" table:style-name="ce1">
            <text:p>Application Tracking System</text:p>
          </table:table-cell>
          <table:table-cell office:value-type="string" table:style-name="ce1">
            <text:p>Oleeo</text:p>
          </table:table-cell>
          <table:table-cell office:value-type="string" table:style-name="ce1">
            <text:p>Candidate support</text:p>
          </table:table-cell>
          <table:table-cell office:value-type="string" table:style-name="ce1">
            <text:p>95% or higher receive a response email within 3</text:p>
            <text:p>working days and 100% receive a response email</text:p>
            <text:p>within 4 working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CSHR</text:p>
          </table:table-cell>
          <table:table-cell office:value-type="string" table:style-name="ce1">
            <text:p>Application Tracking System</text:p>
          </table:table-cell>
          <table:table-cell office:value-type="string" table:style-name="ce1">
            <text:p>Oleeo</text:p>
          </table:table-cell>
          <table:table-cell office:value-type="string" table:style-name="ce1">
            <text:p>Client helpdesk and support.</text:p>
            <text:p/>
          </table:table-cell>
          <table:table-cell office:value-type="string" table:style-name="ce1">
            <text:p>95% or higher receive an initial review within 1.5</text:p>
            <text:p>hours and 100% receiving an initial review</text:p>
            <text:p>within 2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CSHR</text:p>
          </table:table-cell>
          <table:table-cell office:value-type="string" table:style-name="ce1">
            <text:p>Application Tracking System</text:p>
          </table:table-cell>
          <table:table-cell office:value-type="string" table:style-name="ce1">
            <text:p>Oleeo</text:p>
          </table:table-cell>
          <table:table-cell office:value-type="string" table:style-name="ce1">
            <text:p>Solution availability</text:p>
          </table:table-cell>
          <table:table-cell office:value-type="string" table:style-name="ce1">
            <text:p>24/7 over 99.5% of the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GRS</text:p>
          </table:table-cell>
          <table:table-cell office:value-type="string" table:style-name="ce1">
            <text:p>Recruitment Advertising &amp; Media Buying</text:p>
          </table:table-cell>
          <table:table-cell office:value-type="string" table:style-name="ce1">
            <text:p>TMP Worldwide</text:p>
          </table:table-cell>
          <table:table-cell office:value-type="string" table:style-name="ce1">
            <text:p>Achievement of all Key Milestones and Deliverables as stated in the service agreeme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GRS</text:p>
          </table:table-cell>
          <table:table-cell office:value-type="string" table:style-name="ce1">
            <text:p>Recruitment Advertising &amp; Media Buying</text:p>
          </table:table-cell>
          <table:table-cell office:value-type="string" table:style-name="ce1">
            <text:p>TMP Worldwide</text:p>
          </table:table-cell>
          <table:table-cell office:value-type="string" table:style-name="ce1">
            <text:p>Activate the link to external media, upon receipt of the link from the Customer, within; 2 days - when there is no tracking / 5 days when there is tracking</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GRS</text:p>
          </table:table-cell>
          <table:table-cell office:value-type="string" table:style-name="ce1">
            <text:p>Recruitment Advertising &amp; Media Buying</text:p>
          </table:table-cell>
          <table:table-cell office:value-type="string" table:style-name="ce1">
            <text:p>TMP Worldwide</text:p>
          </table:table-cell>
          <table:table-cell office:value-type="string" table:style-name="ce1">
            <text:p>Promotional materials need to be free of spelling errors, colour bleeding.</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GRS</text:p>
          </table:table-cell>
          <table:table-cell office:value-type="string" table:style-name="ce1">
            <text:p>Surge Capacity Recruitment Services</text:p>
          </table:table-cell>
          <table:table-cell office:value-type="string" table:style-name="ce1">
            <text:p>Capita Business Services</text:p>
          </table:table-cell>
          <table:table-cell office:value-type="string" table:style-name="ce1">
            <text:p>Complete all Pre-Employment Checking activities within 17 working days and without error. (Consideration will be given where delays have arisen due to candidat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GRS</text:p>
          </table:table-cell>
          <table:table-cell office:value-type="string" table:style-name="ce1">
            <text:p>Surge Capacity Recruitment Services</text:p>
          </table:table-cell>
          <table:table-cell office:value-type="string" table:style-name="ce1">
            <text:p>Capita Business Services</text:p>
          </table:table-cell>
          <table:table-cell office:value-type="string" table:style-name="ce1">
            <text:p>Conduct all necessary sifting actions within pre-agreed timelines as set by the customer and without error.</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GRS</text:p>
          </table:table-cell>
          <table:table-cell office:value-type="string" table:style-name="ce1">
            <text:p>Surge Capacity Recruitment Services</text:p>
          </table:table-cell>
          <table:table-cell office:value-type="string" table:style-name="ce1">
            <text:p>Capita Business Services</text:p>
          </table:table-cell>
          <table:table-cell office:value-type="string" table:style-name="ce1">
            <text:p>Work commissions received by supplier directly from Government Recruitment Service in line with service agreement. Commissions should not be submitted directly from individual Vacancy Holders or Departments.<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CDIO</text:p>
          </table:table-cell>
          <table:table-cell office:value-type="string" table:style-name="ce1">
            <text:p>Managed Print Services</text:p>
          </table:table-cell>
          <table:table-cell office:value-type="string" table:style-name="ce1">
            <text:p>Canon</text:p>
          </table:table-cell>
          <table:table-cell office:value-type="string" table:style-name="ce1">
            <text:p>Device Uptime</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CDIO</text:p>
          </table:table-cell>
          <table:table-cell office:value-type="string" table:style-name="ce1">
            <text:p>Managed Print Services</text:p>
          </table:table-cell>
          <table:table-cell office:value-type="string" table:style-name="ce1">
            <text:p>Canon</text:p>
          </table:table-cell>
          <table:table-cell office:value-type="string" table:style-name="ce1">
            <text:p>First Time Fix</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CDIO</text:p>
          </table:table-cell>
          <table:table-cell office:value-type="string" table:style-name="ce1">
            <text:p>Managed Print Services</text:p>
          </table:table-cell>
          <table:table-cell office:value-type="string" table:style-name="ce1">
            <text:p>Canon</text:p>
          </table:table-cell>
          <table:table-cell office:value-type="string" table:style-name="ce1">
            <text:p>Response Time</text:p>
          </table:table-cell>
          <table:table-cell office:value-type="string" table:style-name="ce1">
            <text:p>4hrs</text:p>
          </table:table-cell>
          <table:table-cell office:value-type="string" table:style-name="ce1">
            <text:p>Requires Improvement</text:p>
          </table:table-cell>
          <table:table-cell office:value-type="string" table:style-name="ce1">
            <text:p>One call in August skewed the figures bringing the average down for the quarter. this was due to the onsite operative being unavailable when an engineer visited a site. Onsite opeatives are now used as secondary contact to allow engineers to gain access to site quicker.</text:p>
          </table:table-cell>
          <table:table-cell table:number-columns-repeated="16375"/>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CSHR</text:p>
          </table:table-cell>
          <table:table-cell office:value-type="string" table:style-name="ce1">
            <text:p>Learning Design and Delivery; Subject Matter Expertise and Coaching</text:p>
          </table:table-cell>
          <table:table-cell office:value-type="string" table:style-name="ce1">
            <text:p>EY</text:p>
            <text:p/>
          </table:table-cell>
          <table:table-cell office:value-type="string" table:style-name="ce1">
            <text:p>Cumulative delegate evaluation scores show that course published objectives/outcomes were met.</text:p>
          </table:table-cell>
          <table:table-cell office:value-type="string" table:style-name="ce1">
            <text:p>80.00%</text:p>
          </table:table-cell>
          <table:table-cell office:value-type="string" table:style-name="ce1">
            <text:p>Requires Improvement</text:p>
          </table:table-cell>
          <table:table-cell office:value-type="string" table:style-name="ce1">
            <text:p>Performance has been impacted by low delegate response rates and their understanding of the precise course objectives. The supplier has implemented a rectification plan to drive up response rates and improve performance.</text:p>
          </table:table-cell>
          <table:table-cell table:number-columns-repeated="16375"/>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CSHR</text:p>
          </table:table-cell>
          <table:table-cell office:value-type="string" table:style-name="ce1">
            <text:p>Learning Design and Delivery; Subject Matter Expertise and Coaching</text:p>
          </table:table-cell>
          <table:table-cell office:value-type="string" table:style-name="ce1">
            <text:p>EY</text:p>
            <text:p/>
          </table:table-cell>
          <table:table-cell office:value-type="string" table:style-name="ce1">
            <text:p>Cumulative delegate evaluation scores show that the course was of good quality overall</text:p>
          </table:table-cell>
          <table:table-cell office:value-type="string" table:style-name="ce1">
            <text:p>Average score above 8 out of 1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CSHR</text:p>
          </table:table-cell>
          <table:table-cell office:value-type="string" table:style-name="ce1">
            <text:p>Learning Design and Delivery; Subject Matter Expertise and Coaching</text:p>
          </table:table-cell>
          <table:table-cell office:value-type="string" table:style-name="ce1">
            <text:p>EY</text:p>
            <text:p/>
          </table:table-cell>
          <table:table-cell office:value-type="string" table:style-name="ce1">
            <text:p>Resolution of enquiries to Customer's and/or Buyer's satisfaction within 5 working days of receipt, where within their delivery area.</text:p>
          </table:table-cell>
          <table:table-cell office:value-type="string" table:style-name="ce1">
            <text:p>9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GDS</text:p>
          </table:table-cell>
          <table:table-cell office:value-type="string" table:style-name="ce1">
            <text:p>Credit and Debit Card supplier</text:p>
          </table:table-cell>
          <table:table-cell office:value-type="string" table:style-name="ce1">
            <text:p>Stripe Payments Europe Limited</text:p>
          </table:table-cell>
          <table:table-cell office:value-type="string" table:style-name="ce1">
            <text:p>Stripe support initial response time within 72 hours</text:p>
          </table:table-cell>
          <table:table-cell office:value-type="string" table:style-name="ce1">
            <text:p>100% within 72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GDS</text:p>
          </table:table-cell>
          <table:table-cell office:value-type="string" table:style-name="ce1">
            <text:p>Credit and Debit Card supplier</text:p>
          </table:table-cell>
          <table:table-cell office:value-type="string" table:style-name="ce1">
            <text:p>Stripe Payments Europe Limited</text:p>
          </table:table-cell>
          <table:table-cell office:value-type="string" table:style-name="ce1">
            <text:p>Supplier API (Application Programming Interface) uptime, available for use 24/7/365</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GDS</text:p>
          </table:table-cell>
          <table:table-cell office:value-type="string" table:style-name="ce1">
            <text:p>Cloud Hosting, Infrastructure and Support</text:p>
          </table:table-cell>
          <table:table-cell office:value-type="string" table:style-name="ce1">
            <text:p>Amazon Web Services</text:p>
          </table:table-cell>
          <table:table-cell office:value-type="string" table:style-name="ce1">
            <text:p>Enterprise Support - Business-critical system down response time.</text:p>
          </table:table-cell>
          <table:table-cell office:value-type="string" table:style-name="ce1">
            <text:p>Within 15 mi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GDS</text:p>
          </table:table-cell>
          <table:table-cell office:value-type="string" table:style-name="ce1">
            <text:p>Cloud Hosting, Infrastructure and Support</text:p>
          </table:table-cell>
          <table:table-cell office:value-type="string" table:style-name="ce1">
            <text:p>Amazon Web Services</text:p>
          </table:table-cell>
          <table:table-cell office:value-type="string" table:style-name="ce1">
            <text:p>General Service Monthly uptime</text:p>
          </table:table-cell>
          <table:table-cell office:value-type="string" table:style-name="ce1">
            <text:p>Monthly uptime percentage of at least 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GDS</text:p>
          </table:table-cell>
          <table:table-cell office:value-type="string" table:style-name="ce1">
            <text:p>Cloud Hosting, Infrastructure and Support</text:p>
          </table:table-cell>
          <table:table-cell office:value-type="string" table:style-name="ce1">
            <text:p>Amazon Web Services</text:p>
          </table:table-cell>
          <table:table-cell office:value-type="string" table:style-name="ce1">
            <text:p>Single Elastic Compute Cloud instance hourly uptime</text:p>
          </table:table-cell>
          <table:table-cell office:value-type="string" table:style-name="ce1">
            <text:p>Hourly uptime percentage of at least 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GDS</text:p>
          </table:table-cell>
          <table:table-cell office:value-type="string" table:style-name="ce1">
            <text:p>SMS Provider for GOV.UK Notify</text:p>
          </table:table-cell>
          <table:table-cell office:value-type="string" table:style-name="ce1">
            <text:p>FireText</text:p>
          </table:table-cell>
          <table:table-cell office:value-type="string" table:style-name="ce1">
            <text:p>Availability of Service</text:p>
          </table:table-cell>
          <table:table-cell office:value-type="string" table:style-name="ce1">
            <text:p>98% between 8:00am and 11:00pm</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GDS</text:p>
          </table:table-cell>
          <table:table-cell office:value-type="string" table:style-name="ce1">
            <text:p>SMS Provider for GOV.UK Notify</text:p>
          </table:table-cell>
          <table:table-cell office:value-type="string" table:style-name="ce1">
            <text:p>FireText</text:p>
          </table:table-cell>
          <table:table-cell office:value-type="string" table:style-name="ce1">
            <text:p>Support response times during office hours Monday to Friday 0900-1730</text:p>
          </table:table-cell>
          <table:table-cell office:value-type="string" table:style-name="ce1">
            <text:p>Within one hou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GDS</text:p>
          </table:table-cell>
          <table:table-cell office:value-type="string" table:style-name="ce1">
            <text:p>SMS Provider for GOV.UK Notify</text:p>
          </table:table-cell>
          <table:table-cell office:value-type="string" table:style-name="ce1">
            <text:p>FireText</text:p>
          </table:table-cell>
          <table:table-cell office:value-type="string" table:style-name="ce1">
            <text:p>Support response times out of hours.</text:p>
          </table:table-cell>
          <table:table-cell office:value-type="string" table:style-name="ce1">
            <text:p>within 4 hours</text:p>
          </table:table-cell>
          <table:table-cell office:value-type="string" table:style-name="ce1">
            <text:p>Other - Consider returned</text:p>
          </table:table-cell>
          <table:table-cell office:value-type="string" table:style-name="ce1">
            <text:p>No out of hours support requests received during this quarter</text:p>
          </table:table-cell>
          <table:table-cell table:number-columns-repeated="16375"/>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GDS</text:p>
          </table:table-cell>
          <table:table-cell office:value-type="string" table:style-name="ce1">
            <text:p>SMS Provider for GOV.UK Notify</text:p>
          </table:table-cell>
          <table:table-cell office:value-type="string" table:style-name="ce1">
            <text:p>MMG - Mobile Marketing Group</text:p>
          </table:table-cell>
          <table:table-cell office:value-type="string" table:style-name="ce1">
            <text:p>Access to messaging platform</text:p>
          </table:table-cell>
          <table:table-cell office:value-type="string" table:style-name="ce1">
            <text:p>99.9% 24/7/36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GDS</text:p>
          </table:table-cell>
          <table:table-cell office:value-type="string" table:style-name="ce1">
            <text:p>SMS Provider for GOV.UK Notify</text:p>
          </table:table-cell>
          <table:table-cell office:value-type="string" table:style-name="ce1">
            <text:p>MMG - Mobile Marketing Group</text:p>
          </table:table-cell>
          <table:table-cell office:value-type="string" table:style-name="ce1">
            <text:p>Maximum duration of any unplanned outage.</text:p>
            <text:p/>
          </table:table-cell>
          <table:table-cell office:value-type="string" table:style-name="ce1">
            <text:p>6hrs</text:p>
          </table:table-cell>
          <table:table-cell office:value-type="string" table:style-name="ce1">
            <text:p>Other - Consider returned</text:p>
          </table:table-cell>
          <table:table-cell office:value-type="string" table:style-name="ce1">
            <text:p>There were no unplanned outages during the period.</text:p>
          </table:table-cell>
          <table:table-cell table:number-columns-repeated="16375"/>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GDS</text:p>
          </table:table-cell>
          <table:table-cell office:value-type="string" table:style-name="ce1">
            <text:p>SMS Provider for GOV.UK Notify</text:p>
          </table:table-cell>
          <table:table-cell office:value-type="string" table:style-name="ce1">
            <text:p>MMG - Mobile Marketing Group</text:p>
          </table:table-cell>
          <table:table-cell office:value-type="string" table:style-name="ce1">
            <text:p>Priority One fault response time</text:p>
          </table:table-cell>
          <table:table-cell office:value-type="string" table:style-name="ce1">
            <text:p>Initial response time 15 mins</text:p>
            <text:p>Target restoration (work around) 30 mins</text:p>
            <text:p>Target resolution 1 working day</text:p>
            <text:p/>
          </table:table-cell>
          <table:table-cell office:value-type="string" table:style-name="ce1">
            <text:p>Other - Consider returned</text:p>
          </table:table-cell>
          <table:table-cell office:value-type="string" table:style-name="ce1">
            <text:p>No Priority 1 faults reported during the period</text:p>
          </table:table-cell>
          <table:table-cell table:number-columns-repeated="16375"/>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GDS</text:p>
          </table:table-cell>
          <table:table-cell office:value-type="string" table:style-name="ce1">
            <text:p>Identity Assurance for GOV.UK Verify</text:p>
          </table:table-cell>
          <table:table-cell office:value-type="string" table:style-name="ce1">
            <text:p>Post Office</text:p>
          </table:table-cell>
          <table:table-cell office:value-type="string" table:style-name="ce1">
            <text:p>Operational performance for priority incidents:</text:p>
            <text:p>To ensure priority incidents are reported to the Government Digital Service within the timeframes as outlined in the framework agreement.</text:p>
            <text:p/>
          </table:table-cell>
          <table:table-cell office:value-type="string" table:style-name="ce1">
            <text:p>Performance is in adherence to all the priority incident KPIs (97%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GDS</text:p>
          </table:table-cell>
          <table:table-cell office:value-type="string" table:style-name="ce1">
            <text:p>Identity Assurance for GOV.UK Verify</text:p>
          </table:table-cell>
          <table:table-cell office:value-type="string" table:style-name="ce1">
            <text:p>Post Office</text:p>
          </table:table-cell>
          <table:table-cell office:value-type="string" table:style-name="ce1">
            <text:p>Operational performance for users:</text:p>
            <text:p>To deliver the level of service to users as outlined in the framework agreement.<text:s/></text:p>
            <text:p/>
          </table:table-cell>
          <table:table-cell office:value-type="string" table:style-name="ce1">
            <text:p>Performance is in adherence to all the operational performance KPIs relating to users as set out in the service agreem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GDS</text:p>
          </table:table-cell>
          <table:table-cell office:value-type="string" table:style-name="ce1">
            <text:p>Identity Assurance for GOV.UK Verify</text:p>
          </table:table-cell>
          <table:table-cell office:value-type="string" table:style-name="ce1">
            <text:p>Post Office</text:p>
          </table:table-cell>
          <table:table-cell office:value-type="string" table:style-name="ce1">
            <text:p>Service Delivery Requirements (SDR): To deliver the service according to the service delivery requirements for GOV.UK Verify</text:p>
          </table:table-cell>
          <table:table-cell office:value-type="string" table:style-name="ce1">
            <text:p>Performance and delivery is in adherence to 100% of the SD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GDS</text:p>
          </table:table-cell>
          <table:table-cell office:value-type="string" table:style-name="ce1">
            <text:p>Identity Assurance for GOV.UK Verify</text:p>
          </table:table-cell>
          <table:table-cell office:value-type="string" table:style-name="ce1">
            <text:p>Digidentity</text:p>
          </table:table-cell>
          <table:table-cell office:value-type="string" table:style-name="ce1">
            <text:p>Operational performance for priority incidents:</text:p>
            <text:p>To ensure priority incidents are reported to the Government Digital Service within the timeframes as outlined in the framework agreement.</text:p>
            <text:p/>
          </table:table-cell>
          <table:table-cell office:value-type="string" table:style-name="ce1">
            <text:p>Performance is in adherence to all the priority incident KPIs (97%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GDS</text:p>
          </table:table-cell>
          <table:table-cell office:value-type="string" table:style-name="ce1">
            <text:p>Identity Assurance for GOV.UK Verify</text:p>
          </table:table-cell>
          <table:table-cell office:value-type="string" table:style-name="ce1">
            <text:p>Digidentity</text:p>
          </table:table-cell>
          <table:table-cell office:value-type="string" table:style-name="ce1">
            <text:p>Operational performance for users:</text:p>
            <text:p>To deliver the level of service to users as outlined in the framework agreement.<text:s/></text:p>
            <text:p/>
          </table:table-cell>
          <table:table-cell office:value-type="string" table:style-name="ce1">
            <text:p>Performance is in adherence to all the operational performance KPIs relating to users as set out in the service agreem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CO</text:p>
          </table:table-cell>
          <table:table-cell office:value-type="string" table:style-name="ce1">
            <text:p>GDS</text:p>
          </table:table-cell>
          <table:table-cell office:value-type="string" table:style-name="ce1">
            <text:p>Identity Assurance for GOV.UK Verify</text:p>
          </table:table-cell>
          <table:table-cell office:value-type="string" table:style-name="ce1">
            <text:p>Digidentity</text:p>
          </table:table-cell>
          <table:table-cell office:value-type="string" table:style-name="ce1">
            <text:p>Service Delivery Requirements (SDR): To deliver the service according to the service delivery requirements for GOV.UK Verify</text:p>
          </table:table-cell>
          <table:table-cell office:value-type="string" table:style-name="ce1">
            <text:p>Performance and delivery is in adherence to the SDR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CMS</text:p>
          </table:table-cell>
          <table:table-cell office:value-type="string" table:style-name="ce1">
            <text:p>Ceremonials</text:p>
          </table:table-cell>
          <table:table-cell office:value-type="string" table:style-name="ce1">
            <text:p>Ceremonials Event Management Services</text:p>
          </table:table-cell>
          <table:table-cell office:value-type="string" table:style-name="ce1">
            <text:p>Arcadis UK Limited</text:p>
          </table:table-cell>
          <table:table-cell office:value-type="string" table:style-name="ce1">
            <text:p>New tasks/ projects undertaken as instructed by the Authorit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CMS</text:p>
          </table:table-cell>
          <table:table-cell office:value-type="string" table:style-name="ce1">
            <text:p>Ceremonials</text:p>
          </table:table-cell>
          <table:table-cell office:value-type="string" table:style-name="ce1">
            <text:p>Ceremonials Event Management Services</text:p>
          </table:table-cell>
          <table:table-cell office:value-type="string" table:style-name="ce1">
            <text:p>Arcadis UK Limited</text:p>
          </table:table-cell>
          <table:table-cell office:value-type="string" table:style-name="ce1">
            <text:p>Production of a three-year costed programme of work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CMS</text:p>
          </table:table-cell>
          <table:table-cell office:value-type="string" table:style-name="ce1">
            <text:p>Ceremonials</text:p>
          </table:table-cell>
          <table:table-cell office:value-type="string" table:style-name="ce1">
            <text:p>Ceremonials Event Management Services</text:p>
          </table:table-cell>
          <table:table-cell office:value-type="string" table:style-name="ce1">
            <text:p>Arcadis UK Limited</text:p>
          </table:table-cell>
          <table:table-cell office:value-type="string" table:style-name="ce1">
            <text:p>Provide DCMS with a comprehensive summary of cost of annual programme of works and events covering all ceremonies for the relevant year.</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CMS</text:p>
          </table:table-cell>
          <table:table-cell office:value-type="string" table:style-name="ce1">
            <text:p>Commercial<text:s/></text:p>
          </table:table-cell>
          <table:table-cell office:value-type="string" table:style-name="ce1">
            <text:p>Public Sector Resourcing - Provide a fully managed end-to-end service model through which hiring managers can access their contingent worker requirements (contractors and temporary workers)</text:p>
          </table:table-cell>
          <table:table-cell office:value-type="string" table:style-name="ce1">
            <text:p>Alexander Mann Solutions</text:p>
          </table:table-cell>
          <table:table-cell office:value-type="string" table:style-name="ce1">
            <text:p>% of starters within the period must be placed at or below rate card</text:p>
          </table:table-cell>
          <table:table-cell office:value-type="string" table:style-name="ce1">
            <text:p>100-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CMS</text:p>
          </table:table-cell>
          <table:table-cell office:value-type="string" table:style-name="ce1">
            <text:p>Commercial<text:s/></text:p>
          </table:table-cell>
          <table:table-cell office:value-type="string" table:style-name="ce1">
            <text:p>Public Sector Resourcing - Provide a fully managed end-to-end service model through which hiring managers can access their contingent worker requirements (contractors and temporary workers)</text:p>
          </table:table-cell>
          <table:table-cell office:value-type="string" table:style-name="ce1">
            <text:p>Alexander Mann Solutions</text:p>
          </table:table-cell>
          <table:table-cell office:value-type="string" table:style-name="ce1">
            <text:p>Average time for offer to be made within 12 days (or less) of requirement approval</text:p>
          </table:table-cell>
          <table:table-cell office:value-type="string" table:style-name="ce1">
            <text:p>12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CMS</text:p>
          </table:table-cell>
          <table:table-cell office:value-type="string" table:style-name="ce1">
            <text:p>Commercial<text:s/></text:p>
          </table:table-cell>
          <table:table-cell office:value-type="string" table:style-name="ce1">
            <text:p>Public Sector Resourcing - Provide a fully managed end-to-end service model through which hiring managers can access their contingent worker requirements (contractors and temporary workers)</text:p>
          </table:table-cell>
          <table:table-cell office:value-type="string" table:style-name="ce1">
            <text:p>Alexander Mann Solutions</text:p>
          </table:table-cell>
          <table:table-cell office:value-type="string" table:style-name="ce1">
            <text:p>Average time for the completion of on-boarding to be made within 10 days (or less) from work order approval<text:s text:c="2"/></text:p>
          </table:table-cell>
          <table:table-cell office:value-type="string" table:style-name="ce1">
            <text:p>1-10 day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CMS</text:p>
          </table:table-cell>
          <table:table-cell office:value-type="string" table:style-name="ce1">
            <text:p>BDUK</text:p>
          </table:table-cell>
          <table:table-cell office:value-type="string" table:style-name="ce1">
            <text:p>Superfast State Aid Evaluation 2018/21 Commission<text:s/></text:p>
          </table:table-cell>
          <table:table-cell office:value-type="string" table:style-name="ce1">
            <text:p>Ipsos MORI</text:p>
          </table:table-cell>
          <table:table-cell office:value-type="string" table:style-name="ce1">
            <text:p>1: Communication of slippages and risks to timetabl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CMS</text:p>
          </table:table-cell>
          <table:table-cell office:value-type="string" table:style-name="ce1">
            <text:p>BDUK</text:p>
          </table:table-cell>
          <table:table-cell office:value-type="string" table:style-name="ce1">
            <text:p>Superfast State Aid Evaluation 2018/21 Commission<text:s/></text:p>
          </table:table-cell>
          <table:table-cell office:value-type="string" table:style-name="ce1">
            <text:p>Ipsos MORI</text:p>
          </table:table-cell>
          <table:table-cell office:value-type="string" table:style-name="ce1">
            <text:p>2: Resourcing - availability of core staff members. Supplier to allow for 20% absence of core staff members as risk mitigation.<text:s/></text:p>
            <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CMS</text:p>
          </table:table-cell>
          <table:table-cell office:value-type="string" table:style-name="ce1">
            <text:p>BDUK</text:p>
          </table:table-cell>
          <table:table-cell office:value-type="string" table:style-name="ce1">
            <text:p>Superfast State Aid Evaluation 2018/21 Commission<text:s/></text:p>
          </table:table-cell>
          <table:table-cell office:value-type="string" table:style-name="ce1">
            <text:p>Ipsos MORI</text:p>
          </table:table-cell>
          <table:table-cell office:value-type="string" table:style-name="ce1">
            <text:p>3: Accountability - Project Director to ensure on-time delivery of detailed project plan and management information in the agreed formats.</text:p>
            <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CMS</text:p>
          </table:table-cell>
          <table:table-cell office:value-type="string" table:style-name="ce1">
            <text:p>Ceremonials</text:p>
          </table:table-cell>
          <table:table-cell office:value-type="string" table:style-name="ce1">
            <text:p>State Pavilions Storage and Maintenance</text:p>
          </table:table-cell>
          <table:table-cell office:value-type="string" table:style-name="ce1">
            <text:p>Arena Events Services Group Ltd</text:p>
          </table:table-cell>
          <table:table-cell office:value-type="string" table:style-name="ce1">
            <text:p>Deliver goods to site on time for a State Event</text:p>
          </table:table-cell>
          <table:table-cell office:value-type="string" table:style-name="ce1">
            <text:p>100%</text:p>
          </table:table-cell>
          <table:table-cell office:value-type="string" table:style-name="ce1">
            <text:p>Other - Consider returned</text:p>
          </table:table-cell>
          <table:table-cell office:value-type="string" table:style-name="ce1">
            <text:p>Due to the suspension of state events during the Covid period this KPI is not reportable or applicable during this period.</text:p>
          </table:table-cell>
          <table:table-cell table:number-columns-repeated="16375"/>
        </table:table-row>
        <table:table-row table:style-name="ro1">
          <table:table-cell office:value-type="string" table:style-name="ce1">
            <text:p>FY21-22 Q2 Jul-Aug-Sep</text:p>
          </table:table-cell>
          <table:table-cell office:value-type="string" table:style-name="ce1">
            <text:p>DCMS</text:p>
          </table:table-cell>
          <table:table-cell office:value-type="string" table:style-name="ce1">
            <text:p>Ceremonials</text:p>
          </table:table-cell>
          <table:table-cell office:value-type="string" table:style-name="ce1">
            <text:p>State Pavilions Storage and Maintenance</text:p>
          </table:table-cell>
          <table:table-cell office:value-type="string" table:style-name="ce1">
            <text:p>Arena Events Services Group Ltd</text:p>
          </table:table-cell>
          <table:table-cell office:value-type="string" table:style-name="ce1">
            <text:p>Ensure goods held in storage at the Premises are secure at all times and free from damag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CMS</text:p>
          </table:table-cell>
          <table:table-cell office:value-type="string" table:style-name="ce1">
            <text:p>Ceremonials</text:p>
          </table:table-cell>
          <table:table-cell office:value-type="string" table:style-name="ce1">
            <text:p>State Pavilions Storage and Maintenance</text:p>
          </table:table-cell>
          <table:table-cell office:value-type="string" table:style-name="ce1">
            <text:p>Arena Events Services Group Ltd</text:p>
          </table:table-cell>
          <table:table-cell office:value-type="string" table:style-name="ce1">
            <text:p>Provide a condition report within 10 working days of inspection of the goods following a State Visit</text:p>
          </table:table-cell>
          <table:table-cell office:value-type="string" table:style-name="ce1">
            <text:p>100%</text:p>
          </table:table-cell>
          <table:table-cell office:value-type="string" table:style-name="ce1">
            <text:p>Other - Consider returned</text:p>
          </table:table-cell>
          <table:table-cell office:value-type="string" table:style-name="ce1">
            <text:p>Due to the suspension of state events during the Covid period this KPI is not reportable or applicable during this period.</text:p>
          </table:table-cell>
          <table:table-cell table:number-columns-repeated="16375"/>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The Enabling Contract</text:p>
          </table:table-cell>
          <table:table-cell office:value-type="string" table:style-name="ce1">
            <text:p>IBM United Kingdom Ltd</text:p>
          </table:table-cell>
          <table:table-cell office:value-type="string" table:style-name="ce1">
            <text:p>Application and Corporate System Availability (all Applications and Corporate Systems available to users (%) hours per month) - Please see notes for details of % hours per month</text:p>
          </table:table-cell>
          <table:table-cell office:value-type="string" table:style-name="ce1">
            <text:p>100%</text:p>
          </table:table-cell>
          <table:table-cell office:value-type="string" table:style-name="ce1">
            <text:p>Other - Consider not returned</text:p>
          </table:table-cell>
          <table:table-cell office:value-type="string" table:style-name="ce1">
            <text:p>No update<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The Enabling Contract</text:p>
          </table:table-cell>
          <table:table-cell office:value-type="string" table:style-name="ce1">
            <text:p>IBM United Kingdom Ltd</text:p>
          </table:table-cell>
          <table:table-cell office:value-type="string" table:style-name="ce1">
            <text:p>Incident Resolution <text:s/>(percentage of incidents resolved within target resolution time)</text:p>
          </table:table-cell>
          <table:table-cell office:value-type="string" table:style-name="ce1">
            <text:p>100%</text:p>
          </table:table-cell>
          <table:table-cell office:value-type="string" table:style-name="ce1">
            <text:p>Other - Consider not returned</text:p>
          </table:table-cell>
          <table:table-cell office:value-type="string" table:style-name="ce1">
            <text:p>No update</text:p>
          </table:table-cell>
          <table:table-cell table:number-columns-repeated="16375"/>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The Enabling Contract</text:p>
          </table:table-cell>
          <table:table-cell office:value-type="string" table:style-name="ce1">
            <text:p>IBM United Kingdom Ltd</text:p>
          </table:table-cell>
          <table:table-cell office:value-type="string" table:style-name="ce1">
            <text:p>Security Breaches - (No security Breaches per month)</text:p>
          </table:table-cell>
          <table:table-cell office:value-type="string" table:style-name="ce1">
            <text:p>100%</text:p>
          </table:table-cell>
          <table:table-cell office:value-type="string" table:style-name="ce1">
            <text:p>Other - Consider not returned</text:p>
          </table:table-cell>
          <table:table-cell office:value-type="string" table:style-name="ce1">
            <text:p>No update</text:p>
          </table:table-cell>
          <table:table-cell table:number-columns-repeated="16375"/>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Application Maintenance and Support with Systems and Service Integration for the Genesis IT Application</text:p>
          </table:table-cell>
          <table:table-cell office:value-type="string" table:style-name="ce1">
            <text:p>Atos IT Services UK Limited</text:p>
          </table:table-cell>
          <table:table-cell office:value-type="string" table:style-name="ce1">
            <text:p>Delivery of Service Requests. The system encompasses a wide range of activities, and as such requests for information or specific services are included in the service scope. These are requests from the end users of the system for ad-hoc information that is not available within the existing system reporting tool.<text:s text:c="2"/></text:p>
            <text:p><text:s text:c="126"/>a) All Service Requests responded to within 1 hour of receipt</text:p>
            <text:p/>
            <text:p>b) All Service Requests allocated to appropriate supplier for dealing and confirmation to Authority of time for completion within 1 day.</text:p>
            <text:p/>
            <text:p>c) 100% Service Requests delivered to agreed timescales within the measurement perio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Application Maintenance and Support with Systems and Service Integration for the Genesis IT Application</text:p>
          </table:table-cell>
          <table:table-cell office:value-type="string" table:style-name="ce1">
            <text:p>Atos IT Services UK Limited</text:p>
          </table:table-cell>
          <table:table-cell office:value-type="string" table:style-name="ce1">
            <text:p>Provision of Management Information (MI). By 7am on each Working Day, the MI data on the system must be updated to reflect the 'source systems' from the end of the previous working day.<text:s text:c="28"/></text:p>
            <text:p/>
            <text:p>a) Data from previous working day is available by 07:00 every Working Day.</text:p>
            <text:p/>
            <text:p>b) Data from previous working day is available by 10:00 every working day.</text:p>
          </table:table-cell>
          <table:table-cell office:value-type="string" table:style-name="ce1">
            <text:p>99%</text:p>
          </table:table-cell>
          <table:table-cell office:value-type="string" table:style-name="ce1">
            <text:p>Requires Improvemen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Application Maintenance and Support with Systems and Service Integration for the Genesis IT Application</text:p>
          </table:table-cell>
          <table:table-cell office:value-type="string" table:style-name="ce1">
            <text:p>Atos IT Services UK Limited</text:p>
          </table:table-cell>
          <table:table-cell office:value-type="string" table:style-name="ce1">
            <text:p>Resolution of Severity 3 Incidents. These are disruptions to system processes that can impact upon decision making and create inefficient working practices. Whilst these issues don't lead to system downtime, they can lead to real frustration for the individuals that use the system on a day to day basis.<text:s text:c="4"/></text:p>
            <text:p/>
            <text:p>a) 80% of severity 3 incidents resolved within 4 working days.</text:p>
            <text:p/>
            <text:p>b) 100% of severity 3 incidents resolved within 4 working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Mitie (was Interserve Contract Service</text:p>
          </table:table-cell>
          <table:table-cell office:value-type="string" table:style-name="ce1">
            <text:p>Interserve (Facilities Management) Ltd</text:p>
          </table:table-cell>
          <table:table-cell office:value-type="string" table:style-name="ce1">
            <text:p>Adherence to Cleaning Standards as required under the contract</text:p>
          </table:table-cell>
          <table:table-cell office:value-type="string" table:style-name="ce1">
            <text:p>98%</text:p>
          </table:table-cell>
          <table:table-cell office:value-type="string" table:style-name="ce1">
            <text:p>Other - Consider not returned</text:p>
          </table:table-cell>
          <table:table-cell office:value-type="string" table:style-name="ce1">
            <text:p>No update</text:p>
          </table:table-cell>
          <table:table-cell table:number-columns-repeated="16375"/>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Mitie (was Interserve Contract Service</text:p>
          </table:table-cell>
          <table:table-cell office:value-type="string" table:style-name="ce1">
            <text:p>Interserve (Facilities Management) Ltd</text:p>
          </table:table-cell>
          <table:table-cell office:value-type="string" table:style-name="ce1">
            <text:p>Planned Maintenance Statutory (PMS) Completion</text:p>
          </table:table-cell>
          <table:table-cell office:value-type="string" table:style-name="ce1">
            <text:p>98%</text:p>
          </table:table-cell>
          <table:table-cell office:value-type="string" table:style-name="ce1">
            <text:p>Other - Consider not returned</text:p>
          </table:table-cell>
          <table:table-cell office:value-type="string" table:style-name="ce1">
            <text:p>No update</text:p>
          </table:table-cell>
          <table:table-cell table:number-columns-repeated="16375"/>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Mitie (was Interserve Contract Service</text:p>
          </table:table-cell>
          <table:table-cell office:value-type="string" table:style-name="ce1">
            <text:p>Interserve (Facilities Management) Ltd</text:p>
          </table:table-cell>
          <table:table-cell office:value-type="string" table:style-name="ce1">
            <text:p>Priority 1 (Emergency) Reactive Work Completion</text:p>
          </table:table-cell>
          <table:table-cell office:value-type="string" table:style-name="ce1">
            <text:p>100%</text:p>
          </table:table-cell>
          <table:table-cell office:value-type="string" table:style-name="ce1">
            <text:p>Other - Consider not returned</text:p>
          </table:table-cell>
          <table:table-cell office:value-type="string" table:style-name="ce1">
            <text:p>No update</text:p>
          </table:table-cell>
          <table:table-cell table:number-columns-repeated="16375"/>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Thames Estuary Phase 1 Programme (TEP1)/TEAM2100 (Thames Estuary Asset Management 2100)</text:p>
          </table:table-cell>
          <table:table-cell office:value-type="string" table:style-name="ce1">
            <text:p>CH2M HILL</text:p>
          </table:table-cell>
          <table:table-cell office:value-type="string" table:style-name="ce1">
            <text:p>Delivering Efficiency Through Project (Annually), please see comments,</text:p>
          </table:table-cell>
          <table:table-cell office:value-type="string" table:style-name="ce1">
            <text:p>25% efficiency savings</text:p>
          </table:table-cell>
          <table:table-cell office:value-type="string" table:style-name="ce1">
            <text:p>Requires Improvement</text:p>
          </table:table-cell>
          <table:table-cell office:value-type="string" table:style-name="ce1">
            <text:p>This KPI is measure annually. The score for this KPI has not changed since the last quarter. The next performance review is due Q4 2021/22.<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Thames Estuary Phase 1 Programme (TEP1)/TEAM2100 (Thames Estuary Asset Management 2100)</text:p>
          </table:table-cell>
          <table:table-cell office:value-type="string" table:style-name="ce1">
            <text:p>CH2M HILL</text:p>
          </table:table-cell>
          <table:table-cell office:value-type="string" table:style-name="ce1">
            <text:p>Health and Safety Maintained on Site (Zero Incidents to be reported within Financial Year) (Recorded Annually)</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Thames Estuary Phase 1 Programme (TEP1)/TEAM2100 (Thames Estuary Asset Management 2100)</text:p>
          </table:table-cell>
          <table:table-cell office:value-type="string" table:style-name="ce1">
            <text:p>CH2M HILL</text:p>
          </table:table-cell>
          <table:table-cell office:value-type="string" table:style-name="ce1">
            <text:p>Improving sustainability of construction activities (Recorded Annually), an increase in sustainability reduces the impact on natural available resources used for the construction activities, and reduces the environmental impact.</text:p>
          </table:table-cell>
          <table:table-cell office:value-type="string" table:style-name="ce1">
            <text:p>75%</text:p>
          </table:table-cell>
          <table:table-cell office:value-type="string" table:style-name="ce1">
            <text:p>Other - Consider returned</text:p>
          </table:table-cell>
          <table:table-cell office:value-type="string" table:style-name="ce1">
            <text:p>No Task Orders completed in period so unable to provide a percentage for quarter.</text:p>
          </table:table-cell>
          <table:table-cell table:number-columns-repeated="16375"/>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Provision of an ICT contractor resource using RM971 Lot 5 IT Professionals Supply</text:p>
          </table:table-cell>
          <table:table-cell office:value-type="string" table:style-name="ce1">
            <text:p>Hays Specialist Recruitment Ltd</text:p>
          </table:table-cell>
          <table:table-cell office:value-type="string" table:style-name="ce1">
            <text:p>Fulfilment Rate: % of roles advertised in the period that have been filled within required period monitored against data held on the 3SS system (tool used for the request and acceptance of temporary workers)</text:p>
          </table:table-cell>
          <table:table-cell office:value-type="string" table:style-name="ce1">
            <text:p>90%</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Provision of an ICT contractor resource using RM971 Lot 5 IT Professionals Supply</text:p>
          </table:table-cell>
          <table:table-cell office:value-type="string" table:style-name="ce1">
            <text:p>Hays Specialist Recruitment Ltd</text:p>
          </table:table-cell>
          <table:table-cell office:value-type="string" table:style-name="ce1">
            <text:p>Rate Card Alignment: Temporary Workers starting (identified temporary workers commencing employment) <text:s/>within rates at or below the agreed Rate Card pricing model</text:p>
          </table:table-cell>
          <table:table-cell office:value-type="string" table:style-name="ce1">
            <text:p>85%</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Provision of an ICT contractor resource using RM971 Lot 5 IT Professionals Supply</text:p>
          </table:table-cell>
          <table:table-cell office:value-type="string" table:style-name="ce1">
            <text:p>Hays Specialist Recruitment Ltd</text:p>
          </table:table-cell>
          <table:table-cell office:value-type="string" table:style-name="ce1">
            <text:p>Time to Offer: Calendar Days between role released date and offer made</text:p>
          </table:table-cell>
          <table:table-cell office:value-type="string" table:style-name="ce1">
            <text:p>12 calender days</text:p>
            <text:p>or less</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Master Services Agreement for Service Procurement</text:p>
          </table:table-cell>
          <table:table-cell office:value-type="string" table:style-name="ce1">
            <text:p>Capgemini UK plc</text:p>
          </table:table-cell>
          <table:table-cell office:value-type="string" table:style-name="ce1">
            <text:p>Application of virus updates. Over a monthly period the number of devices successfully updated for anti-virus within timescales agreed by both parties (days) as a % of all targeted devic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Master Services Agreement for Service Procurement</text:p>
          </table:table-cell>
          <table:table-cell office:value-type="string" table:style-name="ce1">
            <text:p>Capgemini UK plc</text:p>
          </table:table-cell>
          <table:table-cell office:value-type="string" table:style-name="ce1">
            <text:p>Maintain availability of Flood Warning Direct App 24 hours a day, 7 days a week</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Master Services Agreement for Service Procurement</text:p>
          </table:table-cell>
          <table:table-cell office:value-type="string" table:style-name="ce1">
            <text:p>Capgemini UK plc</text:p>
          </table:table-cell>
          <table:table-cell office:value-type="string" table:style-name="ce1">
            <text:p>Maintain availability of website services 24 hours a day, 7 days a week (except during times of maintenance/updat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UnITy Programme - <text:s/>Connectivity - WAN/LAN Call Off Contract</text:p>
          </table:table-cell>
          <table:table-cell office:value-type="string" table:style-name="ce1">
            <text:p>Vodafone Ltd</text:p>
          </table:table-cell>
          <table:table-cell office:value-type="string" table:style-name="ce1">
            <text:p>Network Performance Service Level Thresholds Round Trip Delay (Based on a 60 Byte packet Latency)</text:p>
          </table:table-cell>
          <table:table-cell office:value-type="string" table:style-name="ce1">
            <text:p>75ms</text:p>
          </table:table-cell>
          <table:table-cell office:value-type="string" table:style-name="ce1">
            <text:p>Other - Consider not returned</text:p>
          </table:table-cell>
          <table:table-cell office:value-type="string" table:style-name="ce1">
            <text:p>No update.</text:p>
          </table:table-cell>
          <table:table-cell table:number-columns-repeated="16375"/>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UnITy Programme - <text:s/>Connectivity - WAN/LAN Call Off Contract</text:p>
          </table:table-cell>
          <table:table-cell office:value-type="string" table:style-name="ce1">
            <text:p>Vodafone Ltd</text:p>
          </table:table-cell>
          <table:table-cell office:value-type="string" table:style-name="ce1">
            <text:p>Percentage of Service Requests Completed Per Month within "set time"</text:p>
          </table:table-cell>
          <table:table-cell office:value-type="string" table:style-name="ce1">
            <text:p>95%</text:p>
          </table:table-cell>
          <table:table-cell office:value-type="string" table:style-name="ce1">
            <text:p>Other - Consider not returned</text:p>
          </table:table-cell>
          <table:table-cell office:value-type="string" table:style-name="ce1">
            <text:p>No update.</text:p>
          </table:table-cell>
          <table:table-cell table:number-columns-repeated="16375"/>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UnITy Programme - <text:s/>Connectivity - WAN/LAN Call Off Contract</text:p>
          </table:table-cell>
          <table:table-cell office:value-type="string" table:style-name="ce1">
            <text:p>Vodafone Ltd</text:p>
          </table:table-cell>
          <table:table-cell office:value-type="string" table:style-name="ce1">
            <text:p>Service Availability (Service Maintenance Tier 1)</text:p>
          </table:table-cell>
          <table:table-cell office:value-type="string" table:style-name="ce1">
            <text:p>99.99%</text:p>
          </table:table-cell>
          <table:table-cell office:value-type="string" table:style-name="ce1">
            <text:p>Other - Consider not returned</text:p>
          </table:table-cell>
          <table:table-cell office:value-type="string" table:style-name="ce1">
            <text:p>No update.</text:p>
          </table:table-cell>
          <table:table-cell table:number-columns-repeated="16375"/>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Hosting and Application Support</text:p>
          </table:table-cell>
          <table:table-cell office:value-type="string" table:style-name="ce1">
            <text:p>Atos IT Services UK Limited</text:p>
          </table:table-cell>
          <table:table-cell office:value-type="string" table:style-name="ce1">
            <text:p>Change management: % percentage of changes implemented successfully in accordance with the change policies and requirements set out within the contract</text:p>
          </table:table-cell>
          <table:table-cell office:value-type="string" table:style-name="ce1">
            <text:p>90%</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Hosting and Application Support</text:p>
          </table:table-cell>
          <table:table-cell office:value-type="string" table:style-name="ce1">
            <text:p>Atos IT Services UK Limited</text:p>
          </table:table-cell>
          <table:table-cell office:value-type="string" table:style-name="ce1">
            <text:p>H002 – Tier 2 Business Application Availability ensuring access as required</text:p>
          </table:table-cell>
          <table:table-cell office:value-type="string" table:style-name="ce1">
            <text:p>100%</text:p>
          </table:table-cell>
          <table:table-cell office:value-type="string" table:style-name="ce1">
            <text:p>Inadequate</text:p>
          </table:table-cell>
          <table:table-cell office:value-type="string" table:style-name="ce1">
            <text:p><text:s/>No comment.</text:p>
          </table:table-cell>
          <table:table-cell table:number-columns-repeated="16375"/>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Hosting and Application Support</text:p>
          </table:table-cell>
          <table:table-cell office:value-type="string" table:style-name="ce1">
            <text:p>Atos IT Services UK Limited</text:p>
          </table:table-cell>
          <table:table-cell office:value-type="string" table:style-name="ce1">
            <text:p>H015 – Tier 2 P1 Incident Resolution</text:p>
          </table:table-cell>
          <table:table-cell office:value-type="string" table:style-name="ce1">
            <text:p>&lt;2 hours</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End User Environment Services</text:p>
          </table:table-cell>
          <table:table-cell office:value-type="string" table:style-name="ce1">
            <text:p>CSC Computer Sciences Limited - (DXC Technology)</text:p>
          </table:table-cell>
          <table:table-cell office:value-type="string" table:style-name="ce1">
            <text:p>(EU008) Priority 3 Incident Resolution with required time period (under 12 hours)</text:p>
          </table:table-cell>
          <table:table-cell office:value-type="string" table:style-name="ce1">
            <text:p>95%</text:p>
          </table:table-cell>
          <table:table-cell office:value-type="string" table:style-name="ce1">
            <text:p>Other - Consider not returned</text:p>
          </table:table-cell>
          <table:table-cell office:value-type="string" table:style-name="ce1">
            <text:p>No update.</text:p>
          </table:table-cell>
          <table:table-cell table:number-columns-repeated="16375"/>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End User Environment Services</text:p>
          </table:table-cell>
          <table:table-cell office:value-type="string" table:style-name="ce1">
            <text:p>CSC Computer Sciences Limited - (DXC Technology)</text:p>
          </table:table-cell>
          <table:table-cell office:value-type="string" table:style-name="ce1">
            <text:p>(EU010) Priority 1 Security Incident Resolution (Response Time in Minutes)</text:p>
          </table:table-cell>
          <table:table-cell office:value-type="string" table:style-name="ce1">
            <text:p>30 Service Minutes</text:p>
          </table:table-cell>
          <table:table-cell office:value-type="string" table:style-name="ce1">
            <text:p>Other - Consider not returned</text:p>
          </table:table-cell>
          <table:table-cell office:value-type="string" table:style-name="ce1">
            <text:p>No update.</text:p>
          </table:table-cell>
          <table:table-cell table:number-columns-repeated="16375"/>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End User Environment Services</text:p>
          </table:table-cell>
          <table:table-cell office:value-type="string" table:style-name="ce1">
            <text:p>CSC Computer Sciences Limited - (DXC Technology)</text:p>
          </table:table-cell>
          <table:table-cell office:value-type="string" table:style-name="ce1">
            <text:p>(EU018c) Top 5 Individual Service Request by volume, 95% to be fulfilled within lead time as set out in the Service Catalogue</text:p>
          </table:table-cell>
          <table:table-cell office:value-type="string" table:style-name="ce1">
            <text:p>95%<text:s/></text:p>
          </table:table-cell>
          <table:table-cell office:value-type="string" table:style-name="ce1">
            <text:p>Other - Consider not returned</text:p>
          </table:table-cell>
          <table:table-cell office:value-type="string" table:style-name="ce1">
            <text:p>No update.</text:p>
          </table:table-cell>
          <table:table-cell table:number-columns-repeated="16375"/>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Public <text:s/>Sector Resourcing</text:p>
          </table:table-cell>
          <table:table-cell office:value-type="string" table:style-name="ce1">
            <text:p>Alexander Mann Solutions</text:p>
          </table:table-cell>
          <table:table-cell office:value-type="string" table:style-name="ce1">
            <text:p>Agreed Fulfilment Rate</text:p>
          </table:table-cell>
          <table:table-cell office:value-type="string" table:style-name="ce1">
            <text:p>90%</text:p>
          </table:table-cell>
          <table:table-cell office:value-type="string" table:style-name="ce1">
            <text:p>Other - Consider not returned</text:p>
          </table:table-cell>
          <table:table-cell office:value-type="string" table:style-name="ce1">
            <text:p>No update.</text:p>
          </table:table-cell>
          <table:table-cell table:number-columns-repeated="16375"/>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Public <text:s/>Sector Resourcing</text:p>
          </table:table-cell>
          <table:table-cell office:value-type="string" table:style-name="ce1">
            <text:p>Alexander Mann Solutions</text:p>
          </table:table-cell>
          <table:table-cell office:value-type="string" table:style-name="ce1">
            <text:p>Rate Card Alignment: Temporary Workers starting (identified temporary workers commencing employment) <text:s/>within rates at or below the agreed Rate Card pricing model</text:p>
          </table:table-cell>
          <table:table-cell office:value-type="string" table:style-name="ce1">
            <text:p>85%</text:p>
          </table:table-cell>
          <table:table-cell office:value-type="string" table:style-name="ce1">
            <text:p>Other - Consider not returned</text:p>
          </table:table-cell>
          <table:table-cell office:value-type="string" table:style-name="ce1">
            <text:p>No update.</text:p>
          </table:table-cell>
          <table:table-cell table:number-columns-repeated="16375"/>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Public <text:s/>Sector Resourcing</text:p>
          </table:table-cell>
          <table:table-cell office:value-type="string" table:style-name="ce1">
            <text:p>Alexander Mann Solutions</text:p>
          </table:table-cell>
          <table:table-cell office:value-type="string" table:style-name="ce1">
            <text:p>Time to Offer: Calendar Days between role released date and offer made</text:p>
          </table:table-cell>
          <table:table-cell office:value-type="string" table:style-name="ce1">
            <text:p>12 Days</text:p>
          </table:table-cell>
          <table:table-cell office:value-type="string" table:style-name="ce1">
            <text:p>Other - Consider not returned</text:p>
          </table:table-cell>
          <table:table-cell office:value-type="string" table:style-name="ce1">
            <text:p>No update.</text:p>
          </table:table-cell>
          <table:table-cell table:number-columns-repeated="16375"/>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Water and Environment Land Management (WEM) Lot 4 Call-Off: Design and Construction of Avonmouth Severnside Enterprise Area Flood Defence Scheme</text:p>
          </table:table-cell>
          <table:table-cell office:value-type="string" table:style-name="ce1">
            <text:p>BMM JV Limited</text:p>
          </table:table-cell>
          <table:table-cell office:value-type="string" table:style-name="ce1">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1">
            <text:p>&l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Water and Environment Land Management (WEM) Lot 4 Call-Off: Design and Construction of Avonmouth Severnside Enterprise Area Flood Defence Scheme</text:p>
          </table:table-cell>
          <table:table-cell office:value-type="string" table:style-name="ce1">
            <text:p>BMM JV Limited</text:p>
          </table:table-cell>
          <table:table-cell office:value-type="string" table:style-name="ce1">
            <text:p>Gateway (delivery of work) achievement - Forecast and actual gateway dates are compared to the baseline set at the beginning of the year</text:p>
          </table:table-cell>
          <table:table-cell office:value-type="string" table:style-name="ce1">
            <text:p>90% of gateway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Water and Environment Land Management (WEM) Lot 4 Call-Off: Design and Construction of Avonmouth Severnside Enterprise Area Flood Defence Scheme</text:p>
          </table:table-cell>
          <table:table-cell office:value-type="string" table:style-name="ce1">
            <text:p>BMM JV Limited</text:p>
          </table:table-cell>
          <table:table-cell office:value-type="string" table:style-name="ce1">
            <text:p>Time Variance - Delivery of required project commission completions (work on the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Inadequate</text:p>
          </table:table-cell>
          <table:table-cell office:value-type="string" table:style-name="ce1">
            <text:p>The critical path for this project is the flood defence construction works in the Port of Bristol (Avonmouth). These works have been impacted by challenges with gaining access to this operational port. The EA normally gains access for works under our statutory powers. However when undertaking works in an operational port we have to secure an agreement with the statutory harbour authority and can only gain entry under a Schedule 22 agreement or legal access agreement. Establishing these agreements have impacted the critical path.<text:s/></text:p>
            <text:p/>
            <text:p>To try and mitigate the associated impacts, we have established a two tier technical and strategic level working groups between the client partnership and the port authority. This approach is starting to yield successful results and we have been able to undertake extensive ground investigation/ service searches/ ground clearance works across the full working footprint in this area. We have also been able to unlock significant enabling works along a 1km section of land controlled by the port authority. We are looking to secure the main construction access agreement within the next 2 months.<text:s/></text:p>
            <text:p/>
            <text:p>Another significant contributing factor in the impact on the critical path has occurred due to delays with discharging of planning conditions. The Local Planning Authority (LPA) review/response times have been extended due to COVID related pressures. The project team is in close dialog with the LPA to mitigate this delay as far as is reasonably practicable.<text:s/></text:p>
            <text:p/>
            <text:p>We are continuously working with our delivery partner to explore construction efficiencies, a good example of this is type of project collaboration, is where we have agreed to remove large obstructions in the ground along the steel sheet pile alignment whilst undertaking the UXO surveys. This will then de-risk the piling process for both UXO and obstructions. We are hoping that by utilising this method it will expedite this construction activity.<text:s/></text:p>
            <text:p/>
            <text:p>It should be noted that we are anticipating further planned changes over the next few periods as the risks that were excluded at the tender stage, due to restricted access, are quantified and instructed back into the contract. These are likely to result in a programme adjustment.<text:s text:c="2"/></text:p>
            <text:p/>
            <text:p>In conjunction with our delivery partner we have identified a number of substantial value engineering opportunities for this section of the project and we are expecting that this will further help mitigate impacts on this project</text:p>
          </table:table-cell>
          <table:table-cell table:number-columns-repeated="16375"/>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Oxford Flood Alleviation Scheme ECC</text:p>
          </table:table-cell>
          <table:table-cell office:value-type="string" table:style-name="ce1">
            <text:p>VBA</text:p>
          </table:table-cell>
          <table:table-cell office:value-type="string" table:style-name="ce1">
            <text:p>Contract is required to be delivered below the contractual cost target. The target set varies by individual projects commissioned as part of the Alleviation Scheme, however the aim is to identify efficiencies in the delivery which reduce costs.</text:p>
          </table:table-cell>
          <table:table-cell office:value-type="string" table:style-name="ce1">
            <text:p>Contract delivered below the contractual cost target</text:p>
          </table:table-cell>
          <table:table-cell office:value-type="string" table:style-name="ce1">
            <text:p>Other - Consider returned</text:p>
          </table:table-cell>
          <table:table-cell office:value-type="string" table:style-name="ce1">
            <text:p>This project is currently on hold until Oxfordshire County Council replace A423 Kennington Railway Bridge (Oxford Southern Bypass) and the associated Compulsory Purchase Orders are in place.</text:p>
          </table:table-cell>
          <table:table-cell table:number-columns-repeated="16375"/>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Oxford Flood Alleviation Scheme ECC</text:p>
          </table:table-cell>
          <table:table-cell office:value-type="string" table:style-name="ce1">
            <text:p>VBA</text:p>
          </table:table-cell>
          <table:table-cell office:value-type="string" table:style-name="ce1">
            <text:p>Gateway (delivery of work) achievement - Forecast and actual gateway dates are compared to the baseline set at the beginning of the year</text:p>
          </table:table-cell>
          <table:table-cell office:value-type="string" table:style-name="ce1">
            <text:p>90% of gateways achieved</text:p>
          </table:table-cell>
          <table:table-cell office:value-type="string" table:style-name="ce1">
            <text:p>Other - Consider returned</text:p>
          </table:table-cell>
          <table:table-cell office:value-type="string" table:style-name="ce1">
            <text:p>This project is currently on hold until Oxfordshire County Council replace A423 Kennington Railway Bridge (Oxford Southern Bypass) and the associated Compulsory Purchase Orders are in place.</text:p>
          </table:table-cell>
          <table:table-cell table:number-columns-repeated="16375"/>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Oxford Flood Alleviation Scheme ECC</text:p>
          </table:table-cell>
          <table:table-cell office:value-type="string" table:style-name="ce1">
            <text:p>VBA</text:p>
          </table:table-cell>
          <table:table-cell office:value-type="string" table:style-name="ce1">
            <text:p>Time Variance - Delivery of required project commission completions (work on the Flood alleviation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Other - Consider returned</text:p>
          </table:table-cell>
          <table:table-cell office:value-type="string" table:style-name="ce1">
            <text:p>This project is currently on hold until Oxfordshire County Council replace A423 Kennington Railway Bridge (Oxford Southern Bypass) and the associated Compulsory Purchase Orders are in place.</text:p>
          </table:table-cell>
          <table:table-cell table:number-columns-repeated="16375"/>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Rural Payments Policy Engine Support</text:p>
          </table:table-cell>
          <table:table-cell office:value-type="string" table:style-name="ce1">
            <text:p>Abaco SpA</text:p>
          </table:table-cell>
          <table:table-cell office:value-type="string" table:style-name="ce1">
            <text:p>Service Availability<text:s/></text:p>
          </table:table-cell>
          <table:table-cell office:value-type="string" table:style-name="ce1">
            <text:p>98.5%</text:p>
          </table:table-cell>
          <table:table-cell office:value-type="string" table:style-name="ce1">
            <text:p>Other - Consider not returned</text:p>
          </table:table-cell>
          <table:table-cell office:value-type="string" table:style-name="ce1">
            <text:p>No update.</text:p>
          </table:table-cell>
          <table:table-cell table:number-columns-repeated="16375"/>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Rural Payments Policy Engine Support</text:p>
          </table:table-cell>
          <table:table-cell office:value-type="string" table:style-name="ce1">
            <text:p>Abaco SpA</text:p>
          </table:table-cell>
          <table:table-cell office:value-type="string" table:style-name="ce1">
            <text:p>Severity 1 Incidents Resolved Within 1 working Day</text:p>
          </table:table-cell>
          <table:table-cell office:value-type="string" table:style-name="ce1">
            <text:p>95%</text:p>
          </table:table-cell>
          <table:table-cell office:value-type="string" table:style-name="ce1">
            <text:p>Other - Consider not returned</text:p>
          </table:table-cell>
          <table:table-cell office:value-type="string" table:style-name="ce1">
            <text:p><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Rural Payments Policy Engine Support</text:p>
          </table:table-cell>
          <table:table-cell office:value-type="string" table:style-name="ce1">
            <text:p>Abaco SpA</text:p>
          </table:table-cell>
          <table:table-cell office:value-type="string" table:style-name="ce1">
            <text:p>Severity 2 Incidents Resolved Within 1 Working Day</text:p>
          </table:table-cell>
          <table:table-cell office:value-type="string" table:style-name="ce1">
            <text:p>95%</text:p>
          </table:table-cell>
          <table:table-cell office:value-type="string" table:style-name="ce1">
            <text:p>Other - Consider not returned</text:p>
          </table:table-cell>
          <table:table-cell office:value-type="string" table:style-name="ce1">
            <text:p>No update.</text:p>
          </table:table-cell>
          <table:table-cell table:number-columns-repeated="16375"/>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Veterinary Delivery Partnership Services A-C Geographic Lot 6 - Northern England</text:p>
          </table:table-cell>
          <table:table-cell office:value-type="string" table:style-name="ce1">
            <text:p>Farmcare North Ltd</text:p>
          </table:table-cell>
          <table:table-cell office:value-type="string" table:style-name="ce1">
            <text:p>Service A (Data Quality): All data input and submitted on SAM is accurate.</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Veterinary Delivery Partnership Services A-C Geographic Lot 6 - Northern England</text:p>
          </table:table-cell>
          <table:table-cell office:value-type="string" table:style-name="ce1">
            <text:p>Farmcare North Ltd</text:p>
          </table:table-cell>
          <table:table-cell office:value-type="string" table:style-name="ce1">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Veterinary Delivery Partnership Services A-C Geographic Lot 5 - South &amp; Eastern England</text:p>
          </table:table-cell>
          <table:table-cell office:value-type="string" table:style-name="ce1">
            <text:p>Farmcare Central Ltd</text:p>
          </table:table-cell>
          <table:table-cell office:value-type="string" table:style-name="ce1">
            <text:p>Service A (Data Quality): All data input and submitted on SAM is accurate.</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Veterinary Delivery Partnership Services A-C Geographic Lot 5 - South &amp; Eastern England</text:p>
          </table:table-cell>
          <table:table-cell office:value-type="string" table:style-name="ce1">
            <text:p>Farmcare Central Ltd</text:p>
          </table:table-cell>
          <table:table-cell office:value-type="string" table:style-name="ce1">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Veterinary Delivery Partnership Services A-C Geographic Lot 4 - Western England</text:p>
          </table:table-cell>
          <table:table-cell office:value-type="string" table:style-name="ce1">
            <text:p>Farmcare West Ltd<text:s/></text:p>
          </table:table-cell>
          <table:table-cell office:value-type="string" table:style-name="ce1">
            <text:p>Service A (Bovine): All TB Test results for Bovines are submitted on SAM within five (5) Working Days of the TT2 date.</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Veterinary Delivery Partnership Services A-C Geographic Lot 4 - Western England</text:p>
          </table:table-cell>
          <table:table-cell office:value-type="string" table:style-name="ce1">
            <text:p>Farmcare West Ltd<text:s/></text:p>
          </table:table-cell>
          <table:table-cell office:value-type="string" table:style-name="ce1">
            <text:p>Service A (Bovine): TB Test results for Bovines, where Reactors / IRs are disclosed, are submitted on Sam within one (1) Working Day of the TT2 date.</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Veterinary Delivery Partnership Services A-C Geographic Lot 3 - Devon &amp; Cornwall</text:p>
          </table:table-cell>
          <table:table-cell office:value-type="string" table:style-name="ce1">
            <text:p>Farmcare Devon &amp; Cornwall Ltd</text:p>
          </table:table-cell>
          <table:table-cell office:value-type="string" table:style-name="ce1">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Veterinary Delivery Partnership Services A-C Geographic Lot 3 - Devon &amp; Cornwall</text:p>
          </table:table-cell>
          <table:table-cell office:value-type="string" table:style-name="ce1">
            <text:p>Farmcare Devon &amp; Cornwall Ltd</text:p>
          </table:table-cell>
          <table:table-cell office:value-type="string" table:style-name="ce1">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string" table:style-name="ce1">
            <text:p>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Veterinary Delivery Partnership Services A-C Geographic Lot 2 - South Wales</text:p>
          </table:table-cell>
          <table:table-cell office:value-type="string" table:style-name="ce1">
            <text:p>Iechyd Da (Gwledig)</text:p>
          </table:table-cell>
          <table:table-cell office:value-type="string" table:style-name="ce1">
            <text:p>Service A (Bovine): All TB Test results for Bovines are submitted on SAM within five (5) Working Days of the TT2 date.</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EFRA</text:p>
          </table:table-cell>
          <table:table-cell office:value-type="string" table:style-name="ce1">
            <text:p>Defra</text:p>
          </table:table-cell>
          <table:table-cell office:value-type="string" table:style-name="ce1">
            <text:p>Veterinary Delivery Partnership Services A-C Geographic Lot 2 - South Wales</text:p>
          </table:table-cell>
          <table:table-cell office:value-type="string" table:style-name="ce1">
            <text:p>Iechyd Da (Gwledig)</text:p>
          </table:table-cell>
          <table:table-cell office:value-type="string" table:style-name="ce1">
            <text:p>Service A (Bovine): TB Test results for Bovines, where Reactors / IRs are disclosed, are submitted on Sam within one (1) Working Day of the TT2 date.</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Student Loans Company</text:p>
          </table:table-cell>
          <table:table-cell office:value-type="string" table:style-name="ce1">
            <text:p>Transactional Print Services</text:p>
          </table:table-cell>
          <table:table-cell office:value-type="string" table:style-name="ce1">
            <text:p>Williams Lea</text:p>
          </table:table-cell>
          <table:table-cell office:value-type="string" table:style-name="ce1">
            <text:p>Service Reviews - Completion of service review meetings according to the agreed schedule</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Student Loans Company</text:p>
          </table:table-cell>
          <table:table-cell office:value-type="string" table:style-name="ce1">
            <text:p>Transactional Print Services</text:p>
          </table:table-cell>
          <table:table-cell office:value-type="string" table:style-name="ce1">
            <text:p>Williams Lea</text:p>
          </table:table-cell>
          <table:table-cell office:value-type="string" table:style-name="ce1">
            <text:p>Service Support - Provision of service support between the hours of 09:00 and 17:30 on each business day</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Student Loans Company</text:p>
          </table:table-cell>
          <table:table-cell office:value-type="string" table:style-name="ce1">
            <text:p>Student Loans Contact Centre Services</text:p>
          </table:table-cell>
          <table:table-cell office:value-type="string" table:style-name="ce1">
            <text:p>Teleperformance UK</text:p>
          </table:table-cell>
          <table:table-cell office:value-type="string" table:style-name="ce1">
            <text:p>From November 2021 The supplier will achieve satisfactory call quality measured by risk on Student Loans Company internal quality sample scoring each month.</text:p>
          </table:table-cell>
          <table:table-cell office:value-type="string" table:style-name="ce1">
            <text:p>12.00%</text:p>
          </table:table-cell>
          <table:table-cell office:value-type="string" table:style-name="ce1">
            <text:p>Other - Consider returned</text:p>
          </table:table-cell>
          <table:table-cell office:value-type="string" table:style-name="ce1">
            <text:p>KPI newly implemented <text:s/>- performance data will be reported in future quarters. Expect reportable data for FY21-22 Q3</text:p>
          </table:table-cell>
          <table:table-cell table:number-columns-repeated="16375"/>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Student Loans Company</text:p>
          </table:table-cell>
          <table:table-cell office:value-type="string" table:style-name="ce1">
            <text:p>Student Loans Contact Centre Services</text:p>
          </table:table-cell>
          <table:table-cell office:value-type="string" table:style-name="ce1">
            <text:p>Teleperformance UK</text:p>
          </table:table-cell>
          <table:table-cell office:value-type="string" table:style-name="ce1">
            <text:p>The supplier will provide the required level of advisors according to the 6 week requirement forecast</text:p>
          </table:table-cell>
          <table:table-cell office:value-type="string" table:style-name="ce1">
            <text:p>90.00%</text:p>
          </table:table-cell>
          <table:table-cell office:value-type="string" table:style-name="ce1">
            <text:p>Inadequate</text:p>
          </table:table-cell>
          <table:table-cell office:value-type="string" table:style-name="ce1">
            <text:p>Exception agreed due to COVID related recruitment challenges with a backdrop of increasing Student Loan Company Full Time Equivalent requirements. Performance reviewed monthly regarding recruitment of advisors.</text:p>
          </table:table-cell>
          <table:table-cell table:number-columns-repeated="16375"/>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Student Loans Company</text:p>
          </table:table-cell>
          <table:table-cell office:value-type="string" table:style-name="ce1">
            <text:p>Infrastructure, Iteration Management, DevOps, Cloud and TG Project Services</text:p>
          </table:table-cell>
          <table:table-cell office:value-type="string" table:style-name="ce1">
            <text:p>Exception Limited</text:p>
          </table:table-cell>
          <table:table-cell office:value-type="string" table:style-name="ce1">
            <text:p>Quality of deliverables achieved as agreed in the Statements of Work.</text:p>
          </table:table-cell>
          <table:table-cell office:value-type="string" table:style-name="ce1">
            <text:p>Green (no quality issu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Student Loans Company</text:p>
          </table:table-cell>
          <table:table-cell office:value-type="string" table:style-name="ce1">
            <text:p>Infrastructure, Iteration Management, DevOps, Cloud and TG Project Services</text:p>
          </table:table-cell>
          <table:table-cell office:value-type="string" table:style-name="ce1">
            <text:p>Exception Limited</text:p>
          </table:table-cell>
          <table:table-cell office:value-type="string" table:style-name="ce1">
            <text:p>Service Employee capacity targets met: Service Request Notices are met with the Service commencing on the agreed start with a minimum of 20 Working Days’ notice provided by Buyer to Supplier</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Student Loans Company</text:p>
          </table:table-cell>
          <table:table-cell office:value-type="string" table:style-name="ce1">
            <text:p>Provision Of Postal Services</text:p>
          </table:table-cell>
          <table:table-cell office:value-type="string" table:style-name="ce1">
            <text:p>Whistl UK Limited</text:p>
          </table:table-cell>
          <table:table-cell office:value-type="string" table:style-name="ce1">
            <text:p>On time and accurate mailing collection</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Student Loans Company</text:p>
          </table:table-cell>
          <table:table-cell office:value-type="string" table:style-name="ce1">
            <text:p>Provision Of Postal Services</text:p>
          </table:table-cell>
          <table:table-cell office:value-type="string" table:style-name="ce1">
            <text:p>Whistl UK Limited</text:p>
          </table:table-cell>
          <table:table-cell office:value-type="string" table:style-name="ce1">
            <text:p>On time mailing delivery from Down Stream Access Company to Royal Mail Inland Mail Centre within delivery window</text:p>
            <text:p><text:s text:c="3"/></text:p>
            <text:p><text:s text:c="3"/>Note: Down Stream Access Company is a term for a private postal company that collects, sorts and processes a business customer’s mail, and then utilises the Royal Mail network by delivering (handing over) this mail into Royal Mail’s network of Inland Mail Centres.</text:p>
          </table:table-cell>
          <table:table-cell office:value-type="string" table:style-name="ce1">
            <text:p>98.00%</text:p>
          </table:table-cell>
          <table:table-cell office:value-type="string" table:style-name="ce1">
            <text:p>Inadequate</text:p>
          </table:table-cell>
          <table:table-cell office:value-type="string" table:style-name="ce1">
            <text:p>Covid continues to impact on delivery schedules. Monthly performance monitoring to assess impact with supplier.</text:p>
          </table:table-cell>
          <table:table-cell table:number-columns-repeated="16375"/>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Erasmus+ (2014-2020)</text:p>
          </table:table-cell>
          <table:table-cell office:value-type="string" table:style-name="ce1">
            <text:p>British Council</text:p>
          </table:table-cell>
          <table:table-cell office:value-type="string" table:style-name="ce1">
            <text:p>Debt Recovery of Grant : Debt Recovery of grant payments issued to beneficiaries for Erasmus+ and European Solidarity Corporations projects in call years 2018 to 2020, and future yea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Erasmus+ (2014-2020)</text:p>
          </table:table-cell>
          <table:table-cell office:value-type="string" table:style-name="ce1">
            <text:p>British Council</text:p>
          </table:table-cell>
          <table:table-cell office:value-type="string" table:style-name="ce1">
            <text:p>Performance Management : Risk, Exit and Contract Management plans of the Erasmus+ programme are accurat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Erasmus+ (2014-2020)</text:p>
          </table:table-cell>
          <table:table-cell office:value-type="string" table:style-name="ce1">
            <text:p>British Council</text:p>
          </table:table-cell>
          <table:table-cell office:value-type="string" table:style-name="ce1">
            <text:p>Performance Management <text:s/>: Submission of Performance Reports to National Authority including Quantification. As referenced in Interim Half Yearly and Annual Performance Report including Quantification data (section 14) within the residual specifica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Level 3 Mathematics Support Programme - Largest Sub contractor Tribal</text:p>
          </table:table-cell>
          <table:table-cell office:value-type="string" table:style-name="ce1">
            <text:p>Mathematics in Education and Industry</text:p>
          </table:table-cell>
          <table:table-cell office:value-type="string" table:style-name="ce1">
            <text:p>3a - Support at least 1250 students (including at least 250 from schools/colleges in Opportunity Areas or Low Participation Areas) on a course providing a minimum of 20 hours’ support for higher-level mathematics problem-solving and preparation for university mathematics entrance tests in the 2020-21 academic year.<text:s text:c="2"/></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Level 3 Mathematics Support Programme - Largest Sub contractor Tribal</text:p>
          </table:table-cell>
          <table:table-cell office:value-type="string" table:style-name="ce1">
            <text:p>Mathematics in Education and Industry</text:p>
          </table:table-cell>
          <table:table-cell office:value-type="string" table:style-name="ce1">
            <text:p>4b - Provide capacity for a minimum of 2425 teacher days (of which 155 are for teachers from schools/colleges in Opportunity Areas, Low Participation Areas or on Priority Lists) of professional development for A level further maths or A level maths, and ensure that a minimum of 2305 teachers days are completed (of which 145 are for teachers from schools/colleges in Opportunity Areas, Low Participation Areas or on Priority Lists).<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Level 3 Mathematics Support Programme - Largest Sub contractor Tribal</text:p>
          </table:table-cell>
          <table:table-cell office:value-type="string" table:style-name="ce1">
            <text:p>Mathematics in Education and Industry</text:p>
          </table:table-cell>
          <table:table-cell office:value-type="string" table:style-name="ce1">
            <text:p>4d - Provide capacity for a minimum of 2055 teacher days (of which 155 are for teachers from schools/colleges in Opportunity Areas, Low Participation Areas or on Priority Lists) of professional development for Level 3 core maths, and ensure that a minimum of 1950 teachers days are completed (of which 145 are for teachers from schools/colleges in Opportunity Areas, Low Participation Areas or on Priority Lists). <text:s/>Including training to develop the capacity and confidence of a minimum of 150 teachers across other quantitative subjects, geography, biology and psychology.<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Workday</text:p>
          </table:table-cell>
          <table:table-cell office:value-type="string" table:style-name="ce1">
            <text:p>WORKDAY</text:p>
          </table:table-cell>
          <table:table-cell office:value-type="string" table:style-name="ce1">
            <text:p>Response to Severity Levels – Levels 1-5 (range from 30mins to 24 hours): <text:s/>Response to Severity Levels:</text:p>
            <text:p>•<text:tab/>Level 1 Supplier will respond within thirty (30) minutes of receipt of case and Supplier shall remain accessible for troubleshooting from the time a Severity 1 issue is logged until such time as it is resolved.<text:s/></text:p>
            <text:p>•<text:tab/>Level 2 Supplier will respond within one (1) hour of receipt of case and Supplier shall remain accessible for troubleshooting from the time a Severity 2 issue is logged until such time as it is resolved.<text:s/></text:p>
            <text:p>•<text:tab/>Level 3 Supplier will respond within four (4) hours of receipt of case.<text:s/></text:p>
            <text:p>•<text:tab/>Level 4 Supplier will respond within twenty-four (24) hours of receipt of case.<text:s/></text:p>
            <text:p>•<text:tab/>Level 5 Supplier will respond within twenty-four (24) hours of receipt of case.</text:p>
          </table:table-cell>
          <table:table-cell office:value-type="string" table:style-name="ce1">
            <text:p>All response levels have been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Workday</text:p>
          </table:table-cell>
          <table:table-cell office:value-type="string" table:style-name="ce1">
            <text:p>WORKDAY</text:p>
          </table:table-cell>
          <table:table-cell office:value-type="string" table:style-name="ce1">
            <text:p>Workday HR system service availability commitment for a given calendar month is 99.7%</text:p>
          </table:table-cell>
          <table:table-cell office:value-type="string" table:style-name="ce1">
            <text:p>99.7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Workday</text:p>
          </table:table-cell>
          <table:table-cell office:value-type="string" table:style-name="ce1">
            <text:p>WORKDAY</text:p>
          </table:table-cell>
          <table:table-cell office:value-type="string" table:style-name="ce1">
            <text:p>Workday’s Service Response commitment is: (i) not less than 50% of (online) transactions in one (1) second or less and (ii) not more than 10% in two and a half (2.5) seconds or more.</text:p>
          </table:table-cell>
          <table:table-cell office:value-type="string" table:style-name="ce1">
            <text:p>both measures are exceed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Havas - Get Into Teaching creative agency</text:p>
          </table:table-cell>
          <table:table-cell office:value-type="string" table:style-name="ce1">
            <text:p>Havas Worldwide London Limited</text:p>
          </table:table-cell>
          <table:table-cell office:value-type="string" table:style-name="ce1">
            <text:p>Average client satisfaction score with agency performance across a range of measures</text:p>
          </table:table-cell>
          <table:table-cell office:value-type="string" table:style-name="ce1">
            <text:p>Score 7-10 out of 1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TPS Administration Services Contract</text:p>
          </table:table-cell>
          <table:table-cell office:value-type="string" table:style-name="ce1">
            <text:p>Capita Business Services</text:p>
          </table:table-cell>
          <table:table-cell office:value-type="string" table:style-name="ce1">
            <text:p>SLA 1 (1) Retirement Benefit Payments:</text:p>
            <text:p>Target is 100% by payable date or if late application, 100% within 10 working days of receiving an application form.</text:p>
          </table:table-cell>
          <table:table-cell office:value-type="string" table:style-name="ce1">
            <text:p>100% of volume actioned</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TPS Administration Services Contract</text:p>
          </table:table-cell>
          <table:table-cell office:value-type="string" table:style-name="ce1">
            <text:p>Capita Business Services</text:p>
          </table:table-cell>
          <table:table-cell office:value-type="string" table:style-name="ce1">
            <text:p>SLA 2 (2) Pension Payments</text:p>
            <text:p>• Target is 100% on due Date.</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TPS Administration Services Contract</text:p>
          </table:table-cell>
          <table:table-cell office:value-type="string" table:style-name="ce1">
            <text:p>Capita Business Services</text:p>
          </table:table-cell>
          <table:table-cell office:value-type="string" table:style-name="ce1">
            <text:p>SLA 3 (4b) Death Benefit Payments (continuing entitlement)</text:p>
            <text:p>Target is 100% within 7 working days of receipt of the completed application form.</text:p>
            <text:p/>
          </table:table-cell>
          <table:table-cell office:value-type="string" table:style-name="ce1">
            <text:p>100% within 7 days of receipt of the completed application form.</text:p>
          </table:table-cell>
          <table:table-cell office:value-type="string" table:style-name="ce1">
            <text:p>Requires Improvement</text:p>
          </table:table-cell>
          <table:table-cell office:value-type="string" table:style-name="ce1">
            <text:p>Delay in confirmation of cause of death resulted in delayed receipt of payments. Monthly performance reviews in place with the supplier to monitor performance.</text:p>
          </table:table-cell>
          <table:table-cell table:number-columns-repeated="16375"/>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High Potential Middle Leaders (combined) Programme</text:p>
          </table:table-cell>
          <table:table-cell office:value-type="string" table:style-name="ce1">
            <text:p>Ambition Institute</text:p>
          </table:table-cell>
          <table:table-cell office:value-type="string" table:style-name="ce1">
            <text:p>Impact - 90% Service Users successfully completed a school based initiative</text:p>
          </table:table-cell>
          <table:table-cell office:value-type="string" table:style-name="ce1">
            <text:p>90% or higher</text:p>
          </table:table-cell>
          <table:table-cell office:value-type="string" table:style-name="ce1">
            <text:p>Other - Consider returned</text:p>
          </table:table-cell>
          <table:table-cell office:value-type="string" table:style-name="ce1">
            <text:p>The reporting point for this KPI is January 2022.<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High Potential Middle Leaders (combined) Programme</text:p>
          </table:table-cell>
          <table:table-cell office:value-type="string" table:style-name="ce1">
            <text:p>Ambition Institute</text:p>
          </table:table-cell>
          <table:table-cell office:value-type="string" table:style-name="ce1">
            <text:p>Retention - 95% of Service Users complete the programme<text:s/></text:p>
          </table:table-cell>
          <table:table-cell office:value-type="string" table:style-name="ce1">
            <text:p>95%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High Potential Middle Leaders (combined) Programme</text:p>
          </table:table-cell>
          <table:table-cell office:value-type="string" table:style-name="ce1">
            <text:p>Ambition Institute</text:p>
          </table:table-cell>
          <table:table-cell office:value-type="string" table:style-name="ce1">
            <text:p>Satisfaction - 85% of Service Users rate the overall Programme as good or above at the end of the second year</text:p>
          </table:table-cell>
          <table:table-cell office:value-type="string" table:style-name="ce1">
            <text:p>85%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High Potential Senior Leaders Programme<text:s/></text:p>
          </table:table-cell>
          <table:table-cell office:value-type="string" table:style-name="ce1">
            <text:p>Ambition Institute</text:p>
          </table:table-cell>
          <table:table-cell office:value-type="string" table:style-name="ce1">
            <text:p>Pupil Impact - Successful completion of a school-based improvement initiative (to be completed by the end of the programme).<text:s/></text:p>
          </table:table-cell>
          <table:table-cell office:value-type="string" table:style-name="ce1">
            <text:p>90% or higher</text:p>
          </table:table-cell>
          <table:table-cell office:value-type="string" table:style-name="ce1">
            <text:p>Other - Consider returned</text:p>
          </table:table-cell>
          <table:table-cell office:value-type="string" table:style-name="ce1">
            <text:p>The reporting point for this KPI is January 2022.<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High Potential Senior Leaders Programme<text:s/></text:p>
          </table:table-cell>
          <table:table-cell office:value-type="string" table:style-name="ce1">
            <text:p>Ambition Institute</text:p>
          </table:table-cell>
          <table:table-cell office:value-type="string" table:style-name="ce1">
            <text:p>Retention - Retention rates will be measured for each cohort from the start of the programme each year through to the end of the academic year, for each year of the programme</text:p>
          </table:table-cell>
          <table:table-cell office:value-type="string" table:style-name="ce1">
            <text:p>90% or higher</text:p>
          </table:table-cell>
          <table:table-cell office:value-type="string" table:style-name="ce1">
            <text:p>Other - Consider returned</text:p>
          </table:table-cell>
          <table:table-cell office:value-type="string" table:style-name="ce1">
            <text:p>KPI newly implemented - The reporting point for this KPI is January 2022.<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Network of Science Learning Partnerships + Extension to 2022</text:p>
          </table:table-cell>
          <table:table-cell office:value-type="string" table:style-name="ce1">
            <text:p>STEM Learning Ltd.</text:p>
          </table:table-cell>
          <table:table-cell office:value-type="string" table:style-name="ce1">
            <text:p>Number of Continuous Professional Development (CPD) days each year</text:p>
          </table:table-cell>
          <table:table-cell office:value-type="string" table:style-name="ce1">
            <text:p>412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Network of Science Learning Partnerships + Extension to 2022</text:p>
          </table:table-cell>
          <table:table-cell office:value-type="string" table:style-name="ce1">
            <text:p>STEM Learning Ltd.</text:p>
          </table:table-cell>
          <table:table-cell office:value-type="string" table:style-name="ce1">
            <text:p>Total number of primary schools engaging with the programme each year</text:p>
          </table:table-cell>
          <table:table-cell office:value-type="string" table:style-name="ce1">
            <text:p>871.2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Network of Science Learning Partnerships + Extension to 2022</text:p>
          </table:table-cell>
          <table:table-cell office:value-type="string" table:style-name="ce1">
            <text:p>STEM Learning Ltd.</text:p>
          </table:table-cell>
          <table:table-cell office:value-type="string" table:style-name="ce1">
            <text:p>Total number of secondary schools engaging with the programme each year</text:p>
          </table:table-cell>
          <table:table-cell office:value-type="string" table:style-name="ce1">
            <text:p>546.2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To manage the Adoption Support Fund</text:p>
          </table:table-cell>
          <table:table-cell office:value-type="string" table:style-name="ce1">
            <text:p>Mott MacDonald Ltd</text:p>
          </table:table-cell>
          <table:table-cell office:value-type="string" table:style-name="ce1">
            <text:p>All correctly completed applications above the Fair Access Limits are assessed and sent to the Department for approval within 3 working day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To manage the Adoption Support Fund</text:p>
          </table:table-cell>
          <table:table-cell office:value-type="string" table:style-name="ce1">
            <text:p>Mott MacDonald Ltd</text:p>
          </table:table-cell>
          <table:table-cell office:value-type="string" table:style-name="ce1">
            <text:p>Applications under the current Fair Access Limits (£5k for therapy and £2.5k for specialist assessment), correctly completed by the Local Authority / Regional Adoption Agency, are processed within 20 days.</text:p>
          </table:table-cell>
          <table:table-cell office:value-type="string" table:style-name="ce1">
            <text:p>99.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To manage the Adoption Support Fund</text:p>
          </table:table-cell>
          <table:table-cell office:value-type="string" table:style-name="ce1">
            <text:p>Mott MacDonald Ltd</text:p>
          </table:table-cell>
          <table:table-cell office:value-type="string" table:style-name="ce1">
            <text:p>Percentage of the fund distributed in line with demand of each financial year in accordance with government accounting rules (and by building on the existing Government Internal Audit Agency audited proces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GiTIS Contact Centre Solution/Advisory Service</text:p>
          </table:table-cell>
          <table:table-cell office:value-type="string" table:style-name="ce1">
            <text:p>Teleperformance Ltd</text:p>
          </table:table-cell>
          <table:table-cell office:value-type="string" table:style-name="ce1">
            <text:p>SLA2 - Percentage of Ineffective Calls, Abandoned Calls, Ineffective Webchat Sessions and Abandoned Webchat Sessions<text:s/></text:p>
          </table:table-cell>
          <table:table-cell office:value-type="string" table:style-name="ce1">
            <text:p>up to 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GiTIS Contact Centre Solution/Advisory Service</text:p>
          </table:table-cell>
          <table:table-cell office:value-type="string" table:style-name="ce1">
            <text:p>Teleperformance Ltd</text:p>
          </table:table-cell>
          <table:table-cell office:value-type="string" table:style-name="ce1">
            <text:p>SLA7 - Percentage of actual Registrants supported by an Adviser that apply to Initial Teacher Training against number of Registrants forecasted to apply to Initial Teacher Training.</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GiTIS Contact Centre Solution/Advisory Service</text:p>
          </table:table-cell>
          <table:table-cell office:value-type="string" table:style-name="ce1">
            <text:p>Teleperformance Ltd</text:p>
          </table:table-cell>
          <table:table-cell office:value-type="string" table:style-name="ce1">
            <text:p>SLA8 - Percentage of actual Registrants supported by an Adviser that successfully apply to Initial Teacher against number of Registrants forecasted to apply to Initial Teacher Training.</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Stimulating Physics Network + Extension to 2022</text:p>
          </table:table-cell>
          <table:table-cell office:value-type="string" table:style-name="ce1">
            <text:p>The Institute of Physics</text:p>
          </table:table-cell>
          <table:table-cell office:value-type="string" table:style-name="ce1">
            <text:p>Mean response for participants feedback in the Inclusion Project, which targets schools with low progression rates of girls and underrepresented groups to A level Physics</text:p>
          </table:table-cell>
          <table:table-cell office:value-type="string" table:style-name="ce1">
            <text:p>7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Stimulating Physics Network + Extension to 2022</text:p>
          </table:table-cell>
          <table:table-cell office:value-type="string" table:style-name="ce1">
            <text:p>The Institute of Physics</text:p>
          </table:table-cell>
          <table:table-cell office:value-type="string" table:style-name="ce1">
            <text:p>Number of Continuous Professional Development (CPD) hours delivered to partner and non-partner schools. Partner schools are schools which have low rates of progression to Physics A Level.</text:p>
          </table:table-cell>
          <table:table-cell office:value-type="string" table:style-name="ce1">
            <text:p>2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Stimulating Physics Network + Extension to 2022</text:p>
          </table:table-cell>
          <table:table-cell office:value-type="string" table:style-name="ce1">
            <text:p>The Institute of Physics</text:p>
          </table:table-cell>
          <table:table-cell office:value-type="string" table:style-name="ce1">
            <text:p>Number of teachers completing the Specialist Knowledge for Physics Teachers course.<text:s/></text:p>
          </table:table-cell>
          <table:table-cell office:value-type="string" table:style-name="ce1">
            <text:p>N/A</text:p>
          </table:table-cell>
          <table:table-cell office:value-type="string" table:style-name="ce1">
            <text:p>Other - Consider returned</text:p>
          </table:table-cell>
          <table:table-cell office:value-type="string" table:style-name="ce1">
            <text:p>KPI newly implemented - The reporting point for this KPI FY21-22 Q4.</text:p>
          </table:table-cell>
          <table:table-cell table:number-columns-repeated="16375"/>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High Potential Initial Teacher Training (HPITT) programme</text:p>
          </table:table-cell>
          <table:table-cell office:value-type="string" table:style-name="ce1">
            <text:p>Teach First</text:p>
          </table:table-cell>
          <table:table-cell office:value-type="string" table:style-name="ce1">
            <text:p>The Contractor will ensure that 90% of recruits that start Summer Institute achieve Qualified Teacher Status excluding those trainees who begin on a probation period and leave the programme.</text:p>
          </table:table-cell>
          <table:table-cell office:value-type="string" table:style-name="ce1">
            <text:p>90.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High Potential Initial Teacher Training (HPITT) programme</text:p>
          </table:table-cell>
          <table:table-cell office:value-type="string" table:style-name="ce1">
            <text:p>Teach First</text:p>
          </table:table-cell>
          <table:table-cell office:value-type="string" table:style-name="ce1">
            <text:p>The Contractor will ensure that 94% of those that achieve Qualified Teacher Status complete year 2 as teachers.</text:p>
          </table:table-cell>
          <table:table-cell office:value-type="string" table:style-name="ce1">
            <text:p>94.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High Potential Initial Teacher Training (HPITT) programme</text:p>
          </table:table-cell>
          <table:table-cell office:value-type="string" table:style-name="ce1">
            <text:p>Teach First</text:p>
          </table:table-cell>
          <table:table-cell office:value-type="string" table:style-name="ce1">
            <text:p>The supplier will recruit at least 1750 suitable participants according to the subject breakdown agreed with DfE</text:p>
          </table:table-cell>
          <table:table-cell office:value-type="string" table:style-name="ce1">
            <text:p>1750</text:p>
          </table:table-cell>
          <table:table-cell office:value-type="string" table:style-name="ce1">
            <text:p>Requires Improvement</text:p>
          </table:table-cell>
          <table:table-cell office:value-type="string" table:style-name="ce1">
            <text:p>Performance was impacted by Covid-19 disruption. Regular performance reviews in place to monitor delivery of outputs.</text:p>
          </table:table-cell>
          <table:table-cell table:number-columns-repeated="16375"/>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General Qualifications &amp; National Curriculum Assessment Logistics<text:s/></text:p>
          </table:table-cell>
          <table:table-cell office:value-type="string" table:style-name="ce1">
            <text:p>Parcelforce Worldwide</text:p>
          </table:table-cell>
          <table:table-cell office:value-type="string" table:style-name="ce1">
            <text:p>No packages are to be confirmed as lost at the “terminally lost” date for each exam series due to mishandling by the Supplier</text:p>
          </table:table-cell>
          <table:table-cell office:value-type="string" table:style-name="ce1">
            <text:p>99.998%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General Qualifications &amp; National Curriculum Assessment Logistics<text:s/></text:p>
          </table:table-cell>
          <table:table-cell office:value-type="string" table:style-name="ce1">
            <text:p>Parcelforce Worldwide</text:p>
          </table:table-cell>
          <table:table-cell office:value-type="string" table:style-name="ce1">
            <text:p>No packages destroyed (i.e. contents rendered unfit for marking) while in the Supplier’s care, including through theft, or negligent handling.</text:p>
          </table:table-cell>
          <table:table-cell office:value-type="string" table:style-name="ce1">
            <text:p>99.998%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General Qualifications &amp; National Curriculum Assessment Logistics<text:s/></text:p>
          </table:table-cell>
          <table:table-cell office:value-type="string" table:style-name="ce1">
            <text:p>Parcelforce Worldwide</text:p>
          </table:table-cell>
          <table:table-cell office:value-type="string" table:style-name="ce1">
            <text:p>No packages to be delivered to the wrong recipient or found by a member of public.</text:p>
          </table:table-cell>
          <table:table-cell office:value-type="string" table:style-name="ce1">
            <text:p>99.998%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Fast-Track Social Work Programme - Frontline cohorts '20 &amp; '21</text:p>
          </table:table-cell>
          <table:table-cell office:value-type="string" table:style-name="ce1">
            <text:p>The Frontline Organisation</text:p>
          </table:table-cell>
          <table:table-cell office:value-type="string" table:style-name="ce1">
            <text:p>Cohort 20 - Year 1 Local Authority satisfaction: % of Local Authorities satisfied with their experience of partnering with Frontline</text:p>
          </table:table-cell>
          <table:table-cell office:value-type="string" table:style-name="ce1">
            <text:p>&gt;7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Fast-Track Social Work Programme - Frontline cohorts '20 &amp; '21</text:p>
          </table:table-cell>
          <table:table-cell office:value-type="string" table:style-name="ce1">
            <text:p>The Frontline Organisation</text:p>
          </table:table-cell>
          <table:table-cell office:value-type="string" table:style-name="ce1">
            <text:p>Cohort 20 - Year 1 participant satisfaction: % of participants satisfied/very satisfied with the programme</text:p>
          </table:table-cell>
          <table:table-cell office:value-type="string" table:style-name="ce1">
            <text:p>&gt;7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Fast-Track Social Work Programme - Frontline cohorts '20 &amp; '21</text:p>
          </table:table-cell>
          <table:table-cell office:value-type="string" table:style-name="ce1">
            <text:p>The Frontline Organisation</text:p>
          </table:table-cell>
          <table:table-cell office:value-type="string" table:style-name="ce1">
            <text:p>Cohort 21 - Unique programme starters: Number of participants starting the programme</text:p>
          </table:table-cell>
          <table:table-cell office:value-type="string" table:style-name="ce1">
            <text:p>&gt;40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Test Operations Services (TOpS)</text:p>
          </table:table-cell>
          <table:table-cell office:value-type="string" table:style-name="ce1">
            <text:p>Capita Plc</text:p>
          </table:table-cell>
          <table:table-cell office:value-type="string" table:style-name="ce1">
            <text:p>Helpdesk response to calls, enquiries and complaints</text:p>
            <text:p/>
            <text:p>•<text:tab/> the abandoned call rate will not exceed 5% of the total calls each day<text:s/></text:p>
            <text:p>•<text:tab/> at least 99% of inbound queries and complaints will be resolved within 5 Business Days<text:s/></text:p>
            <text:p>•<text:tab/> 100% of inbound enquiries and complaints will be resolved within 8 Business Days.<text:s/></text:p>
            <text:p>•<text:tab/> 85% of all enquiries must be resolved at first point of contact<text:s/></text:p>
            <text:p>•<text:tab/> at least 99% of all complaints are acknowledged by email and forwarded (where appropriate) within 1 Business Day of receipt<text:s/></text:p>
            <text:p>•<text:tab/> at least 99% of all complaints to the Helpdesk must be resolved within 15 Business Days of receipt<text:s/></text:p>
            <text:p>•<text:tab/> 100% of emails, faxes, and letters and text enquiries must be acknowledged within 1 Business Day of receipt<text:s/></text:p>
            <text:p>•<text:tab/> availability of the Helpdesk as set out in Goal 12 in Schedule 4 (Services) Part 1 (Statement of Requirements)</text:p>
            <text:p/>
          </table:table-cell>
          <table:table-cell office:value-type="string" table:style-name="ce1">
            <text:p>All 8 measures achieved</text:p>
          </table:table-cell>
          <table:table-cell office:value-type="string" table:style-name="ce1">
            <text:p>Other - Consider not returned</text:p>
          </table:table-cell>
          <table:table-cell office:value-type="string" table:style-name="ce1">
            <text:p>KPI delivery milestones to be tracked during September 2021.</text:p>
          </table:table-cell>
          <table:table-cell table:number-columns-repeated="16375"/>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Test Operations Services (TOpS)</text:p>
          </table:table-cell>
          <table:table-cell office:value-type="string" table:style-name="ce1">
            <text:p>Capita Plc</text:p>
          </table:table-cell>
          <table:table-cell office:value-type="string" table:style-name="ce1">
            <text:p>Testing portal system availability: System availability of 99.8% for production</text:p>
          </table:table-cell>
          <table:table-cell office:value-type="string" table:style-name="ce1">
            <text:p>99.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Vinci TFM - LocatED Portfolio</text:p>
          </table:table-cell>
          <table:table-cell office:value-type="string" table:style-name="ce1">
            <text:p>VINCI Construction UK Limited</text:p>
          </table:table-cell>
          <table:table-cell office:value-type="string" table:style-name="ce1">
            <text:p>CCTV Monitoring Service: Security technology deployed to vacant sites. Technology to be available 95% of the time, monitored effectively, repaired and replaced in a timely manner</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Vinci TFM - LocatED Portfolio</text:p>
          </table:table-cell>
          <table:table-cell office:value-type="string" table:style-name="ce1">
            <text:p>VINCI Construction UK Limited</text:p>
          </table:table-cell>
          <table:table-cell office:value-type="string" table:style-name="ce1">
            <text:p>Guarding Deployment: The required number of guards must be provided in accordance with the contract. Guards should be uniformed as required. <text:s/>(Manned Guarding and Dog Handling).</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Vinci TFM - LocatED Portfolio</text:p>
          </table:table-cell>
          <table:table-cell office:value-type="string" table:style-name="ce1">
            <text:p>VINCI Construction UK Limited</text:p>
          </table:table-cell>
          <table:table-cell office:value-type="string" table:style-name="ce1">
            <text:p>Statutory Compliance: Statutory compliance in accordance with contractual requirements completed by specified dates @ 100%</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The National Centre for Computing Education (NCCE) Lot 1</text:p>
          </table:table-cell>
          <table:table-cell office:value-type="string" table:style-name="ce1">
            <text:p>STEM Learning Ltd.</text:p>
          </table:table-cell>
          <table:table-cell office:value-type="string" table:style-name="ce1">
            <text:p>Target percentage of 60% non-priority schools that are engaged each year.<text:s/></text:p>
          </table:table-cell>
          <table:table-cell office:value-type="string" table:style-name="ce1">
            <text:p>95% of KPI targ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The National Centre for Computing Education (NCCE) Lot 1</text:p>
          </table:table-cell>
          <table:table-cell office:value-type="string" table:style-name="ce1">
            <text:p>STEM Learning Ltd.</text:p>
          </table:table-cell>
          <table:table-cell office:value-type="string" table:style-name="ce1">
            <text:p>Target percentage of 82% Primary priority schools that are engaged each year.<text:s/></text:p>
          </table:table-cell>
          <table:table-cell office:value-type="string" table:style-name="ce1">
            <text:p>95% of KPI targ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The National Centre for Computing Education (NCCE) Lot 1</text:p>
          </table:table-cell>
          <table:table-cell office:value-type="string" table:style-name="ce1">
            <text:p>STEM Learning Ltd.</text:p>
          </table:table-cell>
          <table:table-cell office:value-type="string" table:style-name="ce1">
            <text:p>Target percentage of 92% of Secondary priority schools that are engaged each year.</text:p>
          </table:table-cell>
          <table:table-cell office:value-type="string" table:style-name="ce1">
            <text:p>95% of KPI targ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The National Centre for Computing Education (NCCE) Lot 2</text:p>
          </table:table-cell>
          <table:table-cell office:value-type="string" table:style-name="ce1">
            <text:p>STEM Learning Ltd.</text:p>
          </table:table-cell>
          <table:table-cell office:value-type="string" table:style-name="ce1">
            <text:p>A target of 3594 engaged teachers.</text:p>
          </table:table-cell>
          <table:table-cell office:value-type="string" table:style-name="ce1">
            <text:p>95% of KPI targ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The National Centre for Computing Education (NCCE) Lot 2</text:p>
          </table:table-cell>
          <table:table-cell office:value-type="string" table:style-name="ce1">
            <text:p>STEM Learning Ltd.</text:p>
          </table:table-cell>
          <table:table-cell office:value-type="string" table:style-name="ce1">
            <text:p>A target of 5260 teachers who have made positive start to their CSA journey.</text:p>
          </table:table-cell>
          <table:table-cell office:value-type="string" table:style-name="ce1">
            <text:p>95% of KPI targ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The National Centre for Computing Education (NCCE) Lot 2</text:p>
          </table:table-cell>
          <table:table-cell office:value-type="string" table:style-name="ce1">
            <text:p>STEM Learning Ltd.</text:p>
          </table:table-cell>
          <table:table-cell office:value-type="string" table:style-name="ce1">
            <text:p>Target of 61% of engaged teachers that become upskilled.<text:s text:c="2"/></text:p>
          </table:table-cell>
          <table:table-cell office:value-type="string" table:style-name="ce1">
            <text:p>95% of KPI targ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Public Sector Resourcing (PSR)</text:p>
          </table:table-cell>
          <table:table-cell office:value-type="string" table:style-name="ce1">
            <text:p>Alexander Mann Solutions Limited</text:p>
          </table:table-cell>
          <table:table-cell office:value-type="string" table:style-name="ce1">
            <text:p>KPI 2 - CV to Interview Ratio - Minimum number of CVs submitted for each interview arranged<text:s/></text:p>
            <text:p>Measurement: total number of CVs submitted to total number of interviews held for all roles filled within the previous month</text:p>
          </table:table-cell>
          <table:table-cell office:value-type="string" table:style-name="ce1">
            <text:p>3:1 or Less</text:p>
          </table:table-cell>
          <table:table-cell office:value-type="string" table:style-name="ce1">
            <text:p>Good</text:p>
          </table:table-cell>
          <table:table-cell office:value-type="string" table:style-name="ce1">
            <text:p>based on Aug and Sept data only, KPI in July was excluded because the hiring manager requested an additional 2CV’s over and above the 3 provided.</text:p>
          </table:table-cell>
          <table:table-cell table:number-columns-repeated="16375"/>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Public Sector Resourcing (PSR)</text:p>
          </table:table-cell>
          <table:table-cell office:value-type="string" table:style-name="ce1">
            <text:p>Alexander Mann Solutions Limited</text:p>
          </table:table-cell>
          <table:table-cell office:value-type="string" table:style-name="ce1">
            <text:p>KPI 4 - Time to Offer (working days) - Time from approved requirements submission to offer made for all roles filled within the previous month. </text:p>
          </table:table-cell>
          <table:table-cell office:value-type="string" table:style-name="ce1">
            <text:p>Less than 1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Public Sector Resourcing (PSR)</text:p>
          </table:table-cell>
          <table:table-cell office:value-type="string" table:style-name="ce1">
            <text:p>Alexander Mann Solutions Limited</text:p>
          </table:table-cell>
          <table:table-cell office:value-type="string" table:style-name="ce1">
            <text:p>KPI 6 - Hiring Manager Satisfaction rate scored through survey questionnaire.</text:p>
          </table:table-cell>
          <table:table-cell office:value-type="string" table:style-name="ce1">
            <text:p>8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National Contact Centre (NCC) Contract</text:p>
          </table:table-cell>
          <table:table-cell office:value-type="string" table:style-name="ce1">
            <text:p>Serco Ltd</text:p>
          </table:table-cell>
          <table:table-cell office:value-type="string" table:style-name="ce1">
            <text:p>100% Email/web form ‘Email an adviser’ enquiries should be acknowledged and answered within 12 working hours.</text:p>
          </table:table-cell>
          <table:table-cell office:value-type="string" table:style-name="ce1">
            <text:p>100.00%</text:p>
          </table:table-cell>
          <table:table-cell office:value-type="string" table:style-name="ce1">
            <text:p>Requires Improvement</text:p>
          </table:table-cell>
          <table:table-cell office:value-type="string" table:style-name="ce1">
            <text:p>Performance affected by decreased staff numbers towards end of contract. Contract expired 30/09/01.</text:p>
          </table:table-cell>
          <table:table-cell table:number-columns-repeated="16375"/>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National Contact Centre (NCC) Contract</text:p>
          </table:table-cell>
          <table:table-cell office:value-type="string" table:style-name="ce1">
            <text:p>Serco Ltd</text:p>
          </table:table-cell>
          <table:table-cell office:value-type="string" table:style-name="ce1">
            <text:p>Inbound Voice Abandonment Rate: Less than 5% of calls abandoned within working hours</text:p>
          </table:table-cell>
          <table:table-cell office:value-type="string" table:style-name="ce1">
            <text:p>Less than 5%</text:p>
          </table:table-cell>
          <table:table-cell office:value-type="string" table:style-name="ce1">
            <text:p>Approaching Target</text:p>
          </table:table-cell>
          <table:table-cell office:value-type="string" table:style-name="ce1">
            <text:p>Performance affected by decreased staff numbers towards end of contract.</text:p>
          </table:table-cell>
          <table:table-cell table:number-columns-repeated="16375"/>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National Contact Centre (NCC) Contract</text:p>
          </table:table-cell>
          <table:table-cell office:value-type="string" table:style-name="ce1">
            <text:p>Serco Ltd</text:p>
          </table:table-cell>
          <table:table-cell office:value-type="string" table:style-name="ce1">
            <text:p>Inbound Voice Response Rate: 90% of calls to be answered within 15 seconds during working hours</text:p>
          </table:table-cell>
          <table:table-cell office:value-type="string" table:style-name="ce1">
            <text:p>90.00%</text:p>
          </table:table-cell>
          <table:table-cell office:value-type="string" table:style-name="ce1">
            <text:p>Inadequate</text:p>
          </table:table-cell>
          <table:table-cell office:value-type="string" table:style-name="ce1">
            <text:p>Performance affected by decreased staff numbers towards end of contract. Contract expired 30/09/01.</text:p>
          </table:table-cell>
          <table:table-cell table:number-columns-repeated="16375"/>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Microsoft Azure</text:p>
          </table:table-cell>
          <table:table-cell office:value-type="string" table:style-name="ce1">
            <text:p>Bytes Software Services LTD</text:p>
          </table:table-cell>
          <table:table-cell office:value-type="string" table:style-name="ce1">
            <text:p>Reseller Portal Availability. Target of 98% availability at all ti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Microsoft Azure</text:p>
          </table:table-cell>
          <table:table-cell office:value-type="string" table:style-name="ce1">
            <text:p>Bytes Software Services LTD</text:p>
          </table:table-cell>
          <table:table-cell office:value-type="string" table:style-name="ce1">
            <text:p>Response to account queries within one working day</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High Potential Initial Teacher Training and Leadership Development Programme (2021 cohort) - Original Contract ref: 6002</text:p>
          </table:table-cell>
          <table:table-cell office:value-type="string" table:style-name="ce1">
            <text:p>Teach First</text:p>
          </table:table-cell>
          <table:table-cell office:value-type="string" table:style-name="ce1">
            <text:p>The supplier will ensure that 86% of Participants who start Year 1 of the Programme will complete Year 2 of the Programme</text:p>
          </table:table-cell>
          <table:table-cell office:value-type="string" table:style-name="ce1">
            <text:p>94.00%</text:p>
          </table:table-cell>
          <table:table-cell office:value-type="string" table:style-name="ce1">
            <text:p>Other - Consider returned</text:p>
          </table:table-cell>
          <table:table-cell office:value-type="string" table:style-name="ce1">
            <text:p>This performance wont be known until the 2021 cohort who start Sept 2021 complete the two year programme and are awarded QTS in Summer 2023.<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High Potential Initial Teacher Training and Leadership Development Programme (2021 cohort) - Original Contract ref: 6002</text:p>
          </table:table-cell>
          <table:table-cell office:value-type="string" table:style-name="ce1">
            <text:p>Teach First</text:p>
          </table:table-cell>
          <table:table-cell office:value-type="string" table:style-name="ce1">
            <text:p>The supplier will ensure that 90% of Participants who start Year 1 of the Programme will achieve QTS by the end of the Programme<text:s text:c="2"/></text:p>
          </table:table-cell>
          <table:table-cell office:value-type="string" table:style-name="ce1">
            <text:p>90.00%</text:p>
          </table:table-cell>
          <table:table-cell office:value-type="string" table:style-name="ce1">
            <text:p>Other - Consider returned</text:p>
          </table:table-cell>
          <table:table-cell office:value-type="string" table:style-name="ce1">
            <text:p>Performance measured at the end of the programme. Reporting due FY23-24 Q3</text:p>
          </table:table-cell>
          <table:table-cell table:number-columns-repeated="16375"/>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High Potential Initial Teacher Training and Leadership Development Programme (2021 cohort) - Original Contract ref: 6002</text:p>
          </table:table-cell>
          <table:table-cell office:value-type="string" table:style-name="ce1">
            <text:p>Teach First</text:p>
          </table:table-cell>
          <table:table-cell office:value-type="string" table:style-name="ce1">
            <text:p>The supplier will recruit at least 1750 Participants to Start Year 1 of the Programme</text:p>
          </table:table-cell>
          <table:table-cell office:value-type="string" table:style-name="ce1">
            <text:p>1750</text:p>
          </table:table-cell>
          <table:table-cell office:value-type="string" table:style-name="ce1">
            <text:p>Other - Consider returned</text:p>
          </table:table-cell>
          <table:table-cell office:value-type="string" table:style-name="ce1">
            <text:p>KPI recorded annually. First reporting expected FY21-22 Q3</text:p>
          </table:table-cell>
          <table:table-cell table:number-columns-repeated="16375"/>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UK NARIC/ENIC</text:p>
          </table:table-cell>
          <table:table-cell office:value-type="string" table:style-name="ce1">
            <text:p>ECCTIS Limited</text:p>
          </table:table-cell>
          <table:table-cell office:value-type="string" table:style-name="ce1">
            <text:p>1 - 99.9% of non-fast track cases dispatched to the applicant within 10-15 working days.</text:p>
          </table:table-cell>
          <table:table-cell office:value-type="string" table:style-name="ce1">
            <text:p>&gt;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UK NARIC/ENIC</text:p>
          </table:table-cell>
          <table:table-cell office:value-type="string" table:style-name="ce1">
            <text:p>ECCTIS Limited</text:p>
          </table:table-cell>
          <table:table-cell office:value-type="string" table:style-name="ce1">
            <text:p>2 - 99% of fast-track cases dispatched to the applicant within 24-48 hours.</text:p>
          </table:table-cell>
          <table:table-cell office:value-type="string" table:style-name="ce1">
            <text:p>&gt;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UK NARIC/ENIC</text:p>
          </table:table-cell>
          <table:table-cell office:value-type="string" table:style-name="ce1">
            <text:p>ECCTIS Limited</text:p>
          </table:table-cell>
          <table:table-cell office:value-type="string" table:style-name="ce1">
            <text:p>3 - Less than 2% of applications result in complaints about the service provided.</text:p>
          </table:table-cell>
          <table:table-cell office:value-type="string" table:style-name="ce1">
            <text:p>&lt;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Business Central services Partner - Harmonisation, CI developments, licences, interfaces and support and breakfix</text:p>
          </table:table-cell>
          <table:table-cell office:value-type="string" table:style-name="ce1">
            <text:p>Total Enterprise Solutions Limited</text:p>
          </table:table-cell>
          <table:table-cell office:value-type="string" table:style-name="ce1">
            <text:p>Total Enterprise Solutions (TES) response and resolution of P2 Severity Levels calls<text:s/></text:p>
            <text:p>The supplier will respond to P2 support calls within one (1) hour of receipt of case, and will resolve P2 support calls resolved within 1 day of receipt of case</text:p>
          </table:table-cell>
          <table:table-cell office:value-type="string" table:style-name="ce1">
            <text:p>both measures are exceed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Business Central services Partner - Harmonisation, CI developments, licences, interfaces and support and breakfix</text:p>
          </table:table-cell>
          <table:table-cell office:value-type="string" table:style-name="ce1">
            <text:p>Total Enterprise Solutions Limited</text:p>
          </table:table-cell>
          <table:table-cell office:value-type="string" table:style-name="ce1">
            <text:p>Total Enterprise Solutions (TES) service 'up' time for a given calendar month is xx %</text:p>
            <text:p/>
          </table:table-cell>
          <table:table-cell office:value-type="string" table:style-name="ce1">
            <text:p>99.7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E</text:p>
          </table:table-cell>
          <table:table-cell office:value-type="string" table:style-name="ce1">
            <text:p>DfE</text:p>
          </table:table-cell>
          <table:table-cell office:value-type="string" table:style-name="ce1">
            <text:p>Business Central services Partner - Harmonisation, CI developments, licences, interfaces and support and breakfix</text:p>
          </table:table-cell>
          <table:table-cell office:value-type="string" table:style-name="ce1">
            <text:p>Total Enterprise Solutions Limited</text:p>
          </table:table-cell>
          <table:table-cell office:value-type="string" table:style-name="ce1">
            <text:p>Total Enterprise Solutions (TES) Support calls - response and resolution of P1 Severity Levels calls The supplier will respond to P1 support calls within thirty (30) minutes of receipt of case, and resolve P1 support calls within 4 hours of receipt of case</text:p>
          </table:table-cell>
          <table:table-cell office:value-type="string" table:style-name="ce1">
            <text:p>both measures are exceeded</text:p>
          </table:table-cell>
          <table:table-cell office:value-type="string" table:style-name="ce1">
            <text:p>Good</text:p>
          </table:table-cell>
          <table:table-cell office:value-type="string" table:style-name="ce1">
            <text:p>All KPI's have been met and are rated as good.</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Chiltern 2002 rail franchise agreement</text:p>
          </table:table-cell>
          <table:table-cell office:value-type="string" table:style-name="ce1">
            <text:p>Chiltern Railways (DB Regio/Arriva UK Trains)</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Chiltern 2002 rail franchise agreement</text:p>
          </table:table-cell>
          <table:table-cell office:value-type="string" table:style-name="ce1">
            <text:p>Chiltern Railways (DB Regio/Arriva UK Trains)</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Chiltern 2002 rail franchise agreement</text:p>
          </table:table-cell>
          <table:table-cell office:value-type="string" table:style-name="ce1">
            <text:p>Chiltern Railways (DB Regio/Arriva UK Trains)</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Cross Country 2016 rail franchise agreement</text:p>
          </table:table-cell>
          <table:table-cell office:value-type="string" table:style-name="ce1">
            <text:p>CrossCountr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Cross Country 2016 rail franchise agreement</text:p>
          </table:table-cell>
          <table:table-cell office:value-type="string" table:style-name="ce1">
            <text:p>CrossCountr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Cross Country 2016 rail franchise agreement</text:p>
          </table:table-cell>
          <table:table-cell office:value-type="string" table:style-name="ce1">
            <text:p>CrossCountr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East Anglia 2016 rail franchise agreement</text:p>
          </table:table-cell>
          <table:table-cell office:value-type="string" table:style-name="ce1">
            <text:p>(Abellio) Greater Anglia</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East Anglia 2016 rail franchise agreement</text:p>
          </table:table-cell>
          <table:table-cell office:value-type="string" table:style-name="ce1">
            <text:p>(Abellio) Greater Anglia</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East Anglia 2016 rail franchise agreement</text:p>
          </table:table-cell>
          <table:table-cell office:value-type="string" table:style-name="ce1">
            <text:p>(Abellio) Greater Anglia</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East Coast 2014 rail franchise agreement</text:p>
          </table:table-cell>
          <table:table-cell office:value-type="string" table:style-name="ce1">
            <text:p>London North Eastern Railwa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East Coast 2014 rail franchise agreement</text:p>
          </table:table-cell>
          <table:table-cell office:value-type="string" table:style-name="ce1">
            <text:p>London North Eastern Railwa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East Coast 2014 rail franchise agreement</text:p>
          </table:table-cell>
          <table:table-cell office:value-type="string" table:style-name="ce1">
            <text:p>London North Eastern Railwa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East Midlands 2015 rail franchise agreement</text:p>
          </table:table-cell>
          <table:table-cell office:value-type="string" table:style-name="ce1">
            <text:p>East Midlands Railwa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East Midlands 2015 rail franchise agreement</text:p>
          </table:table-cell>
          <table:table-cell office:value-type="string" table:style-name="ce1">
            <text:p>East Midlands Railwa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East Midlands 2015 rail franchise agreement</text:p>
          </table:table-cell>
          <table:table-cell office:value-type="string" table:style-name="ce1">
            <text:p>East Midlands Railwa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Essex Thameside 2014 rail franchise agreement</text:p>
          </table:table-cell>
          <table:table-cell office:value-type="string" table:style-name="ce1">
            <text:p>c2c (National Express)</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Essex Thameside 2014 rail franchise agreement</text:p>
          </table:table-cell>
          <table:table-cell office:value-type="string" table:style-name="ce1">
            <text:p>c2c (National Express)</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Essex Thameside 2014 rail franchise agreement</text:p>
          </table:table-cell>
          <table:table-cell office:value-type="string" table:style-name="ce1">
            <text:p>c2c (National Express)</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Great Western 2015 rail franchise agreement</text:p>
          </table:table-cell>
          <table:table-cell office:value-type="string" table:style-name="ce1">
            <text:p>Great Western Railwa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Great Western 2015 rail franchise agreement</text:p>
          </table:table-cell>
          <table:table-cell office:value-type="string" table:style-name="ce1">
            <text:p>Great Western Railwa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Great Western 2015 rail franchise agreement</text:p>
          </table:table-cell>
          <table:table-cell office:value-type="string" table:style-name="ce1">
            <text:p>Great Western Railwa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Northern 2015 rail franchise agreement</text:p>
          </table:table-cell>
          <table:table-cell office:value-type="string" table:style-name="ce1">
            <text:p>Northern Trains</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Northern 2015 rail franchise agreement</text:p>
          </table:table-cell>
          <table:table-cell office:value-type="string" table:style-name="ce1">
            <text:p>Northern Trains</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Northern 2015 rail franchise agreement</text:p>
          </table:table-cell>
          <table:table-cell office:value-type="string" table:style-name="ce1">
            <text:p>Northern Trains</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South Eastern 2014 rail franchise agreement</text:p>
          </table:table-cell>
          <table:table-cell office:value-type="string" table:style-name="ce1">
            <text:p>Southeastern</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South Eastern 2014 rail franchise agreement</text:p>
          </table:table-cell>
          <table:table-cell office:value-type="string" table:style-name="ce1">
            <text:p>Southeastern</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South Eastern 2014 rail franchise agreement</text:p>
          </table:table-cell>
          <table:table-cell office:value-type="string" table:style-name="ce1">
            <text:p>Southeastern</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South Western Railways 2017 rail franchise agreement</text:p>
          </table:table-cell>
          <table:table-cell office:value-type="string" table:style-name="ce1">
            <text:p>South Western Railwa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South Western Railways 2017 rail franchise agreement</text:p>
          </table:table-cell>
          <table:table-cell office:value-type="string" table:style-name="ce1">
            <text:p>South Western Railwa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South Western Railways 2017 rail franchise agreement</text:p>
          </table:table-cell>
          <table:table-cell office:value-type="string" table:style-name="ce1">
            <text:p>South Western Railwa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Thameslink, Southern and Great Northern franchise</text:p>
          </table:table-cell>
          <table:table-cell office:value-type="string" table:style-name="ce1">
            <text:p>Govia Thameslink Railwa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Thameslink, Southern and Great Northern franchise</text:p>
          </table:table-cell>
          <table:table-cell office:value-type="string" table:style-name="ce1">
            <text:p>Govia Thameslink Railwa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Thameslink, Southern and Great Northern franchise</text:p>
          </table:table-cell>
          <table:table-cell office:value-type="string" table:style-name="ce1">
            <text:p>Govia Thameslink Railwa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TransPennine Express 2015 rail franchise agreement</text:p>
          </table:table-cell>
          <table:table-cell office:value-type="string" table:style-name="ce1">
            <text:p>TransPennine Express</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TransPennine Express 2015 rail franchise agreement</text:p>
          </table:table-cell>
          <table:table-cell office:value-type="string" table:style-name="ce1">
            <text:p>TransPennine Express</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TransPennine Express 2015 rail franchise agreement</text:p>
          </table:table-cell>
          <table:table-cell office:value-type="string" table:style-name="ce1">
            <text:p>TransPennine Express</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West Coast 2018 rail franchise agreement</text:p>
          </table:table-cell>
          <table:table-cell office:value-type="string" table:style-name="ce1">
            <text:p>Avanti West Coast</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West Coast 2018 rail franchise agreement</text:p>
          </table:table-cell>
          <table:table-cell office:value-type="string" table:style-name="ce1">
            <text:p>Avanti West Coast</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West Coast 2018 rail franchise agreement</text:p>
          </table:table-cell>
          <table:table-cell office:value-type="string" table:style-name="ce1">
            <text:p>Avanti West Coast</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West Midlands 2016 rail franchise agreement</text:p>
          </table:table-cell>
          <table:table-cell office:value-type="string" table:style-name="ce1">
            <text:p>West Midlands Trains</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West Midlands 2016 rail franchise agreement</text:p>
          </table:table-cell>
          <table:table-cell office:value-type="string" table:style-name="ce1">
            <text:p>West Midlands Trains</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West Midlands 2016 rail franchise agreement</text:p>
          </table:table-cell>
          <table:table-cell office:value-type="string" table:style-name="ce1">
            <text:p>West Midlands Trains</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Intercity Express Programme</text:p>
          </table:table-cell>
          <table:table-cell office:value-type="string" table:style-name="ce1">
            <text:p>LINKLATERS</text:p>
          </table:table-cell>
          <table:table-cell office:value-type="string" table:style-name="ce1">
            <text:p>Delivery Timescales<text:s text:c="2"/></text:p>
          </table:table-cell>
          <table:table-cell office:value-type="string" table:style-name="ce1">
            <text:p>&gt;=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Intercity Express Programme</text:p>
          </table:table-cell>
          <table:table-cell office:value-type="string" table:style-name="ce1">
            <text:p>LINKLATERS</text:p>
          </table:table-cell>
          <table:table-cell office:value-type="string" table:style-name="ce1">
            <text:p>Embedding Knowledge Transfer<text:s/></text:p>
          </table:table-cell>
          <table:table-cell office:value-type="string" table:style-name="ce1">
            <text:p>&gt;=7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Intercity Express Programme</text:p>
          </table:table-cell>
          <table:table-cell office:value-type="string" table:style-name="ce1">
            <text:p>LINKLATERS</text:p>
          </table:table-cell>
          <table:table-cell office:value-type="string" table:style-name="ce1">
            <text:p>Exit Strategy - The supplier to embed an exit strategy<text:s/></text:p>
          </table:table-cell>
          <table:table-cell office:value-type="string" table:style-name="ce1">
            <text:p>&gt;=7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Legal Advice for DfT OLR Holdings Limited (DOHL) and Subsidiaries</text:p>
          </table:table-cell>
          <table:table-cell office:value-type="string" table:style-name="ce1">
            <text:p>EVERSHEDS SUTHERLAND (INTERNATIONAL)</text:p>
          </table:table-cell>
          <table:table-cell office:value-type="string" table:style-name="ce1">
            <text:p>Appropriate Resource<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Legal Advice for DfT OLR Holdings Limited (DOHL) and Subsidiaries</text:p>
          </table:table-cell>
          <table:table-cell office:value-type="string" table:style-name="ce1">
            <text:p>EVERSHEDS SUTHERLAND (INTERNATIONAL)</text:p>
          </table:table-cell>
          <table:table-cell office:value-type="string" table:style-name="ce1">
            <text:p>Monthly Review meetings<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Legal Advice for DfT OLR Holdings Limited (DOHL) and Subsidiaries</text:p>
          </table:table-cell>
          <table:table-cell office:value-type="string" table:style-name="ce1">
            <text:p>EVERSHEDS SUTHERLAND (INTERNATIONAL)</text:p>
          </table:table-cell>
          <table:table-cell office:value-type="string" table:style-name="ce1">
            <text:p>Monthly Section Review meetings<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Legal Advice for Heathrow Rail Access</text:p>
          </table:table-cell>
          <table:table-cell office:value-type="string" table:style-name="ce1">
            <text:p>Ashurst LLP</text:p>
          </table:table-cell>
          <table:table-cell office:value-type="string" table:style-name="ce1">
            <text:p>Mobilisation and Delivery to Programme/Project Deadlines and exit proces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Legal Advice for Heathrow Rail Access</text:p>
          </table:table-cell>
          <table:table-cell office:value-type="string" table:style-name="ce1">
            <text:p>Ashurst LLP</text:p>
          </table:table-cell>
          <table:table-cell office:value-type="string" table:style-name="ce1">
            <text:p>Overall Project Deliverabl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Legal Advice for Heathrow Rail Access</text:p>
          </table:table-cell>
          <table:table-cell office:value-type="string" table:style-name="ce1">
            <text:p>Ashurst LLP</text:p>
          </table:table-cell>
          <table:table-cell office:value-type="string" table:style-name="ce1">
            <text:p>Staff Competence<text: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OLR Financial Advisors - Competition</text:p>
          </table:table-cell>
          <table:table-cell office:value-type="string" table:style-name="ce1">
            <text:p>EY</text:p>
          </table:table-cell>
          <table:table-cell office:value-type="string" table:style-name="ce1">
            <text:p>Mobilisation and Delivery to Programme/Project Deadlines and exit proces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OLR Financial Advisors - Competition</text:p>
          </table:table-cell>
          <table:table-cell office:value-type="string" table:style-name="ce1">
            <text:p>EY</text:p>
          </table:table-cell>
          <table:table-cell office:value-type="string" table:style-name="ce1">
            <text:p>Resourcing Staff</text:p>
          </table:table-cell>
          <table:table-cell office:value-type="string" table:style-name="ce1">
            <text:p>&gt;=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OLR Financial Advisors - Competition</text:p>
          </table:table-cell>
          <table:table-cell office:value-type="string" table:style-name="ce1">
            <text:p>EY</text:p>
          </table:table-cell>
          <table:table-cell office:value-type="string" table:style-name="ce1">
            <text:p>Weekly Reporting</text:p>
          </table:table-cell>
          <table:table-cell office:value-type="string" table:style-name="ce1">
            <text:p>&gt;=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Legal Advice for PSC and NRC<text:s/></text:p>
          </table:table-cell>
          <table:table-cell office:value-type="string" table:style-name="ce1">
            <text:p>Ashurst LLP</text:p>
          </table:table-cell>
          <table:table-cell office:value-type="string" table:style-name="ce1">
            <text:p>Mobilisation and Delivery to Programme/Project Deadlines and exit process</text:p>
          </table:table-cell>
          <table:table-cell office:value-type="string" table:style-name="ce1">
            <text:p>&gt;=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Legal Advice for PSC and NRC<text:s/></text:p>
          </table:table-cell>
          <table:table-cell office:value-type="string" table:style-name="ce1">
            <text:p>Ashurst LLP</text:p>
          </table:table-cell>
          <table:table-cell office:value-type="string" table:style-name="ce1">
            <text:p>Overall Project Deliverables</text:p>
          </table:table-cell>
          <table:table-cell office:value-type="string" table:style-name="ce1">
            <text:p>&gt;=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Legal Advice for PSC and NRC<text:s/></text:p>
          </table:table-cell>
          <table:table-cell office:value-type="string" table:style-name="ce1">
            <text:p>Ashurst LLP</text:p>
          </table:table-cell>
          <table:table-cell office:value-type="string" table:style-name="ce1">
            <text:p>Staff Competence<text:s/></text:p>
          </table:table-cell>
          <table:table-cell office:value-type="string" table:style-name="ce1">
            <text:p>&gt;=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Legal Advice for PSC and NRC<text:s/></text:p>
          </table:table-cell>
          <table:table-cell office:value-type="string" table:style-name="ce1">
            <text:p>ADDLESHAW GODDARD LIMITED</text:p>
          </table:table-cell>
          <table:table-cell office:value-type="string" table:style-name="ce1">
            <text:p>Mobilisation and Delivery</text:p>
          </table:table-cell>
          <table:table-cell office:value-type="string" table:style-name="ce1">
            <text:p>&gt;=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Legal Advice for PSC and NRC<text:s/></text:p>
          </table:table-cell>
          <table:table-cell office:value-type="string" table:style-name="ce1">
            <text:p>ADDLESHAW GODDARD LIMITED</text:p>
          </table:table-cell>
          <table:table-cell office:value-type="string" table:style-name="ce1">
            <text:p>Quality of Service and Timescales</text:p>
          </table:table-cell>
          <table:table-cell office:value-type="string" table:style-name="ce1">
            <text:p>&gt;=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Legal Advice for PSC and NRC<text:s/></text:p>
          </table:table-cell>
          <table:table-cell office:value-type="string" table:style-name="ce1">
            <text:p>ADDLESHAW GODDARD LIMITED</text:p>
          </table:table-cell>
          <table:table-cell office:value-type="string" table:style-name="ce1">
            <text:p>The Requirement/Staff Competence</text:p>
          </table:table-cell>
          <table:table-cell office:value-type="string" table:style-name="ce1">
            <text:p>&gt;=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OLR Technical Advisors - (7 Work Packages) WP01</text:p>
          </table:table-cell>
          <table:table-cell office:value-type="string" table:style-name="ce1">
            <text:p>Ove Arup &amp; Partners Limited</text:p>
          </table:table-cell>
          <table:table-cell office:value-type="string" table:style-name="ce1">
            <text:p>Mobilisation, and Delivery to<text:s/></text:p>
            <text:p>Programme / Project Deadlines</text:p>
          </table:table-cell>
          <table:table-cell office:value-type="string" table:style-name="ce1">
            <text:p>&gt;=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OLR Technical Advisors - (7 Work Packages) WP01</text:p>
          </table:table-cell>
          <table:table-cell office:value-type="string" table:style-name="ce1">
            <text:p>Ove Arup &amp; Partners Limited</text:p>
          </table:table-cell>
          <table:table-cell office:value-type="string" table:style-name="ce1">
            <text:p>Overall Project Deliverables</text:p>
          </table:table-cell>
          <table:table-cell office:value-type="string" table:style-name="ce1">
            <text:p>&gt;=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OLR Technical Advisors - (7 Work Packages) WP01</text:p>
          </table:table-cell>
          <table:table-cell office:value-type="string" table:style-name="ce1">
            <text:p>Ove Arup &amp; Partners Limited</text:p>
          </table:table-cell>
          <table:table-cell office:value-type="string" table:style-name="ce1">
            <text:p>Resource Competence</text:p>
          </table:table-cell>
          <table:table-cell office:value-type="string" table:style-name="ce1">
            <text:p>&gt;=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OLR Technical Advisors - (7 Work Packages) WP06</text:p>
          </table:table-cell>
          <table:table-cell office:value-type="string" table:style-name="ce1">
            <text:p>Ove Arup &amp; Partners Limited</text:p>
          </table:table-cell>
          <table:table-cell office:value-type="string" table:style-name="ce1">
            <text:p>Mobilisation, and Delivery to<text:s/></text:p>
            <text:p>Programme / Project Deadlines</text:p>
          </table:table-cell>
          <table:table-cell office:value-type="string" table:style-name="ce1">
            <text:p>&gt;=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OLR Technical Advisors - (7 Work Packages) WP06</text:p>
          </table:table-cell>
          <table:table-cell office:value-type="string" table:style-name="ce1">
            <text:p>Ove Arup &amp; Partners Limited</text:p>
          </table:table-cell>
          <table:table-cell office:value-type="string" table:style-name="ce1">
            <text:p>Overall Project Deliverables</text:p>
          </table:table-cell>
          <table:table-cell office:value-type="string" table:style-name="ce1">
            <text:p>&gt;=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OLR Technical Advisors - (7 Work Packages) WP06</text:p>
          </table:table-cell>
          <table:table-cell office:value-type="string" table:style-name="ce1">
            <text:p>Ove Arup &amp; Partners Limited</text:p>
          </table:table-cell>
          <table:table-cell office:value-type="string" table:style-name="ce1">
            <text:p>Resource Competence</text:p>
          </table:table-cell>
          <table:table-cell office:value-type="string" table:style-name="ce1">
            <text:p>&gt;=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OLR Technical Advisors - (7 Work Packages) WP07</text:p>
          </table:table-cell>
          <table:table-cell office:value-type="string" table:style-name="ce1">
            <text:p>CPC Services</text:p>
          </table:table-cell>
          <table:table-cell office:value-type="string" table:style-name="ce1">
            <text:p>Mobilisation, and Delivery to<text:s/></text:p>
            <text:p>Programme / Project Deadlines</text:p>
          </table:table-cell>
          <table:table-cell office:value-type="string" table:style-name="ce1">
            <text:p>&gt;=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OLR Technical Advisors - (7 Work Packages) WP07</text:p>
          </table:table-cell>
          <table:table-cell office:value-type="string" table:style-name="ce1">
            <text:p>CPC Services</text:p>
          </table:table-cell>
          <table:table-cell office:value-type="string" table:style-name="ce1">
            <text:p>Overall Project Deliverables</text:p>
          </table:table-cell>
          <table:table-cell office:value-type="string" table:style-name="ce1">
            <text:p>&gt;=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OLR Technical Advisors - (7 Work Packages) WP07</text:p>
          </table:table-cell>
          <table:table-cell office:value-type="string" table:style-name="ce1">
            <text:p>CPC Services</text:p>
          </table:table-cell>
          <table:table-cell office:value-type="string" table:style-name="ce1">
            <text:p>Resource Competence</text:p>
          </table:table-cell>
          <table:table-cell office:value-type="string" table:style-name="ce1">
            <text:p>&gt;=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End User Computing devices and a fully managed service desk</text:p>
          </table:table-cell>
          <table:table-cell office:value-type="string" table:style-name="ce1">
            <text:p>XMA LTD</text:p>
          </table:table-cell>
          <table:table-cell office:value-type="string" table:style-name="ce1">
            <text:p>End users are satisfied that assets/services have been delivered to contracted scope and quality. Score out of 10.</text:p>
          </table:table-cell>
          <table:table-cell office:value-type="string" table:style-name="ce1">
            <text:p>&gt;=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End User Computing devices and a fully managed service desk</text:p>
          </table:table-cell>
          <table:table-cell office:value-type="string" table:style-name="ce1">
            <text:p>XMA LTD</text:p>
          </table:table-cell>
          <table:table-cell office:value-type="string" table:style-name="ce1">
            <text:p>Services Delivered to the specified service levels/quality. Scored out of 10.<text:s/></text:p>
          </table:table-cell>
          <table:table-cell office:value-type="string" table:style-name="ce1">
            <text:p>&gt;=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End User Computing devices and a fully managed service desk</text:p>
          </table:table-cell>
          <table:table-cell office:value-type="string" table:style-name="ce1">
            <text:p>XMA LTD</text:p>
          </table:table-cell>
          <table:table-cell office:value-type="string" table:style-name="ce1">
            <text:p>Supplier complies with the contracted budget management &amp; reporting requirements regarding resource use and transparency. Scored out of 10.</text:p>
          </table:table-cell>
          <table:table-cell office:value-type="string" table:style-name="ce1">
            <text:p>&gt;=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Legal Advisers for DfT<text:s/></text:p>
          </table:table-cell>
          <table:table-cell office:value-type="string" table:style-name="ce1">
            <text:p>Slaughter and May<text:s/></text:p>
          </table:table-cell>
          <table:table-cell office:value-type="string" table:style-name="ce1">
            <text:p>Delivery<text:s/></text:p>
          </table:table-cell>
          <table:table-cell office:value-type="string" table:style-name="ce1">
            <text:p>&gt;=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Legal Advisers for DfT<text:s/></text:p>
          </table:table-cell>
          <table:table-cell office:value-type="string" table:style-name="ce1">
            <text:p>Slaughter and May<text:s/></text:p>
          </table:table-cell>
          <table:table-cell office:value-type="string" table:style-name="ce1">
            <text:p>Mobilisation<text:s/></text:p>
          </table:table-cell>
          <table:table-cell office:value-type="string" table:style-name="ce1">
            <text:p>&gt;=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FT</text:p>
          </table:table-cell>
          <table:table-cell office:value-type="string" table:style-name="ce1">
            <text:p>Legal Advisers for DfT<text:s/></text:p>
          </table:table-cell>
          <table:table-cell office:value-type="string" table:style-name="ce1">
            <text:p>Slaughter and May<text:s/></text:p>
          </table:table-cell>
          <table:table-cell office:value-type="string" table:style-name="ce1">
            <text:p>Quality of Service and Timescales</text:p>
          </table:table-cell>
          <table:table-cell office:value-type="string" table:style-name="ce1">
            <text:p>&gt;=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VLA</text:p>
          </table:table-cell>
          <table:table-cell office:value-type="string" table:style-name="ce1">
            <text:p>Private Finance Initiative - Project Agreement</text:p>
          </table:table-cell>
          <table:table-cell office:value-type="string" table:style-name="ce1">
            <text:p>Telereal Trillium<text:s/></text:p>
          </table:table-cell>
          <table:table-cell office:value-type="string" table:style-name="ce1">
            <text:p>Accommodation Helpdesk - Helpdesk Performance</text:p>
          </table:table-cell>
          <table:table-cell office:value-type="string" table:style-name="ce1">
            <text:p>&gt;=9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VLA</text:p>
          </table:table-cell>
          <table:table-cell office:value-type="string" table:style-name="ce1">
            <text:p>Private Finance Initiative - Project Agreement</text:p>
          </table:table-cell>
          <table:table-cell office:value-type="string" table:style-name="ce1">
            <text:p>Telereal Trillium<text:s/></text:p>
          </table:table-cell>
          <table:table-cell office:value-type="string" table:style-name="ce1">
            <text:p>CCTV- Service Response Times</text:p>
          </table:table-cell>
          <table:table-cell office:value-type="string" table:style-name="ce1">
            <text:p>&gt;=95%</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VLA</text:p>
          </table:table-cell>
          <table:table-cell office:value-type="string" table:style-name="ce1">
            <text:p>Private Finance Initiative - Project Agreement</text:p>
          </table:table-cell>
          <table:table-cell office:value-type="string" table:style-name="ce1">
            <text:p>Telereal Trillium<text:s/></text:p>
          </table:table-cell>
          <table:table-cell office:value-type="string" table:style-name="ce1">
            <text:p>M&amp;E Long Stop Rectify Times</text:p>
          </table:table-cell>
          <table:table-cell office:value-type="string" table:style-name="ce1">
            <text:p>&gt;=98%</text:p>
          </table:table-cell>
          <table:table-cell office:value-type="string" table:style-name="ce1">
            <text:p>Approaching Target</text:p>
          </table:table-cell>
          <table:table-cell table:number-columns-repeated="16376"/>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VLA</text:p>
          </table:table-cell>
          <table:table-cell office:value-type="string" table:style-name="ce1">
            <text:p>Agreement for the Provision of Front Office Counter Services</text:p>
          </table:table-cell>
          <table:table-cell office:value-type="string" table:style-name="ce1">
            <text:p>Post Office Ltd</text:p>
          </table:table-cell>
          <table:table-cell office:value-type="string" table:style-name="ce1">
            <text:p>Accuracy of transaction information contained within batch files<text:s text:c="2"/></text:p>
          </table:table-cell>
          <table:table-cell office:value-type="string" table:style-name="ce1">
            <text:p>&gt;=99.5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VLA</text:p>
          </table:table-cell>
          <table:table-cell office:value-type="string" table:style-name="ce1">
            <text:p>Agreement for the Provision of Front Office Counter Services</text:p>
          </table:table-cell>
          <table:table-cell office:value-type="string" table:style-name="ce1">
            <text:p>Post Office Ltd</text:p>
          </table:table-cell>
          <table:table-cell office:value-type="string" table:style-name="ce1">
            <text:p>Percentage of advertised hours during which the Contractor is able to process and complete Customer transactions across the agreed network</text:p>
          </table:table-cell>
          <table:table-cell office:value-type="string" table:style-name="ce1">
            <text:p>&gt;=9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VLA</text:p>
          </table:table-cell>
          <table:table-cell office:value-type="string" table:style-name="ce1">
            <text:p>Agreement for the Provision of Front Office Counter Services</text:p>
          </table:table-cell>
          <table:table-cell office:value-type="string" table:style-name="ce1">
            <text:p>Post Office Ltd</text:p>
          </table:table-cell>
          <table:table-cell office:value-type="string" table:style-name="ce1">
            <text:p>Percentage of transactions or processes undertaken by the Contractor which do not contain Errors</text:p>
          </table:table-cell>
          <table:table-cell office:value-type="string" table:style-name="ce1">
            <text:p>&gt;=99.25%</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VLA</text:p>
          </table:table-cell>
          <table:table-cell office:value-type="string" table:style-name="ce1">
            <text:p>Agreement for the Provision of Vehicle Enforcement Services</text:p>
          </table:table-cell>
          <table:table-cell office:value-type="string" table:style-name="ce1">
            <text:p>NSL Limited</text:p>
          </table:table-cell>
          <table:table-cell office:value-type="string" table:style-name="ce1">
            <text:p>Clean Enforcement Actions and Non-Compliant Vehicles issued with a Warning Notice (i.e. an immobilisation or instant removal or the issue of an enforcement notice (being a notice provided by the DVLA to the supplier which to be placed on the window of a vehicle) in respect of a vehicle which is required to have vehicle excise duty paid in respect of it).</text:p>
          </table:table-cell>
          <table:table-cell office:value-type="string" table:style-name="ce1">
            <text:p>&gt;=95%</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VLA</text:p>
          </table:table-cell>
          <table:table-cell office:value-type="string" table:style-name="ce1">
            <text:p>Agreement for the Provision of Vehicle Enforcement Services</text:p>
          </table:table-cell>
          <table:table-cell office:value-type="string" table:style-name="ce1">
            <text:p>NSL Limited</text:p>
          </table:table-cell>
          <table:table-cell office:value-type="string" table:style-name="ce1">
            <text:p>Failing to release an immobilised or impounded Category 1 Vehicle<text:s/></text:p>
          </table:table-cell>
          <table:table-cell office:value-type="string" table:style-name="ce1">
            <text:p>0 breaches</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FT</text:p>
          </table:table-cell>
          <table:table-cell office:value-type="string" table:style-name="ce1">
            <text:p>DVLA</text:p>
          </table:table-cell>
          <table:table-cell office:value-type="string" table:style-name="ce1">
            <text:p>Agreement for the Provision of Vehicle Enforcement Services</text:p>
          </table:table-cell>
          <table:table-cell office:value-type="string" table:style-name="ce1">
            <text:p>NSL Limited</text:p>
          </table:table-cell>
          <table:table-cell office:value-type="string" table:style-name="ce1">
            <text:p>Time taken to pay over any monies owed to the DVLA</text:p>
          </table:table-cell>
          <table:table-cell office:value-type="string" table:style-name="ce1">
            <text:p>0 breaches</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Clinical advice regarding applications for early access to pensions benefits</text:p>
          </table:table-cell>
          <table:table-cell office:value-type="string" table:style-name="ce1">
            <text:p>Medigold Health Consultancy Limited</text:p>
          </table:table-cell>
          <table:table-cell office:value-type="string" table:style-name="ce1">
            <text:p>KPI1 Ill Health Retirement Benefit/Allocations, Incapacitated Child and Widowers measured by % of these type of cases where the supplier has provided a decision within the required time period.</text:p>
          </table:table-cell>
          <table:table-cell office:value-type="string" table:style-name="ce1">
            <text:p>100.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Clinical advice regarding applications for early access to pensions benefits</text:p>
          </table:table-cell>
          <table:table-cell office:value-type="string" table:style-name="ce1">
            <text:p>Medigold Health Consultancy Limited</text:p>
          </table:table-cell>
          <table:table-cell office:value-type="string" table:style-name="ce1">
            <text:p>KPI 2 Early Payment of Deferred Benefit</text:p>
          </table:table-cell>
          <table:table-cell office:value-type="string" table:style-name="ce1">
            <text:p>100.00%</text:p>
          </table:table-cell>
          <table:table-cell office:value-type="string" table:style-name="ce1">
            <text:p>Requires Improvement</text:p>
          </table:table-cell>
          <table:table-cell office:value-type="string" table:style-name="ce1">
            <text:p>Supplier continues to work with NHS Business Services Authority to improve upon already good performance.</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Clinical advice regarding applications for early access to pensions benefits</text:p>
          </table:table-cell>
          <table:table-cell office:value-type="string" table:style-name="ce1">
            <text:p>Medigold Health Consultancy Limited</text:p>
          </table:table-cell>
          <table:table-cell office:value-type="string" table:style-name="ce1">
            <text:p>KPI6 Quality measured by % of audited Decisions and/or Advice provided by supplier which are compliant with agreed quality plan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Hard Facilities Management</text:p>
          </table:table-cell>
          <table:table-cell office:value-type="string" table:style-name="ce1">
            <text:p>Kier</text:p>
          </table:table-cell>
          <table:table-cell office:value-type="string" table:style-name="ce1">
            <text:p>BM K1 Planned and Reactive Building Maintenance - including the number and percentage of works and repairs completed in the month within the agreed Service Delivery Response times.</text:p>
          </table:table-cell>
          <table:table-cell office:value-type="string" table:style-name="ce1">
            <text:p>95%-100% </text:p>
          </table:table-cell>
          <table:table-cell office:value-type="string" table:style-name="ce1">
            <text:p>Inadequate</text:p>
          </table:table-cell>
          <table:table-cell office:value-type="string" table:style-name="ce1">
            <text:p>No comment</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Hard Facilities Management</text:p>
          </table:table-cell>
          <table:table-cell office:value-type="string" table:style-name="ce1">
            <text:p>Kier</text:p>
          </table:table-cell>
          <table:table-cell office:value-type="string" table:style-name="ce1">
            <text:p>CFM K1 Computer Aided Facilities Management/Helpdesk Service - including the percentage of calls, service requests, complaints raised and completed within the month against the agreed Service Delivery Response Times.</text:p>
          </table:table-cell>
          <table:table-cell office:value-type="string" table:style-name="ce1">
            <text:p> 95%-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Hard Facilities Management</text:p>
          </table:table-cell>
          <table:table-cell office:value-type="string" table:style-name="ce1">
            <text:p>Kier</text:p>
          </table:table-cell>
          <table:table-cell office:value-type="string" table:style-name="ce1">
            <text:p>MAN K1 Management Enablers - including updates on spend against agreed budgets, tasks going beyond deadlines, staff availability at meetings and provision of accurate MI reports</text:p>
          </table:table-cell>
          <table:table-cell office:value-type="string" table:style-name="ce1">
            <text:p> 90%-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Soft Facilities Management</text:p>
          </table:table-cell>
          <table:table-cell office:value-type="string" table:style-name="ce1">
            <text:p>Compass</text:p>
          </table:table-cell>
          <table:table-cell office:value-type="string" table:style-name="ce1">
            <text:p>CAT K1 Catering Service - including the provision of a Service Delivery Plan and the percentage of complaints received for each of the services provided.</text:p>
          </table:table-cell>
          <table:table-cell office:value-type="string" table:style-name="ce1">
            <text:p>95%-100%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Soft Facilities Management</text:p>
          </table:table-cell>
          <table:table-cell office:value-type="string" table:style-name="ce1">
            <text:p>Compass</text:p>
          </table:table-cell>
          <table:table-cell office:value-type="string" table:style-name="ce1">
            <text:p>CLG K1 Cleaning Services - including the provision of the service in line with the Service Requirements and the percentage of complaints received per service<text:s/></text:p>
          </table:table-cell>
          <table:table-cell office:value-type="string" table:style-name="ce1">
            <text:p>95%-100%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Soft Facilities Management</text:p>
          </table:table-cell>
          <table:table-cell office:value-type="string" table:style-name="ce1">
            <text:p>Compass</text:p>
          </table:table-cell>
          <table:table-cell office:value-type="string" table:style-name="ce1">
            <text:p>SY K1 Security Services - including the percentage of occasions where the CCTV monitoring service and the required security guards were not provided and the time taken to attend emergencies against the agreed requirements and Service Delivery Response times.</text:p>
          </table:table-cell>
          <table:table-cell office:value-type="string" table:style-name="ce1">
            <text:p>95%-100%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Building &amp; Construction Works for all Sites</text:p>
          </table:table-cell>
          <table:table-cell office:value-type="string" table:style-name="ce1">
            <text:p>Integrated Health Projects</text:p>
          </table:table-cell>
          <table:table-cell office:value-type="string" table:style-name="ce1">
            <text:p>Client Satisfaction for management and approach to construction supervision<text:s/></text:p>
          </table:table-cell>
          <table:table-cell office:value-type="string" table:style-name="ce1">
            <text:p>98%</text:p>
          </table:table-cell>
          <table:table-cell office:value-type="string" table:style-name="ce1">
            <text:p>Other - Consider returned</text:p>
          </table:table-cell>
          <table:table-cell office:value-type="string" table:style-name="ce1">
            <text:p>no site works commenced in period</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Building &amp; Construction Works for all Sites</text:p>
          </table:table-cell>
          <table:table-cell office:value-type="string" table:style-name="ce1">
            <text:p>Integrated Health Projects</text:p>
          </table:table-cell>
          <table:table-cell office:value-type="string" table:style-name="ce1">
            <text:p>Number of RIDDOR reportable accidents<text:s/></text:p>
          </table:table-cell>
          <table:table-cell office:value-type="string" table:style-name="ce1">
            <text:p>0 Accidents</text:p>
          </table:table-cell>
          <table:table-cell office:value-type="string" table:style-name="ce1">
            <text:p>Other - Consider returned</text:p>
          </table:table-cell>
          <table:table-cell office:value-type="string" table:style-name="ce1">
            <text:p>no site works commenced in period</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Building &amp; Construction Works for all Sites</text:p>
          </table:table-cell>
          <table:table-cell office:value-type="string" table:style-name="ce1">
            <text:p>Integrated Health Projects</text:p>
          </table:table-cell>
          <table:table-cell office:value-type="string" table:style-name="ce1">
            <text:p>Percentage of defects at Client Handover upon completion of projects</text:p>
          </table:table-cell>
          <table:table-cell office:value-type="string" table:style-name="ce1">
            <text:p>90%</text:p>
          </table:table-cell>
          <table:table-cell office:value-type="string" table:style-name="ce1">
            <text:p>Other - Consider returned</text:p>
          </table:table-cell>
          <table:table-cell office:value-type="string" table:style-name="ce1">
            <text:p>no site works commenced in period</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Enterprise wide Work Management Solution</text:p>
          </table:table-cell>
          <table:table-cell office:value-type="string" table:style-name="ce1">
            <text:p>Verint Systems UK Limited</text:p>
          </table:table-cell>
          <table:table-cell office:value-type="string" table:style-name="ce1">
            <text:p>Uptime Percentage: Workforce Management</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Enterprise wide Work Management Solution</text:p>
          </table:table-cell>
          <table:table-cell office:value-type="string" table:style-name="ce1">
            <text:p>Verint Systems UK Limited</text:p>
          </table:table-cell>
          <table:table-cell office:value-type="string" table:style-name="ce1">
            <text:p>Uptime Percentage: Work Manager - Other</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Enterprise wide Work Management Solution</text:p>
          </table:table-cell>
          <table:table-cell office:value-type="string" table:style-name="ce1">
            <text:p>Verint Systems UK Limited</text:p>
          </table:table-cell>
          <table:table-cell office:value-type="string" table:style-name="ce1">
            <text:p>Uptime Percentage: Work Manager - Pension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DHSC</text:p>
          </table:table-cell>
          <table:table-cell office:value-type="string" table:style-name="ce1">
            <text:p>Health Family e-commercial System</text:p>
          </table:table-cell>
          <table:table-cell office:value-type="string" table:style-name="ce1">
            <text:p>Atamis</text:p>
          </table:table-cell>
          <table:table-cell office:value-type="string" table:style-name="ce1">
            <text:p>95% of initial responses provided within the following:</text:p>
            <text:p>• PL1: 30 mins</text:p>
            <text:p>• PL2: 1 hour</text:p>
            <text:p>• PL3: 2 hours</text:p>
            <text:p>• PL4: 4 hours</text:p>
          </table:table-cell>
          <table:table-cell office:value-type="string" table:style-name="ce1">
            <text:p>95.00%</text:p>
          </table:table-cell>
          <table:table-cell office:value-type="string" table:style-name="ce1">
            <text:p>Inadequate</text:p>
          </table:table-cell>
          <table:table-cell office:value-type="string" table:style-name="ce1">
            <text:p>These KPIs are usually above target, however a change of reporting mechanism for IT tickets has led to a reduction in figures for this quarter. DHSC are working with the supplier to ascertain the cause of this reduction, which may be a result of improved data quality, and expect these figures to be above threshold going forwards.</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DHSC</text:p>
          </table:table-cell>
          <table:table-cell office:value-type="string" table:style-name="ce1">
            <text:p>Health Family e-commercial System</text:p>
          </table:table-cell>
          <table:table-cell office:value-type="string" table:style-name="ce1">
            <text:p>Atamis</text:p>
          </table:table-cell>
          <table:table-cell office:value-type="string" table:style-name="ce1">
            <text:p>95% of PL4 issues resolved within 36 working hours<text: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DHSC</text:p>
          </table:table-cell>
          <table:table-cell office:value-type="string" table:style-name="ce1">
            <text:p>Health Family e-commercial System</text:p>
          </table:table-cell>
          <table:table-cell office:value-type="string" table:style-name="ce1">
            <text:p>Atamis</text:p>
          </table:table-cell>
          <table:table-cell office:value-type="string" table:style-name="ce1">
            <text:p>95% of support tickets acknowledged within 2 hours, including a tracking number. </text:p>
          </table:table-cell>
          <table:table-cell office:value-type="string" table:style-name="ce1">
            <text:p>95.00%</text:p>
          </table:table-cell>
          <table:table-cell office:value-type="string" table:style-name="ce1">
            <text:p>Inadequate</text:p>
          </table:table-cell>
          <table:table-cell office:value-type="string" table:style-name="ce1">
            <text:p>These KPIs are usually above target, however a change of reporting mechanism for IT tickets has led to a reduction in figures for this quarter. DHSC are working with the supplier to ascertain the cause of this reduction, which may be a result of improved data quality, and expect these figures to be above threshold going forwards.</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Jobs</text:p>
          </table:table-cell>
          <table:table-cell office:value-type="string" table:style-name="ce1">
            <text:p>Methods Business &amp; Digital Technology Ltd</text:p>
          </table:table-cell>
          <table:table-cell office:value-type="string" table:style-name="ce1">
            <text:p>Display Search Results - Within 20 Seconds 99.5% of the time</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Jobs</text:p>
          </table:table-cell>
          <table:table-cell office:value-type="string" table:style-name="ce1">
            <text:p>Methods Business &amp; Digital Technology Ltd</text:p>
          </table:table-cell>
          <table:table-cell office:value-type="string" table:style-name="ce1">
            <text:p>Display Web Page - Within 10 Seconds 99.5% of the time</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Jobs</text:p>
          </table:table-cell>
          <table:table-cell office:value-type="string" table:style-name="ce1">
            <text:p>Methods Business &amp; Digital Technology Ltd</text:p>
          </table:table-cell>
          <table:table-cell office:value-type="string" table:style-name="ce1">
            <text:p>NHS Jobs Availability - 24/7 Availability 99.9% of the time</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Serco Limited</text:p>
          </table:table-cell>
          <table:table-cell office:value-type="string" table:style-name="ce1">
            <text:p>Clinical Compliance - Serious Incidences &amp; Near Misses<text:s text:c="2"/></text:p>
          </table:table-cell>
          <table:table-cell office:value-type="string" table:style-name="ce1">
            <text:p>N/A</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Serco Limited</text:p>
          </table:table-cell>
          <table:table-cell office:value-type="string" table:style-name="ce1">
            <text:p>Compliance Procedures<text:s text:c="2"/></text:p>
          </table:table-cell>
          <table:table-cell office:value-type="string" table:style-name="ce1">
            <text:p>95%</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Serco Limited</text:p>
          </table:table-cell>
          <table:table-cell office:value-type="string" table:style-name="ce1">
            <text:p>Vehicle (MTU ONLY)<text:s text:c="3"/></text:p>
          </table:table-cell>
          <table:table-cell office:value-type="string" table:style-name="ce1">
            <text:p>99%</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Mitie Security Limited</text:p>
          </table:table-cell>
          <table:table-cell office:value-type="string" table:style-name="ce1">
            <text:p>Clinical Compliance - Serious Incidences &amp; Near Misses<text:s text:c="2"/></text:p>
          </table:table-cell>
          <table:table-cell office:value-type="string" table:style-name="ce1">
            <text:p>10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Mitie Security Limited</text:p>
          </table:table-cell>
          <table:table-cell office:value-type="string" table:style-name="ce1">
            <text:p>Compliance Procedures<text:s text:c="2"/></text:p>
          </table:table-cell>
          <table:table-cell office:value-type="string" table:style-name="ce1">
            <text:p>95%</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Mitie Security Limited</text:p>
          </table:table-cell>
          <table:table-cell office:value-type="string" table:style-name="ce1">
            <text:p>Vehicle (MTU ONLY)<text:s text:c="3"/></text:p>
          </table:table-cell>
          <table:table-cell office:value-type="string" table:style-name="ce1">
            <text:p>99%</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G4S Facilities Management (UK) Ltd</text:p>
          </table:table-cell>
          <table:table-cell office:value-type="string" table:style-name="ce1">
            <text:p>Clinical Compliance - Serious Incidences &amp; Near Misses<text:s text:c="2"/></text:p>
          </table:table-cell>
          <table:table-cell office:value-type="string" table:style-name="ce1">
            <text:p>10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G4S Facilities Management (UK) Ltd</text:p>
          </table:table-cell>
          <table:table-cell office:value-type="string" table:style-name="ce1">
            <text:p>Compliance Procedures<text:s text:c="2"/></text:p>
          </table:table-cell>
          <table:table-cell office:value-type="string" table:style-name="ce1">
            <text:p>95%</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G4S Facilities Management (UK) Ltd</text:p>
          </table:table-cell>
          <table:table-cell office:value-type="string" table:style-name="ce1">
            <text:p>Vehicle (MTU ONLY)<text:s text:c="3"/></text:p>
          </table:table-cell>
          <table:table-cell office:value-type="string" table:style-name="ce1">
            <text:p>99%</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UKHSA</text:p>
          </table:table-cell>
          <table:table-cell office:value-type="string" table:style-name="ce1">
            <text:p>Testing of Citizens - Employment of Testers</text:p>
          </table:table-cell>
          <table:table-cell office:value-type="string" table:style-name="ce1">
            <text:p>Sodexo Ltd</text:p>
          </table:table-cell>
          <table:table-cell office:value-type="string" table:style-name="ce1">
            <text:p>Clinical Compliance - Serious Incidences &amp; Near Misses<text:s text:c="2"/></text:p>
          </table:table-cell>
          <table:table-cell office:value-type="string" table:style-name="ce1">
            <text:p>100%</text:p>
          </table:table-cell>
          <table:table-cell office:value-type="string" table:style-name="ce1">
            <text:p>Good</text:p>
          </table:table-cell>
          <table:table-cell office:value-type="string" table:style-name="ce1">
            <text:p>Old FM Test Site Contract, therefore KPI figures for July &amp; August only.<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UKHSA</text:p>
          </table:table-cell>
          <table:table-cell office:value-type="string" table:style-name="ce1">
            <text:p>Testing of Citizens - Employment of Testers</text:p>
          </table:table-cell>
          <table:table-cell office:value-type="string" table:style-name="ce1">
            <text:p>Sodexo Ltd</text:p>
          </table:table-cell>
          <table:table-cell office:value-type="string" table:style-name="ce1">
            <text:p>Compliance Procedures<text:s text:c="2"/></text:p>
          </table:table-cell>
          <table:table-cell office:value-type="string" table:style-name="ce1">
            <text:p>95%</text:p>
          </table:table-cell>
          <table:table-cell office:value-type="string" table:style-name="ce1">
            <text:p>Inadequate</text:p>
          </table:table-cell>
          <table:table-cell office:value-type="string" table:style-name="ce1">
            <text:p>Old FM Test Site Contract, therefore KPI figures for July &amp; August only.<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UKHSA</text:p>
          </table:table-cell>
          <table:table-cell office:value-type="string" table:style-name="ce1">
            <text:p>Testing of Citizens - Employment of Testers</text:p>
          </table:table-cell>
          <table:table-cell office:value-type="string" table:style-name="ce1">
            <text:p>Sodexo Ltd</text:p>
          </table:table-cell>
          <table:table-cell office:value-type="string" table:style-name="ce1">
            <text:p>Vehicle (MTU ONLY)<text:s text:c="3"/></text:p>
          </table:table-cell>
          <table:table-cell office:value-type="string" table:style-name="ce1">
            <text:p>99%</text:p>
          </table:table-cell>
          <table:table-cell office:value-type="string" table:style-name="ce1">
            <text:p>Good</text:p>
          </table:table-cell>
          <table:table-cell office:value-type="string" table:style-name="ce1">
            <text:p>Old FM Test Site Contract, therefore KPI figures for July &amp; August only.<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Sodexo Ltd</text:p>
          </table:table-cell>
          <table:table-cell office:value-type="string" table:style-name="ce1">
            <text:p>Availability of Operations</text:p>
          </table:table-cell>
          <table:table-cell office:value-type="string" table:style-name="ce1">
            <text:p>100%</text:p>
          </table:table-cell>
          <table:table-cell office:value-type="string" table:style-name="ce1">
            <text:p>Good</text:p>
          </table:table-cell>
          <table:table-cell office:value-type="string" table:style-name="ce1">
            <text:p>New FM Test Site Contract, therefore KPI figures for September 2021 only.</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Sodexo Ltd</text:p>
          </table:table-cell>
          <table:table-cell office:value-type="string" table:style-name="ce1">
            <text:p>Clinical Compliance - Infection Prevention Control (IPC)</text:p>
          </table:table-cell>
          <table:table-cell office:value-type="string" table:style-name="ce1">
            <text:p>100%</text:p>
          </table:table-cell>
          <table:table-cell office:value-type="string" table:style-name="ce1">
            <text:p>Good</text:p>
          </table:table-cell>
          <table:table-cell office:value-type="string" table:style-name="ce1">
            <text:p>New FM Test Site Contract, therefore KPI figures for September 2021 only.</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Sodexo Ltd</text:p>
          </table:table-cell>
          <table:table-cell office:value-type="string" table:style-name="ce1">
            <text:p>Clinical Reporting Compliance<text:s text:c="2"/></text:p>
          </table:table-cell>
          <table:table-cell office:value-type="string" table:style-name="ce1">
            <text:p>100%</text:p>
          </table:table-cell>
          <table:table-cell office:value-type="string" table:style-name="ce1">
            <text:p>Good</text:p>
          </table:table-cell>
          <table:table-cell office:value-type="string" table:style-name="ce1">
            <text:p>New FM Test Site Contract, therefore KPI figures for September 2021 only.</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Serco Limited</text:p>
          </table:table-cell>
          <table:table-cell office:value-type="string" table:style-name="ce1">
            <text:p>Availability of Operations</text:p>
          </table:table-cell>
          <table:table-cell office:value-type="string" table:style-name="ce1">
            <text:p>100%</text:p>
          </table:table-cell>
          <table:table-cell office:value-type="string" table:style-name="ce1">
            <text:p>Good</text:p>
          </table:table-cell>
          <table:table-cell office:value-type="string" table:style-name="ce1">
            <text:p>New FM Test Site Contract, therefore KPI figures for September 2021 only.</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Serco Limited</text:p>
          </table:table-cell>
          <table:table-cell office:value-type="string" table:style-name="ce1">
            <text:p>Clinical Compliance - Infection Prevention Control (IPC)</text:p>
          </table:table-cell>
          <table:table-cell office:value-type="string" table:style-name="ce1">
            <text:p>100%</text:p>
          </table:table-cell>
          <table:table-cell office:value-type="string" table:style-name="ce1">
            <text:p>Good</text:p>
          </table:table-cell>
          <table:table-cell office:value-type="string" table:style-name="ce1">
            <text:p>New FM Test Site Contract, therefore KPI figures for September 2021 only.</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Serco Limited</text:p>
          </table:table-cell>
          <table:table-cell office:value-type="string" table:style-name="ce1">
            <text:p>Clinical Reporting Compliance<text:s text:c="2"/></text:p>
          </table:table-cell>
          <table:table-cell office:value-type="string" table:style-name="ce1">
            <text:p>100%</text:p>
          </table:table-cell>
          <table:table-cell office:value-type="string" table:style-name="ce1">
            <text:p>Good</text:p>
          </table:table-cell>
          <table:table-cell office:value-type="string" table:style-name="ce1">
            <text:p>New FM Test Site Contract, therefore KPI figures for September 2021 only.</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Mitie Security Limited</text:p>
          </table:table-cell>
          <table:table-cell office:value-type="string" table:style-name="ce1">
            <text:p>Availability of Operations</text:p>
          </table:table-cell>
          <table:table-cell office:value-type="string" table:style-name="ce1">
            <text:p>100%</text:p>
          </table:table-cell>
          <table:table-cell office:value-type="string" table:style-name="ce1">
            <text:p>Good</text:p>
          </table:table-cell>
          <table:table-cell office:value-type="string" table:style-name="ce1">
            <text:p>New FM Test Site Contract, therefore KPI figures for September 2021 only.</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Mitie Security Limited</text:p>
          </table:table-cell>
          <table:table-cell office:value-type="string" table:style-name="ce1">
            <text:p>Clinical Compliance - Infection Prevention Control (IPC)</text:p>
          </table:table-cell>
          <table:table-cell office:value-type="string" table:style-name="ce1">
            <text:p>100%</text:p>
          </table:table-cell>
          <table:table-cell office:value-type="string" table:style-name="ce1">
            <text:p>Good</text:p>
          </table:table-cell>
          <table:table-cell office:value-type="string" table:style-name="ce1">
            <text:p>New FM Test Site Contract, therefore KPI figures for September 2021 only.</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Mitie Security Limited</text:p>
          </table:table-cell>
          <table:table-cell office:value-type="string" table:style-name="ce1">
            <text:p>Clinical Reporting Compliance<text:s text:c="2"/></text:p>
          </table:table-cell>
          <table:table-cell office:value-type="string" table:style-name="ce1">
            <text:p>100%</text:p>
          </table:table-cell>
          <table:table-cell office:value-type="string" table:style-name="ce1">
            <text:p>Good</text:p>
          </table:table-cell>
          <table:table-cell office:value-type="string" table:style-name="ce1">
            <text:p>New FM Test Site Contract, therefore KPI figures for September 2021 only.</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G4S Facilities Management (UK) Ltd</text:p>
          </table:table-cell>
          <table:table-cell office:value-type="string" table:style-name="ce1">
            <text:p>Availability of Operations</text:p>
          </table:table-cell>
          <table:table-cell office:value-type="string" table:style-name="ce1">
            <text:p>100%</text:p>
          </table:table-cell>
          <table:table-cell office:value-type="string" table:style-name="ce1">
            <text:p>Good</text:p>
          </table:table-cell>
          <table:table-cell office:value-type="string" table:style-name="ce1">
            <text:p>New FM Test Site Contract, therefore KPI figures for September 2021 only.</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G4S Facilities Management (UK) Ltd</text:p>
          </table:table-cell>
          <table:table-cell office:value-type="string" table:style-name="ce1">
            <text:p>Clinical Compliance - Infection Prevention Control (IPC)</text:p>
          </table:table-cell>
          <table:table-cell office:value-type="string" table:style-name="ce1">
            <text:p>100%</text:p>
          </table:table-cell>
          <table:table-cell office:value-type="string" table:style-name="ce1">
            <text:p>Good</text:p>
          </table:table-cell>
          <table:table-cell office:value-type="string" table:style-name="ce1">
            <text:p>New FM Test Site Contract, therefore KPI figures for September 2021 only.</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G4S Facilities Management (UK) Ltd</text:p>
          </table:table-cell>
          <table:table-cell office:value-type="string" table:style-name="ce1">
            <text:p>Clinical Reporting Compliance<text:s text:c="2"/></text:p>
          </table:table-cell>
          <table:table-cell office:value-type="string" table:style-name="ce1">
            <text:p>100%</text:p>
          </table:table-cell>
          <table:table-cell office:value-type="string" table:style-name="ce1">
            <text:p>Good</text:p>
          </table:table-cell>
          <table:table-cell office:value-type="string" table:style-name="ce1">
            <text:p>New FM Test Site Contract, therefore KPI figures for September 2021 only.</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DHSC</text:p>
          </table:table-cell>
          <table:table-cell office:value-type="string" table:style-name="ce1">
            <text:p>Health Start Reimbursement Unit</text:p>
          </table:table-cell>
          <table:table-cell office:value-type="string" table:style-name="ce1">
            <text:p>Multi Resource Marketing LTD</text:p>
          </table:table-cell>
          <table:table-cell office:value-type="string" table:style-name="ce1">
            <text:p>Applications process within 2 working days</text:p>
          </table:table-cell>
          <table:table-cell office:value-type="string" table:style-name="ce1">
            <text:p>10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DHSC</text:p>
          </table:table-cell>
          <table:table-cell office:value-type="string" table:style-name="ce1">
            <text:p>Health Start Reimbursement Unit</text:p>
          </table:table-cell>
          <table:table-cell office:value-type="string" table:style-name="ce1">
            <text:p>Multi Resource Marketing LTD</text:p>
          </table:table-cell>
          <table:table-cell office:value-type="string" table:style-name="ce1">
            <text:p>Claims paid within 7 working days<text:s/></text:p>
          </table:table-cell>
          <table:table-cell office:value-type="string" table:style-name="ce1">
            <text:p>9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DHSC</text:p>
          </table:table-cell>
          <table:table-cell office:value-type="string" table:style-name="ce1">
            <text:p>Health Start Reimbursement Unit</text:p>
          </table:table-cell>
          <table:table-cell office:value-type="string" table:style-name="ce1">
            <text:p>Multi Resource Marketing LTD</text:p>
          </table:table-cell>
          <table:table-cell office:value-type="string" table:style-name="ce1">
            <text:p>Email enquiries completed within 5 working days</text:p>
          </table:table-cell>
          <table:table-cell office:value-type="string" table:style-name="ce1">
            <text:p>10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Ambulance Resilience Unit</text:p>
          </table:table-cell>
          <table:table-cell office:value-type="string" table:style-name="ce1">
            <text:p>West Midlands Ambulance Service NHS FT</text:p>
          </table:table-cell>
          <table:table-cell office:value-type="string" table:style-name="ce1">
            <text:p>Reporting - Electronic reports</text:p>
          </table:table-cell>
          <table:table-cell office:value-type="string" table:style-name="ce1">
            <text:p>100% completed Monthly<text:s/></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Ambulance Resilience Unit</text:p>
          </table:table-cell>
          <table:table-cell office:value-type="string" table:style-name="ce1">
            <text:p>West Midlands Ambulance Service NHS FT</text:p>
          </table:table-cell>
          <table:table-cell office:value-type="string" table:style-name="ce1">
            <text:p>Service availability - Routine communications test</text:p>
          </table:table-cell>
          <table:table-cell office:value-type="string" table:style-name="ce1">
            <text:p>100% response within 15 minutes</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Ambulance Resilience Unit</text:p>
          </table:table-cell>
          <table:table-cell office:value-type="string" table:style-name="ce1">
            <text:p>West Midlands Ambulance Service NHS FT</text:p>
          </table:table-cell>
          <table:table-cell office:value-type="string" table:style-name="ce1">
            <text:p>Service availability - The provider must operate a 24/7 on call rota</text:p>
          </table:table-cell>
          <table:table-cell office:value-type="string" table:style-name="ce1">
            <text:p>99.99%</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England &amp; Improvement</text:p>
          </table:table-cell>
          <table:table-cell office:value-type="string" table:style-name="ce1">
            <text:p>Future Services Programme (FSP) Service Desk</text:p>
          </table:table-cell>
          <table:table-cell office:value-type="string" table:style-name="ce1">
            <text:p>Advanced 365 Limited</text:p>
          </table:table-cell>
          <table:table-cell office:value-type="string" table:style-name="ce1">
            <text:p>Average Wait Time - 100% of calls answered in less than or equal to thirty (30) seconds</text:p>
          </table:table-cell>
          <table:table-cell office:value-type="string" table:style-name="ce1">
            <text:p>less than 30 seconds</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England &amp; Improvement</text:p>
          </table:table-cell>
          <table:table-cell office:value-type="string" table:style-name="ce1">
            <text:p>Future Services Programme (FSP) Service Desk</text:p>
          </table:table-cell>
          <table:table-cell office:value-type="string" table:style-name="ce1">
            <text:p>Advanced 365 Limited</text:p>
          </table:table-cell>
          <table:table-cell office:value-type="string" table:style-name="ce1">
            <text:p>First Time Fix on first contact by phone call for NHS Improvement Users</text:p>
          </table:table-cell>
          <table:table-cell office:value-type="string" table:style-name="ce1">
            <text:p>80%</text:p>
          </table:table-cell>
          <table:table-cell office:value-type="string" table:style-name="ce1">
            <text:p>Approaching Target</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England &amp; Improvement</text:p>
          </table:table-cell>
          <table:table-cell office:value-type="string" table:style-name="ce1">
            <text:p>Future Services Programme (FSP) Service Desk</text:p>
          </table:table-cell>
          <table:table-cell office:value-type="string" table:style-name="ce1">
            <text:p>Advanced 365 Limited</text:p>
          </table:table-cell>
          <table:table-cell office:value-type="string" table:style-name="ce1">
            <text:p>First Time Fix on first contact by phone call for Non NHS Improvement Users</text:p>
          </table:table-cell>
          <table:table-cell office:value-type="string" table:style-name="ce1">
            <text:p>55%</text:p>
          </table:table-cell>
          <table:table-cell office:value-type="string" table:style-name="ce1">
            <text:p>Approaching Target</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England &amp; Improvement</text:p>
          </table:table-cell>
          <table:table-cell office:value-type="string" table:style-name="ce1">
            <text:p>NHS Practitioner Health</text:p>
          </table:table-cell>
          <table:table-cell office:value-type="string" table:style-name="ce1">
            <text:p>Hurley Clinic Partnership T/A The Hurley Group</text:p>
          </table:table-cell>
          <table:table-cell office:value-type="string" table:style-name="ce1">
            <text:p>Confidentiality - The Provider will uphold the highest standards to maintaining the confidentiality of Practitioners accessing Practitioner Health.<text:s text:c="2"/></text:p>
          </table:table-cell>
          <table:table-cell office:value-type="string" table:style-name="ce1">
            <text:p>The Provider must achieve 100% staff and system compliance with the Confidentiality Policy and zero breaches for unauthorised access to Practitioners records.</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England &amp; Improvement</text:p>
          </table:table-cell>
          <table:table-cell office:value-type="string" table:style-name="ce1">
            <text:p>NHS Practitioner Health</text:p>
          </table:table-cell>
          <table:table-cell office:value-type="string" table:style-name="ce1">
            <text:p>Hurley Clinic Partnership T/A The Hurley Group</text:p>
          </table:table-cell>
          <table:table-cell office:value-type="string" table:style-name="ce1">
            <text:p>Improving Productivity – Percentage of appointments that were not attended</text:p>
          </table:table-cell>
          <table:table-cell office:value-type="string" table:style-name="ce1">
            <text:p>Less than 5% per quarter</text:p>
          </table:table-cell>
          <table:table-cell office:value-type="string" table:style-name="ce1">
            <text:p>Approaching Target</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England &amp; Improvement</text:p>
          </table:table-cell>
          <table:table-cell office:value-type="string" table:style-name="ce1">
            <text:p>NHS Practitioner Health</text:p>
          </table:table-cell>
          <table:table-cell office:value-type="string" table:style-name="ce1">
            <text:p>Hurley Clinic Partnership T/A The Hurley Group</text:p>
          </table:table-cell>
          <table:table-cell office:value-type="string" table:style-name="ce1">
            <text:p>Quality – Number of complaints reported by participants as part of NHS Practitioner Health<text:s/></text:p>
          </table:table-cell>
          <table:table-cell office:value-type="string" table:style-name="ce1">
            <text:p>under 10 complaints across the quarter</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England &amp; Improvement</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Aged requirements - % of roles closed within 30 days from approved requirement in FG to offer made</text:p>
          </table:table-cell>
          <table:table-cell office:value-type="string" table:style-name="ce1">
            <text:p>&gt;9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England &amp; Improvement</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from offer to onboard - average time for completion of onboarding to be made within 10 days (or less) from work order approval</text:p>
          </table:table-cell>
          <table:table-cell office:value-type="string" table:style-name="ce1">
            <text:p>&lt;=10 Days</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England &amp; Improvement</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to offer - average time for offer made to be made within 12days (or less) from requirement approval</text:p>
          </table:table-cell>
          <table:table-cell office:value-type="string" table:style-name="ce1">
            <text:p>&lt;12 days</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England &amp; Improvement</text:p>
          </table:table-cell>
          <table:table-cell office:value-type="string" table:style-name="ce1">
            <text:p>NHS 111 Telephony Contract</text:p>
          </table:table-cell>
          <table:table-cell office:value-type="string" table:style-name="ce1">
            <text:p>Vodafone UK</text:p>
          </table:table-cell>
          <table:table-cell office:value-type="string" table:style-name="ce1">
            <text:p>Break Fix - The incident management performance (how long it takes to resolve an incident). Measured as the percentage of incidents resolved within that KPI</text:p>
          </table:table-cell>
          <table:table-cell office:value-type="string" table:style-name="ce1">
            <text:p>100% of Severity 0 = 1 hour <text:s/>Severity 1 = 2 hours <text:s/>Severity 2 = 4 hours <text:s/>Severity 3 = 24 hours <text:s/>Severity 4 = 48 hours<text:s/></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England &amp; Improvement</text:p>
          </table:table-cell>
          <table:table-cell office:value-type="string" table:style-name="ce1">
            <text:p>NHS 111 Telephony Contract</text:p>
          </table:table-cell>
          <table:table-cell office:value-type="string" table:style-name="ce1">
            <text:p>Vodafone UK</text:p>
          </table:table-cell>
          <table:table-cell office:value-type="string" table:style-name="ce1">
            <text:p>Reporting Dashboard - The up time of the real-time dashboard used to report on call flows</text:p>
          </table:table-cell>
          <table:table-cell office:value-type="string" table:style-name="ce1">
            <text:p>99.99%</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England &amp; Improvement</text:p>
          </table:table-cell>
          <table:table-cell office:value-type="string" table:style-name="ce1">
            <text:p>NHS 111 Telephony Contract</text:p>
          </table:table-cell>
          <table:table-cell office:value-type="string" table:style-name="ce1">
            <text:p>Vodafone UK</text:p>
          </table:table-cell>
          <table:table-cell office:value-type="string" table:style-name="ce1">
            <text:p>Service Availability <text:s/>- The up time of the system allowing calls to the 111 number to be delivered to the correct provider in the correct country</text:p>
          </table:table-cell>
          <table:table-cell office:value-type="string" table:style-name="ce1">
            <text:p>99.99%</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England &amp; Improvement</text:p>
          </table:table-cell>
          <table:table-cell office:value-type="string" table:style-name="ce1">
            <text:p>Primary Care Support Services (PCSE)</text:p>
          </table:table-cell>
          <table:table-cell office:value-type="string" table:style-name="ce1">
            <text:p>Capita Business Services Ltd</text:p>
          </table:table-cell>
          <table:table-cell office:value-type="string" table:style-name="ce1">
            <text:p>All GP Payment Files sent on time at least 5 Working Days before the payment due date                  <text:s/></text:p>
          </table:table-cell>
          <table:table-cell office:value-type="string" table:style-name="ce1">
            <text:p>98.5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England &amp; Improvement</text:p>
          </table:table-cell>
          <table:table-cell office:value-type="string" table:style-name="ce1">
            <text:p>Primary Care Support Services (PCSE)</text:p>
          </table:table-cell>
          <table:table-cell office:value-type="string" table:style-name="ce1">
            <text:p>Capita Business Services Ltd</text:p>
          </table:table-cell>
          <table:table-cell office:value-type="string" table:style-name="ce1">
            <text:p>Registration Transactions are completed within 3 Working Days<text:s text:c="21"/></text:p>
          </table:table-cell>
          <table:table-cell office:value-type="string" table:style-name="ce1">
            <text:p>94.33%</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England &amp; Improvement</text:p>
          </table:table-cell>
          <table:table-cell office:value-type="string" table:style-name="ce1">
            <text:p>Primary Care Support Services (PCSE)</text:p>
          </table:table-cell>
          <table:table-cell office:value-type="string" table:style-name="ce1">
            <text:p>Capita Business Services Ltd</text:p>
          </table:table-cell>
          <table:table-cell office:value-type="string" table:style-name="ce1">
            <text:p>The total number of Medical Records collected and delivered within 12 WDs of collection from a GP surgery</text:p>
          </table:table-cell>
          <table:table-cell office:value-type="string" table:style-name="ce1">
            <text:p>98.5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DHSC</text:p>
          </table:table-cell>
          <table:table-cell office:value-type="string" table:style-name="ce1">
            <text:p>D365 Service Support, Maintenance and Application Development </text:p>
          </table:table-cell>
          <table:table-cell office:value-type="string" table:style-name="ce1">
            <text:p>Hitachi Solutions Europe LTD</text:p>
          </table:table-cell>
          <table:table-cell office:value-type="string" table:style-name="ce1">
            <text:p>P3 - Incident Resolution within 3 days<text:s/></text:p>
          </table:table-cell>
          <table:table-cell office:value-type="string" table:style-name="ce1">
            <text:p>90% Incident Resolution within 3 days (24 work hours)</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DHSC</text:p>
          </table:table-cell>
          <table:table-cell office:value-type="string" table:style-name="ce1">
            <text:p>D365 Service Support, Maintenance and Application Development </text:p>
          </table:table-cell>
          <table:table-cell office:value-type="string" table:style-name="ce1">
            <text:p>Hitachi Solutions Europe LTD</text:p>
          </table:table-cell>
          <table:table-cell office:value-type="string" table:style-name="ce1">
            <text:p>P3 - Incident Response within 4 hours</text:p>
          </table:table-cell>
          <table:table-cell office:value-type="string" table:style-name="ce1">
            <text:p>&gt;90% of cases responsed to within 4 hours</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DHSC</text:p>
          </table:table-cell>
          <table:table-cell office:value-type="string" table:style-name="ce1">
            <text:p>D365 Service Support, Maintenance and Application Development </text:p>
          </table:table-cell>
          <table:table-cell office:value-type="string" table:style-name="ce1">
            <text:p>Hitachi Solutions Europe LTD</text:p>
          </table:table-cell>
          <table:table-cell office:value-type="string" table:style-name="ce1">
            <text:p>User Admin Requests</text:p>
          </table:table-cell>
          <table:table-cell office:value-type="string" table:style-name="ce1">
            <text:p>90% within 1 day (same day)</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Clinical Audit and Patients Outcomes Programme (NCAPOP)</text:p>
          </table:table-cell>
          <table:table-cell office:value-type="string" table:style-name="ce1">
            <text:p>Healthcare Quality Improvement Partnership Ltd</text:p>
          </table:table-cell>
          <table:table-cell office:value-type="string" table:style-name="ce1">
            <text:p>% number of NCAPOP audit providers who integrate datasets based upon routinely / automated data sources rather than bespoke</text:p>
          </table:table-cell>
          <table:table-cell office:value-type="string" table:style-name="ce1">
            <text:p>75%</text:p>
          </table:table-cell>
          <table:table-cell office:value-type="string" table:style-name="ce1">
            <text:p>Approaching Target</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Clinical Audit and Patients Outcomes Programme (NCAPOP)</text:p>
          </table:table-cell>
          <table:table-cell office:value-type="string" table:style-name="ce1">
            <text:p>Healthcare Quality Improvement Partnership Ltd</text:p>
          </table:table-cell>
          <table:table-cell office:value-type="string" table:style-name="ce1">
            <text:p>% number of NCAPOP providers who align work with NICE guidance</text:p>
          </table:table-cell>
          <table:table-cell office:value-type="string" table:style-name="ce1">
            <text:p>75%</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Clinical Audit and Patients Outcomes Programme (NCAPOP)</text:p>
          </table:table-cell>
          <table:table-cell office:value-type="string" table:style-name="ce1">
            <text:p>Healthcare Quality Improvement Partnership Ltd</text:p>
          </table:table-cell>
          <table:table-cell office:value-type="string" table:style-name="ce1">
            <text:p>% number of NCAPOP providers with QI plans to stimulate local improvement</text:p>
          </table:table-cell>
          <table:table-cell office:value-type="string" table:style-name="ce1">
            <text:p>75%</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Immunisation Service - Management System</text:p>
          </table:table-cell>
          <table:table-cell office:value-type="string" table:style-name="ce1">
            <text:p>System C Healthcare Ltd</text:p>
          </table:table-cell>
          <table:table-cell office:value-type="string" table:style-name="ce1">
            <text:p>Service Availability</text:p>
          </table:table-cell>
          <table:table-cell office:value-type="string" table:style-name="ce1">
            <text:p>10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Immunisation Service - Management System</text:p>
          </table:table-cell>
          <table:table-cell office:value-type="string" table:style-name="ce1">
            <text:p>System C Healthcare Ltd</text:p>
          </table:table-cell>
          <table:table-cell office:value-type="string" table:style-name="ce1">
            <text:p>Service Incidents</text:p>
          </table:table-cell>
          <table:table-cell office:value-type="string" table:style-name="ce1">
            <text:p>Under 2</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Immunisation Service - Hybrid Mailer Service</text:p>
          </table:table-cell>
          <table:table-cell office:value-type="string" table:style-name="ce1">
            <text:p>Synertec Ltd</text:p>
          </table:table-cell>
          <table:table-cell office:value-type="string" table:style-name="ce1">
            <text:p>Documents received up to 15:00 on a working day would be expected to be processed within three (3) working days for mailings to be delivered by post</text:p>
          </table:table-cell>
          <table:table-cell office:value-type="string" table:style-name="ce1">
            <text:p>10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Immunisation Service - Hybrid Mailer Service</text:p>
          </table:table-cell>
          <table:table-cell office:value-type="string" table:style-name="ce1">
            <text:p>Synertec Ltd</text:p>
          </table:table-cell>
          <table:table-cell office:value-type="string" table:style-name="ce1">
            <text:p>Requests for the sending of communications via emails would be expected to be processed within 2 working days</text:p>
          </table:table-cell>
          <table:table-cell office:value-type="string" table:style-name="ce1">
            <text:p>95%</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Immunisation Service - Hybrid Mailer Service</text:p>
          </table:table-cell>
          <table:table-cell office:value-type="string" table:style-name="ce1">
            <text:p>Synertec Ltd</text:p>
          </table:table-cell>
          <table:table-cell office:value-type="string" table:style-name="ce1">
            <text:p>Requests for the sending of communications via SMS would be expected to be processed within 2 working days</text:p>
          </table:table-cell>
          <table:table-cell office:value-type="string" table:style-name="ce1">
            <text:p>95%</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UKHSA</text:p>
          </table:table-cell>
          <table:table-cell office:value-type="string" table:style-name="ce1">
            <text:p>Contact Tracing Call Centre-Providing 50% of the capacity for Tier 3 calls from CTAS</text:p>
          </table:table-cell>
          <table:table-cell office:value-type="string" table:style-name="ce1">
            <text:p>Sitel LTD</text:p>
          </table:table-cell>
          <table:table-cell office:value-type="string" table:style-name="ce1">
            <text:p>90% availability of agents</text:p>
          </table:table-cell>
          <table:table-cell office:value-type="string" table:style-name="ce1">
            <text:p>90%</text:p>
          </table:table-cell>
          <table:table-cell office:value-type="string" table:style-name="ce1">
            <text:p>Requires Improvement</text:p>
          </table:table-cell>
          <table:table-cell office:value-type="string" table:style-name="ce1">
            <text:p>Due to utilisation targets and efficiency drivers leading to reductions in the size of the service in April there has been higher levels of attrition.<text:s text:c="2"/></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UKHSA</text:p>
          </table:table-cell>
          <table:table-cell office:value-type="string" table:style-name="ce1">
            <text:p>Contact Tracing Call Centre - Providing 50% of the capacity for Tier 3 calls from CTAS</text:p>
          </table:table-cell>
          <table:table-cell office:value-type="string" table:style-name="ce1">
            <text:p>Sitel LTD</text:p>
          </table:table-cell>
          <table:table-cell office:value-type="string" table:style-name="ce1">
            <text:p>90% Quality of Agents monitored</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UKHSA</text:p>
          </table:table-cell>
          <table:table-cell office:value-type="string" table:style-name="ce1">
            <text:p>Contact Tracing Call Centre-Providing 50% of the capacity for Tier 3 calls from CTAS</text:p>
          </table:table-cell>
          <table:table-cell office:value-type="string" table:style-name="ce1">
            <text:p>Sitel LTD</text:p>
          </table:table-cell>
          <table:table-cell office:value-type="string" table:style-name="ce1">
            <text:p>99% Availability of telephony platfrom</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UKHSA</text:p>
          </table:table-cell>
          <table:table-cell office:value-type="string" table:style-name="ce1">
            <text:p>Contact Tracing Call Centre</text:p>
          </table:table-cell>
          <table:table-cell office:value-type="string" table:style-name="ce1">
            <text:p>Serco Limited</text:p>
          </table:table-cell>
          <table:table-cell office:value-type="string" table:style-name="ce1">
            <text:p>90% availability of agent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UKHSA</text:p>
          </table:table-cell>
          <table:table-cell office:value-type="string" table:style-name="ce1">
            <text:p>Contact Tracing Call Centre</text:p>
          </table:table-cell>
          <table:table-cell office:value-type="string" table:style-name="ce1">
            <text:p>Serco Limited</text:p>
          </table:table-cell>
          <table:table-cell office:value-type="string" table:style-name="ce1">
            <text:p>90% Quality of Agents monitored (100% of calls Monitored)</text:p>
          </table:table-cell>
          <table:table-cell office:value-type="string" table:style-name="ce1">
            <text:p>90%</text:p>
          </table:table-cell>
          <table:table-cell office:value-type="string" table:style-name="ce1">
            <text:p>Inadequate</text:p>
          </table:table-cell>
          <table:table-cell office:value-type="string" table:style-name="ce1">
            <text:p>During this period, the quality performance across the Serco and Sub-contracting estate was impacted as a result of rapid onboarding of c.11,000 FTE in a short period of time (Serco increased resources from c. 4,000 FTE to nearly 15,000 FTE in around 8 weeks). The department was aware there would be a negative impact to this KPI due to the ramp up requirements.<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UKHSA</text:p>
          </table:table-cell>
          <table:table-cell office:value-type="string" table:style-name="ce1">
            <text:p>Contact Tracing Call Centre</text:p>
          </table:table-cell>
          <table:table-cell office:value-type="string" table:style-name="ce1">
            <text:p>Serco Limited</text:p>
          </table:table-cell>
          <table:table-cell office:value-type="string" table:style-name="ce1">
            <text:p>99% Availability of telephony platform</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UKHSA</text:p>
          </table:table-cell>
          <table:table-cell office:value-type="string" table:style-name="ce1">
            <text:p>Contact Centre</text:p>
          </table:table-cell>
          <table:table-cell office:value-type="string" table:style-name="ce1">
            <text:p>TELEPERFORMANCE LTD</text:p>
          </table:table-cell>
          <table:table-cell office:value-type="string" table:style-name="ce1">
            <text:p>90% availability of agents</text:p>
          </table:table-cell>
          <table:table-cell office:value-type="string" table:style-name="ce1">
            <text:p>9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UKHSA</text:p>
          </table:table-cell>
          <table:table-cell office:value-type="string" table:style-name="ce1">
            <text:p>Contact Centre</text:p>
          </table:table-cell>
          <table:table-cell office:value-type="string" table:style-name="ce1">
            <text:p>TELEPERFORMANCE LTD</text:p>
          </table:table-cell>
          <table:table-cell office:value-type="string" table:style-name="ce1">
            <text:p>99% Availability of telephony platform</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DHSC</text:p>
          </table:table-cell>
          <table:table-cell office:value-type="string" table:style-name="ce1">
            <text:p>DHSC Facilities Management</text:p>
          </table:table-cell>
          <table:table-cell office:value-type="string" table:style-name="ce1">
            <text:p>EMCOR Group UK (plc)</text:p>
          </table:table-cell>
          <table:table-cell office:value-type="string" table:style-name="ce1">
            <text:p>CAFM/Helpdesk Services - Provide a fully functioning and always available Helpdesk system in accordance with the contractual requirements.</text:p>
          </table:table-cell>
          <table:table-cell office:value-type="string" table:style-name="ce1">
            <text:p>10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DHSC</text:p>
          </table:table-cell>
          <table:table-cell office:value-type="string" table:style-name="ce1">
            <text:p>DHSC Facilities Management</text:p>
          </table:table-cell>
          <table:table-cell office:value-type="string" table:style-name="ce1">
            <text:p>EMCOR Group UK (plc)</text:p>
          </table:table-cell>
          <table:table-cell office:value-type="string" table:style-name="ce1">
            <text:p>Maintenance Services - Develop, implement and maintain a Planned Maintenance Schedule in accordance with the contractual requirements</text:p>
          </table:table-cell>
          <table:table-cell office:value-type="string" table:style-name="ce1">
            <text:p>10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DHSC</text:p>
          </table:table-cell>
          <table:table-cell office:value-type="string" table:style-name="ce1">
            <text:p>DHSC Facilities Management</text:p>
          </table:table-cell>
          <table:table-cell office:value-type="string" table:style-name="ce1">
            <text:p>EMCOR Group UK (plc)</text:p>
          </table:table-cell>
          <table:table-cell office:value-type="string" table:style-name="ce1">
            <text:p>Security Services - Provide a CCTV Monitoring Service in accordance with the contract (and SLR requirements if applicable)</text:p>
          </table:table-cell>
          <table:table-cell office:value-type="string" table:style-name="ce1">
            <text:p>10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DHSC</text:p>
          </table:table-cell>
          <table:table-cell office:value-type="string" table:style-name="ce1">
            <text:p>DXC Local Service Provider (LSP) North, Midlands and East</text:p>
          </table:table-cell>
          <table:table-cell office:value-type="string" table:style-name="ce1">
            <text:p>DXC</text:p>
          </table:table-cell>
          <table:table-cell office:value-type="string" table:style-name="ce1">
            <text:p>Number of Contractor Response Time (CRT) Operating Service Level Multiplier Weighting Points that are accrued in each month</text:p>
          </table:table-cell>
          <table:table-cell office:value-type="string" table:style-name="ce1">
            <text:p>43-84</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DHSC</text:p>
          </table:table-cell>
          <table:table-cell office:value-type="string" table:style-name="ce1">
            <text:p>DXC Local Service Provider (LSP) North, Midlands and East</text:p>
          </table:table-cell>
          <table:table-cell office:value-type="string" table:style-name="ce1">
            <text:p>DXC</text:p>
          </table:table-cell>
          <table:table-cell office:value-type="string" table:style-name="ce1">
            <text:p>Service Failure Management - time taken to fix failures defined as Severity Level 2</text:p>
          </table:table-cell>
          <table:table-cell office:value-type="string" table:style-name="ce1">
            <text:p>&lt;=4 hrs</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DHSC</text:p>
          </table:table-cell>
          <table:table-cell office:value-type="string" table:style-name="ce1">
            <text:p>DXC Local Service Provider (LSP) North, Midlands and East</text:p>
          </table:table-cell>
          <table:table-cell office:value-type="string" table:style-name="ce1">
            <text:p>DXC</text:p>
          </table:table-cell>
          <table:table-cell office:value-type="string" table:style-name="ce1">
            <text:p>System Availability Percentage</text:p>
          </table:table-cell>
          <table:table-cell office:value-type="string" table:style-name="ce1">
            <text:p>&gt;=99.9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DHSC</text:p>
          </table:table-cell>
          <table:table-cell office:value-type="string" table:style-name="ce1">
            <text:p>IMS3 Open Service</text:p>
          </table:table-cell>
          <table:table-cell office:value-type="string" table:style-name="ce1">
            <text:p>Atos IT Services UK Limited</text:p>
          </table:table-cell>
          <table:table-cell office:value-type="string" table:style-name="ce1">
            <text:p>B1F - Incident Resolution P1</text:p>
            <text:p>within 4 Core Hours</text:p>
          </table:table-cell>
          <table:table-cell office:value-type="string" table:style-name="ce1">
            <text:p>10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DHSC</text:p>
          </table:table-cell>
          <table:table-cell office:value-type="string" table:style-name="ce1">
            <text:p>IMS3 Open Service</text:p>
          </table:table-cell>
          <table:table-cell office:value-type="string" table:style-name="ce1">
            <text:p>Atos IT Services UK Limited</text:p>
          </table:table-cell>
          <table:table-cell office:value-type="string" table:style-name="ce1">
            <text:p>B1G - Incident Resolution P2</text:p>
            <text:p>within 8 Core Hours</text:p>
          </table:table-cell>
          <table:table-cell office:value-type="string" table:style-name="ce1">
            <text:p>9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DHSC</text:p>
          </table:table-cell>
          <table:table-cell office:value-type="string" table:style-name="ce1">
            <text:p>IMS3 Open Service</text:p>
          </table:table-cell>
          <table:table-cell office:value-type="string" table:style-name="ce1">
            <text:p>Atos IT Services UK Limited</text:p>
          </table:table-cell>
          <table:table-cell office:value-type="string" table:style-name="ce1">
            <text:p>B1H - Incident Resolution P3</text:p>
            <text:p>within 24 Core Hours</text:p>
          </table:table-cell>
          <table:table-cell office:value-type="string" table:style-name="ce1">
            <text:p>95%</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DHSC</text:p>
          </table:table-cell>
          <table:table-cell office:value-type="string" table:style-name="ce1">
            <text:p>Healthy Start Issuing Unit</text:p>
          </table:table-cell>
          <table:table-cell office:value-type="string" table:style-name="ce1">
            <text:p>Serco Limited</text:p>
          </table:table-cell>
          <table:table-cell office:value-type="string" table:style-name="ce1">
            <text:p>&lt;30secs - Average Speed of telephone answer</text:p>
          </table:table-cell>
          <table:table-cell office:value-type="string" table:style-name="ce1">
            <text:p>&lt; 30 seconds</text:p>
          </table:table-cell>
          <table:table-cell office:value-type="string" table:style-name="ce1">
            <text:p>Inadequate</text:p>
          </table:table-cell>
          <table:table-cell office:value-type="string" table:style-name="ce1">
            <text:p>September impacted by unexpected increase in call volumes in relation to vouchers not being received on time due to Royal Mail delays, this was as a consequences of the COVID pandemic and shortage of drivers.<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DHSC</text:p>
          </table:table-cell>
          <table:table-cell office:value-type="string" table:style-name="ce1">
            <text:p>Healthy Start Issuing Unit</text:p>
          </table:table-cell>
          <table:table-cell office:value-type="string" table:style-name="ce1">
            <text:p>Serco Limited</text:p>
          </table:table-cell>
          <table:table-cell office:value-type="string" table:style-name="ce1">
            <text:p>100% of info requested responded to in 5 days</text:p>
          </table:table-cell>
          <table:table-cell office:value-type="string" table:style-name="ce1">
            <text:p>10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DHSC</text:p>
          </table:table-cell>
          <table:table-cell office:value-type="string" table:style-name="ce1">
            <text:p>Healthy Start Issuing Unit</text:p>
          </table:table-cell>
          <table:table-cell office:value-type="string" table:style-name="ce1">
            <text:p>Serco Limited</text:p>
          </table:table-cell>
          <table:table-cell office:value-type="string" table:style-name="ce1">
            <text:p>98% of Vouchers issued in 4 days</text:p>
          </table:table-cell>
          <table:table-cell office:value-type="string" table:style-name="ce1">
            <text:p>98%</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DHSC</text:p>
          </table:table-cell>
          <table:table-cell office:value-type="string" table:style-name="ce1">
            <text:p>Nursery Milk Reimbursement Unit</text:p>
          </table:table-cell>
          <table:table-cell office:value-type="string" table:style-name="ce1">
            <text:p>Wider Plan Limited</text:p>
          </table:table-cell>
          <table:table-cell office:value-type="string" table:style-name="ce1">
            <text:p>99.5% of BACS payments in respect of correct and compliant claims will be made to the verified bank account of a childcare setting or agent within 3 working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DHSC</text:p>
          </table:table-cell>
          <table:table-cell office:value-type="string" table:style-name="ce1">
            <text:p>Nursery Milk Reimbursement Unit</text:p>
          </table:table-cell>
          <table:table-cell office:value-type="string" table:style-name="ce1">
            <text:p>Wider Plan Limited</text:p>
          </table:table-cell>
          <table:table-cell office:value-type="string" table:style-name="ce1">
            <text:p>Calls handled in the first instance by an automated telephony system should be referred to an agent for handling within 5 minutes of pick up at least 95% of the time and within 10 minutes 100% of the time.<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DHSC</text:p>
          </table:table-cell>
          <table:table-cell office:value-type="string" table:style-name="ce1">
            <text:p>Nursery Milk Reimbursement Unit</text:p>
          </table:table-cell>
          <table:table-cell office:value-type="string" table:style-name="ce1">
            <text:p>Wider Plan Limited</text:p>
          </table:table-cell>
          <table:table-cell office:value-type="string" table:style-name="ce1">
            <text:p>Customer service enquiries (including those arising from complex telephone queries and those arising directly from incoming emails) will receive a first response within 5 working days 97% of the time and within 10 working days 100% of the tim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Ambulance Radio Services (ARP)</text:p>
          </table:table-cell>
          <table:table-cell office:value-type="string" table:style-name="ce1">
            <text:p>CP3/4 COTS2</text:p>
          </table:table-cell>
          <table:table-cell office:value-type="string" table:style-name="ce1">
            <text:p>Insight Direct (UK) LTD</text:p>
          </table:table-cell>
          <table:table-cell office:value-type="string" table:style-name="ce1">
            <text:p>Timely &amp; accurate delivery and/or replacement of goods, equipment and software</text:p>
          </table:table-cell>
          <table:table-cell office:value-type="string" table:style-name="ce1">
            <text:p>100.0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Ambulance Radio Services (ARP)</text:p>
          </table:table-cell>
          <table:table-cell office:value-type="string" table:style-name="ce1">
            <text:p>Network Services</text:p>
          </table:table-cell>
          <table:table-cell office:value-type="string" table:style-name="ce1">
            <text:p>Vysiion<text:s/></text:p>
          </table:table-cell>
          <table:table-cell office:value-type="string" table:style-name="ce1">
            <text:p>Fix Times subject to different severity levels</text:p>
          </table:table-cell>
          <table:table-cell office:value-type="string" table:style-name="ce1">
            <text:p>Severity 1, 2 - &gt;100%; Severity 3, 4 <text:s/>&amp; all other change Categories - &lt;99.99% but =/&gt;95.99%</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Ambulance Radio Services (ARP)</text:p>
          </table:table-cell>
          <table:table-cell office:value-type="string" table:style-name="ce1">
            <text:p>Network Services</text:p>
          </table:table-cell>
          <table:table-cell office:value-type="string" table:style-name="ce1">
            <text:p>Vysiion<text:s/></text:p>
          </table:table-cell>
          <table:table-cell office:value-type="string" table:style-name="ce1">
            <text:p>Individual Service Recipient (e.g. Trust, ARP) Service Availability</text:p>
          </table:table-cell>
          <table:table-cell office:value-type="string" table:style-name="ce1">
            <text:p>&gt;=99.98%</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Ambulance Radio Services (ARP)</text:p>
          </table:table-cell>
          <table:table-cell office:value-type="string" table:style-name="ce1">
            <text:p>Network Services</text:p>
          </table:table-cell>
          <table:table-cell office:value-type="string" table:style-name="ce1">
            <text:p>Vysiion<text:s/></text:p>
          </table:table-cell>
          <table:table-cell office:value-type="string" table:style-name="ce1">
            <text:p>Network Service Availability of all Services</text:p>
          </table:table-cell>
          <table:table-cell office:value-type="string" table:style-name="ce1">
            <text:p>&gt;=99.98%</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Ambulance Radio Services (ARP)</text:p>
          </table:table-cell>
          <table:table-cell office:value-type="string" table:style-name="ce1">
            <text:p>CP7 Crown Hosting</text:p>
          </table:table-cell>
          <table:table-cell office:value-type="string" table:style-name="ce1">
            <text:p>Crown Hosting Data Centres LTD</text:p>
          </table:table-cell>
          <table:table-cell office:value-type="string" table:style-name="ce1">
            <text:p>Severity 1 Resolution to Data Centre incidents</text:p>
          </table:table-cell>
          <table:table-cell office:value-type="string" table:style-name="ce1">
            <text:p>&gt;=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Ambulance Radio Services (ARP)</text:p>
          </table:table-cell>
          <table:table-cell office:value-type="string" table:style-name="ce1">
            <text:p>CP7 Crown Hosting</text:p>
          </table:table-cell>
          <table:table-cell office:value-type="string" table:style-name="ce1">
            <text:p>Crown Hosting Data Centres LTD</text:p>
          </table:table-cell>
          <table:table-cell office:value-type="string" table:style-name="ce1">
            <text:p>Severity 1 Response to Data Centres</text:p>
          </table:table-cell>
          <table:table-cell office:value-type="string" table:style-name="ce1">
            <text:p>&gt;=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Ambulance Radio Services (ARP)</text:p>
          </table:table-cell>
          <table:table-cell office:value-type="string" table:style-name="ce1">
            <text:p>CP7 Crown Hosting</text:p>
          </table:table-cell>
          <table:table-cell office:value-type="string" table:style-name="ce1">
            <text:p>Crown Hosting Data Centres LTD</text:p>
          </table:table-cell>
          <table:table-cell office:value-type="string" table:style-name="ce1">
            <text:p>Severity 2 Response to Data Centres</text:p>
          </table:table-cell>
          <table:table-cell office:value-type="string" table:style-name="ce1">
            <text:p>&gt;=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Care Quality Commission</text:p>
          </table:table-cell>
          <table:table-cell office:value-type="string" table:style-name="ce1">
            <text:p>Operations Centre and Digital Workplace</text:p>
          </table:table-cell>
          <table:table-cell office:value-type="string" table:style-name="ce1">
            <text:p>Littlefish</text:p>
          </table:table-cell>
          <table:table-cell office:value-type="string" table:style-name="ce1">
            <text:p>Customer Satisfaction - Service desk customer satisfaction score</text:p>
          </table:table-cell>
          <table:table-cell office:value-type="string" table:style-name="ce1">
            <text:p>85%</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Care Quality Commission</text:p>
          </table:table-cell>
          <table:table-cell office:value-type="string" table:style-name="ce1">
            <text:p>Operations Centre and Digital Workplace</text:p>
          </table:table-cell>
          <table:table-cell office:value-type="string" table:style-name="ce1">
            <text:p>Littlefish</text:p>
          </table:table-cell>
          <table:table-cell office:value-type="string" table:style-name="ce1">
            <text:p>First Time Fix - Service desk first time fix (FTF) of resolvable calls</text:p>
          </table:table-cell>
          <table:table-cell office:value-type="string" table:style-name="ce1">
            <text:p>85%</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Care Quality Commission</text:p>
          </table:table-cell>
          <table:table-cell office:value-type="string" table:style-name="ce1">
            <text:p>Operations Centre and Digital Workplace</text:p>
          </table:table-cell>
          <table:table-cell office:value-type="string" table:style-name="ce1">
            <text:p>Littlefish</text:p>
          </table:table-cell>
          <table:table-cell office:value-type="string" table:style-name="ce1">
            <text:p>Service Desk Availability - % availability of service desk<text:s/></text:p>
          </table:table-cell>
          <table:table-cell office:value-type="string" table:style-name="ce1">
            <text:p>99.9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Care Quality Commission</text:p>
          </table:table-cell>
          <table:table-cell office:value-type="string" table:style-name="ce1">
            <text:p>Security Operations Centre</text:p>
          </table:table-cell>
          <table:table-cell office:value-type="string" table:style-name="ce1">
            <text:p>Cap Gemini</text:p>
          </table:table-cell>
          <table:table-cell office:value-type="string" table:style-name="ce1">
            <text:p>Incident Notification - The number of Priority 1 Incidents that are Notified to the Customer within 30 minutes.</text:p>
          </table:table-cell>
          <table:table-cell office:value-type="string" table:style-name="ce1">
            <text:p>10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Care Quality Commission</text:p>
          </table:table-cell>
          <table:table-cell office:value-type="string" table:style-name="ce1">
            <text:p>Security Operations Centre</text:p>
          </table:table-cell>
          <table:table-cell office:value-type="string" table:style-name="ce1">
            <text:p>Cap Gemini</text:p>
          </table:table-cell>
          <table:table-cell office:value-type="string" table:style-name="ce1">
            <text:p>Incident Notification - The number of Priority 2 Incidents that are Notified to the Customer within 1 hour.</text:p>
          </table:table-cell>
          <table:table-cell office:value-type="string" table:style-name="ce1">
            <text:p>10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Care Quality Commission</text:p>
          </table:table-cell>
          <table:table-cell office:value-type="string" table:style-name="ce1">
            <text:p>Security Operations Centre</text:p>
          </table:table-cell>
          <table:table-cell office:value-type="string" table:style-name="ce1">
            <text:p>Cap Gemini</text:p>
          </table:table-cell>
          <table:table-cell office:value-type="string" table:style-name="ce1">
            <text:p>Incident Notification - The number of Priority 3 Incidents that are Notified to the Customer within 4 hours.</text:p>
          </table:table-cell>
          <table:table-cell office:value-type="string" table:style-name="ce1">
            <text:p>98%</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Care Quality Commission</text:p>
          </table:table-cell>
          <table:table-cell office:value-type="string" table:style-name="ce1">
            <text:p>Experts by Experience - helping CQC to hear experiences of care from people who use services to assist in judgements about quality and safety</text:p>
          </table:table-cell>
          <table:table-cell office:value-type="string" table:style-name="ce1">
            <text:p>Choice Support</text:p>
          </table:table-cell>
          <table:table-cell office:value-type="string" table:style-name="ce1">
            <text:p>Fulfilment: Deployment of ExE to events requested</text:p>
          </table:table-cell>
          <table:table-cell office:value-type="string" table:style-name="ce1">
            <text:p>9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Care Quality Commission</text:p>
          </table:table-cell>
          <table:table-cell office:value-type="string" table:style-name="ce1">
            <text:p>Experts by Experience - helping CQC to hear experiences of care from people who use services to assist in judgements about quality and safety</text:p>
          </table:table-cell>
          <table:table-cell office:value-type="string" table:style-name="ce1">
            <text:p>Choice Support</text:p>
          </table:table-cell>
          <table:table-cell office:value-type="string" table:style-name="ce1">
            <text:p>Timeliness: Identification of a suitable ExE 5</text:p>
            <text:p>working days prior to event commencement</text:p>
          </table:table-cell>
          <table:table-cell office:value-type="string" table:style-name="ce1">
            <text:p>9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Care Quality Commission</text:p>
          </table:table-cell>
          <table:table-cell office:value-type="string" table:style-name="ce1">
            <text:p>Experts by Experience - helping CQC to hear experiences of care from people who use services to assist in judgements about quality and safety</text:p>
          </table:table-cell>
          <table:table-cell office:value-type="string" table:style-name="ce1">
            <text:p>Choice Support</text:p>
          </table:table-cell>
          <table:table-cell office:value-type="string" table:style-name="ce1">
            <text:p>Urgent events: Provide ExE for all Events requested 2 working days or more in advance of the first day of the Event</text:p>
          </table:table-cell>
          <table:table-cell office:value-type="string" table:style-name="ce1">
            <text:p>85%</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Ambulance Radio Services (ARP)</text:p>
          </table:table-cell>
          <table:table-cell office:value-type="string" table:style-name="ce1">
            <text:p>Ambulance Radio Services (ARP)</text:p>
          </table:table-cell>
          <table:table-cell office:value-type="string" table:style-name="ce1">
            <text:p>Airwave</text:p>
          </table:table-cell>
          <table:table-cell office:value-type="string" table:style-name="ce1">
            <text:p>% of Network and Control Room/Terminal Cases resolved within SLA</text:p>
          </table:table-cell>
          <table:table-cell office:value-type="string" table:style-name="ce1">
            <text:p>&gt;=94.00%</text:p>
          </table:table-cell>
          <table:table-cell office:value-type="string" table:style-name="ce1">
            <text:p>Other - Consider not returned</text:p>
          </table:table-cell>
          <table:table-cell office:value-type="string" table:style-name="ce1">
            <text:p>Only KPIs 1 and 2 reported this quarter due to change in rolling reporting approach.<text:s text:c="2"/></text:p>
            <text:p>As the number of in live contracts increases, the Ambulance Radio Programme is aligning all major contract reporting into one format to improve efficiency and visibility.</text:p>
            <text:p>A recast/alternative SLA related KPI is currently under consideration for inclusion in the next Quarterly submission.</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Ambulance Radio Services (ARP)</text:p>
          </table:table-cell>
          <table:table-cell office:value-type="string" table:style-name="ce1">
            <text:p>Ambulance Radio Services (ARP)</text:p>
          </table:table-cell>
          <table:table-cell office:value-type="string" table:style-name="ce1">
            <text:p>Airwave</text:p>
          </table:table-cell>
          <table:table-cell office:value-type="string" table:style-name="ce1">
            <text:p>Average ICCS (Integrated Communication Control System) Availability (Central Equipment)</text:p>
          </table:table-cell>
          <table:table-cell office:value-type="string" table:style-name="ce1">
            <text:p>&gt;=99.90%</text:p>
          </table:table-cell>
          <table:table-cell office:value-type="string" table:style-name="ce1">
            <text:p>Requires Improvement</text:p>
          </table:table-cell>
          <table:table-cell office:value-type="string" table:style-name="ce1">
            <text:p>No comment.<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Ambulance Radio Services (ARP)</text:p>
          </table:table-cell>
          <table:table-cell office:value-type="string" table:style-name="ce1">
            <text:p>Ambulance Radio Services (ARP)</text:p>
          </table:table-cell>
          <table:table-cell office:value-type="string" table:style-name="ce1">
            <text:p>Airwave</text:p>
          </table:table-cell>
          <table:table-cell office:value-type="string" table:style-name="ce1">
            <text:p>Average Network Availability (Availability of Component Systems providing Voice Call Service for those calls involving direct access to the network )</text:p>
          </table:table-cell>
          <table:table-cell office:value-type="string" table:style-name="ce1">
            <text:p>&gt;=99.80%</text:p>
          </table:table-cell>
          <table:table-cell office:value-type="string" table:style-name="ce1">
            <text:p>Good</text:p>
          </table:table-cell>
          <table:table-cell office:value-type="string" table:style-name="ce1">
            <text:p>Only KPIs 1 and 2 reported this quarter due to change in rolling reporting approach.<text:s text:c="2"/></text:p>
            <text:p>As the number of in live contracts increases, the Ambulance Radio Programme is aligning all major contract reporting into one format to improve efficiency and visibility.</text:p>
            <text:p>A recast/alternative SLA related KPI is currently under consideration for inclusion in the next Quarterly submission.</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Food Standards Agency</text:p>
          </table:table-cell>
          <table:table-cell office:value-type="string" table:style-name="ce1">
            <text:p>FS101227 - Lot 1 North Area 1 &amp; 3 - FSA Delivered Official Controls in England and Wales</text:p>
          </table:table-cell>
          <table:table-cell office:value-type="string" table:style-name="ce1">
            <text:p>Eville &amp; Jones (GB) Ltd</text:p>
          </table:table-cell>
          <table:table-cell office:value-type="string" table:style-name="ce1">
            <text:p>Assessment of supplier delivery of official controls in line with legislation, guidance and contract specification. <text:s/>This includes following Manual for Official Controls instructions, completion of all required reporting, undertaking all inspection duties and following other policies and procedures</text:p>
          </table:table-cell>
          <table:table-cell office:value-type="string" table:style-name="ce1">
            <text:p>&gt;99%</text:p>
          </table:table-cell>
          <table:table-cell office:value-type="string" table:style-name="ce1">
            <text:p>Inadequate</text:p>
          </table:table-cell>
          <table:table-cell office:value-type="string" table:style-name="ce1">
            <text:p>Result of Covid pandemic and EU Exit impact</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Food Standards Agency</text:p>
          </table:table-cell>
          <table:table-cell office:value-type="string" table:style-name="ce1">
            <text:p>FS101227 - Lot 1 North Area 1 &amp; 3 - FSA Delivered Official Controls in England and Wales</text:p>
          </table:table-cell>
          <table:table-cell office:value-type="string" table:style-name="ce1">
            <text:p>Eville &amp; Jones (GB) Ltd</text:p>
          </table:table-cell>
          <table:table-cell office:value-type="string" table:style-name="ce1">
            <text:p>Assessment of supplier management systems to deliver required level of service such as current and accurate system to match staff competency vs plant complexity and effective information cascade process. <text:s/>This is an assessment of supplier corporate management activity at a local level</text:p>
          </table:table-cell>
          <table:table-cell office:value-type="string" table:style-name="ce1">
            <text:p>99%</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Food Standards Agency</text:p>
          </table:table-cell>
          <table:table-cell office:value-type="string" table:style-name="ce1">
            <text:p>FS101227 - Lot 1 North Area 1 &amp; 3 - FSA Delivered Official Controls in England and Wales</text:p>
          </table:table-cell>
          <table:table-cell office:value-type="string" table:style-name="ce1">
            <text:p>Eville &amp; Jones (GB) Ltd</text:p>
          </table:table-cell>
          <table:table-cell office:value-type="string" table:style-name="ce1">
            <text:p>Assessment of supplier performance at stage of resource requests including flexibility to change requests such as plant openings and religious festivals. <text:s/>To include all contracted services including unannounced inspections, dairy hygiene inspections and Food Business Operator Audits</text:p>
          </table:table-cell>
          <table:table-cell office:value-type="string" table:style-name="ce1">
            <text:p>99%</text:p>
          </table:table-cell>
          <table:table-cell office:value-type="string" table:style-name="ce1">
            <text:p>Requires Improvement</text:p>
          </table:table-cell>
          <table:table-cell office:value-type="string" table:style-name="ce1">
            <text:p>Result of Covid pandemic and EU Exit impact</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DHSC</text:p>
          </table:table-cell>
          <table:table-cell office:value-type="string" table:style-name="ce1">
            <text:p>GP IT Futures (GPITF)</text:p>
          </table:table-cell>
          <table:table-cell office:value-type="string" table:style-name="ce1">
            <text:p>EMIS</text:p>
          </table:table-cell>
          <table:table-cell office:value-type="string" table:style-name="ce1">
            <text:p>Availability of the Catalogue Solution, i.e. GP Foundation Clinical Systems</text:p>
          </table:table-cell>
          <table:table-cell office:value-type="string" table:style-name="ce1">
            <text:p>&gt;=99.9%</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DHSC</text:p>
          </table:table-cell>
          <table:table-cell office:value-type="string" table:style-name="ce1">
            <text:p>GP IT Futures (GPITF)</text:p>
          </table:table-cell>
          <table:table-cell office:value-type="string" table:style-name="ce1">
            <text:p>EMIS</text:p>
          </table:table-cell>
          <table:table-cell office:value-type="string" table:style-name="ce1">
            <text:p>Overall Service Availability Percentage 24/7/365 minus any agreed down time for scheduled maintenance as required.</text:p>
          </table:table-cell>
          <table:table-cell office:value-type="string" table:style-name="ce1">
            <text:p>&gt;=99.9%</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DHSC</text:p>
          </table:table-cell>
          <table:table-cell office:value-type="string" table:style-name="ce1">
            <text:p>GP IT Futures (GPITF)</text:p>
          </table:table-cell>
          <table:table-cell office:value-type="string" table:style-name="ce1">
            <text:p>EMIS</text:p>
          </table:table-cell>
          <table:table-cell office:value-type="string" table:style-name="ce1">
            <text:p>Percentage of all Service Desk calls for Severity-3 incidents resolved within 16 hours</text:p>
          </table:table-cell>
          <table:table-cell office:value-type="string" table:style-name="ce1">
            <text:p>&gt;=98%</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DHSC</text:p>
          </table:table-cell>
          <table:table-cell office:value-type="string" table:style-name="ce1">
            <text:p>GP IT Futures (GPITF)</text:p>
          </table:table-cell>
          <table:table-cell office:value-type="string" table:style-name="ce1">
            <text:p>TPP</text:p>
          </table:table-cell>
          <table:table-cell office:value-type="string" table:style-name="ce1">
            <text:p>Number of High Severity Service Incident's opened and closed in reporting period</text:p>
          </table:table-cell>
          <table:table-cell office:value-type="string" table:style-name="ce1">
            <text:p>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DHSC</text:p>
          </table:table-cell>
          <table:table-cell office:value-type="string" table:style-name="ce1">
            <text:p>GP IT Futures (GPITF)</text:p>
          </table:table-cell>
          <table:table-cell office:value-type="string" table:style-name="ce1">
            <text:p>TPP</text:p>
          </table:table-cell>
          <table:table-cell office:value-type="string" table:style-name="ce1">
            <text:p>Overall Service Availability Percentage 24/7/365 minus any agreed down time for scheduled maintenance as required.</text:p>
          </table:table-cell>
          <table:table-cell office:value-type="string" table:style-name="ce1">
            <text:p>&gt;=99.9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DHSC</text:p>
          </table:table-cell>
          <table:table-cell office:value-type="string" table:style-name="ce1">
            <text:p>GP IT Futures (GPITF)</text:p>
          </table:table-cell>
          <table:table-cell office:value-type="string" table:style-name="ce1">
            <text:p>TPP</text:p>
          </table:table-cell>
          <table:table-cell office:value-type="string" table:style-name="ce1">
            <text:p>Percentage of all Service Desk calls answered in &lt;180s</text:p>
          </table:table-cell>
          <table:table-cell office:value-type="string" table:style-name="ce1">
            <text:p>&gt;=97.0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Women's</text:p>
          </table:table-cell>
          <table:table-cell office:value-type="string" table:style-name="ce1">
            <text:p>IVC Brunel<text:s/></text:p>
          </table:table-cell>
          <table:table-cell office:value-type="string" table:style-name="ce1">
            <text:p>12 Week Contingency Stock  </text:p>
          </table:table-cell>
          <table:table-cell office:value-type="string" table:style-name="ce1">
            <text:p>12 weeks</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Women's</text:p>
          </table:table-cell>
          <table:table-cell office:value-type="string" table:style-name="ce1">
            <text:p>IVC Brunel<text:s/></text:p>
          </table:table-cell>
          <table:table-cell office:value-type="string" table:style-name="ce1">
            <text:p>On time delivery of stock</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Women's</text:p>
          </table:table-cell>
          <table:table-cell office:value-type="string" table:style-name="ce1">
            <text:p>IVC Brunel<text:s/></text:p>
          </table:table-cell>
          <table:table-cell office:value-type="string" table:style-name="ce1">
            <text:p>Product Quality measured by provision of testing reports</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Children's</text:p>
          </table:table-cell>
          <table:table-cell office:value-type="string" table:style-name="ce1">
            <text:p>Cuttlefish<text:s/></text:p>
          </table:table-cell>
          <table:table-cell office:value-type="string" table:style-name="ce1">
            <text:p>12 Week Contingency Stock  </text:p>
          </table:table-cell>
          <table:table-cell office:value-type="string" table:style-name="ce1">
            <text:p>12 weeks</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Children's</text:p>
          </table:table-cell>
          <table:table-cell office:value-type="string" table:style-name="ce1">
            <text:p>Cuttlefish<text:s/></text:p>
          </table:table-cell>
          <table:table-cell office:value-type="string" table:style-name="ce1">
            <text:p>On time delivery of stock<text:s/></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Children's</text:p>
          </table:table-cell>
          <table:table-cell office:value-type="string" table:style-name="ce1">
            <text:p>Cuttlefish<text:s/></text:p>
          </table:table-cell>
          <table:table-cell office:value-type="string" table:style-name="ce1">
            <text:p>Product Quality measured by provision of testing reports</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Insight Cloud Services</text:p>
          </table:table-cell>
          <table:table-cell office:value-type="string" table:style-name="ce1">
            <text:p>Oracle</text:p>
          </table:table-cell>
          <table:table-cell office:value-type="string" table:style-name="ce1">
            <text:p>Availability of the system</text:p>
          </table:table-cell>
          <table:table-cell office:value-type="string" table:style-name="ce1">
            <text:p>&gt;=99.95%</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Electronic Staff Record</text:p>
          </table:table-cell>
          <table:table-cell office:value-type="string" table:style-name="ce1">
            <text:p>IBM Ltd</text:p>
          </table:table-cell>
          <table:table-cell office:value-type="string" table:style-name="ce1">
            <text:p>HSCN eBusiness Availability – Core Hours</text:p>
          </table:table-cell>
          <table:table-cell office:value-type="string" table:style-name="ce1">
            <text:p>99.6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Electronic Staff Record</text:p>
          </table:table-cell>
          <table:table-cell office:value-type="string" table:style-name="ce1">
            <text:p>IBM Ltd</text:p>
          </table:table-cell>
          <table:table-cell office:value-type="string" table:style-name="ce1">
            <text:p>HSCN Portal Availability – Core Hours</text:p>
          </table:table-cell>
          <table:table-cell office:value-type="string" table:style-name="ce1">
            <text:p>99.6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Electronic Staff Record</text:p>
          </table:table-cell>
          <table:table-cell office:value-type="string" table:style-name="ce1">
            <text:p>IBM Ltd</text:p>
          </table:table-cell>
          <table:table-cell office:value-type="string" table:style-name="ce1">
            <text:p>W3 Availability – ALL</text:p>
          </table:table-cell>
          <table:table-cell office:value-type="string" table:style-name="ce1">
            <text:p>99.6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Forms, Print, Ex-emptions, Cards &amp; EHIC (FPECE) Framework</text:p>
          </table:table-cell>
          <table:table-cell office:value-type="string" table:style-name="ce1">
            <text:p>Xerox (UK) Ltd</text:p>
          </table:table-cell>
          <table:table-cell office:value-type="string" table:style-name="ce1">
            <text:p>Delivery Timescale Met - across all product lines</text:p>
          </table:table-cell>
          <table:table-cell office:value-type="string" table:style-name="ce1">
            <text:p>99%</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Forms, Print, Ex-emptions, Cards &amp; EHIC (FPECE) Framework</text:p>
          </table:table-cell>
          <table:table-cell office:value-type="string" table:style-name="ce1">
            <text:p>Xerox (UK) Ltd</text:p>
          </table:table-cell>
          <table:table-cell office:value-type="string" table:style-name="ce1">
            <text:p>Online Ordering Portal Availability</text:p>
          </table:table-cell>
          <table:table-cell office:value-type="string" table:style-name="ce1">
            <text:p>97%</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Forms, Print, Ex-emptions, Cards &amp; EHIC (FPECE) Framework</text:p>
          </table:table-cell>
          <table:table-cell office:value-type="string" table:style-name="ce1">
            <text:p>Xerox (UK) Ltd</text:p>
          </table:table-cell>
          <table:table-cell office:value-type="string" table:style-name="ce1">
            <text:p>Product Acceptance - across all product lines</text:p>
          </table:table-cell>
          <table:table-cell office:value-type="string" table:style-name="ce1">
            <text:p>99.9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Managed Infrastructure Services</text:p>
          </table:table-cell>
          <table:table-cell office:value-type="string" table:style-name="ce1">
            <text:p>Agilisys Limited</text:p>
          </table:table-cell>
          <table:table-cell office:value-type="string" table:style-name="ce1">
            <text:p>Resolution Time for Severity 1 Service Incidents (Maximum Resolution Time = 2 hours)</text:p>
          </table:table-cell>
          <table:table-cell office:value-type="string" table:style-name="ce1">
            <text:p>Zero Severity 1 Service Incidents not resolved in Maximum Resolution Tim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Managed Infrastructure Services</text:p>
          </table:table-cell>
          <table:table-cell office:value-type="string" table:style-name="ce1">
            <text:p>Agilisys Limited</text:p>
          </table:table-cell>
          <table:table-cell office:value-type="string" table:style-name="ce1">
            <text:p>Resolution Time for Severity 2 Service Incidents (Maximum Resolution Time = 4 hours)</text:p>
          </table:table-cell>
          <table:table-cell office:value-type="string" table:style-name="ce1">
            <text:p>Zero Severity 2 Service Incidents not resolved in Maximum Resolution Tim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Managed Infrastructure Services</text:p>
          </table:table-cell>
          <table:table-cell office:value-type="string" table:style-name="ce1">
            <text:p>Agilisys Limited</text:p>
          </table:table-cell>
          <table:table-cell office:value-type="string" table:style-name="ce1">
            <text:p>Service Availability of Infrastructure that support Business Services</text:p>
          </table:table-cell>
          <table:table-cell office:value-type="string" table:style-name="ce1">
            <text:p>99.5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Network Services Telephony</text:p>
          </table:table-cell>
          <table:table-cell office:value-type="string" table:style-name="ce1">
            <text:p>KCOM Group PLC</text:p>
          </table:table-cell>
          <table:table-cell office:value-type="string" table:style-name="ce1">
            <text:p>Number of Incidents Resolved within Maximum Resolution Time (where 39 or less incidents raised in Service Period): - Severity 1 &amp; 2 Maximum Resolution Time = 6 hours - Severity 3 Maximum Resolution Time = End of next Working Day</text:p>
          </table:table-cell>
          <table:table-cell office:value-type="string" table:style-name="ce1">
            <text:p>No more than two Incidents are Resolved in excess of the Maximum Resoluti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Network Services Telephony</text:p>
          </table:table-cell>
          <table:table-cell office:value-type="string" table:style-name="ce1">
            <text:p>KCOM Group PLC</text:p>
          </table:table-cell>
          <table:table-cell office:value-type="string" table:style-name="ce1">
            <text:p>Service Availability of Network Services</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Network Services WAN &amp; LAN</text:p>
          </table:table-cell>
          <table:table-cell office:value-type="string" table:style-name="ce1">
            <text:p>Virgin Media Business Ltd</text:p>
          </table:table-cell>
          <table:table-cell office:value-type="string" table:style-name="ce1">
            <text:p>Number of Incidents Resolved within Maximum Resolution Time (where 39 or less incidents raised in Service Period): - Severity 1 &amp; 2 Maximum Resolution Time = 6 hours - Severity 3 Maximum Resolution Time = End of next Working Day<text:s/></text:p>
          </table:table-cell>
          <table:table-cell office:value-type="string" table:style-name="ce1">
            <text:p>No <text:s/>more than two Incidents are Resolved in excess of the Maximum Resoluti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Network Services WAN &amp; LAN</text:p>
          </table:table-cell>
          <table:table-cell office:value-type="string" table:style-name="ce1">
            <text:p>Virgin Media Business Ltd</text:p>
          </table:table-cell>
          <table:table-cell office:value-type="string" table:style-name="ce1">
            <text:p>Service Availability of Network Services</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Debt Recovery</text:p>
          </table:table-cell>
          <table:table-cell office:value-type="string" table:style-name="ce1">
            <text:p>Indesser</text:p>
          </table:table-cell>
          <table:table-cell office:value-type="string" table:style-name="ce1">
            <text:p>Collections Service Line - Accurate electronic data files detailing individual payments sent to the Customer in accordance with the Customer's schedule<text:s/></text:p>
          </table:table-cell>
          <table:table-cell office:value-type="string" table:style-name="ce1">
            <text:p>Zero Failures</text:p>
          </table:table-cell>
          <table:table-cell office:value-type="string" table:style-name="ce1">
            <text:p>Other - Consider returned</text:p>
          </table:table-cell>
          <table:table-cell office:value-type="string" table:style-name="ce1">
            <text:p>We are working with Indesser to resume debt recovery work and anticipate having live performance data to report in Q1 22/23</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Debt Recovery</text:p>
          </table:table-cell>
          <table:table-cell office:value-type="string" table:style-name="ce1">
            <text:p>Indesser</text:p>
          </table:table-cell>
          <table:table-cell office:value-type="string" table:style-name="ce1">
            <text:p>Collections Service Line - Supplier shall conduct a minimum of 10 Call Audits per DCA, per month, per Customer</text:p>
          </table:table-cell>
          <table:table-cell office:value-type="string" table:style-name="ce1">
            <text:p>95%</text:p>
          </table:table-cell>
          <table:table-cell office:value-type="string" table:style-name="ce1">
            <text:p>Other - Consider returned</text:p>
          </table:table-cell>
          <table:table-cell office:value-type="string" table:style-name="ce1">
            <text:p>We are working with Indesser to resume debt recovery work and anticipate having live performance data to report in Q1 22/23</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Debt Recovery</text:p>
          </table:table-cell>
          <table:table-cell office:value-type="string" table:style-name="ce1">
            <text:p>Indesser</text:p>
          </table:table-cell>
          <table:table-cell office:value-type="string" table:style-name="ce1">
            <text:p>Collections Service Line - The Supplier will provide Process Integrity metrics across all qualifying accounts monthly</text:p>
          </table:table-cell>
          <table:table-cell office:value-type="string" table:style-name="ce1">
            <text:p>Zero Failures</text:p>
          </table:table-cell>
          <table:table-cell office:value-type="string" table:style-name="ce1">
            <text:p>Other - Consider returned</text:p>
          </table:table-cell>
          <table:table-cell office:value-type="string" table:style-name="ce1">
            <text:p>We are working with Indesser to resume debt recovery work and anticipate having live performance data to report in Q1 22/23</text:p>
          </table:table-cell>
          <table:table-cell table:number-columns-repeated="16375"/>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Data Centre Co-location Services</text:p>
          </table:table-cell>
          <table:table-cell office:value-type="string" table:style-name="ce1">
            <text:p>Crown Hosting</text:p>
          </table:table-cell>
          <table:table-cell office:value-type="string" table:style-name="ce1">
            <text:p>Power Outage of power supply to single cabinet in Data Centre</text:p>
          </table:table-cell>
          <table:table-cell office:value-type="string" table:style-name="ce1">
            <text:p>Less than 3 outages simultaneously on both A and B supplies in Service Perio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Data Centre Co-location Services</text:p>
          </table:table-cell>
          <table:table-cell office:value-type="string" table:style-name="ce1">
            <text:p>Crown Hosting</text:p>
          </table:table-cell>
          <table:table-cell office:value-type="string" table:style-name="ce1">
            <text:p>Power Uptime in Data Centre Achieve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Data Centre Co-location Services</text:p>
          </table:table-cell>
          <table:table-cell office:value-type="string" table:style-name="ce1">
            <text:p>Crown Hosting</text:p>
          </table:table-cell>
          <table:table-cell office:value-type="string" table:style-name="ce1">
            <text:p>Wide Area Network Uptime for Inter Data Centre Connection Achieved</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US Trade Legal Services</text:p>
          </table:table-cell>
          <table:table-cell office:value-type="string" table:style-name="ce1">
            <text:p>Linklaters LLP</text:p>
          </table:table-cell>
          <table:table-cell office:value-type="string" table:style-name="ce1">
            <text:p>Delivery and Support: 100% of legal advice received within agreed timescal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US Trade Legal Services</text:p>
          </table:table-cell>
          <table:table-cell office:value-type="string" table:style-name="ce1">
            <text:p>Linklaters LLP</text:p>
          </table:table-cell>
          <table:table-cell office:value-type="string" table:style-name="ce1">
            <text:p>Quality of Advice: Thoroughness of research, clarity of written work alongside clear and frequent communications methods. <text:s/>A 100% score indicates that the work successfully meets all specifications set out by the team and fulfils the business need within cost cap.<text:s text:c="2"/></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US Trade Legal Services</text:p>
          </table:table-cell>
          <table:table-cell office:value-type="string" table:style-name="ce1">
            <text:p>Linklaters LLP</text:p>
          </table:table-cell>
          <table:table-cell office:value-type="string" table:style-name="ce1">
            <text:p>Variance in cost estimates and actual costs submitted lower than 10%.</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ESIF Internationalisation Fund Administration</text:p>
          </table:table-cell>
          <table:table-cell office:value-type="string" table:style-name="ce1">
            <text:p>Capita Business Service Ltd</text:p>
          </table:table-cell>
          <table:table-cell office:value-type="string" table:style-name="ce1">
            <text:p>Timely issuing of offer letters  within 2 working days of grant award approval</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ESIF Internationalisation Fund Administration</text:p>
          </table:table-cell>
          <table:table-cell office:value-type="string" table:style-name="ce1">
            <text:p>Capita Business Service Ltd</text:p>
          </table:table-cell>
          <table:table-cell office:value-type="string" table:style-name="ce1">
            <text:p>Timely processing of SME Applications - following receipt of a completed application confirmation of decision to be received within 3 working day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ESIF Internationalisation Fund Administration</text:p>
          </table:table-cell>
          <table:table-cell office:value-type="string" table:style-name="ce1">
            <text:p>Capita Business Service Ltd</text:p>
          </table:table-cell>
          <table:table-cell office:value-type="string" table:style-name="ce1">
            <text:p>Timely processing of SME  - Approval or Error notifications sent to SME Applicants within five (5) day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DIT Marketing: Strategic &amp; Specialist Services</text:p>
          </table:table-cell>
          <table:table-cell office:value-type="string" table:style-name="ce1">
            <text:p>M&amp;C Saatchi (UK) Ltd</text:p>
          </table:table-cell>
          <table:table-cell office:value-type="string" table:style-name="ce1">
            <text:p>% of projects delivered to agreed final budgets and schedule</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DIT Marketing: Strategic &amp; Specialist Services</text:p>
          </table:table-cell>
          <table:table-cell office:value-type="string" table:style-name="ce1">
            <text:p>M&amp;C Saatchi (UK) Ltd</text:p>
          </table:table-cell>
          <table:table-cell office:value-type="string" table:style-name="ce1">
            <text:p>Brief Response - Full Proposal delivered to the client within 5 working days, unless otherwise agreed by the client</text:p>
          </table:table-cell>
          <table:table-cell office:value-type="string" table:style-name="ce1">
            <text:p>&gt;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DIT Marketing: Strategic &amp; Specialist Services</text:p>
          </table:table-cell>
          <table:table-cell office:value-type="string" table:style-name="ce1">
            <text:p>M&amp;C Saatchi (UK) Ltd</text:p>
          </table:table-cell>
          <table:table-cell office:value-type="string" table:style-name="ce1">
            <text:p>Payment to Subcontractors of any undisputed invoices within 30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Legal services in relation to CPTPP, Canada and Mexico trade negotiations<text:s/></text:p>
          </table:table-cell>
          <table:table-cell office:value-type="string" table:style-name="ce1">
            <text:p>TLT LLP</text:p>
          </table:table-cell>
          <table:table-cell office:value-type="string" table:style-name="ce1">
            <text:p>Delivery and Support: 100% of legal advice received within agreed timescal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Legal services in relation to CPTPP, Canada and Mexico trade negotiations<text:s/></text:p>
          </table:table-cell>
          <table:table-cell office:value-type="string" table:style-name="ce1">
            <text:p>TLT LLP</text:p>
          </table:table-cell>
          <table:table-cell office:value-type="string" table:style-name="ce1">
            <text:p>Quality of Advice: Thoroughness of research, clarity of written work alongside clear and frequent communications methods. <text:s/>A 100% score indicates that the work successfully meets all specifications set out by the team and fulfils the business need within cost cap.<text:s text:c="2"/></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Legal services in relation to CPTPP, Canada and Mexico trade negotiations<text:s/></text:p>
          </table:table-cell>
          <table:table-cell office:value-type="string" table:style-name="ce1">
            <text:p>TLT LLP</text:p>
          </table:table-cell>
          <table:table-cell office:value-type="string" table:style-name="ce1">
            <text:p>Variance in cost estimates and actual costs submitted lower than 10%.</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Core Events (Lots 2-7) - Event Management Services</text:p>
          </table:table-cell>
          <table:table-cell office:value-type="string" table:style-name="ce1">
            <text:p>Bray Leino</text:p>
          </table:table-cell>
          <table:table-cell office:value-type="string" table:style-name="ce1">
            <text:p>Clear and accurate linking of monthly and quarterly invoices and associated report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Core Events (Lots 2-7) - Event Management Services</text:p>
          </table:table-cell>
          <table:table-cell office:value-type="string" table:style-name="ce1">
            <text:p>Bray Leino</text:p>
          </table:table-cell>
          <table:table-cell office:value-type="string" table:style-name="ce1">
            <text:p>Events delivered within 5% of agreed final event charge</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Core Events (Lots 2-7) - Event Management Services</text:p>
          </table:table-cell>
          <table:table-cell office:value-type="string" table:style-name="ce1">
            <text:p>Bray Leino</text:p>
          </table:table-cell>
          <table:table-cell office:value-type="string" table:style-name="ce1">
            <text:p>Stakeholder Event Quality Rating encompassing 3 measures – meeting project milestones, all documentation complete within timeframe, fit for purpose design of in-event DIT environment</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Specialist Live Events</text:p>
          </table:table-cell>
          <table:table-cell office:value-type="string" table:style-name="ce1">
            <text:p>Bray Leino</text:p>
          </table:table-cell>
          <table:table-cell office:value-type="string" table:style-name="ce1">
            <text:p>Events delivered within 5% of agreed final event charge</text:p>
          </table:table-cell>
          <table:table-cell office:value-type="string" table:style-name="ce1">
            <text:p>&gt;95%</text:p>
          </table:table-cell>
          <table:table-cell office:value-type="string" table:style-name="ce1">
            <text:p>Other - Consider returned</text:p>
          </table:table-cell>
          <table:table-cell office:value-type="string" table:style-name="ce1">
            <text:p>All KPIs for this contract for the Q2 2021 2022 are not applicable as no events were delivered during this timeframe.</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Specialist Live Events</text:p>
          </table:table-cell>
          <table:table-cell office:value-type="string" table:style-name="ce1">
            <text:p>Bray Leino</text:p>
          </table:table-cell>
          <table:table-cell office:value-type="string" table:style-name="ce1">
            <text:p>Recruitment against Targets</text:p>
          </table:table-cell>
          <table:table-cell office:value-type="string" table:style-name="ce1">
            <text:p>&gt;95%</text:p>
          </table:table-cell>
          <table:table-cell office:value-type="string" table:style-name="ce1">
            <text:p>Other - Consider returned</text:p>
          </table:table-cell>
          <table:table-cell office:value-type="string" table:style-name="ce1">
            <text:p>All KPIs for this contract for the Q2 2021 2022 are not applicable as no events were delivered during this timeframe.</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Specialist Live Events</text:p>
          </table:table-cell>
          <table:table-cell office:value-type="string" table:style-name="ce1">
            <text:p>Bray Leino</text:p>
          </table:table-cell>
          <table:table-cell office:value-type="string" table:style-name="ce1">
            <text:p>Stakeholder Event Quality Rating encompassing 3 measures – meeting project milestones, all documentation complete within timeframe, fit for purpose design of in-event DIT environment</text:p>
          </table:table-cell>
          <table:table-cell office:value-type="string" table:style-name="ce1">
            <text:p>&gt;95%</text:p>
          </table:table-cell>
          <table:table-cell office:value-type="string" table:style-name="ce1">
            <text:p>Other - Consider returned</text:p>
          </table:table-cell>
          <table:table-cell office:value-type="string" table:style-name="ce1">
            <text:p>All KPIs for this contract for the Q2 2021 2022 are not applicable as no events were delivered during this timeframe.</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North America</text:p>
          </table:table-cell>
          <table:table-cell office:value-type="string" table:style-name="ce1">
            <text:p>OCO Global</text:p>
          </table:table-cell>
          <table:table-cell office:value-type="string" table:style-name="ce1">
            <text:p>% of Clients introduced to the selected provider(s) from the Overseas Referral Network within five local working days of the request from the client being received<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North America</text:p>
          </table:table-cell>
          <table:table-cell office:value-type="string" table:style-name="ce1">
            <text:p>OCO Global</text:p>
          </table:table-cell>
          <table:table-cell office:value-type="string" table:style-name="ce1">
            <text:p>Follow up on the in-market service - % of clients that received a follow up from EISS adviser within 2 months after ORN introduc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North America</text:p>
          </table:table-cell>
          <table:table-cell office:value-type="string" table:style-name="ce1">
            <text:p>OCO Global</text:p>
          </table:table-cell>
          <table:table-cell office:value-type="string" table:style-name="ce1">
            <text:p>Timely engagement with client - 1) % of client which received a receipt confirmation of enquiry or referral via email within 2 working days 2) received arrangements for a follow-up appointment within 5 local working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China</text:p>
          </table:table-cell>
          <table:table-cell office:value-type="string" table:style-name="ce1">
            <text:p>Grant Thornton</text:p>
          </table:table-cell>
          <table:table-cell office:value-type="string" table:style-name="ce1">
            <text:p>% of Clients introduced to the selected provider(s) from the Overseas Referral Network within five local working days of the request from the client being received<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China</text:p>
          </table:table-cell>
          <table:table-cell office:value-type="string" table:style-name="ce1">
            <text:p>Grant Thornton</text:p>
          </table:table-cell>
          <table:table-cell office:value-type="string" table:style-name="ce1">
            <text:p>Follow up on the in-market service - % of clients that received a follow up from EISS adviser within 2 months after ORN introduc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China</text:p>
          </table:table-cell>
          <table:table-cell office:value-type="string" table:style-name="ce1">
            <text:p>Grant Thornton</text:p>
          </table:table-cell>
          <table:table-cell office:value-type="string" table:style-name="ce1">
            <text:p>Timely engagement with client - 1) % of client which received a receipt confirmation of enquiry or referral via email within 2 working days 2) received arrangements for a follow-up appointment within 5 local working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Expo 2020 Dubai UK Pavilion Design Services</text:p>
          </table:table-cell>
          <table:table-cell office:value-type="string" table:style-name="ce1">
            <text:p>Avantgarde Gesellschaft für Kommunikation mbH</text:p>
          </table:table-cell>
          <table:table-cell office:value-type="string" table:style-name="ce1">
            <text:p>Delivery to Price</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Expo 2020 Dubai UK Pavilion Design Services</text:p>
          </table:table-cell>
          <table:table-cell office:value-type="string" table:style-name="ce1">
            <text:p>Avantgarde Gesellschaft für Kommunikation mbH</text:p>
          </table:table-cell>
          <table:table-cell office:value-type="string" table:style-name="ce1">
            <text:p>Project Management - Delivery to Programme</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Expo 2020 Dubai UK Pavilion Design Services</text:p>
          </table:table-cell>
          <table:table-cell office:value-type="string" table:style-name="ce1">
            <text:p>Avantgarde Gesellschaft für Kommunikation mbH</text:p>
          </table:table-cell>
          <table:table-cell office:value-type="string" table:style-name="ce1">
            <text:p>Turnaround of Submittals - RFIs, shop drawings and technical submission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Contract for the Provision of Expo 2020 Dubai UK Pavilion HR Staffing Services</text:p>
          </table:table-cell>
          <table:table-cell office:value-type="string" table:style-name="ce1">
            <text:p>ServeU LLC</text:p>
          </table:table-cell>
          <table:table-cell office:value-type="string" table:style-name="ce1">
            <text:p>Adherence to Standard Operating Procedures</text:p>
          </table:table-cell>
          <table:table-cell office:value-type="string" table:style-name="ce1">
            <text:p>&gt;95%</text:p>
          </table:table-cell>
          <table:table-cell office:value-type="string" table:style-name="ce1">
            <text:p>Other - Consider returned</text:p>
          </table:table-cell>
          <table:table-cell office:value-type="string" table:style-name="ce1">
            <text:p>This KPI is to only be measured once Expo goes live, which is October 2021 - next KPI return will report against this KPI</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Contract for the Provision of Expo 2020 Dubai UK Pavilion HR Staffing Services</text:p>
          </table:table-cell>
          <table:table-cell office:value-type="string" table:style-name="ce1">
            <text:p>ServeU LLC</text:p>
          </table:table-cell>
          <table:table-cell office:value-type="string" table:style-name="ce1">
            <text:p>Supply staff for the UK Pavilion as per the Specification of Requirements,  including maintaining shift staffing levels, qualified  shift management, cover for holidays/sickness/special leave and any overtime requirements to ensure continuity of contracted hours</text:p>
          </table:table-cell>
          <table:table-cell office:value-type="string" table:style-name="ce1">
            <text:p>&gt;95%</text:p>
          </table:table-cell>
          <table:table-cell office:value-type="string" table:style-name="ce1">
            <text:p>Other - Consider returned</text:p>
          </table:table-cell>
          <table:table-cell office:value-type="string" table:style-name="ce1">
            <text:p>This KPI is to only be measured once Expo goes live, which is October 2021 - next KPI return will report against this KPI</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Contract for the Provision of Expo 2020 Dubai UK Pavilion HR Staffing Services</text:p>
          </table:table-cell>
          <table:table-cell office:value-type="string" table:style-name="ce1">
            <text:p>ServeU LLC</text:p>
          </table:table-cell>
          <table:table-cell office:value-type="string" table:style-name="ce1">
            <text:p>Worker Welfare. Percentage of issues closed within the agreed response time</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DIT Media Buying 2019</text:p>
          </table:table-cell>
          <table:table-cell office:value-type="string" table:style-name="ce1">
            <text:p>Manning Gottlieb OMD</text:p>
          </table:table-cell>
          <table:table-cell office:value-type="string" table:style-name="ce1">
            <text:p>The Agency must ensure accurate financial information reporting (including invoicing and billing)</text:p>
          </table:table-cell>
          <table:table-cell office:value-type="string" table:style-name="ce1">
            <text:p>&gt;85%</text:p>
          </table:table-cell>
          <table:table-cell office:value-type="string" table:style-name="ce1">
            <text:p>Requires Improvement</text:p>
          </table:table-cell>
          <table:table-cell office:value-type="string" table:style-name="ce1">
            <text:p>We have worked with OMD to improve financial reporting and can report improvements since the previous financial year.  There are further improvements to be made in this area, and we continue to work with the supplier on agreed actions to achieve this.<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DIT Media Buying 2019</text:p>
          </table:table-cell>
          <table:table-cell office:value-type="string" table:style-name="ce1">
            <text:p>Manning Gottlieb OMD</text:p>
          </table:table-cell>
          <table:table-cell office:value-type="string" table:style-name="ce1">
            <text:p>The Agency must provide in-campaign analysis, inclusive of weekly status reports on agreed 2 week schedule, and post campaign analysis including budget vs. actual spend, buying strategy, target vs. actual coverage, and post-campaign learning within the agreed 6 week period.</text:p>
          </table:table-cell>
          <table:table-cell office:value-type="string" table:style-name="ce1">
            <text:p>&gt;85%</text:p>
          </table:table-cell>
          <table:table-cell office:value-type="string" table:style-name="ce1">
            <text:p>Approaching Target</text:p>
          </table:table-cell>
          <table:table-cell office:value-type="string" table:style-name="ce1">
            <text:p>Overall the in-campaign and post campaign reporting quality and delivery have improved to meet agreed SLAs. This score reflects a dip in performance in the quarter, we are working with the supplier on agreed actions to improve reporting and quality and delivery moving forward.</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DIT Media Buying 2019</text:p>
          </table:table-cell>
          <table:table-cell office:value-type="string" table:style-name="ce1">
            <text:p>Manning Gottlieb OMD</text:p>
          </table:table-cell>
          <table:table-cell office:value-type="string" table:style-name="ce1">
            <text:p>The Agency will work to agreed timescales set at the campaign planning stage, and will notify the Authority of any potential disruption to those timelines within the agreed 2 week timeframe.</text:p>
          </table:table-cell>
          <table:table-cell office:value-type="string" table:style-name="ce1">
            <text:p>&gt;85%</text:p>
          </table:table-cell>
          <table:table-cell office:value-type="string" table:style-name="ce1">
            <text:p>Approaching Target</text:p>
          </table:table-cell>
          <table:table-cell office:value-type="string" table:style-name="ce1">
            <text:p>This scoring reflects a small number of instances where performance against SLAs in regards to agreed time frames did not meet expectations.  We are working with the supplier to ensure performance meets, and remains at, expected levels in the future</text:p>
          </table:table-cell>
          <table:table-cell table:number-columns-repeated="16375"/>
        </table:table-row>
        <table:table-row table:number-rows-repeated="2"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Investment Support Services</text:p>
          </table:table-cell>
          <table:table-cell office:value-type="string" table:style-name="ce1">
            <text:p>EY</text:p>
          </table:table-cell>
          <table:table-cell office:value-type="string" table:style-name="ce1">
            <text:p>See comments<text:s/></text:p>
          </table:table-cell>
          <table:table-cell office:value-type="string" table:style-name="ce1">
            <text:p>See comments<text:s/></text:p>
          </table:table-cell>
          <table:table-cell office:value-type="string" table:style-name="ce1">
            <text:p>Recorded Elsewhere</text:p>
          </table:table-cell>
          <table:table-cell office:value-type="string" table:style-name="ce1">
            <text:p>Data published in Official Statistics on an annual basis <text:s/>- https://www.gov.uk/government/collections/dit-inward-investment-results</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Investment Support Services</text:p>
          </table:table-cell>
          <table:table-cell office:value-type="string" table:style-name="ce1">
            <text:p>EY</text:p>
          </table:table-cell>
          <table:table-cell office:value-type="string" table:style-name="ce1">
            <text:p>See comments<text:s/></text:p>
          </table:table-cell>
          <table:table-cell office:value-type="string" table:style-name="ce1">
            <text:p>See comments</text:p>
          </table:table-cell>
          <table:table-cell office:value-type="string" table:style-name="ce1">
            <text:p>Recorded Elsewhere</text:p>
          </table:table-cell>
          <table:table-cell office:value-type="string" table:style-name="ce1">
            <text:p>Data published in Official Statistics on an annual basis <text:s/>- https://www.gov.uk/government/collections/dit-inward-investment-results</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Events Build Services Lot 8 Edge Exhibition / DSO - DIT</text:p>
          </table:table-cell>
          <table:table-cell office:value-type="string" table:style-name="ce1">
            <text:p>Edge Exhibition Design Limited</text:p>
          </table:table-cell>
          <table:table-cell office:value-type="string" table:style-name="ce1">
            <text:p>Budget compliance – event costs must not exceed total agreed budget, with any additional costs to be agreed in writing before they are incurred.<text: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Events Build Services Lot 8 Edge Exhibition / DSO - DIT</text:p>
          </table:table-cell>
          <table:table-cell office:value-type="string" table:style-name="ce1">
            <text:p>Edge Exhibition Design Limited</text:p>
          </table:table-cell>
          <table:table-cell office:value-type="string" table:style-name="ce1">
            <text:p>Stand build quality – stand delivered on time, to agreed specifications, including management and delivery of further event-time stand requirement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Events Build Services Lot 8 Edge Exhibition / DSO - DIT</text:p>
          </table:table-cell>
          <table:table-cell office:value-type="string" table:style-name="ce1">
            <text:p>Edge Exhibition Design Limited</text:p>
          </table:table-cell>
          <table:table-cell office:value-type="string" table:style-name="ce1">
            <text:p>Stand design -encompasses delivery within brand guidelines and requirements for specific event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Provision of a Specialist Project Management and Cost Control Service for the UK Pavilion at Dubai Expo 2020</text:p>
          </table:table-cell>
          <table:table-cell office:value-type="string" table:style-name="ce1">
            <text:p>Mace Consult Limited</text:p>
          </table:table-cell>
          <table:table-cell office:value-type="string" table:style-name="ce1">
            <text:p>Delivery of right first time cost and management information data in line with Contract Management Framework and Specification of Requirements<text:s/></text:p>
          </table:table-cell>
          <table:table-cell office:value-type="string" table:style-name="ce1">
            <text:p>&gt;95%</text:p>
          </table:table-cell>
          <table:table-cell office:value-type="string" table:style-name="ce1">
            <text:p>Approaching Target</text:p>
          </table:table-cell>
          <table:table-cell office:value-type="string" table:style-name="ce1">
            <text:p>Delays to Expo 2020 due to Covid 19 have caused ongoing implications for delivery and resources. We continue to monitor the situation to ensure value for money is realised across design and construction elements of this project.<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Provision of a Specialist Project Management and Cost Control Service for the UK Pavilion at Dubai Expo 2020</text:p>
          </table:table-cell>
          <table:table-cell office:value-type="string" table:style-name="ce1">
            <text:p>Mace Consult Limited</text:p>
          </table:table-cell>
          <table:table-cell office:value-type="string" table:style-name="ce1">
            <text:p>Delivery to Programme - Delivery of the Build project at a time consistent with the pre-agreed schedule.</text:p>
          </table:table-cell>
          <table:table-cell office:value-type="string" table:style-name="ce1">
            <text:p>&gt;95%</text:p>
          </table:table-cell>
          <table:table-cell office:value-type="string" table:style-name="ce1">
            <text:p>Approaching Target</text:p>
          </table:table-cell>
          <table:table-cell office:value-type="string" table:style-name="ce1">
            <text:p>Delays to Expo 2020 due to Covid 19 have caused ongoing implications for delivery and resources. We continue to monitor the situation to ensure value for money is realised across design and construction elements of this project.<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Provision of a Specialist Project Management and Cost Control Service for the UK Pavilion at Dubai Expo 2020</text:p>
          </table:table-cell>
          <table:table-cell office:value-type="string" table:style-name="ce1">
            <text:p>Mace Consult Limited</text:p>
          </table:table-cell>
          <table:table-cell office:value-type="string" table:style-name="ce1">
            <text:p><text:s/>Delivery to Programme - Delivery of the Design project at a time consistent with the pre-agreed schedule.</text:p>
          </table:table-cell>
          <table:table-cell office:value-type="string" table:style-name="ce1">
            <text:p>&gt;95%</text:p>
          </table:table-cell>
          <table:table-cell office:value-type="string" table:style-name="ce1">
            <text:p>Approaching Target</text:p>
          </table:table-cell>
          <table:table-cell office:value-type="string" table:style-name="ce1">
            <text:p>Delays to Expo 2020 due to Covid 19 have caused ongoing implications for delivery and resources. We continue to monitor the situation to ensure value for money is realised across design and construction elements of this project.<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London Region</text:p>
          </table:table-cell>
          <table:table-cell office:value-type="string" table:style-name="ce1">
            <text:p>NEWABLE TRADE (LONDON) LT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for the full contract period, which ended 30 Sep 2021. <text:s/>Performance data for the period Jul-Sep 2021 has been reviewed, and meets DITs quarterly transparency obligations.</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London Region</text:p>
          </table:table-cell>
          <table:table-cell office:value-type="string" table:style-name="ce1">
            <text:p>NEWABLE TRADE (LONDON) LT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for the full contract period, which ended 30 Sep 2021. <text:s/>Performance data for the period Jul-Sep 2021 has been reviewed, and meets DITs quarterly transparency obligations.</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London Region</text:p>
          </table:table-cell>
          <table:table-cell office:value-type="string" table:style-name="ce1">
            <text:p>NEWABLE TRADE (LONDON) LT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for the full contract period, which ended 30 Sep 2021. <text:s/>Performance data for the period Jul-Sep 2021 has been reviewed, and meets DITs quarterly transparency obligations.</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Supply of Specialist and Generalist Interim Labour</text:p>
          </table:table-cell>
          <table:table-cell office:value-type="string" table:style-name="ce1">
            <text:p>Green Park Interim &amp; Executive Search</text:p>
          </table:table-cell>
          <table:table-cell office:value-type="string" table:style-name="ce1">
            <text:p>Percentage of recruitments where CV to job offer is a ratio of 5:1 (i.e. 5 CVs to every one job offer)</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Supply of Specialist and Generalist Interim Labour</text:p>
          </table:table-cell>
          <table:table-cell office:value-type="string" table:style-name="ce1">
            <text:p>Green Park Interim &amp; Executive Search</text:p>
          </table:table-cell>
          <table:table-cell office:value-type="string" table:style-name="ce1">
            <text:p>Submission of generalist shortlist of two suitable CVs per role within five working day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Supply of Specialist and Generalist Interim Labour</text:p>
          </table:table-cell>
          <table:table-cell office:value-type="string" table:style-name="ce1">
            <text:p>Green Park Interim &amp; Executive Search</text:p>
          </table:table-cell>
          <table:table-cell office:value-type="string" table:style-name="ce1">
            <text:p>Submission of specialist shortlist of two suitable CVs per role within fifteen working day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South East Region</text:p>
          </table:table-cell>
          <table:table-cell office:value-type="string" table:style-name="ce1">
            <text:p>NEWABLE TRADE (SOUTH EAST) LT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ul-Sep 2021 has been reviewed and agreed to meet DITs quarterly transparency obligations.</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South East Region</text:p>
          </table:table-cell>
          <table:table-cell office:value-type="string" table:style-name="ce1">
            <text:p>NEWABLE TRADE (SOUTH EAST) LT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ul-Sep 2021 has been reviewed and agreed to meet DITs quarterly transparency obligations.</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South East Region</text:p>
          </table:table-cell>
          <table:table-cell office:value-type="string" table:style-name="ce1">
            <text:p>NEWABLE TRADE (SOUTH EAST) LT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ul-Sep 2021 has been reviewed and agreed to meet DITs quarterly transparency obligations.</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West Midlands Region</text:p>
          </table:table-cell>
          <table:table-cell office:value-type="string" table:style-name="ce1">
            <text:p>West Midlands International Trade Limite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ul-Sep 2021 has been reviewed and agreed to meet DITs quarterly transparency obligations.</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West Midlands Region</text:p>
          </table:table-cell>
          <table:table-cell office:value-type="string" table:style-name="ce1">
            <text:p>West Midlands International Trade Limite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ul-Sep 2021 has been reviewed and agreed to meet DITs quarterly transparency obligations.</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West Midlands Region</text:p>
          </table:table-cell>
          <table:table-cell office:value-type="string" table:style-name="ce1">
            <text:p>West Midlands International Trade Limite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ul-Sep 2021 has been reviewed and agreed to meet DITs quarterly transparency obligations.</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North West Region</text:p>
          </table:table-cell>
          <table:table-cell office:value-type="string" table:style-name="ce1">
            <text:p>Chamberlink Ltd T/a Business Support Solutions</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ul-Sep 2021 has been reviewed and agreed to meet DITs quarterly transparency obligations.</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North West Region</text:p>
          </table:table-cell>
          <table:table-cell office:value-type="string" table:style-name="ce1">
            <text:p>Chamberlink Ltd T/a Business Support Solutions</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ul-Sep 2021 has been reviewed and agreed to meet DITs quarterly transparency obligations.</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North West Region</text:p>
          </table:table-cell>
          <table:table-cell office:value-type="string" table:style-name="ce1">
            <text:p>Chamberlink Ltd T/a Business Support Solutions</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ul-Sep 2021 has been reviewed and agreed to meet DITs quarterly transparency obligations.</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Yorkshire and Humberside Region</text:p>
          </table:table-cell>
          <table:table-cell office:value-type="string" table:style-name="ce1">
            <text:p>Enterprise Growth Solutions Lt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ul-Sep 2021 has been reviewed and agreed to meet DITs quarterly transparency obligations.</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Yorkshire and Humberside Region</text:p>
          </table:table-cell>
          <table:table-cell office:value-type="string" table:style-name="ce1">
            <text:p>Enterprise Growth Solutions Lt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ul-Sep 2021 has been reviewed and agreed to meet DITs quarterly transparency obligations.</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Yorkshire and Humberside Region</text:p>
          </table:table-cell>
          <table:table-cell office:value-type="string" table:style-name="ce1">
            <text:p>Enterprise Growth Solutions Lt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ul-Sep 2021 has been reviewed and agreed to meet DITs quarterly transparency obligations.</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East Region</text:p>
          </table:table-cell>
          <table:table-cell office:value-type="string" table:style-name="ce1">
            <text:p>Exemplas Trade Services Limite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ul-Sep 2021 has been reviewed and agreed to meet DITs quarterly transparency obligations.</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East Region</text:p>
          </table:table-cell>
          <table:table-cell office:value-type="string" table:style-name="ce1">
            <text:p>Exemplas Trade Services Limite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ul-Sep 2021 has been reviewed and agreed to meet DITs quarterly transparency obligations.</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East Region</text:p>
          </table:table-cell>
          <table:table-cell office:value-type="string" table:style-name="ce1">
            <text:p>Exemplas Trade Services Limite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ul-Sep 2021 has been reviewed and agreed to meet DITs quarterly transparency obligations.</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South West Region</text:p>
          </table:table-cell>
          <table:table-cell office:value-type="string" table:style-name="ce1">
            <text:p>GWE Business West Lt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ul-Sep 2021 has been reviewed and agreed to meet DITs quarterly transparency obligations.</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South West Region</text:p>
          </table:table-cell>
          <table:table-cell office:value-type="string" table:style-name="ce1">
            <text:p>GWE Business West Lt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ul-Sep 2021 has been reviewed and agreed to meet DITs quarterly transparency obligations.</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South West Region</text:p>
          </table:table-cell>
          <table:table-cell office:value-type="string" table:style-name="ce1">
            <text:p>GWE Business West Lt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ul-Sep 2021 has been reviewed and agreed to meet DITs quarterly transparency obligations.</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East Midlands Region</text:p>
          </table:table-cell>
          <table:table-cell office:value-type="string" table:style-name="ce1">
            <text:p>East Midlands Business Lt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ul-Sep 2021 has been reviewed and agreed to meet DITs quarterly transparency obligations.</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East Midlands Region</text:p>
          </table:table-cell>
          <table:table-cell office:value-type="string" table:style-name="ce1">
            <text:p>East Midlands Business Lt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ul-Sep 2021 has been reviewed and agreed to meet DITs quarterly transparency obligations.</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East Midlands Region</text:p>
          </table:table-cell>
          <table:table-cell office:value-type="string" table:style-name="ce1">
            <text:p>East Midlands Business Lt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ul-Sep 2021 has been reviewed and agreed to meet DITs quarterly transparency obligations.</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North East Region</text:p>
          </table:table-cell>
          <table:table-cell office:value-type="string" table:style-name="ce1">
            <text:p>NORTH EAST WORLDWIDE LT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ul-Sep 2021 has been reviewed and agreed to meet DITs quarterly transparency obligations.</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North East Region</text:p>
          </table:table-cell>
          <table:table-cell office:value-type="string" table:style-name="ce1">
            <text:p>NORTH EAST WORLDWIDE LT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ul-Sep 2021 has been reviewed and agreed to meet DITs quarterly transparency obligations.</text:p>
          </table:table-cell>
          <table:table-cell table:number-columns-repeated="16375"/>
        </table:table-row>
        <table:table-row table:style-name="ro1">
          <table:table-cell office:value-type="string" table:style-name="ce1">
            <text:p>FY21-22 Q2 Jul-Aug-Sep</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North East Region</text:p>
          </table:table-cell>
          <table:table-cell office:value-type="string" table:style-name="ce1">
            <text:p>NORTH EAST WORLDWIDE LT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ul-Sep 2021 has been reviewed and agreed to meet DITs quarterly transparency obligations.</text:p>
          </table:table-cell>
          <table:table-cell table:number-columns-repeated="16375"/>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legacy Pool</text:p>
          </table:table-cell>
          <table:table-cell office:value-type="string" table:style-name="ce1">
            <text:p>Computershare Investor Services PLC</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legacy Pool</text:p>
          </table:table-cell>
          <table:table-cell office:value-type="string" table:style-name="ce1">
            <text:p>Computershare Investor Services PLC</text:p>
          </table:table-cell>
          <table:table-cell office:value-type="string" table:style-name="ce1">
            <text:p>Resolution of disputes by Alternative Dispute resolution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legacy Pool</text:p>
          </table:table-cell>
          <table:table-cell office:value-type="string" table:style-name="ce1">
            <text:p>Computershare Investor Services PLC</text:p>
          </table:table-cell>
          <table:table-cell office:value-type="string" table:style-name="ce1">
            <text:p>Substantive Response to written, email or web-based enquiries ((Target within 3 business days (BD)).The score for the KPI has been taken as an "average".<text:s/></text:p>
          </table:table-cell>
          <table:table-cell office:value-type="string" table:style-name="ce1">
            <text:p>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New Business</text:p>
          </table:table-cell>
          <table:table-cell office:value-type="string" table:style-name="ce1">
            <text:p>Tenancy Deposit Solutions Ltd (MyDeposits)</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New Business</text:p>
          </table:table-cell>
          <table:table-cell office:value-type="string" table:style-name="ce1">
            <text:p>Tenancy Deposit Solutions Ltd (MyDeposits)</text:p>
          </table:table-cell>
          <table:table-cell office:value-type="string" table:style-name="ce1">
            <text:p>Resolution of disputes by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New Business</text:p>
          </table:table-cell>
          <table:table-cell office:value-type="string" table:style-name="ce1">
            <text:p>Tenancy Deposit Solutions Ltd (MyDeposits)</text:p>
          </table:table-cell>
          <table:table-cell office:value-type="string" table:style-name="ce1">
            <text:p>Substantive Response to written, email or web-based enquiries (Target within 3 business days (BD)).The score for the KPI has been taken as an "average".<text:s/></text:p>
          </table:table-cell>
          <table:table-cell office:value-type="string" table:style-name="ce1">
            <text:p>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New Business</text:p>
          </table:table-cell>
          <table:table-cell office:value-type="string" table:style-name="ce1">
            <text:p>The Dispute Service (TDS)</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New Business</text:p>
          </table:table-cell>
          <table:table-cell office:value-type="string" table:style-name="ce1">
            <text:p>The Dispute Service (TDS)</text:p>
          </table:table-cell>
          <table:table-cell office:value-type="string" table:style-name="ce1">
            <text:p>Resolution of disputes by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New Business</text:p>
          </table:table-cell>
          <table:table-cell office:value-type="string" table:style-name="ce1">
            <text:p>The Dispute Service (TDS)</text:p>
          </table:table-cell>
          <table:table-cell office:value-type="string" table:style-name="ce1">
            <text:p>Substantive Response to written, email or web-based enquiries (Target within 3 business days (BD)).The score for the KPI has been taken as an "average".<text:s/></text:p>
          </table:table-cell>
          <table:table-cell office:value-type="string" table:style-name="ce1">
            <text:p>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Computershare Investor Services PLC</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Computershare Investor Services PLC</text:p>
          </table:table-cell>
          <table:table-cell office:value-type="string" table:style-name="ce1">
            <text:p>Resolution of disputes by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Computershare Investor Services PLC</text:p>
          </table:table-cell>
          <table:table-cell office:value-type="string" table:style-name="ce1">
            <text:p>Substantive Response to written, email or web-based enquiries (Target within 3 business days (BD)).The score for the KPI has been taken as an "average".<text:s/></text:p>
          </table:table-cell>
          <table:table-cell office:value-type="string" table:style-name="ce1">
            <text:p>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The Dispute Service (TDS)</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The Dispute Service (TDS)</text:p>
          </table:table-cell>
          <table:table-cell office:value-type="string" table:style-name="ce1">
            <text:p>Resolution of disputes by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The Dispute Service (TDS)</text:p>
          </table:table-cell>
          <table:table-cell office:value-type="string" table:style-name="ce1">
            <text:p>Substantive Response to written, email or web-based enquiries (Target within 3 business days (BD)).The score for the KPI has been taken as an "average".<text:s/></text:p>
          </table:table-cell>
          <table:table-cell office:value-type="string" table:style-name="ce1">
            <text:p>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Tenancy Deposit Solutions Ltd (MyDeposits)</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Tenancy Deposit Solutions Ltd (MyDeposits)</text:p>
          </table:table-cell>
          <table:table-cell office:value-type="string" table:style-name="ce1">
            <text:p>Resolution of disputes by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Tenancy Deposit Solutions Ltd (MyDeposits)</text:p>
          </table:table-cell>
          <table:table-cell office:value-type="string" table:style-name="ce1">
            <text:p>Substantive Response to written, email or web-based enquiries (Target within 3 business days (BD)).The score for the KPI has been taken as an "average".<text:s/></text:p>
          </table:table-cell>
          <table:table-cell office:value-type="string" table:style-name="ce1">
            <text:p>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Housing and Planning</text:p>
          </table:table-cell>
          <table:table-cell office:value-type="string" table:style-name="ce1">
            <text:p>Neighbourhood Planning Support Services 2018 - 2022</text:p>
          </table:table-cell>
          <table:table-cell office:value-type="string" table:style-name="ce1">
            <text:p>Locality</text:p>
          </table:table-cell>
          <table:table-cell office:value-type="string" table:style-name="ce1">
            <text:p>Customer Queries responded to within 2 working day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Housing and Planning</text:p>
          </table:table-cell>
          <table:table-cell office:value-type="string" table:style-name="ce1">
            <text:p>Neighbourhood Planning Support Services 2018 - 2022</text:p>
          </table:table-cell>
          <table:table-cell office:value-type="string" table:style-name="ce1">
            <text:p>Locality</text:p>
          </table:table-cell>
          <table:table-cell office:value-type="string" table:style-name="ce1">
            <text:p>Number of Grant applications processed within 15 days</text:p>
          </table:table-cell>
          <table:table-cell office:value-type="string" table:style-name="ce1">
            <text:p>100.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Housing and Planning</text:p>
          </table:table-cell>
          <table:table-cell office:value-type="string" table:style-name="ce1">
            <text:p>Neighbourhood Planning Support Services 2018 - 2022</text:p>
          </table:table-cell>
          <table:table-cell office:value-type="string" table:style-name="ce1">
            <text:p>Locality</text:p>
          </table:table-cell>
          <table:table-cell office:value-type="string" table:style-name="ce1">
            <text:p>Technical Support assessment decisions made, in conjunction with MHCLG, and communicated to the Customer within 35 (thirty five) working days from receipt of a completed application</text:p>
          </table:table-cell>
          <table:table-cell office:value-type="string" table:style-name="ce1">
            <text:p>8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Chief Finance Officer and Corporate</text:p>
          </table:table-cell>
          <table:table-cell office:value-type="string" table:style-name="ce1">
            <text:p>Amazon Web Services (AWS) Managed Application Platform Services</text:p>
          </table:table-cell>
          <table:table-cell office:value-type="string" table:style-name="ce1">
            <text:p>Arcus Cloud Services Ltd</text:p>
          </table:table-cell>
          <table:table-cell office:value-type="string" table:style-name="ce1">
            <text:p>Datamart issue resolution against Service Levels: The supplier shall resolve any identified issues within specified times dependent on the severity of the issue. Critical issues &lt;2 hours, High Priority issues &lt;4 hours, Moderate priority issues &lt;8 hours and Low priority issues &lt;16 hours</text:p>
          </table:table-cell>
          <table:table-cell office:value-type="string" table:style-name="ce1">
            <text:p>95% of all issues resolved within service level<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Chief Finance Officer and Corporate</text:p>
          </table:table-cell>
          <table:table-cell office:value-type="string" table:style-name="ce1">
            <text:p>Amazon Web Services (AWS) Managed Application Platform Services</text:p>
          </table:table-cell>
          <table:table-cell office:value-type="string" table:style-name="ce1">
            <text:p>Arcus Cloud Services Ltd</text:p>
          </table:table-cell>
          <table:table-cell office:value-type="string" table:style-name="ce1">
            <text:p>Key customer service satisfaction: The supplier will undertake customer satisfaction surveys for work undertaken, achieving a rating of Good or higher</text:p>
          </table:table-cell>
          <table:table-cell office:value-type="string" table:style-name="ce1">
            <text:p>80% of surveys rate supplier performance as Good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Chief Finance Officer and Corporate</text:p>
          </table:table-cell>
          <table:table-cell office:value-type="string" table:style-name="ce1">
            <text:p>Amazon Web Services (AWS) Managed Application Platform Services</text:p>
          </table:table-cell>
          <table:table-cell office:value-type="string" table:style-name="ce1">
            <text:p>Arcus Cloud Services Ltd</text:p>
          </table:table-cell>
          <table:table-cell office:value-type="string" table:style-name="ce1">
            <text:p>Provide quote to new requirements within 10 days (responsive and accurate with estimates)</text:p>
          </table:table-cell>
          <table:table-cell office:value-type="string" table:style-name="ce1">
            <text:p>100.00% = goo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Digital Directorate</text:p>
          </table:table-cell>
          <table:table-cell office:value-type="string" table:style-name="ce1">
            <text:p>VoIP Telephony &amp; Video Service (DCLG &amp; PINS)</text:p>
          </table:table-cell>
          <table:table-cell office:value-type="string" table:style-name="ce1">
            <text:p>DAISY CORPORATE SERVICES TRADING LT</text:p>
          </table:table-cell>
          <table:table-cell office:value-type="string" table:style-name="ce1">
            <text:p>Management and the resolution of security breaches and prevention of their occurrence - 99% of security breaches reported or discovered will be investigated by the Service Provider and an interim report delivered to the DLUHC security manager within the timescales of a P2 incident.</text:p>
          </table:table-cell>
          <table:table-cell office:value-type="string" table:style-name="ce1">
            <text:p>99%</text:p>
          </table:table-cell>
          <table:table-cell office:value-type="string" table:style-name="ce1">
            <text:p>Other - Consider returned</text:p>
          </table:table-cell>
          <table:table-cell office:value-type="string" table:style-name="ce1">
            <text:p>No security breaches logged in Qtr</text:p>
          </table:table-cell>
          <table:table-cell table:number-columns-repeated="16375"/>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Digital Directorate</text:p>
          </table:table-cell>
          <table:table-cell office:value-type="string" table:style-name="ce1">
            <text:p>VoIP Telephony &amp; Video Service (DCLG &amp; PINS)</text:p>
          </table:table-cell>
          <table:table-cell office:value-type="string" table:style-name="ce1">
            <text:p>DAISY CORPORATE SERVICES TRADING LT</text:p>
          </table:table-cell>
          <table:table-cell office:value-type="string" table:style-name="ce1">
            <text:p>Service desk availability (This measures the availability of Service Providers service desk) - 95% of offered calls answered within 20 seconds and no more than 1% of offered calls abandoned (&gt;10 secs) Incidents or information requests logged through the Service Portal should be receipted within 15 minutes of being received.</text:p>
          </table:table-cell>
          <table:table-cell office:value-type="string" table:style-name="ce1">
            <text:p>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Digital Directorate</text:p>
          </table:table-cell>
          <table:table-cell office:value-type="string" table:style-name="ce1">
            <text:p>VoIP Telephony &amp; Video Service (DCLG &amp; PINS)</text:p>
          </table:table-cell>
          <table:table-cell office:value-type="string" table:style-name="ce1">
            <text:p>DAISY CORPORATE SERVICES TRADING LT</text:p>
          </table:table-cell>
          <table:table-cell office:value-type="string" table:style-name="ce1">
            <text:p>Telephone orders are fulfilled by the Service Provider within the timescales specified in the service catalogue - 95% of orders to be fulfilled</text:p>
          </table:table-cell>
          <table:table-cell office:value-type="string" table:style-name="ce1">
            <text:p>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Building Remediation &amp; Grenfell</text:p>
          </table:table-cell>
          <table:table-cell office:value-type="string" table:style-name="ce1">
            <text:p>Stabilisation and Enabling Works at Grenfell Tower</text:p>
          </table:table-cell>
          <table:table-cell office:value-type="string" table:style-name="ce1">
            <text:p>Deconstruct (UK) Limited</text:p>
          </table:table-cell>
          <table:table-cell office:value-type="string" table:style-name="ce1">
            <text:p>Health &amp; Safety and Environment - Meet the five measures of compliance including zero safety incidents occuring each month. This measures are:1 The Supplier achieves 1 critical or 3 non-critical non-compliance observations or less for each independent safety inspection.</text:p>
            <text:p>2 The Supplier achieves 3 non-compliances observations or less from each independent environmental review including the monthly environmental site report.<text:s/></text:p>
            <text:p>3 All non- compliances rectified within 3 working days of notification<text:s/></text:p>
            <text:p>4 The Supplier achieve zero accidents or incidents in the month<text:s/></text:p>
            <text:p>5 The Supplier complete weekly Health, Safety and Wellbeing inspections and provide report to client<text:s/></text:p>
          </table:table-cell>
          <table:table-cell office:value-type="string" table:style-name="ce1">
            <text:p>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Building Remediation &amp; Grenfell</text:p>
          </table:table-cell>
          <table:table-cell office:value-type="string" table:style-name="ce1">
            <text:p>Stabilisation and Enabling Works at Grenfell Tower</text:p>
          </table:table-cell>
          <table:table-cell office:value-type="string" table:style-name="ce1">
            <text:p>Deconstruct (UK) Limited</text:p>
          </table:table-cell>
          <table:table-cell office:value-type="string" table:style-name="ce1">
            <text:p>Maintenance and Safety Works - Meet the five measures of site perimeter, hoardings and scaffolding inspection and maintenance. These are:1 All hoardings, paths and signage surrounding site to be kept clean and tidy at all times<text:s/></text:p>
            <text:p>2 Security patrols to maintain secure site with zero incidents in month<text:s/></text:p>
            <text:p>3 Scaffold inspections to be carried out minimum weekly and reporting shared with client team<text:s/></text:p>
            <text:p>4 The Supplier to complete at least two senior management safety and perimeter inspection tours per month<text:s/></text:p>
            <text:p>5 The Supplier to have completed at least one on-site training session which is also open to the community<text:s/></text:p>
          </table:table-cell>
          <table:table-cell office:value-type="string" table:style-name="ce1">
            <text:p>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Building Remediation &amp; Grenfell</text:p>
          </table:table-cell>
          <table:table-cell office:value-type="string" table:style-name="ce1">
            <text:p>Stabilisation and Enabling Works at Grenfell Tower</text:p>
          </table:table-cell>
          <table:table-cell office:value-type="string" table:style-name="ce1">
            <text:p>Deconstruct (UK) Limited</text:p>
          </table:table-cell>
          <table:table-cell office:value-type="string" table:style-name="ce1">
            <text:p>Quality Assurance of Structural Works - Meet the five measures of inspection, defect identification and resolution. These are:1 Quality Assurance procedure maintained updated and available for audit weekly<text:s/></text:p>
            <text:p>2 The Supplier to carryout engineers inspection of works, sign-off each month and share the report with MHCLG</text:p>
            <text:p>3 Zero new defects identified within period.</text:p>
            <text:p>4 All critical defects to be resolved within 24 hours and all non-critical defects corrected in 10 days from point of identification.<text:s/></text:p>
            <text:p>5 All props throughout the tower to be checked twice weekly<text:s/></text:p>
          </table:table-cell>
          <table:table-cell office:value-type="string" table:style-name="ce1">
            <text:p>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Building Remediation &amp; Grenfell</text:p>
          </table:table-cell>
          <table:table-cell office:value-type="string" table:style-name="ce1">
            <text:p>Stabilisation and Enabling Works at Grenfell Tower</text:p>
          </table:table-cell>
          <table:table-cell office:value-type="string" table:style-name="ce1">
            <text:p>Deconstruct (UK) Limited</text:p>
          </table:table-cell>
          <table:table-cell office:value-type="string" table:style-name="ce1">
            <text:p>Social Value Commintments - Meet the five measures of community engagement including providing apprenticeships and community skills training. These are: 1 The Supplier to have held one open-door community walk-in event in month<text:s/></text:p>
            <text:p>2 The Supplier to have provided content for community newsletter bi-monthly</text:p>
            <text:p>3 The Supplier to have provided 2 local street clean sessions per month<text:s/></text:p>
            <text:p>4 The Supplier to have provided 2 community spaces for skills training per month and to work proactively with the DLUHC Communications &amp; Engagement team to help ensure the places are filled<text:s/></text:p>
            <text:p>5 The Supplier to have provided an apprenticeship place every two months<text:s/></text:p>
          </table:table-cell>
          <table:table-cell office:value-type="string" table:style-name="ce1">
            <text:p>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Housing and Planning</text:p>
          </table:table-cell>
          <table:table-cell office:value-type="string" table:style-name="ce1">
            <text:p>English Housing Survey</text:p>
          </table:table-cell>
          <table:table-cell office:value-type="string" table:style-name="ce1">
            <text:p>National Centre for Social Research</text:p>
          </table:table-cell>
          <table:table-cell office:value-type="string" table:style-name="ce1">
            <text:p>Average number of interview surveys achieved in the previous two quarters. This KPI is based on the number rather than percentage achieved because it is important that the contractor delivers the number of interviews we need. The English Housing Survey aims to achieve 13,300 interview surveys a year. Data collection takes place over eight fieldwork waves so the average number of interviews achieved will be calculated using four fieldwork waves.<text:s/></text:p>
          </table:table-cell>
          <table:table-cell office:value-type="string" table:style-name="ce1">
            <text:p>3325 or more</text:p>
          </table:table-cell>
          <table:table-cell office:value-type="string" table:style-name="ce1">
            <text:p>Other - Consider returned</text:p>
          </table:table-cell>
          <table:table-cell office:value-type="string" table:style-name="ce1">
            <text:p>Paused – KPI not measured because face-to-face data collection was suspended due to the COVID-19 lockdown</text:p>
          </table:table-cell>
          <table:table-cell table:number-columns-repeated="16375"/>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Housing and Planning</text:p>
          </table:table-cell>
          <table:table-cell office:value-type="string" table:style-name="ce1">
            <text:p>English Housing Survey</text:p>
          </table:table-cell>
          <table:table-cell office:value-type="string" table:style-name="ce1">
            <text:p>National Centre for Social Research</text:p>
          </table:table-cell>
          <table:table-cell office:value-type="string" table:style-name="ce1">
            <text:p>Number of times a data delivery or the final draft of an annual report is rescheduled with less than 2 weeks' notice. (As the EHS has few such deliveries a quarter - between 7 and 9, the thresholds are based on absolute numbers rather than percentages because absolute number gives a fairer and less misleading guide to performance)</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LUHC</text:p>
          </table:table-cell>
          <table:table-cell office:value-type="string" table:style-name="ce1">
            <text:p>Housing and Planning</text:p>
          </table:table-cell>
          <table:table-cell office:value-type="string" table:style-name="ce1">
            <text:p>English Housing Survey</text:p>
          </table:table-cell>
          <table:table-cell office:value-type="string" table:style-name="ce1">
            <text:p>National Centre for Social Research</text:p>
          </table:table-cell>
          <table:table-cell office:value-type="string" table:style-name="ce1">
            <text:p>Number of times a data delivery or the final draft of an annual report misses the scheduled or, where applicable, the revised delivery date. (As the EHS has few such deliveries a quarter - between 7 and 9, the thresholds are based on absolute numbers rather than percentages because absolute number gives a fairer and less misleading guide to performance.)</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Shared Services (Provision of HR, IT, Payroll and finance and accounting services)</text:p>
          </table:table-cell>
          <table:table-cell office:value-type="string" table:style-name="ce1">
            <text:p>Shared Services Connected Limited</text:p>
          </table:table-cell>
          <table:table-cell office:value-type="string" table:style-name="ce1">
            <text:p>KPI to be confirmed</text:p>
          </table:table-cell>
          <table:table-cell office:value-type="string" table:style-name="ce1">
            <text:p>TBC</text:p>
          </table:table-cell>
          <table:table-cell office:value-type="string" table:style-name="ce1">
            <text:p>Other - Consider not returned</text:p>
          </table:table-cell>
          <table:table-cell office:value-type="string" table:style-name="ce1">
            <text:p>KPI to be confirmed with Supplier</text:p>
          </table:table-cell>
          <table:table-cell table:number-columns-repeated="16375"/>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Shared Services (Provision of HR, IT, Payroll and finance and accounting services)</text:p>
          </table:table-cell>
          <table:table-cell office:value-type="string" table:style-name="ce1">
            <text:p>Shared Services Connected Limited</text:p>
          </table:table-cell>
          <table:table-cell office:value-type="string" table:style-name="ce1">
            <text:p>Payment accuracy - Errors</text:p>
          </table:table-cell>
          <table:table-cell office:value-type="string" table:style-name="ce1">
            <text:p>99.5%<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Shared Services (Provision of HR, IT, Payroll and finance and accounting services)</text:p>
          </table:table-cell>
          <table:table-cell office:value-type="string" table:style-name="ce1">
            <text:p>Shared Services Connected Limited</text:p>
          </table:table-cell>
          <table:table-cell office:value-type="string" table:style-name="ce1">
            <text:p>Payroll Accuracy - Rectifications</text:p>
          </table:table-cell>
          <table:table-cell office:value-type="string" table:style-name="ce1">
            <text:p>100% - Less than 200 error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Digital</text:p>
          </table:table-cell>
          <table:table-cell office:value-type="string" table:style-name="ce1">
            <text:p>AS IS Contract (Assessment Services Information System) (Provision of managed IT services for new health assessments)</text:p>
          </table:table-cell>
          <table:table-cell office:value-type="string" table:style-name="ce1">
            <text:p>Atos IT Services UK Limited</text:p>
          </table:table-cell>
          <table:table-cell office:value-type="string" table:style-name="ce1">
            <text:p>Severity 1 - Incident Fix resolution time</text:p>
          </table:table-cell>
          <table:table-cell office:value-type="string" table:style-name="ce1">
            <text:p>Less than 4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Digital</text:p>
          </table:table-cell>
          <table:table-cell office:value-type="string" table:style-name="ce1">
            <text:p>AS IS Contract (Assessment Services Information System) (Provision of managed IT services for new health assessments)</text:p>
          </table:table-cell>
          <table:table-cell office:value-type="string" table:style-name="ce1">
            <text:p>Atos IT Services UK Limited</text:p>
          </table:table-cell>
          <table:table-cell office:value-type="string" table:style-name="ce1">
            <text:p>System availability (24/7)</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Digital</text:p>
          </table:table-cell>
          <table:table-cell office:value-type="string" table:style-name="ce1">
            <text:p>AS IS Contract (Assessment Services Information System) (Provision of managed IT services for new health assessments)</text:p>
          </table:table-cell>
          <table:table-cell office:value-type="string" table:style-name="ce1">
            <text:p>Atos IT Services UK Limited</text:p>
          </table:table-cell>
          <table:table-cell office:value-type="string" table:style-name="ce1">
            <text:p>System Usability (transaction response time)</text:p>
          </table:table-cell>
          <table:table-cell office:value-type="string" table:style-name="ce1">
            <text:p>Within 2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Postal Services - Bulk Mail</text:p>
          </table:table-cell>
          <table:table-cell office:value-type="string" table:style-name="ce1">
            <text:p>DHL Parcel UK Limited</text:p>
          </table:table-cell>
          <table:table-cell office:value-type="string" table:style-name="ce1">
            <text:p>Compliant and timely billing of Customer.</text:p>
          </table:table-cell>
          <table:table-cell office:value-type="string" table:style-name="ce1">
            <text:p>100%</text:p>
          </table:table-cell>
          <table:table-cell office:value-type="string" table:style-name="ce1">
            <text:p>Inadequate</text:p>
          </table:table-cell>
          <table:table-cell office:value-type="string" table:style-name="ce1">
            <text:p>Performance declined towards the end of Q2 due to the impact of COVID on supplier resource. Performance has since returned to required levels due to lower levels of resource absence.</text:p>
          </table:table-cell>
          <table:table-cell table:number-columns-repeated="16375"/>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Postal Services - Bulk Mail</text:p>
          </table:table-cell>
          <table:table-cell office:value-type="string" table:style-name="ce1">
            <text:p>DHL Parcel UK Limited</text:p>
          </table:table-cell>
          <table:table-cell office:value-type="string" table:style-name="ce1">
            <text:p>On time and accurate mailing collection</text:p>
          </table:table-cell>
          <table:table-cell office:value-type="string" table:style-name="ce1">
            <text:p>98%</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Postal Services - Bulk Mail</text:p>
          </table:table-cell>
          <table:table-cell office:value-type="string" table:style-name="ce1">
            <text:p>DHL Parcel UK Limited</text:p>
          </table:table-cell>
          <table:table-cell office:value-type="string" table:style-name="ce1">
            <text:p>On time mailing delivery: Suppliers offering DSA services shall deliver to the Royal Mail Access Point (IMC) within sorted and unsorted delivery window.</text:p>
          </table:table-cell>
          <table:table-cell office:value-type="string" table:style-name="ce1">
            <text:p>98%</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Health</text:p>
          </table:table-cell>
          <table:table-cell office:value-type="string" table:style-name="ce1">
            <text:p>Health &amp; Disability Assessment Services (Provision of health and disability assessments)</text:p>
          </table:table-cell>
          <table:table-cell office:value-type="string" table:style-name="ce1">
            <text:p>Maximus UK Services Limited</text:p>
          </table:table-cell>
          <table:table-cell office:value-type="string" table:style-name="ce1">
            <text:p>Claimant satisfaction rate</text:p>
          </table:table-cell>
          <table:table-cell office:value-type="string" table:style-name="ce1">
            <text:p>92% via telephone survey</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Health</text:p>
          </table:table-cell>
          <table:table-cell office:value-type="string" table:style-name="ce1">
            <text:p>Health &amp; Disability Assessment Services (Provision of health and disability assessments)</text:p>
          </table:table-cell>
          <table:table-cell office:value-type="string" table:style-name="ce1">
            <text:p>Maximus UK Services Limited</text:p>
          </table:table-cell>
          <table:table-cell office:value-type="string" table:style-name="ce1">
            <text:p>The number of Work Capability Assessments completed on an annual basis</text:p>
          </table:table-cell>
          <table:table-cell office:value-type="string" table:style-name="ce1">
            <text:p>760,000 annual face to face assessments</text:p>
          </table:table-cell>
          <table:table-cell office:value-type="string" table:style-name="ce1">
            <text:p>Other - Consider returned</text:p>
          </table:table-cell>
          <table:table-cell office:value-type="string" table:style-name="ce1">
            <text:p>On hold due to impacts of COVID</text:p>
          </table:table-cell>
          <table:table-cell table:number-columns-repeated="16375"/>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Health</text:p>
          </table:table-cell>
          <table:table-cell office:value-type="string" table:style-name="ce1">
            <text:p>Health &amp; Disability Assessment Services (Provision of health and disability assessments)</text:p>
          </table:table-cell>
          <table:table-cell office:value-type="string" table:style-name="ce1">
            <text:p>Maximus UK Services Limited</text:p>
          </table:table-cell>
          <table:table-cell office:value-type="string" table:style-name="ce1">
            <text:p>Work Capability Assessment reports for each rolling 3 month period</text:p>
          </table:table-cell>
          <table:table-cell office:value-type="string" table:style-name="ce1">
            <text:p>95%</text:p>
          </table:table-cell>
          <table:table-cell office:value-type="string" table:style-name="ce1">
            <text:p>Approaching Target</text:p>
          </table:table-cell>
          <table:table-cell office:value-type="string" table:style-name="ce1">
            <text:p><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Digital</text:p>
          </table:table-cell>
          <table:table-cell office:value-type="string" table:style-name="ce1">
            <text:p>Application Deployment Services (ADep) - Lot 1 (Customer Facing Systems)</text:p>
          </table:table-cell>
          <table:table-cell office:value-type="string" table:style-name="ce1">
            <text:p>Accenture (UK) Limited</text:p>
          </table:table-cell>
          <table:table-cell office:value-type="string" table:style-name="ce1">
            <text:p>Availability of Business Critical Application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Digital</text:p>
          </table:table-cell>
          <table:table-cell office:value-type="string" table:style-name="ce1">
            <text:p>Application Deployment Services (ADep) - Lot 1 (Customer Facing Systems)</text:p>
          </table:table-cell>
          <table:table-cell office:value-type="string" table:style-name="ce1">
            <text:p>Accenture (UK) LImited</text:p>
          </table:table-cell>
          <table:table-cell office:value-type="string" table:style-name="ce1">
            <text:p>Priority Incidents Resolution</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Digital</text:p>
          </table:table-cell>
          <table:table-cell office:value-type="string" table:style-name="ce1">
            <text:p>Application Deployment Services (ADep) - Lot 1 (Customer Facing Systems)</text:p>
          </table:table-cell>
          <table:table-cell office:value-type="string" table:style-name="ce1">
            <text:p>Accenture (UK) Limited</text:p>
          </table:table-cell>
          <table:table-cell office:value-type="string" table:style-name="ce1">
            <text:p>Urgent System Repair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Digital</text:p>
          </table:table-cell>
          <table:table-cell office:value-type="string" table:style-name="ce1">
            <text:p>Application Deployment Services - Lot 3</text:p>
          </table:table-cell>
          <table:table-cell office:value-type="string" table:style-name="ce1">
            <text:p>IBM UK Limited</text:p>
          </table:table-cell>
          <table:table-cell office:value-type="string" table:style-name="ce1">
            <text:p>Availability of Business Critical Applications</text:p>
          </table:table-cell>
          <table:table-cell office:value-type="string" table:style-name="ce1">
            <text:p>99%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Digital</text:p>
          </table:table-cell>
          <table:table-cell office:value-type="string" table:style-name="ce1">
            <text:p>Application Deployment Services - Lot 3</text:p>
          </table:table-cell>
          <table:table-cell office:value-type="string" table:style-name="ce1">
            <text:p>IBM UK Limited</text:p>
          </table:table-cell>
          <table:table-cell office:value-type="string" table:style-name="ce1">
            <text:p>Priority Incident Resolution</text:p>
          </table:table-cell>
          <table:table-cell office:value-type="string" table:style-name="ce1">
            <text:p>95%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Digital</text:p>
          </table:table-cell>
          <table:table-cell office:value-type="string" table:style-name="ce1">
            <text:p>Application Deployment Services - Lot 3</text:p>
          </table:table-cell>
          <table:table-cell office:value-type="string" table:style-name="ce1">
            <text:p>IBM UK Limited</text:p>
          </table:table-cell>
          <table:table-cell office:value-type="string" table:style-name="ce1">
            <text:p>Urgent Systems Repair</text:p>
          </table:table-cell>
          <table:table-cell office:value-type="string" table:style-name="ce1">
            <text:p>95%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Transactional Print Services</text:p>
          </table:table-cell>
          <table:table-cell office:value-type="string" table:style-name="ce1">
            <text:p>Williams Lea Limited</text:p>
          </table:table-cell>
          <table:table-cell office:value-type="string" table:style-name="ce1">
            <text:p>Delivery of Agreed Changes - Provide sufficient resource, equipment, etc. to deliver agreed changes to the service and deliver these within agreed timescal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Transactional Print Services</text:p>
          </table:table-cell>
          <table:table-cell office:value-type="string" table:style-name="ce1">
            <text:p>Williams Lea Limited</text:p>
          </table:table-cell>
          <table:table-cell office:value-type="string" table:style-name="ce1">
            <text:p>Royal Mail 1st Class - Percentage of total items actually printed and handed over to Royal Mail for 1st Class delivery compared to what has been scheduled for printing</text:p>
          </table:table-cell>
          <table:table-cell office:value-type="string" table:style-name="ce1">
            <text:p>100%</text:p>
          </table:table-cell>
          <table:table-cell office:value-type="string" table:style-name="ce1">
            <text:p>Inadequate</text:p>
          </table:table-cell>
          <table:table-cell office:value-type="string" table:style-name="ce1">
            <text:p>Failure of job processing performance during July was the result of a configuration mismatch between two associated server nodes. <text:s/>A review of the configuration of the primary and secondary nodes was completed and as a result a failover and maintenance plan was created for critical components so as to avoid further issues.</text:p>
          </table:table-cell>
          <table:table-cell table:number-columns-repeated="16375"/>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Transactional Print Services</text:p>
          </table:table-cell>
          <table:table-cell office:value-type="string" table:style-name="ce1">
            <text:p>Williams Lea Limited</text:p>
          </table:table-cell>
          <table:table-cell office:value-type="string" table:style-name="ce1">
            <text:p>Royal Mail 2nd Class - Percentage of total items actually printed and handed over to DWP’s postal service provider for 2nd Class delivery compared to what has been scheduled for printing"</text:p>
          </table:table-cell>
          <table:table-cell office:value-type="string" table:style-name="ce1">
            <text:p>100%</text:p>
          </table:table-cell>
          <table:table-cell office:value-type="string" table:style-name="ce1">
            <text:p>Inadequate</text:p>
          </table:table-cell>
          <table:table-cell office:value-type="string" table:style-name="ce1">
            <text:p>Failure of job processing performance during July was the result of a configuration mismatch between two associated server nodes. <text:s/>A review of the configuration of the primary and secondary nodes was completed and as a result a failover and maintenance plan was created for critical components so as to avoid further issues.</text:p>
          </table:table-cell>
          <table:table-cell table:number-columns-repeated="16375"/>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Post Office Card Account</text:p>
          </table:table-cell>
          <table:table-cell office:value-type="string" table:style-name="ce1">
            <text:p>Post Office Limited</text:p>
          </table:table-cell>
          <table:table-cell office:value-type="string" table:style-name="ce1">
            <text:p>BACS Processing - BACS processed enabling customers payments to be available in their accou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Post Office Card Account</text:p>
          </table:table-cell>
          <table:table-cell office:value-type="string" table:style-name="ce1">
            <text:p>Post Office Limited</text:p>
          </table:table-cell>
          <table:table-cell office:value-type="string" table:style-name="ce1">
            <text:p>The general Helpline shall be available to Account Holders to enable them to make enquiries/requests 100% between 08.15 and 18.00 (UK time) Monday to Friday and between 08.30 and 19.15 (UK time) on Saturda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Post Office Card Account</text:p>
          </table:table-cell>
          <table:table-cell office:value-type="string" table:style-name="ce1">
            <text:p>Post Office Limited</text:p>
          </table:table-cell>
          <table:table-cell office:value-type="string" table:style-name="ce1">
            <text:p>Unapplied credits - Unapplied credits from processing the BACS data file are returned to the departments sponsor bank without deduc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Transition to GBS Money Transmission Services Lot 2</text:p>
          </table:table-cell>
          <table:table-cell office:value-type="string" table:style-name="ce1">
            <text:p>Royal Bank of Scotland</text:p>
          </table:table-cell>
          <table:table-cell office:value-type="string" table:style-name="ce1">
            <text:p>Calls answered within 3 rings between 08.00 hours to 18.00 hours Monday to Friday</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Transition to GBS Money Transmission Services Lot 2</text:p>
          </table:table-cell>
          <table:table-cell office:value-type="string" table:style-name="ce1">
            <text:p>Royal Bank of Scotland</text:p>
          </table:table-cell>
          <table:table-cell office:value-type="string" table:style-name="ce1">
            <text:p>Electronic Banking System available between 06.30 and 18.00 hours on working days</text:p>
          </table:table-cell>
          <table:table-cell office:value-type="string" table:style-name="ce1">
            <text:p>99.6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Transition to GBS Money Transmission Services Lot 2</text:p>
          </table:table-cell>
          <table:table-cell office:value-type="string" table:style-name="ce1">
            <text:p>Royal Bank of Scotland</text:p>
          </table:table-cell>
          <table:table-cell office:value-type="string" table:style-name="ce1">
            <text:p>End of day data provided to custome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Digital</text:p>
          </table:table-cell>
          <table:table-cell office:value-type="string" table:style-name="ce1">
            <text:p>PSN contact centre services (Public Services Network)</text:p>
          </table:table-cell>
          <table:table-cell office:value-type="string" table:style-name="ce1">
            <text:p>BT plc</text:p>
          </table:table-cell>
          <table:table-cell office:value-type="string" table:style-name="ce1">
            <text:p>Contact Centre service availability of voice agent (Service shall be measured 07:00 - 21:00 Monday - Friday (excluding Bank Holidays), 07:00 - 17:15 Saturdays, Sundays and Bank Holi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Digital</text:p>
          </table:table-cell>
          <table:table-cell office:value-type="string" table:style-name="ce1">
            <text:p>PSN contact centre services (Public Services Network)</text:p>
          </table:table-cell>
          <table:table-cell office:value-type="string" table:style-name="ce1">
            <text:p>BT plc</text:p>
          </table:table-cell>
          <table:table-cell office:value-type="string" table:style-name="ce1">
            <text:p>Contact Centre Service Availability - Outbound Agents (Service shall be measured 07:00 - 21:00 Monday - Friday (excluding Bank Holidays), 07:00 - 17:15 Saturdays, Sundays and Bank Holidays)</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Digital</text:p>
          </table:table-cell>
          <table:table-cell office:value-type="string" table:style-name="ce1">
            <text:p>PSN contact centre services (Public Services Network)</text:p>
          </table:table-cell>
          <table:table-cell office:value-type="string" table:style-name="ce1">
            <text:p>BT plc</text:p>
          </table:table-cell>
          <table:table-cell office:value-type="string" table:style-name="ce1">
            <text:p>Customer Interaction Service Availability</text:p>
          </table:table-cell>
          <table:table-cell office:value-type="string" table:style-name="ce1">
            <text:p>99.99% availabilit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DWP Call off From Debt Market Integrator (DMI) Framework</text:p>
          </table:table-cell>
          <table:table-cell office:value-type="string" table:style-name="ce1">
            <text:p>Indesser</text:p>
          </table:table-cell>
          <table:table-cell office:value-type="string" table:style-name="ce1">
            <text:p>Accurate Financial Processing - Money transfers from the Supplier to DWP are processed at the right time and for the correct amount.</text:p>
          </table:table-cell>
          <table:table-cell office:value-type="string" table:style-name="ce1">
            <text:p>Zero failures</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DWP Call off From Debt Market Integrator (DMI) Framework</text:p>
          </table:table-cell>
          <table:table-cell office:value-type="string" table:style-name="ce1">
            <text:p>Indesser</text:p>
          </table:table-cell>
          <table:table-cell office:value-type="string" table:style-name="ce1">
            <text:p>Media or Parliamentary Interest - Case reports provided by the Supplier within 24 hours of DWP request (or longer if specified by DWP). KPI subject to 10 requests for a case report per service period.</text:p>
          </table:table-cell>
          <table:table-cell office:value-type="string" table:style-name="ce1">
            <text:p>Zero failures</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DWP Call off From Debt Market Integrator (DMI) Framework</text:p>
          </table:table-cell>
          <table:table-cell office:value-type="string" table:style-name="ce1">
            <text:p>Indesser</text:p>
          </table:table-cell>
          <table:table-cell office:value-type="string" table:style-name="ce1">
            <text:p>Urgent Cases - Percentage of urgent cases, over a 12 month rolling period, where recovery action is ceased by the Supplier by the end of the following Working Day after 3pm receipt of <text:s text:c="2"/>DWP notification to stop/suspend recovery.</text:p>
          </table:table-cell>
          <table:table-cell office:value-type="string" table:style-name="ce1">
            <text:p>99%</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states</text:p>
          </table:table-cell>
          <table:table-cell office:value-type="string" table:style-name="ce1">
            <text:p>DWP Estates Supply Chain Integrator Services (Acting impartially to ensure DWPs Estates supply chain is managed effectively and efficiently)</text:p>
          </table:table-cell>
          <table:table-cell office:value-type="string" table:style-name="ce1">
            <text:p>Sodexo</text:p>
          </table:table-cell>
          <table:table-cell office:value-type="string" table:style-name="ce1">
            <text:p><text:s/>Management of Statutory Testing <text:s/>- ensuring the Authority Supply Chain undertakes all required statutory testing is undertaken within the agreed timeframe.</text:p>
          </table:table-cell>
          <table:table-cell office:value-type="string" table:style-name="ce1">
            <text:p>95% and above complianc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states</text:p>
          </table:table-cell>
          <table:table-cell office:value-type="string" table:style-name="ce1">
            <text:p>DWP Estates Supply Chain Integrator Services (Acting impartially to ensure DWPs Estates supply chain is managed effectively and efficiently)</text:p>
          </table:table-cell>
          <table:table-cell office:value-type="string" table:style-name="ce1">
            <text:p>Sodexo</text:p>
          </table:table-cell>
          <table:table-cell office:value-type="string" table:style-name="ce1">
            <text:p>Management of the Asset Register - Register Accurac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states</text:p>
          </table:table-cell>
          <table:table-cell office:value-type="string" table:style-name="ce1">
            <text:p>DWP Estates Supply Chain Integrator Services (Acting impartially to ensure DWPs Estates supply chain is managed effectively and efficiently)</text:p>
          </table:table-cell>
          <table:table-cell office:value-type="string" table:style-name="ce1">
            <text:p>Sodexo</text:p>
          </table:table-cell>
          <table:table-cell office:value-type="string" table:style-name="ce1">
            <text:p>Management of the Authority Supply Chain Member responsible for Facilities Management - provision of services in line with the suppliers Performance Management System targets</text:p>
          </table:table-cell>
          <table:table-cell office:value-type="string" table:style-name="ce1">
            <text:p>98.10% -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Document and Data Management Service (Provision of mail opening, scanning and indexing/filing services)</text:p>
          </table:table-cell>
          <table:table-cell office:value-type="string" table:style-name="ce1">
            <text:p>Engie</text:p>
          </table:table-cell>
          <table:table-cell office:value-type="string" table:style-name="ce1">
            <text:p>Accurately index all scanned documents with the National Insurance Number or other relevant referenc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Document and Data Management Service (Provision of mail opening, scanning and indexing/filing services)</text:p>
          </table:table-cell>
          <table:table-cell office:value-type="string" table:style-name="ce1">
            <text:p>Engie</text:p>
          </table:table-cell>
          <table:table-cell office:value-type="string" table:style-name="ce1">
            <text:p>Bankable documents processed on the day of receipt for banking and are ready for collection by the Authority's nominated carrier.</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Document and Data Management Service (Provision of mail opening, scanning and indexing/filing services)</text:p>
          </table:table-cell>
          <table:table-cell office:value-type="string" table:style-name="ce1">
            <text:p>Engie</text:p>
          </table:table-cell>
          <table:table-cell office:value-type="string" table:style-name="ce1">
            <text:p>Scanned and indexed images shall be issued to the Authority's appropriate systems</text:p>
          </table:table-cell>
          <table:table-cell office:value-type="string" table:style-name="ce1">
            <text:p>100% of the agreed daily flow <text:s/>and 100% of the resulting scanned and indexed images shall be issued to the Authority's appropriate systems by 17:00 dail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states</text:p>
          </table:table-cell>
          <table:table-cell office:value-type="string" table:style-name="ce1">
            <text:p>Provision of Total Facilities Management Services (Provision of building and asset management)</text:p>
          </table:table-cell>
          <table:table-cell office:value-type="string" table:style-name="ce1">
            <text:p>Mitie FM Ltd</text:p>
          </table:table-cell>
          <table:table-cell office:value-type="string" table:style-name="ce1">
            <text:p>Planned Preventative Maintenance tasks delivered to scheduled dates (Plan agreed with DWP)</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states</text:p>
          </table:table-cell>
          <table:table-cell office:value-type="string" table:style-name="ce1">
            <text:p>Provision of Total Facilities Management Services (Provision of building and asset management)</text:p>
          </table:table-cell>
          <table:table-cell office:value-type="string" table:style-name="ce1">
            <text:p>Mitie FM Ltd</text:p>
          </table:table-cell>
          <table:table-cell office:value-type="string" table:style-name="ce1">
            <text:p>Reactive response and completion times for cleaning and pest control</text:p>
          </table:table-cell>
          <table:table-cell office:value-type="string" table:style-name="ce1">
            <text:p>93.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states</text:p>
          </table:table-cell>
          <table:table-cell office:value-type="string" table:style-name="ce1">
            <text:p>Provision of Total Facilities Management Services (Provision of building and asset management)</text:p>
          </table:table-cell>
          <table:table-cell office:value-type="string" table:style-name="ce1">
            <text:p>Mitie FM Ltd</text:p>
          </table:table-cell>
          <table:table-cell office:value-type="string" table:style-name="ce1">
            <text:p>Response and completion times for reactive calls responded to within timescales</text:p>
          </table:table-cell>
          <table:table-cell office:value-type="string" table:style-name="ce1">
            <text:p>93.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Lot 1: North West, North East and England<text:s/></text:p>
          </table:table-cell>
          <table:table-cell office:value-type="string" table:style-name="ce1">
            <text:p>Atos IT Services UK Limited</text:p>
          </table:table-cell>
          <table:table-cell office:value-type="string" table:style-name="ce1">
            <text:p>Assessments completed within an average actual clearance time</text:p>
          </table:table-cell>
          <table:table-cell office:value-type="string" table:style-name="ce1">
            <text:p>Less than 35.05 days</text:p>
          </table:table-cell>
          <table:table-cell office:value-type="string" table:style-name="ce1">
            <text:p>Other - Consider returned</text:p>
          </table:table-cell>
          <table:table-cell office:value-type="string" table:style-name="ce1">
            <text:p>On hold due to impacts of COVID</text:p>
          </table:table-cell>
          <table:table-cell table:number-columns-repeated="16375"/>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Lot 1: North West, North East and England<text:s/></text:p>
          </table:table-cell>
          <table:table-cell office:value-type="string" table:style-name="ce1">
            <text:p>Atos IT Services UK Limited</text:p>
          </table:table-cell>
          <table:table-cell office:value-type="string" table:style-name="ce1">
            <text:p>The claimant satisfaction rate</text:p>
          </table:table-cell>
          <table:table-cell office:value-type="string" table:style-name="ce1">
            <text:p>More than 90% via telephone survey</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Lot 1: North West, North East and England<text:s/></text:p>
          </table:table-cell>
          <table:table-cell office:value-type="string" table:style-name="ce1">
            <text:p>Atos IT Services UK Limited</text:p>
          </table:table-cell>
          <table:table-cell office:value-type="string" table:style-name="ce1">
            <text:p>Unacceptable grade Personal Independence Payment assessment following audit</text:p>
          </table:table-cell>
          <table:table-cell office:value-type="string" table:style-name="ce1">
            <text:p>Less than 3%</text:p>
          </table:table-cell>
          <table:table-cell office:value-type="string" table:style-name="ce1">
            <text:p>Approaching Target</text:p>
          </table:table-cell>
          <table:table-cell office:value-type="string" table:style-name="ce1">
            <text:p><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Assessment Service Lot 2: Central England and Wales<text:s/></text:p>
          </table:table-cell>
          <table:table-cell office:value-type="string" table:style-name="ce1">
            <text:p>Capita Business Services Ltd</text:p>
          </table:table-cell>
          <table:table-cell office:value-type="string" table:style-name="ce1">
            <text:p>Assessments completed within an average actual clearance time</text:p>
          </table:table-cell>
          <table:table-cell office:value-type="string" table:style-name="ce1">
            <text:p>Less than 35.05 days</text:p>
          </table:table-cell>
          <table:table-cell office:value-type="string" table:style-name="ce1">
            <text:p>Other - Consider returned</text:p>
          </table:table-cell>
          <table:table-cell office:value-type="string" table:style-name="ce1">
            <text:p>On hold due to impacts of COVID</text:p>
          </table:table-cell>
          <table:table-cell table:number-columns-repeated="16375"/>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Assessment Service Lot 2: Central England and Wales<text:s/></text:p>
          </table:table-cell>
          <table:table-cell office:value-type="string" table:style-name="ce1">
            <text:p>Capita Business Services Ltd</text:p>
          </table:table-cell>
          <table:table-cell office:value-type="string" table:style-name="ce1">
            <text:p>The claimant satisfaction rate</text:p>
          </table:table-cell>
          <table:table-cell office:value-type="string" table:style-name="ce1">
            <text:p>More than 90% via telephone survey</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Assessment Service Lot 2: Central England and Wales<text:s/></text:p>
          </table:table-cell>
          <table:table-cell office:value-type="string" table:style-name="ce1">
            <text:p>Capita Business Services Ltd</text:p>
          </table:table-cell>
          <table:table-cell office:value-type="string" table:style-name="ce1">
            <text:p>Unacceptable grade Personal Independence Payment assessment following audit</text:p>
          </table:table-cell>
          <table:table-cell office:value-type="string" table:style-name="ce1">
            <text:p>Less than 3%</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Lot 3: London, South<text:s/></text:p>
          </table:table-cell>
          <table:table-cell office:value-type="string" table:style-name="ce1">
            <text:p>Atos IT Services UK Limited</text:p>
          </table:table-cell>
          <table:table-cell office:value-type="string" table:style-name="ce1">
            <text:p>Assessments completed within an average actual clearance time</text:p>
          </table:table-cell>
          <table:table-cell office:value-type="string" table:style-name="ce1">
            <text:p>Less than 35.05 days</text:p>
          </table:table-cell>
          <table:table-cell office:value-type="string" table:style-name="ce1">
            <text:p>Other - Consider returned</text:p>
          </table:table-cell>
          <table:table-cell office:value-type="string" table:style-name="ce1">
            <text:p>On hold due to impacts of COVID</text:p>
          </table:table-cell>
          <table:table-cell table:number-columns-repeated="16375"/>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Lot 3: London, South<text:s/></text:p>
          </table:table-cell>
          <table:table-cell office:value-type="string" table:style-name="ce1">
            <text:p>Atos IT Services UK Limited</text:p>
          </table:table-cell>
          <table:table-cell office:value-type="string" table:style-name="ce1">
            <text:p>The claimant satisfaction rate</text:p>
          </table:table-cell>
          <table:table-cell office:value-type="string" table:style-name="ce1">
            <text:p>More than 90% via telephone survey</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Lot 3: London, South<text:s/></text:p>
          </table:table-cell>
          <table:table-cell office:value-type="string" table:style-name="ce1">
            <text:p>Atos IT Services UK Limited</text:p>
          </table:table-cell>
          <table:table-cell office:value-type="string" table:style-name="ce1">
            <text:p>Unacceptable grade Personal Independence Payment assessment following audit</text:p>
          </table:table-cell>
          <table:table-cell office:value-type="string" table:style-name="ce1">
            <text:p>Less than 3%</text:p>
          </table:table-cell>
          <table:table-cell office:value-type="string" table:style-name="ce1">
            <text:p>Approaching Target</text:p>
          </table:table-cell>
          <table:table-cell office:value-type="string" table:style-name="ce1">
            <text:p><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states</text:p>
          </table:table-cell>
          <table:table-cell office:value-type="string" table:style-name="ce1">
            <text:p>DWP Estates Lease and Landlord Management (LLM)</text:p>
          </table:table-cell>
          <table:table-cell office:value-type="string" table:style-name="ce1">
            <text:p>Cushman and Wakefield</text:p>
          </table:table-cell>
          <table:table-cell office:value-type="string" table:style-name="ce1">
            <text:p>Provision of accurate annual financial forecast - The provision of accurate annual financial forecast for the Departments Commercial Estate for those costs managed and within the control of the Supplier.</text:p>
          </table:table-cell>
          <table:table-cell office:value-type="string" table:style-name="ce1">
            <text:p>Less than 0.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states</text:p>
          </table:table-cell>
          <table:table-cell office:value-type="string" table:style-name="ce1">
            <text:p>DWP Estates Lease and Landlord Management (LLM)</text:p>
          </table:table-cell>
          <table:table-cell office:value-type="string" table:style-name="ce1">
            <text:p>Cushman and Wakefield</text:p>
          </table:table-cell>
          <table:table-cell office:value-type="string" table:style-name="ce1">
            <text:p>Provision of accurate monthly Critical Events Diary - Provision of accurate monthly "Critical Events Diary" detailing rent reviews, lease expiries, break options (landlord, tenant or mutual) or any other significant date where it is listed in the lease documentation.</text:p>
          </table:table-cell>
          <table:table-cell office:value-type="string" table:style-name="ce1">
            <text:p>No failur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states</text:p>
          </table:table-cell>
          <table:table-cell office:value-type="string" table:style-name="ce1">
            <text:p>DWP Estates Lease and Landlord Management (LLM)</text:p>
          </table:table-cell>
          <table:table-cell office:value-type="string" table:style-name="ce1">
            <text:p>Cushman and Wakefield</text:p>
          </table:table-cell>
          <table:table-cell office:value-type="string" table:style-name="ce1">
            <text:p>Provision of accurate planned funding request - The provision of accurate planned funding request to be issued to the Integrator, in line with the agreed funding request schedules. For the avoidance of doubt this measure does not apply to ad-hoc unscheduled funding requests.</text:p>
          </table:table-cell>
          <table:table-cell office:value-type="string" table:style-name="ce1">
            <text:p>No error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1</text:p>
          </table:table-cell>
          <table:table-cell office:value-type="string" table:style-name="ce1">
            <text:p>Shaw Trust</text:p>
          </table:table-cell>
          <table:table-cell office:value-type="string" table:style-name="ce1">
            <text:p>Participant Start Customer Service Standard - Work + Health Programme Job Entry Targeted Support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Requires Improvement</text:p>
          </table:table-cell>
          <table:table-cell office:value-type="string" table:style-name="ce1">
            <text:p>Performance was affected by DWP Scheduled Maintenance of the Provider Referrals and Payments system in July and August which was out of the provider's control.</text:p>
          </table:table-cell>
          <table:table-cell table:number-columns-repeated="16375"/>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1</text:p>
          </table:table-cell>
          <table:table-cell office:value-type="string" table:style-name="ce1">
            <text:p>Shaw Trust</text:p>
          </table:table-cell>
          <table:table-cell office:value-type="string" table:style-name="ce1">
            <text:p>Participant Start Customer Service Standard - Work + Health Programme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1</text:p>
          </table:table-cell>
          <table:table-cell office:value-type="string" table:style-name="ce1">
            <text:p>Shaw Trust</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Above 9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2</text:p>
          </table:table-cell>
          <table:table-cell office:value-type="string" table:style-name="ce1">
            <text:p>Reed in Partnership</text:p>
          </table:table-cell>
          <table:table-cell office:value-type="string" table:style-name="ce1">
            <text:p>Participant Start Customer Service Standard - Work + Health Programme Job Entry Targeted Support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2</text:p>
          </table:table-cell>
          <table:table-cell office:value-type="string" table:style-name="ce1">
            <text:p>Reed in Partnership</text:p>
          </table:table-cell>
          <table:table-cell office:value-type="string" table:style-name="ce1">
            <text:p>Participant Start Work + Health Programme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2</text:p>
          </table:table-cell>
          <table:table-cell office:value-type="string" table:style-name="ce1">
            <text:p>Reed in Partnership</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Above 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3</text:p>
          </table:table-cell>
          <table:table-cell office:value-type="string" table:style-name="ce1">
            <text:p>Ingeus UK Ltd</text:p>
          </table:table-cell>
          <table:table-cell office:value-type="string" table:style-name="ce1">
            <text:p>Participant Start Customer Service Standard - Work + Health Programme Job Entry Targeted Support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3</text:p>
          </table:table-cell>
          <table:table-cell office:value-type="string" table:style-name="ce1">
            <text:p>Ingeus UK Ltd</text:p>
          </table:table-cell>
          <table:table-cell office:value-type="string" table:style-name="ce1">
            <text:p>Participant Start Customer Service Standard - Work + Health Programme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3</text:p>
          </table:table-cell>
          <table:table-cell office:value-type="string" table:style-name="ce1">
            <text:p>Ingeus UK Ltd</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Above 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4</text:p>
          </table:table-cell>
          <table:table-cell office:value-type="string" table:style-name="ce1">
            <text:p>Seetec Plus ltd</text:p>
          </table:table-cell>
          <table:table-cell office:value-type="string" table:style-name="ce1">
            <text:p>Participant Start Customer Service Standard - Work + Health Programme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Requires Improvement</text:p>
          </table:table-cell>
          <table:table-cell office:value-type="string" table:style-name="ce1">
            <text:p>Performance was affected by DWP Scheduled Maintenance of the Provider Referrals and Payments system in July and August which was out of the provider's control.<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4</text:p>
          </table:table-cell>
          <table:table-cell office:value-type="string" table:style-name="ce1">
            <text:p>Seetec Plus ltd</text:p>
          </table:table-cell>
          <table:table-cell office:value-type="string" table:style-name="ce1">
            <text:p>Participant Start Customer Service Standard - Work Health Programme Job Entry Targeted Support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Requires Improvement</text:p>
          </table:table-cell>
          <table:table-cell office:value-type="string" table:style-name="ce1">
            <text:p>Performance was affected by DWP Scheduled Maintenance of the Provider Referrals and Payments system in July and August which was out of the provider's control.</text:p>
          </table:table-cell>
          <table:table-cell table:number-columns-repeated="16375"/>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4</text:p>
          </table:table-cell>
          <table:table-cell office:value-type="string" table:style-name="ce1">
            <text:p>Seetec Plus ltd</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Above 99.5%</text:p>
          </table:table-cell>
          <table:table-cell office:value-type="string" table:style-name="ce1">
            <text:p>Inadequate</text:p>
          </table:table-cell>
          <table:table-cell office:value-type="string" table:style-name="ce1">
            <text:p>Performance was affected due to the August bank holiday which was at the end of the month and meant 75% of invoices were paid in 31 days instead of 30 days.</text:p>
          </table:table-cell>
          <table:table-cell table:number-columns-repeated="16375"/>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5</text:p>
          </table:table-cell>
          <table:table-cell office:value-type="string" table:style-name="ce1">
            <text:p>Shaw Trust</text:p>
          </table:table-cell>
          <table:table-cell office:value-type="string" table:style-name="ce1">
            <text:p>Participant Start Customer Service Standard - Work + Health Programme Job Entry Targeted Support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5</text:p>
          </table:table-cell>
          <table:table-cell office:value-type="string" table:style-name="ce1">
            <text:p>Shaw Trust</text:p>
          </table:table-cell>
          <table:table-cell office:value-type="string" table:style-name="ce1">
            <text:p>Participant Start Customer Service Standard - Work + Health Programme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5</text:p>
          </table:table-cell>
          <table:table-cell office:value-type="string" table:style-name="ce1">
            <text:p>Shaw Trust</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Above 9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6</text:p>
          </table:table-cell>
          <table:table-cell office:value-type="string" table:style-name="ce1">
            <text:p>Maximus UK Services ltd</text:p>
          </table:table-cell>
          <table:table-cell office:value-type="string" table:style-name="ce1">
            <text:p>Participant Start Customer Service Standard - Work + Health Programme Job Entry Targeted Support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6</text:p>
          </table:table-cell>
          <table:table-cell office:value-type="string" table:style-name="ce1">
            <text:p>Maximus UK Services ltd</text:p>
          </table:table-cell>
          <table:table-cell office:value-type="string" table:style-name="ce1">
            <text:p>Participant Start Customer Service Standard - Work Health Programme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6</text:p>
          </table:table-cell>
          <table:table-cell office:value-type="string" table:style-name="ce1">
            <text:p>Maximus UK Services ltd</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Above 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Payment Exception Service</text:p>
          </table:table-cell>
          <table:table-cell office:value-type="string" table:style-name="ce1">
            <text:p>i-movo</text:p>
          </table:table-cell>
          <table:table-cell office:value-type="string" table:style-name="ce1">
            <text:p>Availability of Payment Exception Service</text:p>
          </table:table-cell>
          <table:table-cell office:value-type="string" table:style-name="ce1">
            <text:p>99.7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Payment Exception Service</text:p>
          </table:table-cell>
          <table:table-cell office:value-type="string" table:style-name="ce1">
            <text:p>i-movo</text:p>
          </table:table-cell>
          <table:table-cell office:value-type="string" table:style-name="ce1">
            <text:p>Response time to high priority incidents<text:s text:c="23"/></text:p>
            <text:p><text:s text:c="5"/></text:p>
            <text:p>The Service Provider will respond to 99.5% of service related incidents and/or requests submitted by the Department within the following time frames:<text:s/></text:p>
            <text:p><text:s/></text:p>
            <text:p>High Priority: 0-1 hours (during business hours) for issues classified as High priority. High Priority is defined as an issue that affects the Service in respect of issuing or redeeming of vouchers including system outage (PayPoint or Post Office). High priority can also be granted to issues affecting overall system security.<text:s text:c="2"/></text:p>
            <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Payment Exception Service</text:p>
          </table:table-cell>
          <table:table-cell office:value-type="string" table:style-name="ce1">
            <text:p>i-movo</text:p>
          </table:table-cell>
          <table:table-cell office:value-type="string" table:style-name="ce1">
            <text:p>Response to technical support issues reported within a maximum of 24 hours (Monday to Frida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states</text:p>
          </table:table-cell>
          <table:table-cell office:value-type="string" table:style-name="ce1">
            <text:p>Estates Security Services</text:p>
          </table:table-cell>
          <table:table-cell office:value-type="string" table:style-name="ce1">
            <text:p>G4S Secure Solutions (UK) Limited</text:p>
          </table:table-cell>
          <table:table-cell office:value-type="string" table:style-name="ce1">
            <text:p>In line with the relevant security plan and statement of requirements, all Critical Security Systems failures to be rectified within 16 hours.</text:p>
            <text:p/>
            <text:p/>
          </table:table-cell>
          <table:table-cell office:value-type="string" table:style-name="ce1">
            <text:p>16 hours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states</text:p>
          </table:table-cell>
          <table:table-cell office:value-type="string" table:style-name="ce1">
            <text:p>Estates Security Services</text:p>
          </table:table-cell>
          <table:table-cell office:value-type="string" table:style-name="ce1">
            <text:p>G4S Secure Solutions (UK) Limited</text:p>
          </table:table-cell>
          <table:table-cell office:value-type="string" table:style-name="ce1">
            <text:p>Notification to the Authority via the Supply Chain Integrator's Helpdesk of any Serious Inciden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states</text:p>
          </table:table-cell>
          <table:table-cell office:value-type="string" table:style-name="ce1">
            <text:p>Estates Security Services</text:p>
          </table:table-cell>
          <table:table-cell office:value-type="string" table:style-name="ce1">
            <text:p>G4S Secure Solutions (UK) Limited</text:p>
          </table:table-cell>
          <table:table-cell office:value-type="string" table:style-name="ce1">
            <text:p>Security Officer Posts delivered in accordance with the relevant Security Plan</text:p>
          </table:table-cell>
          <table:table-cell office:value-type="string" table:style-name="ce1">
            <text:p>99.79% - 100%</text:p>
          </table:table-cell>
          <table:table-cell office:value-type="string" table:style-name="ce1">
            <text:p>Inadequate</text:p>
          </table:table-cell>
          <table:table-cell office:value-type="string" table:style-name="ce1">
            <text:p>Inadequate performance caused by a number of factors including. COVID, BREXIT, low pay and recruitment challenges. CMs are working with the supplier to understand how current issues can be addressed, and in the long-term, rectified.<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Public Sector Resourcing</text:p>
          </table:table-cell>
          <table:table-cell office:value-type="string" table:style-name="ce1">
            <text:p>Alexander Mann Solutions Limited</text:p>
          </table:table-cell>
          <table:table-cell office:value-type="string" table:style-name="ce1">
            <text:p>Candidates at or below the rate set out on the rate card.<text:s text:c="85"/></text:p>
            <text:p>The Public Sector Resourcing rate card is owned by Crown Commercial Service and details the Maximum rates for each of the 700 roles contained within.<text:s/></text:p>
          </table:table-cell>
          <table:table-cell office:value-type="string" table:style-name="ce1">
            <text:p>85% -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Public Sector Resourcing</text:p>
          </table:table-cell>
          <table:table-cell office:value-type="string" table:style-name="ce1">
            <text:p>Alexander Mann Solutions Limited</text:p>
          </table:table-cell>
          <table:table-cell office:value-type="string" table:style-name="ce1">
            <text:p>The average time for a job offer made to a worker from requirement approval.</text:p>
          </table:table-cell>
          <table:table-cell office:value-type="string" table:style-name="ce1">
            <text:p>0 - 12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Public Sector Resourcing</text:p>
          </table:table-cell>
          <table:table-cell office:value-type="string" table:style-name="ce1">
            <text:p>Alexander Mann Solutions Limited</text:p>
          </table:table-cell>
          <table:table-cell office:value-type="string" table:style-name="ce1">
            <text:p>The average time from job offer extended to the completion of verification checks (issue of verification record)</text:p>
          </table:table-cell>
          <table:table-cell office:value-type="string" table:style-name="ce1">
            <text:p>0 - 10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Contact Centre Services Package A<text:s text:c="20"/></text:p>
          </table:table-cell>
          <table:table-cell office:value-type="string" table:style-name="ce1">
            <text:p>G4S</text:p>
          </table:table-cell>
          <table:table-cell office:value-type="string" table:style-name="ce1">
            <text:p>Percentage of all calls answered that are offered to the queue (Refer to annex 1 service level 2 of the contract)</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Contact Centre Services Package A<text:s text:c="21"/></text:p>
          </table:table-cell>
          <table:table-cell office:value-type="string" table:style-name="ce1">
            <text:p>G4S</text:p>
          </table:table-cell>
          <table:table-cell office:value-type="string" table:style-name="ce1">
            <text:p>Quality of calls (2 x live calls per agent are checked per month against DWP script/checklist)</text:p>
          </table:table-cell>
          <table:table-cell office:value-type="string" table:style-name="ce1">
            <text:p>9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Contact Centre Services Package A<text:s text:c="17"/></text:p>
          </table:table-cell>
          <table:table-cell office:value-type="string" table:style-name="ce1">
            <text:p>G4S</text:p>
          </table:table-cell>
          <table:table-cell office:value-type="string" table:style-name="ce1">
            <text:p>Supplier Telephony Infrastructure available during DWP operational hours</text:p>
          </table:table-cell>
          <table:table-cell office:value-type="string" table:style-name="ce1">
            <text:p>99.96% to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Contact Centre Services Package B<text:s text:c="16"/></text:p>
          </table:table-cell>
          <table:table-cell office:value-type="string" table:style-name="ce1">
            <text:p>Serco Limited</text:p>
          </table:table-cell>
          <table:table-cell office:value-type="string" table:style-name="ce1">
            <text:p>Percentage of all calls answered that are offered to the queue (Refer to annex 1 service level 2 of the contract)</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Contact Centre Services Package B<text:s text:c="15"/></text:p>
          </table:table-cell>
          <table:table-cell office:value-type="string" table:style-name="ce1">
            <text:p>Serco Limited</text:p>
          </table:table-cell>
          <table:table-cell office:value-type="string" table:style-name="ce1">
            <text:p>Quality of calls (2 x live calls per agent are checked per month against DWP script/checklist)</text:p>
          </table:table-cell>
          <table:table-cell office:value-type="string" table:style-name="ce1">
            <text:p>9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Contact Centre Services Package B<text:s text:c="16"/></text:p>
          </table:table-cell>
          <table:table-cell office:value-type="string" table:style-name="ce1">
            <text:p>Serco Limited</text:p>
          </table:table-cell>
          <table:table-cell office:value-type="string" table:style-name="ce1">
            <text:p>Supplier Telephony Infrastructure available during DWP operational hours</text:p>
          </table:table-cell>
          <table:table-cell office:value-type="string" table:style-name="ce1">
            <text:p>99.96% to 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The Provision of Vehicle Leasing and Fleet Management</text:p>
          </table:table-cell>
          <table:table-cell office:value-type="string" table:style-name="ce1">
            <text:p>Kinto Uk Limited</text:p>
          </table:table-cell>
          <table:table-cell office:value-type="string" table:style-name="ce1">
            <text:p>Consolidated Invoices - Monthly Consolidated Invoice is provided on time with full data support. Within 10 working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The Provision of Vehicle Leasing and Fleet Management</text:p>
          </table:table-cell>
          <table:table-cell office:value-type="string" table:style-name="ce1">
            <text:p>Kinto Uk Limited</text:p>
          </table:table-cell>
          <table:table-cell office:value-type="string" table:style-name="ce1">
            <text:p>Monthly MI Reports - Agreed Monthly reports provided on time, accurate and distributed correctly. Within 10 working days.</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The Provision of Vehicle Leasing and Fleet Management</text:p>
          </table:table-cell>
          <table:table-cell office:value-type="string" table:style-name="ce1">
            <text:p>Kinto Uk Limited</text:p>
          </table:table-cell>
          <table:table-cell office:value-type="string" table:style-name="ce1">
            <text:p>Weekly MI Reports - Agreed Weekly reports provided on time, accurate and distributed correctly. Within 2 working days.</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Digital</text:p>
          </table:table-cell>
          <table:table-cell office:value-type="string" table:style-name="ce1">
            <text:p>Multi-Functional Device &amp; Reprographic Service</text:p>
          </table:table-cell>
          <table:table-cell office:value-type="string" table:style-name="ce1">
            <text:p>Xerox UK Limited</text:p>
          </table:table-cell>
          <table:table-cell office:value-type="string" table:style-name="ce1">
            <text:p>MFD - Prioritised incidents (SEV1/2/3/4#) resolved within contractual timescales (severity ratings are scored independently)</text:p>
          </table:table-cell>
          <table:table-cell office:value-type="string" table:style-name="ce1">
            <text:p>99%</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Digital</text:p>
          </table:table-cell>
          <table:table-cell office:value-type="string" table:style-name="ce1">
            <text:p>Multi-Functional Device &amp; Reprographic Service</text:p>
          </table:table-cell>
          <table:table-cell office:value-type="string" table:style-name="ce1">
            <text:p>Xerox UK Limited</text:p>
          </table:table-cell>
          <table:table-cell office:value-type="string" table:style-name="ce1">
            <text:p>Reprographic jobs completed and dispatched within 24 hours / 72 hours <text:s/>from receipt of job by the Contractor (2 KPIs combined for Reprographics)</text:p>
          </table:table-cell>
          <table:table-cell office:value-type="string" table:style-name="ce1">
            <text:p>99.50%</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Digital</text:p>
          </table:table-cell>
          <table:table-cell office:value-type="string" table:style-name="ce1">
            <text:p>Multi-Functional Device &amp; Reprographic Service</text:p>
          </table:table-cell>
          <table:table-cell office:value-type="string" table:style-name="ce1">
            <text:p>Xerox UK Limited</text:p>
          </table:table-cell>
          <table:table-cell office:value-type="string" table:style-name="ce1">
            <text:p>Reprographic jobs to meet quality standards</text:p>
          </table:table-cell>
          <table:table-cell office:value-type="string" table:style-name="ce1">
            <text:p>100%</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Media Buying Call Off 2018 -2021</text:p>
          </table:table-cell>
          <table:table-cell office:value-type="string" table:style-name="ce1">
            <text:p>Manning Gottlieb OMD</text:p>
          </table:table-cell>
          <table:table-cell office:value-type="string" table:style-name="ce1">
            <text:p>Costings for media briefings - Supplier provides detailed costings for each Media Brief prior to commencement and in-line with the SLA</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Media Buying Call Off 2018 -2021</text:p>
          </table:table-cell>
          <table:table-cell office:value-type="string" table:style-name="ce1">
            <text:p>Manning Gottlieb OMD</text:p>
          </table:table-cell>
          <table:table-cell office:value-type="string" table:style-name="ce1">
            <text:p>Staffing Changes - The supplier will provide updates on any staffing changes that affect the DWP contract as soon possible or 5 working days after chang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Media Buying Call Off 2018 -2021</text:p>
          </table:table-cell>
          <table:table-cell office:value-type="string" table:style-name="ce1">
            <text:p>Manning Gottlieb OMD</text:p>
          </table:table-cell>
          <table:table-cell office:value-type="string" table:style-name="ce1">
            <text:p>Supplier will provide end of campaign/activity evaluation report within 10 working days of the end of each piece of activity.<text:s/></text:p>
          </table:table-cell>
          <table:table-cell office:value-type="string" table:style-name="ce1">
            <text:p>10 Days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Digital</text:p>
          </table:table-cell>
          <table:table-cell office:value-type="string" table:style-name="ce1">
            <text:p>Network Services (RM1045) Lot 4 - Inbound Calls Non-Geographic Numbers</text:p>
          </table:table-cell>
          <table:table-cell office:value-type="string" table:style-name="ce1">
            <text:p>Vodafone Limited</text:p>
          </table:table-cell>
          <table:table-cell office:value-type="string" table:style-name="ce1">
            <text:p>Incident Resolution</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Digital</text:p>
          </table:table-cell>
          <table:table-cell office:value-type="string" table:style-name="ce1">
            <text:p>Network Services (RM1045) Lot 4 - Inbound Calls Non-Geographic Numbers</text:p>
          </table:table-cell>
          <table:table-cell office:value-type="string" table:style-name="ce1">
            <text:p>Vodafone Limited</text:p>
          </table:table-cell>
          <table:table-cell office:value-type="string" table:style-name="ce1">
            <text:p>Service availability (excluding service desk)</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Digital</text:p>
          </table:table-cell>
          <table:table-cell office:value-type="string" table:style-name="ce1">
            <text:p>Network Services (RM1045) Lot 4 - Inbound Calls Non-Geographic Numbers</text:p>
          </table:table-cell>
          <table:table-cell office:value-type="string" table:style-name="ce1">
            <text:p>Vodafone Limited</text:p>
          </table:table-cell>
          <table:table-cell office:value-type="string" table:style-name="ce1">
            <text:p>Service Desk Availability</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The Provision of Travel Solutions for DWP</text:p>
          </table:table-cell>
          <table:table-cell office:value-type="string" table:style-name="ce1">
            <text:p>Corporate Travel Management</text:p>
          </table:table-cell>
          <table:table-cell office:value-type="string" table:style-name="ce1">
            <text:p>Accommodation MI - Supplier shall make available the Accommodation MI to the Customer by the 7th working day of each subsequent month.</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The Provision of Travel Solutions for DWP</text:p>
          </table:table-cell>
          <table:table-cell office:value-type="string" table:style-name="ce1">
            <text:p>Corporate Travel Management</text:p>
          </table:table-cell>
          <table:table-cell office:value-type="string" table:style-name="ce1">
            <text:p>Executive summary report - Supplier shall make available the Executive summary to the Customer by the 7th working day of each subsequent month</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The Provision of Travel Solutions for DWP</text:p>
          </table:table-cell>
          <table:table-cell office:value-type="string" table:style-name="ce1">
            <text:p>Corporate Travel Management</text:p>
          </table:table-cell>
          <table:table-cell office:value-type="string" table:style-name="ce1">
            <text:p>Rail, Coach, Air and Ferry MI - Supplier shall make available all Rail, coach, Air &amp; Ferry MI to the Customer by the 7th working day of each subsequent month</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Family Resources Survey 2019 - 2023</text:p>
          </table:table-cell>
          <table:table-cell office:value-type="string" table:style-name="ce1">
            <text:p>Office for National Statistics</text:p>
          </table:table-cell>
          <table:table-cell office:value-type="string" table:style-name="ce1">
            <text:p>FRS achieved sample is at desired target - Measures the number of interviews achieved, versus target. From October 2021, ONS are ramping the issued sample up, to a level from April 2022 which will see 45,000 UK households in the achieved sample. Good: This is the target as agreed between DWP and ONS. The target is monitored monthly, in terms of interviews achieved.</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Family Resources Survey 2019 - 2023</text:p>
          </table:table-cell>
          <table:table-cell office:value-type="string" table:style-name="ce1">
            <text:p>Office for National Statistics</text:p>
          </table:table-cell>
          <table:table-cell office:value-type="string" table:style-name="ce1">
            <text:p>FRS data deliveries are on schedule - Measures the timeliness of data processing. Good: Data deliveries are being made on the scheduled date, or within 2 working days of that date, as agreed between ONS and DWP primary contact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Family Resources Survey 2019 - 2023</text:p>
          </table:table-cell>
          <table:table-cell office:value-type="string" table:style-name="ce1">
            <text:p>Office for National Statistics</text:p>
          </table:table-cell>
          <table:table-cell office:value-type="string" table:style-name="ce1">
            <text:p>FRS interview timings remain within the allowed corridor - Measures the length of FRS interviews. Good: Mean interview timings should remain inside the 55-65 minute window. This is monitored on a monthly basis.</text:p>
          </table:table-cell>
          <table:table-cell office:value-type="string" table:style-name="ce1">
            <text:p>9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Digital</text:p>
          </table:table-cell>
          <table:table-cell office:value-type="string" table:style-name="ce1">
            <text:p>Order form_Microsoft ESA 2020</text:p>
          </table:table-cell>
          <table:table-cell office:value-type="string" table:style-name="ce1">
            <text:p>Softcat Limited</text:p>
          </table:table-cell>
          <table:table-cell office:value-type="string" table:style-name="ce1">
            <text:p>Cloud Services</text:p>
          </table:table-cell>
          <table:table-cell office:value-type="string" table:style-name="ce1">
            <text:p>TBC</text:p>
          </table:table-cell>
          <table:table-cell office:value-type="string" table:style-name="ce1">
            <text:p>Other - Consider not returned</text:p>
          </table:table-cell>
          <table:table-cell office:value-type="string" table:style-name="ce1">
            <text:p>KPI Bandings currently being reviewed</text:p>
          </table:table-cell>
          <table:table-cell table:number-columns-repeated="16375"/>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Digital</text:p>
          </table:table-cell>
          <table:table-cell office:value-type="string" table:style-name="ce1">
            <text:p>Order form_Microsoft ESA 2020</text:p>
          </table:table-cell>
          <table:table-cell office:value-type="string" table:style-name="ce1">
            <text:p>Softcat Limited</text:p>
          </table:table-cell>
          <table:table-cell office:value-type="string" table:style-name="ce1">
            <text:p>Exchange Online</text:p>
          </table:table-cell>
          <table:table-cell office:value-type="string" table:style-name="ce1">
            <text:p>TBC</text:p>
          </table:table-cell>
          <table:table-cell office:value-type="string" table:style-name="ce1">
            <text:p>Other - Consider not returned</text:p>
          </table:table-cell>
          <table:table-cell office:value-type="string" table:style-name="ce1">
            <text:p>KPI Bandings currently being reviewed</text:p>
          </table:table-cell>
          <table:table-cell table:number-columns-repeated="16375"/>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Digital</text:p>
          </table:table-cell>
          <table:table-cell office:value-type="string" table:style-name="ce1">
            <text:p>Order form_Microsoft ESA 2020</text:p>
          </table:table-cell>
          <table:table-cell office:value-type="string" table:style-name="ce1">
            <text:p>Softcat Limited</text:p>
          </table:table-cell>
          <table:table-cell office:value-type="string" table:style-name="ce1">
            <text:p>Office 365 Business</text:p>
          </table:table-cell>
          <table:table-cell office:value-type="string" table:style-name="ce1">
            <text:p>TBC</text:p>
          </table:table-cell>
          <table:table-cell office:value-type="string" table:style-name="ce1">
            <text:p>Other - Consider not returned</text:p>
          </table:table-cell>
          <table:table-cell office:value-type="string" table:style-name="ce1">
            <text:p>KPI bandings currently under review</text:p>
          </table:table-cell>
          <table:table-cell table:number-columns-repeated="16375"/>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Digital</text:p>
          </table:table-cell>
          <table:table-cell office:value-type="string" table:style-name="ce1">
            <text:p><text:s/>Microsoft Azure - Strategic Contract</text:p>
          </table:table-cell>
          <table:table-cell office:value-type="string" table:style-name="ce1">
            <text:p>Softcat Limited</text:p>
          </table:table-cell>
          <table:table-cell office:value-type="string" table:style-name="ce1">
            <text:p>Virtual Machines Availability - Monthly uptime availability for Customer’s use of Virtual Machines in an Availability Set, or same Dedicated Host Group</text:p>
          </table:table-cell>
          <table:table-cell office:value-type="string" table:style-name="ce1">
            <text:p>9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Digital</text:p>
          </table:table-cell>
          <table:table-cell office:value-type="string" table:style-name="ce1">
            <text:p><text:s/>Microsoft Azure - Strategic Contract</text:p>
          </table:table-cell>
          <table:table-cell office:value-type="string" table:style-name="ce1">
            <text:p>Softcat Limited</text:p>
          </table:table-cell>
          <table:table-cell office:value-type="string" table:style-name="ce1">
            <text:p>Virtual Machines Single Instance Monthly uptime availability for Customer use of Single-Instance Virtual Machin</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Digital</text:p>
          </table:table-cell>
          <table:table-cell office:value-type="string" table:style-name="ce1">
            <text:p><text:s/>Microsoft Azure - Strategic Contract</text:p>
          </table:table-cell>
          <table:table-cell office:value-type="string" table:style-name="ce1">
            <text:p>Softcat Limited</text:p>
          </table:table-cell>
          <table:table-cell office:value-type="string" table:style-name="ce1">
            <text:p>Virtual Machines Uptime - Monthly uptime availability for Customer’s use of Virtual Machines, deployed across two or more Availability Zones in the same region:</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Digital</text:p>
          </table:table-cell>
          <table:table-cell office:value-type="string" table:style-name="ce1">
            <text:p>AWS CO OGVA Hyperscale Cloud Call-Off</text:p>
            <text:p/>
          </table:table-cell>
          <table:table-cell office:value-type="string" table:style-name="ce1">
            <text:p>Amazon Web Services, Inc</text:p>
          </table:table-cell>
          <table:table-cell office:value-type="string" table:style-name="ce1">
            <text:p>Service Availabilit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mployment</text:p>
          </table:table-cell>
          <table:table-cell office:value-type="string" table:style-name="ce1">
            <text:p>Job Entry: Targeted Support (JETS) Scotland</text:p>
          </table:table-cell>
          <table:table-cell office:value-type="string" table:style-name="ce1">
            <text:p>Capita Group PLC</text:p>
          </table:table-cell>
          <table:table-cell office:value-type="string" table:style-name="ce1">
            <text:p>Minimum Performance Levels - this is the headline job outcome performance target; a Contract Package Area (CPA) -level % conversion rate taken from the tender offers, set at 20% of profiled starts. Performance will be measured and managed on a cohort and cohort profile basis.</text:p>
          </table:table-cell>
          <table:table-cell office:value-type="string" table:style-name="ce1">
            <text:p>100% or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mployment</text:p>
          </table:table-cell>
          <table:table-cell office:value-type="string" table:style-name="ce1">
            <text:p>Job Entry: Targeted Support (JETS) Scotland</text:p>
          </table:table-cell>
          <table:table-cell office:value-type="string" table:style-name="ce1">
            <text:p>Capita Group PLC</text:p>
          </table:table-cell>
          <table:table-cell office:value-type="string" table:style-name="ce1">
            <text:p>Participant Start - The initial appointment will take place within 15 (fifteen) Working Days of the Provider receiving the Referral.</text:p>
          </table:table-cell>
          <table:table-cell office:value-type="string" table:style-name="ce1">
            <text:p>99% or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Employment</text:p>
          </table:table-cell>
          <table:table-cell office:value-type="string" table:style-name="ce1">
            <text:p>Job Entry: Targeted Support (JETS) Scotland</text:p>
          </table:table-cell>
          <table:table-cell office:value-type="string" table:style-name="ce1">
            <text:p>Capita Group PLC</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99.5% or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DWP Records Management Services</text:p>
          </table:table-cell>
          <table:table-cell office:value-type="string" table:style-name="ce1">
            <text:p>Restore Plc Document Management Services Division</text:p>
          </table:table-cell>
          <table:table-cell office:value-type="string" table:style-name="ce1">
            <text:p>Destruction - The Supplier shall ensure all Items are prepared for Destruction within 30 calendar days of the scheduled Destruction date or as agreed by both parties.</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DWP Records Management Services</text:p>
          </table:table-cell>
          <table:table-cell office:value-type="string" table:style-name="ce1">
            <text:p>Restore Plc Document Management Services Division</text:p>
          </table:table-cell>
          <table:table-cell office:value-type="string" table:style-name="ce1">
            <text:p>Item Intake - Indexed &amp; Non-Indexed (includes Returns) - The Supplier shall ensure that all Items received into File Store are individually Receipted (within 6hrs), Indexed where required, Put Away in a Unique Location and entered into the RM System within 24hrs of Receipt by the Supplier.</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DWP</text:p>
          </table:table-cell>
          <table:table-cell office:value-type="string" table:style-name="ce1">
            <text:p>Corporate Services</text:p>
          </table:table-cell>
          <table:table-cell office:value-type="string" table:style-name="ce1">
            <text:p>DWP Records Management Services</text:p>
          </table:table-cell>
          <table:table-cell office:value-type="string" table:style-name="ce1">
            <text:p>Restore Plc Document Management Services Division</text:p>
          </table:table-cell>
          <table:table-cell office:value-type="string" table:style-name="ce1">
            <text:p>Item Retrieval - The Supplier shall Retrieve Items from the File Store upon request of a User. The Supplier shall ensure each requested Item(s) will be made available for collection by the Courier on the day after the request was made. The Supplier shall ensure that the RM System is updated in Real Time to reflect the movement of the File during the Retrieval proces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Girls Education Challenge Fund Manager<text:s/></text:p>
          </table:table-cell>
          <table:table-cell office:value-type="string" table:style-name="ce1">
            <text:p>Pricewaterhousecoopers</text:p>
          </table:table-cell>
          <table:table-cell office:value-type="string" table:style-name="ce1">
            <text:p>FM performance Satisfaction rating<text:s/></text:p>
          </table:table-cell>
          <table:table-cell office:value-type="string" table:style-name="ce1">
            <text:p>8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Girls Education Challenge Fund Manager<text:s/></text:p>
          </table:table-cell>
          <table:table-cell office:value-type="string" table:style-name="ce1">
            <text:p>Pricewaterhousecoopers</text:p>
          </table:table-cell>
          <table:table-cell office:value-type="string" table:style-name="ce1">
            <text:p>Fund financial management satisfaction rating</text:p>
            <text:p/>
          </table:table-cell>
          <table:table-cell office:value-type="string" table:style-name="ce1">
            <text:p>8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Girls Education Challenge Fund Manager<text:s/></text:p>
          </table:table-cell>
          <table:table-cell office:value-type="string" table:style-name="ce1">
            <text:p>Pricewaterhousecoopers</text:p>
          </table:table-cell>
          <table:table-cell office:value-type="string" table:style-name="ce1">
            <text:p>Project risk management Satisfaction rating<text:s/></text:p>
            <text:p/>
          </table:table-cell>
          <table:table-cell office:value-type="string" table:style-name="ce1">
            <text:p>8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Support to Africa-Led Movements to End Female Genital Mutilation (FGM): Technical Support</text:p>
          </table:table-cell>
          <table:table-cell office:value-type="string" table:style-name="ce1">
            <text:p>Options Consultancy</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4768/documents</text:p>
          </table:table-cell>
          <table:table-cell table:number-columns-repeated="16375"/>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Improving Agriculture and Rural Markets in Northern Nigeria</text:p>
          </table:table-cell>
          <table:table-cell office:value-type="string" table:style-name="ce1">
            <text:p>Palladium</text:p>
          </table:table-cell>
          <table:table-cell office:value-type="string" table:style-name="ce1">
            <text:p>Achievement against target set of 10,000 smallholder farmers to have improved income<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Improving Agriculture and Rural Markets in Northern Nigeria</text:p>
          </table:table-cell>
          <table:table-cell office:value-type="string" table:style-name="ce1">
            <text:p>Palladium</text:p>
          </table:table-cell>
          <table:table-cell office:value-type="string" table:style-name="ce1">
            <text:p>Delivery Satisfaction Rating - Timeliness of Milestone delivery over the previous 6 month period scored 1-5</text:p>
          </table:table-cell>
          <table:table-cell office:value-type="string" table:style-name="ce1">
            <text:p>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Improving Agriculture and Rural Markets in Northern Nigeria</text:p>
          </table:table-cell>
          <table:table-cell office:value-type="string" table:style-name="ce1">
            <text:p>Palladium</text:p>
          </table:table-cell>
          <table:table-cell office:value-type="string" table:style-name="ce1">
            <text:p>Value and Innovation Satisfaction Rating - Over the previous 6 month period how well has the supplier demonstrate that they are providing value (through efficiency and effectiveness) and innovation (by presenting new ideas or solutions to existing problems) in their delivery. Scored 1-5</text:p>
          </table:table-cell>
          <table:table-cell office:value-type="string" table:style-name="ce1">
            <text:p>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School Construction &amp; Rehabilitation Components</text:p>
          </table:table-cell>
          <table:table-cell office:value-type="string" table:style-name="ce1">
            <text:p>IMC Worldwide Ltd</text:p>
            <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2328/documents</text:p>
          </table:table-cell>
          <table:table-cell table:number-columns-repeated="16375"/>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Implementation Research for Scaling-Up of Integrated NTD Control Initiatives</text:p>
          </table:table-cell>
          <table:table-cell office:value-type="string" table:style-name="ce1">
            <text:p>Liverpool School of Tropical Medicine</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3089/documents</text:p>
          </table:table-cell>
          <table:table-cell table:number-columns-repeated="16375"/>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Management of the Flexible Facility for the Private Sector Development Programme in DRC</text:p>
          </table:table-cell>
          <table:table-cell office:value-type="string" table:style-name="ce1">
            <text:p>Pricewaterhousecoopers</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3161/documents</text:p>
          </table:table-cell>
          <table:table-cell table:number-columns-repeated="16375"/>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Programme Directorate for the Effective Education Systems Research Programme (RISE)</text:p>
          </table:table-cell>
          <table:table-cell office:value-type="string" table:style-name="ce1">
            <text:p>Oxford Policy Management</text:p>
          </table:table-cell>
          <table:table-cell office:value-type="string" table:style-name="ce1">
            <text:p>1.Quality of deliverables and alignment of project outputs to project need.<text:s/></text:p>
            <text:p/>
            <text:p>Scoring: In the last 6 months, supplier has completed deliverables to a high standard and aligned with project need?</text:p>
            <text:p>Yes/No scoring is determined on the basis of supplier performance in FCDO's Annual Supplier Scorecards which has a 5 point scoring system. Scores of 3-5 inclusive will incur a 'good' rating, whilst scores of 1 or 2 will incur an 'inadequate' rating.<text:s text:c="2"/></text:p>
            <text:p/>
          </table:table-cell>
          <table:table-cell office:value-type="string" table:style-name="ce1">
            <text:p>3 to 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Programme Directorate for the Effective Education Systems Research Programme (RISE)</text:p>
          </table:table-cell>
          <table:table-cell office:value-type="string" table:style-name="ce1">
            <text:p>Oxford Policy Management</text:p>
          </table:table-cell>
          <table:table-cell office:value-type="string" table:style-name="ce1">
            <text:p>2. Timeliness of milestone deliverables of the RISE Directorate<text:s/></text:p>
            <text:p/>
            <text:p>Scoring: In the last 6 months has the supplier achieved the agreed deliverables to the agreed timescale? (Wording from FCDO Supplier Scorecard)<text:s/></text:p>
            <text:p>Yes/No scoring is determined on the basis of supplier performance in FCDO's Annual Supplier Scorecards which has a 5 point scoring system. Scores of 3-5 inclusive will incur a 'good' rating, whilst scores of 1 or 2 will incur an 'inadequate' rating.<text:s text:c="2"/></text:p>
          </table:table-cell>
          <table:table-cell office:value-type="string" table:style-name="ce1">
            <text:p>3 to 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Programme Directorate for the Effective Education Systems Research Programme (RISE)</text:p>
          </table:table-cell>
          <table:table-cell office:value-type="string" table:style-name="ce1">
            <text:p>Oxford Policy Management</text:p>
          </table:table-cell>
          <table:table-cell office:value-type="string" table:style-name="ce1">
            <text:p>3. Supplier proactively promotes innovation in programme</text:p>
            <text:p/>
            <text:p>Scoring: Over the performance period, has the supply partner demonstrated that they are providing value (through efficiency and effectiveness) and innovation (by presenting new ideas or solutions to existing problems) in their delivery? (Wording from FCDO Supplier Scorecard)<text:s/></text:p>
            <text:p>Yes/No scoring is determined on the basis of supplier performance in FCDO's Annual Supplier Scorecards which has a 5 point scoring system. Scores of 3-5 inclusive will incur a 'good' rating, whilst scores of 1 or 2 will incur an 'inadequate' rating.<text:s text:c="2"/></text:p>
          </table:table-cell>
          <table:table-cell office:value-type="string" table:style-name="ce1">
            <text:p>3 to 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Accelerating Private and Public Investment and Infrastructure in Nepal - (AIIN)</text:p>
          </table:table-cell>
          <table:table-cell office:value-type="string" table:style-name="ce1">
            <text:p>IMC Worldwide Ltd</text:p>
          </table:table-cell>
          <table:table-cell office:value-type="string" table:style-name="ce1">
            <text:p>1.Quarterly progress on institutional strengthening of IBN<text:s/></text:p>
            <text:p>Scoring: In the last 3 months, supplier has completed deliverables to a high standard and aligned with project need?</text:p>
            <text:p>Yes/No scoring is determined on the basis of supplier performance in FCDO's Annual Supplier Scorecards which has a 5 point scoring system. Scores of 3-5 inclusive will incur a 'good' rating, whilst scores of 1 or 2 will incur an 'inadequate' rating.<text:s text:c="2"/></text:p>
            <text:p/>
            <text:p/>
          </table:table-cell>
          <table:table-cell office:value-type="string" table:style-name="ce1">
            <text:p>3 to 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Accelerating Private and Public Investment and Infrastructure in Nepal - (AIIN)</text:p>
          </table:table-cell>
          <table:table-cell office:value-type="string" table:style-name="ce1">
            <text:p>IMC Worldwide Ltd</text:p>
          </table:table-cell>
          <table:table-cell office:value-type="string" table:style-name="ce1">
            <text:p>2. Quarterly milestones submitted/delivered within agreed timeframe and quality standard<text:s/></text:p>
            <text:p/>
            <text:p>Scoring: In the last 3 months has the supplier achieved the agreed deliverables to the agreed timescale?<text:s/></text:p>
            <text:p>Yes/No scoring is determined on the basis of supplier performance in FCDO's Annual Supplier Scorecards which has a 5 point scoring system. Scores of 3-5 inclusive will incur a 'good' rating, whilst scores of 1 or 2 will incur an 'inadequate' rating.<text:s text:c="2"/></text:p>
            <text:p/>
          </table:table-cell>
          <table:table-cell office:value-type="string" table:style-name="ce1">
            <text:p>3 to 5</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Accelerating Private and Public Investment and Infrastructure in Nepal - (AIIN)</text:p>
          </table:table-cell>
          <table:table-cell office:value-type="string" table:style-name="ce1">
            <text:p>IMC Worldwide Ltd</text:p>
          </table:table-cell>
          <table:table-cell office:value-type="string" table:style-name="ce1">
            <text:p>3. Monthly Submission of accurate invoicing and forecast variance within 10%<text:s/></text:p>
            <text:p>Scoring: In the last 3 months has the supplier achieved the agreed deliverables to the agreed timescale?<text:s/></text:p>
            <text:p>Yes/No scoring is determined on the basis of supplier performance in FCDO's Annual Supplier Scorecards which has a 5 point scoring system. Scores of 3-5 inclusive will incur a 'good' rating, whilst scores of 1 or 2 will incur an 'inadequate' rating.<text:s text:c="2"/></text:p>
            <text:p/>
            <text:p/>
            <text:p/>
          </table:table-cell>
          <table:table-cell office:value-type="string" table:style-name="ce1">
            <text:p>3 to 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Improved Governance and Accountability in the Education Sector in Democratic Republic of Congo</text:p>
          </table:table-cell>
          <table:table-cell office:value-type="string" table:style-name="ce1">
            <text:p>Mott Macdonald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3154/documents</text:p>
          </table:table-cell>
          <table:table-cell table:number-columns-repeated="16375"/>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Investments in Forests and Sustainable Land Use <text:s/>("Partnerships for Forests")<text:s/></text:p>
          </table:table-cell>
          <table:table-cell office:value-type="string" table:style-name="ce1">
            <text:p>Palladium</text:p>
          </table:table-cell>
          <table:table-cell office:value-type="string" table:style-name="ce1">
            <text:p>Area of land under improved (sustainable land use) management (measured through reporting against programme logframe outcome-level KPI)</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Investments in Forests and Sustainable Land Use <text:s/>("Partnerships for Forests")<text:s/></text:p>
          </table:table-cell>
          <table:table-cell office:value-type="string" table:style-name="ce1">
            <text:p>Palladium</text:p>
          </table:table-cell>
          <table:table-cell office:value-type="string" table:style-name="ce1">
            <text:p>Level of private investment mobilised (measured through reporting against programme logframe outcome-level KPI).<text: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Investments in Forests and Sustainable Land Use <text:s/>("Partnerships for Forests")<text:s/></text:p>
          </table:table-cell>
          <table:table-cell office:value-type="string" table:style-name="ce1">
            <text:p>Palladium</text:p>
          </table:table-cell>
          <table:table-cell office:value-type="string" table:style-name="ce1">
            <text:p>Results being achieved against project logframe indicators (measured by Annual Review performance and scoring).</text:p>
          </table:table-cell>
          <table:table-cell office:value-type="string" table:style-name="ce1">
            <text:p>A</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Anti-Corruption Evidence (ACE) Programme</text:p>
          </table:table-cell>
          <table:table-cell office:value-type="string" table:style-name="ce1">
            <text:p>School of Oriental and African Studies (UK)</text:p>
            <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3752/documents</text:p>
          </table:table-cell>
          <table:table-cell table:number-columns-repeated="16375"/>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Public Sector Accountability and Governance Programme-<text:s/></text:p>
          </table:table-cell>
          <table:table-cell office:value-type="string" table:style-name="ce1">
            <text:p>DAI</text:p>
          </table:table-cell>
          <table:table-cell office:value-type="string" table:style-name="ce1">
            <text:p>Achievement against target set of 3 partner states to use scientific tools to improve linkage between policy planning documents and annual budget<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Public Sector Accountability and Governance Programme-<text:s/></text:p>
          </table:table-cell>
          <table:table-cell office:value-type="string" table:style-name="ce1">
            <text:p>DAI</text:p>
          </table:table-cell>
          <table:table-cell office:value-type="string" table:style-name="ce1">
            <text:p>Achievement against target set of at least two partner states carrying out public financial management assessments to support achievement of SFTAS disbursement criteria linked indicato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Public Sector Accountability and Governance Programme-<text:s/></text:p>
          </table:table-cell>
          <table:table-cell office:value-type="string" table:style-name="ce1">
            <text:p>DAI</text:p>
          </table:table-cell>
          <table:table-cell office:value-type="string" table:style-name="ce1">
            <text:p>Achievement against target set of strategic plans in at least 2 states are developed and linked to multi-year budget and coordination framework for health and education sectors developed.<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Khyber Pakhtunkhwa Education Sector Programme (KESP) 2</text:p>
          </table:table-cell>
          <table:table-cell office:value-type="string" table:style-name="ce1">
            <text:p>Adam Smith International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2328/documents</text:p>
          </table:table-cell>
          <table:table-cell table:number-columns-repeated="16375"/>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Facility for Oil sector Transparency and Reform - Phase II</text:p>
          </table:table-cell>
          <table:table-cell office:value-type="string" table:style-name="ce1">
            <text:p>Oxford Policy Management</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5126/documents</text:p>
          </table:table-cell>
          <table:table-cell table:number-columns-repeated="16375"/>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UK Aid Direct - Fund Manager</text:p>
          </table:table-cell>
          <table:table-cell office:value-type="string" table:style-name="ce1">
            <text:p>Mannion Daniels Limited</text:p>
          </table:table-cell>
          <table:table-cell office:value-type="string" table:style-name="ce1">
            <text:p>Effective and Efficient Grant Management: 90% of eligible disbursements to grant holders completed within five working days of receiving funds from the FCDO, enabling projects to continue planned implementation<text:s/></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UK Aid Direct - Fund Manager</text:p>
          </table:table-cell>
          <table:table-cell office:value-type="string" table:style-name="ce1">
            <text:p>Mannion Daniels Limited</text:p>
          </table:table-cell>
          <table:table-cell office:value-type="string" table:style-name="ce1">
            <text:p>Effective capacity development and learning across the fund: 80% of grant holder participants agree or strongly agree that learning and capacity building sessions run by the fund are useful</text:p>
          </table:table-cell>
          <table:table-cell office:value-type="string" table:style-name="ce1">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UK Aid Direct - Fund Manager</text:p>
          </table:table-cell>
          <table:table-cell office:value-type="string" table:style-name="ce1">
            <text:p>Mannion Daniels Limited</text:p>
          </table:table-cell>
          <table:table-cell office:value-type="string" table:style-name="ce1">
            <text:p>Grant Performance to Deliver Results: 70% of grants are demonstrating effective progress towards their outcomes by being assessed as ‘on track’/’A’ or above in quarterly/annual reporting</text:p>
          </table:table-cell>
          <table:table-cell office:value-type="string" table:style-name="ce1">
            <text:p>&gt;=7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Fund Manager and Technical Assistance for the Somalia Stability Fund II</text:p>
          </table:table-cell>
          <table:table-cell office:value-type="string" table:style-name="ce1">
            <text:p>Adam Smith International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5068/documents</text:p>
          </table:table-cell>
          <table:table-cell table:number-columns-repeated="16375"/>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Support to the Establishment of Public financial Management system in the Emerging Federal Member States</text:p>
          </table:table-cell>
          <table:table-cell office:value-type="string" table:style-name="ce1">
            <text:p>Adam Smith International</text:p>
          </table:table-cell>
          <table:table-cell office:value-type="string" table:style-name="ce1">
            <text:p>Enhanced nationally led training: Counterparts from each FMS lead workshop or training event. Provide one example of FMS-led and delivered training across each of the following workstreams: Financial Management, External Audit and Civil Service</text:p>
            <text:p/>
            <text:p/>
          </table:table-cell>
          <table:table-cell office:value-type="string" table:style-name="ce1">
            <text:p>Yes</text:p>
          </table:table-cell>
          <table:table-cell office:value-type="string" table:style-name="ce1">
            <text:p>Good</text:p>
          </table:table-cell>
          <table:table-cell office:value-type="string" table:style-name="ce1">
            <text:p><text:s/></text:p>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Support to the Establishment of Public financial Management system in the Emerging Federal Member States</text:p>
          </table:table-cell>
          <table:table-cell office:value-type="string" table:style-name="ce1">
            <text:p>Adam Smith International</text:p>
          </table:table-cell>
          <table:table-cell office:value-type="string" table:style-name="ce1">
            <text:p>Learning briefs: <text:s/>At least three learning briefs produced, including one on gender issues in the public sector, one on inter-governmental fiscal transfers, revenue and budget capture, and/or one related to learning from PREMIS’ experience of funding SPGs/Use of Country Systems.</text:p>
          </table:table-cell>
          <table:table-cell office:value-type="string" table:style-name="ce1">
            <text:p>Y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Support to the Establishment of Public financial Management system in the Emerging Federal Member States</text:p>
          </table:table-cell>
          <table:table-cell office:value-type="string" table:style-name="ce1">
            <text:p>Adam Smith International</text:p>
          </table:table-cell>
          <table:table-cell office:value-type="string" table:style-name="ce1">
            <text:p>Policy making and budgeting: Support is given to improve inter-departmental collaboration between FMS macro, revenue and budget functions during FY22</text:p>
          </table:table-cell>
          <table:table-cell office:value-type="string" table:style-name="ce1">
            <text:p>Yes</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DFID DRC Decision Support Unit</text:p>
          </table:table-cell>
          <table:table-cell office:value-type="string" table:style-name="ce1">
            <text:p>Oxford Policy Management</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3161/documents</text:p>
          </table:table-cell>
          <table:table-cell table:number-columns-repeated="16375"/>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Public Sector Accountability and Governance Programme - Lot 2 - Engaged Citizens Programme</text:p>
          </table:table-cell>
          <table:table-cell office:value-type="string" table:style-name="ce1">
            <text:p>Palladium</text:p>
          </table:table-cell>
          <table:table-cell office:value-type="string" table:style-name="ce1">
            <text:p>Achievement against target of CSO partners engaging with and influencing sector policies on Girls Education and Basic health care in at least 3 stat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Public Sector Accountability and Governance Programme - Lot 2 - Engaged Citizens Programme</text:p>
          </table:table-cell>
          <table:table-cell office:value-type="string" table:style-name="ce1">
            <text:p>Palladium</text:p>
          </table:table-cell>
          <table:table-cell office:value-type="string" table:style-name="ce1">
            <text:p>Achievement against target set of 15 states to pass/implement the autonomy of States Houses of Assembly commissions<text:s/></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Public Sector Accountability and Governance Programme - Lot 2 - Engaged Citizens Programme</text:p>
          </table:table-cell>
          <table:table-cell office:value-type="string" table:style-name="ce1">
            <text:p>Palladium</text:p>
          </table:table-cell>
          <table:table-cell office:value-type="string" table:style-name="ce1">
            <text:p>Achievement against target set of citizens participating in the planning, preparation and scrutiny of budget in 3 of our partner states<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Sierra Leone Secondary Education Improvement Programme (SSEIP)</text:p>
          </table:table-cell>
          <table:table-cell office:value-type="string" table:style-name="ce1">
            <text:p>Mott Macdonald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5234/documents</text:p>
          </table:table-cell>
          <table:table-cell table:number-columns-repeated="16375"/>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Delivery - Fund Manager</text:p>
          </table:table-cell>
          <table:table-cell office:value-type="string" table:style-name="ce1">
            <text:p>Mott MacDonald<text:s/></text:p>
          </table:table-cell>
          <table:table-cell office:value-type="string" table:style-name="ce1">
            <text:p>1.Programme leadership and delivery <text:s text:c="141"/>• Flexibility in responding to and adapting to changing operational contexts. <text:s text:c="246"/>• <text:s/>Quality of deliverables. <text:s text:c="277"/>• Personnel <text:s text:c="341"/>• Financial management<text:s text:c="272"/></text:p>
            <text:p/>
          </table:table-cell>
          <table:table-cell office:value-type="string" table:style-name="ce1">
            <text:p>5 to 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Delivery - Fund Manager</text:p>
          </table:table-cell>
          <table:table-cell office:value-type="string" table:style-name="ce1">
            <text:p>Mott MacDonald<text:s/></text:p>
          </table:table-cell>
          <table:table-cell office:value-type="string" table:style-name="ce1">
            <text:p>2.Compliance and risk management:</text:p>
            <text:p/>
            <text:p>• Risk Management (including appropriate escalation of issues and risks) <text:s text:c="246"/>• Compliance with FCDO terms and conditions, including fraud reporting, safeguarding, audit and information security requirements etc.<text:s text:c="122"/></text:p>
            <text:p/>
          </table:table-cell>
          <table:table-cell office:value-type="string" table:style-name="ce1">
            <text:p>5 to 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Delivery - Fund Manager</text:p>
          </table:table-cell>
          <table:table-cell office:value-type="string" table:style-name="ce1">
            <text:p>Mott MacDonald<text:s/></text:p>
          </table:table-cell>
          <table:table-cell office:value-type="string" table:style-name="ce1">
            <text:p>3. Results delivery</text:p>
            <text:p/>
            <text:p>• Implementation of planned activities on track. <text:s text:c="193"/>• Establishment of coherent approaches that support long-term operation and maintenance of programme initiatives. <text:s text:c="242"/>• Identification and proactive implementation of community engagement activities aimed at fostering greater acceptance and participation by SDF2 stakeholders including local communities.</text:p>
          </table:table-cell>
          <table:table-cell office:value-type="string" table:style-name="ce1">
            <text:p>5 to 7</text:p>
          </table:table-cell>
          <table:table-cell office:value-type="string" table:style-name="ce1">
            <text:p>Good</text:p>
          </table:table-cell>
          <table:table-cell office:value-type="string" table:style-name="ce1">
            <text:p/>
            <text:p>KPI 3• FM facilitated a workshop on 27 July 2021 where the participating Government of Somaliland's project management teams (PMTs) from participating ministries and departments reviewed progress made, workplans and log frame milestones for each project and the fund Log frame. The spotlight was on the key critical project activities that needed to be implemented in order to achieve the project and programme intended outcomes.<text:s/></text:p>
            <text:p>• Substantial progress in the completion of projects' designs and contracting processes during this quarter e.g. ministry of transport and roads development (MoTRD) completed the roads design and advertised, ministry of agriculture and development (MoAD) contracted a service provider to undertake main project activities and Hargeisa Water Agency (HWA) presented preliminary designs for Las Dhuure pipeline and completed drilling of the boreholes. The Fisheries project was also approved in this quarter.<text:s text:c="3"/></text:p>
            <text:p>• The development of the Community Engagement Framework (CEF) was finalised in this quarter with a number of community engagement sessions carried out in this quarter in relation to provision of land for water infrastructure (HWA) and proactive mapping of all land owners and potential issues.<text:s text:c="9"/></text:p>
            <text:p><text:s text:c="356"/></text:p>
          </table:table-cell>
          <table:table-cell table:number-columns-repeated="16375"/>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Humanitarian Emergency Response Operations and Stabilisation Programme (HEROS)</text:p>
          </table:table-cell>
          <table:table-cell office:value-type="string" table:style-name="ce1">
            <text:p>Palladium International Limited</text:p>
          </table:table-cell>
          <table:table-cell office:value-type="string" table:style-name="ce1">
            <text:p>Adherence to schedule:</text:p>
            <text:p>i) CHASE: Provision of capability to deploy right resources and expertise within agreed timeframe to Country Offices.</text:p>
            <text:p>ii) Stabilistion Unit: Efficiency of Deployments. Measured as number of deployments delayed by factors within Palladium control.<text:s/></text:p>
            <text:p/>
          </table:table-cell>
          <table:table-cell office:value-type="string" table:style-name="ce1">
            <text:p>Score of 4 or higher on KPI scoring matrix</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Humanitarian Emergency Response Operations and Stabilisation Programme (HEROS)</text:p>
          </table:table-cell>
          <table:table-cell office:value-type="string" table:style-name="ce1">
            <text:p>Palladium International Limited</text:p>
          </table:table-cell>
          <table:table-cell office:value-type="string" table:style-name="ce1">
            <text:p>Deliverable quality: Agreed and defined deliverables are completed with a high level of quality, professionalism, and attention to detail</text:p>
          </table:table-cell>
          <table:table-cell office:value-type="string" table:style-name="ce1">
            <text:p>Score of 4 or higher on KPI scoring matrix</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Humanitarian Emergency Response Operations and Stabilisation Programme (HEROS)</text:p>
          </table:table-cell>
          <table:table-cell office:value-type="string" table:style-name="ce1">
            <text:p>Palladium International Limited</text:p>
          </table:table-cell>
          <table:table-cell office:value-type="string" table:style-name="ce1">
            <text:p>Responsiveness: Degree to which the supply partner's management team quickly responds and adapts to changing contexts or requests</text:p>
          </table:table-cell>
          <table:table-cell office:value-type="string" table:style-name="ce1">
            <text:p>Score of 4 or higher on KPI scoring matrix</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Sustainable Urban Economic Development Programme</text:p>
          </table:table-cell>
          <table:table-cell office:value-type="string" table:style-name="ce1">
            <text:p>Tetratech</text:p>
          </table:table-cell>
          <table:table-cell office:value-type="string" table:style-name="ce1">
            <text:p>Number of Investment Attraction deliverables (including Project Selection reports, workshop reports, Pre-Feasibility Studies, Due Diligence Reports, Investor Packs)</text:p>
          </table:table-cell>
          <table:table-cell office:value-type="string" table:style-name="ce1">
            <text:p>6</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Sustainable Urban Economic Development Programme</text:p>
          </table:table-cell>
          <table:table-cell office:value-type="string" table:style-name="ce1">
            <text:p>Tetratech</text:p>
          </table:table-cell>
          <table:table-cell office:value-type="string" table:style-name="ce1">
            <text:p>Number of knowledge products developed and disseminated to stakeholders (defined as Success Stories, Best Practice Documents, Lesson Learned Pieces, Blogs, Thought-Pieces, Case Study, Conferences)</text:p>
          </table:table-cell>
          <table:table-cell office:value-type="string" table:style-name="ce1">
            <text:p>4</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Sustainable Urban Economic Development Programme</text:p>
          </table:table-cell>
          <table:table-cell office:value-type="string" table:style-name="ce1">
            <text:p>Tetratech</text:p>
          </table:table-cell>
          <table:table-cell office:value-type="string" table:style-name="ce1">
            <text:p>Timely delivery of Urban Economic Plan (UEP) Deliverables</text:p>
          </table:table-cell>
          <table:table-cell office:value-type="string" table:style-name="ce1">
            <text:p>On or before deadlin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Burma Humanitarian And Resilience Programme (HARP) - Facility Manager</text:p>
          </table:table-cell>
          <table:table-cell office:value-type="string" table:style-name="ce1">
            <text:p>Crown Agents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4196/documents</text:p>
          </table:table-cell>
          <table:table-cell table:number-columns-repeated="16375"/>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Health Pool Fund 3</text:p>
          </table:table-cell>
          <table:table-cell office:value-type="string" table:style-name="ce1">
            <text:p>Crown Agents Bank Limited<text:s/></text:p>
          </table:table-cell>
          <table:table-cell office:value-type="string" table:style-name="ce1">
            <text:p>1. Number of new users of modern family planning methods</text:p>
            <text:p/>
            <text:p>Scoring: In the last 6 months, supplier has completed deliverables to a high standard and aligned with project need?</text:p>
          </table:table-cell>
          <table:table-cell office:value-type="string" table:style-name="ce1">
            <text:p>20531</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Health Pool Fund 3</text:p>
          </table:table-cell>
          <table:table-cell office:value-type="string" table:style-name="ce1">
            <text:p>Crown Agents Bank Limited<text:s/></text:p>
          </table:table-cell>
          <table:table-cell office:value-type="string" table:style-name="ce1">
            <text:p>2. Percentage of health facilities receiving commodities within a defined time period</text:p>
            <text:p/>
            <text:p>Scoring: In the last 6 months has the supplier achieved the agreed deliverables to the agreed timescale? (Wording from FCDO Supplier Scorecard)<text:s/></text:p>
          </table:table-cell>
          <table:table-cell office:value-type="string" table:style-name="ce1">
            <text:p>&gt;=87%</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Health Pool Fund 3</text:p>
          </table:table-cell>
          <table:table-cell office:value-type="string" table:style-name="ce1">
            <text:p>Crown Agents Bank Limited<text:s/></text:p>
          </table:table-cell>
          <table:table-cell office:value-type="string" table:style-name="ce1">
            <text:p>3. Number of children vaccinated with 3 doses of pentavalent vaccine</text:p>
            <text:p/>
            <text:p>Scoring: Over the performance period, has the supply partner demonstrated that they are providing value (through efficiency and effectiveness) and innovation (by presenting new ideas or solutions to existing problems) in their delivery? (Wording from FCDO Supplier Scorecard)<text:s/></text:p>
          </table:table-cell>
          <table:table-cell office:value-type="string" table:style-name="ce1">
            <text:p>80054</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Women's Integrated Sexual Health (WISH) Lot 1</text:p>
          </table:table-cell>
          <table:table-cell office:value-type="string" table:style-name="ce1">
            <text:p>MSI Reproductive Choices (MSI)</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5241/documents</text:p>
          </table:table-cell>
          <table:table-cell table:number-columns-repeated="16375"/>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Manufacturing Africa</text:p>
          </table:table-cell>
          <table:table-cell office:value-type="string" table:style-name="ce1">
            <text:p>McKinsey Development Partners</text:p>
          </table:table-cell>
          <table:table-cell office:value-type="string" table:style-name="ce1">
            <text:p>85% of final outputs, including quarterly reports, receive an 'A' grading from FCDO country and central advisers.</text:p>
          </table:table-cell>
          <table:table-cell office:value-type="string" table:style-name="ce1">
            <text:p>&gt;=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Manufacturing Africa</text:p>
          </table:table-cell>
          <table:table-cell office:value-type="string" table:style-name="ce1">
            <text:p>McKinsey Development Partners</text:p>
          </table:table-cell>
          <table:table-cell office:value-type="string" table:style-name="ce1">
            <text:p>Effectiveness - A+ performance attributed to the consortium as part of the FCDO annual review.<text:s text:c="2"/></text:p>
          </table:table-cell>
          <table:table-cell office:value-type="string" table:style-name="ce1">
            <text:p>A+</text:p>
          </table:table-cell>
          <table:table-cell office:value-type="string" table:style-name="ce1">
            <text:p>Good</text:p>
          </table:table-cell>
          <table:table-cell office:value-type="string" table:style-name="ce1">
            <text:p>KPI3 is measured once per year - in July.</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Manufacturing Africa</text:p>
          </table:table-cell>
          <table:table-cell office:value-type="string" table:style-name="ce1">
            <text:p>McKinsey Development Partners</text:p>
          </table:table-cell>
          <table:table-cell office:value-type="string" table:style-name="ce1">
            <text:p>Efficiency - 75% of investment deals submitted to the Support Approval Committee are approved.</text:p>
          </table:table-cell>
          <table:table-cell office:value-type="string" table:style-name="ce1">
            <text:p>&gt;=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Comprehensive Sexual and Reproductive Health and Rights Programme</text:p>
          </table:table-cell>
          <table:table-cell office:value-type="string" table:style-name="ce1">
            <text:p>MSI Reproductive Choices<text:s/></text:p>
          </table:table-cell>
          <table:table-cell office:value-type="string" table:style-name="ce1">
            <text:p>Accurate and timely submission of financial forecasting</text:p>
          </table:table-cell>
          <table:table-cell office:value-type="string" table:style-name="ce1">
            <text:p>Less than 10% variance of the forecas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Comprehensive Sexual and Reproductive Health and Rights Programme</text:p>
          </table:table-cell>
          <table:table-cell office:value-type="string" table:style-name="ce1">
            <text:p>MSI Reproductive Choices<text:s/></text:p>
          </table:table-cell>
          <table:table-cell office:value-type="string" table:style-name="ce1">
            <text:p>Quarterly updates on how the programme has successfully reach the most marginalised with SRHR services including young people before having children, refugees and the poorest</text:p>
          </table:table-cell>
          <table:table-cell office:value-type="string" table:style-name="ce1">
            <text:p><text:s/>Quarterly report including progress on reaching the most marginalis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Comprehensive Sexual and Reproductive Health and Rights Programme</text:p>
          </table:table-cell>
          <table:table-cell office:value-type="string" table:style-name="ce1">
            <text:p>MSI Reproductive Choices<text:s/></text:p>
          </table:table-cell>
          <table:table-cell office:value-type="string" table:style-name="ce1">
            <text:p>Total number of Couple years of protection (CYPs) delivered by the programme outreach activities</text:p>
          </table:table-cell>
          <table:table-cell office:value-type="string" table:style-name="ce1">
            <text:p>&gt;=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UK Aid Match II</text:p>
          </table:table-cell>
          <table:table-cell office:value-type="string" table:style-name="ce1">
            <text:p>Mannion Daniels Limited</text:p>
          </table:table-cell>
          <table:table-cell office:value-type="string" table:style-name="ce1">
            <text:p>Effective and Efficient Grant Management: 90% of eligible disbursements to grant holders completed within five working days of receiving funds from the FCDO, enabling projects to continue planned implementation<text:s/></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UK Aid Match II</text:p>
          </table:table-cell>
          <table:table-cell office:value-type="string" table:style-name="ce1">
            <text:p>Mannion Daniels Limited</text:p>
          </table:table-cell>
          <table:table-cell office:value-type="string" table:style-name="ce1">
            <text:p>Effective sharing of lessons across the fund: 80% of grant holder participants agree or strongly agree that learning sessions run by the fund are useful</text:p>
          </table:table-cell>
          <table:table-cell office:value-type="string" table:style-name="ce1">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UK Aid Match II</text:p>
          </table:table-cell>
          <table:table-cell office:value-type="string" table:style-name="ce1">
            <text:p>Mannion Daniels Limited</text:p>
          </table:table-cell>
          <table:table-cell office:value-type="string" table:style-name="ce1">
            <text:p>Grant Performance to Deliver Results: 60% of grants are demonstrating effective progress towards their outcomes by being assessed as ‘on track’/’A’ or above in quarterly/annual/final reporting</text:p>
          </table:table-cell>
          <table:table-cell office:value-type="string" table:style-name="ce1">
            <text:p>&gt;=6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LINKS – Powering Economic Growth in Northern Nigeria</text:p>
          </table:table-cell>
          <table:table-cell office:value-type="string" table:style-name="ce1">
            <text:p>Tetratech</text:p>
          </table:table-cell>
          <table:table-cell office:value-type="string" table:style-name="ce1">
            <text:p>Achievement against target set of 6 firms to be provided investment facilitation support. Percentage based on number of firms that received investment facilitation support</text:p>
            <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LINKS – Powering Economic Growth in Northern Nigeria</text:p>
          </table:table-cell>
          <table:table-cell office:value-type="string" table:style-name="ce1">
            <text:p>Tetratech</text:p>
          </table:table-cell>
          <table:table-cell office:value-type="string" table:style-name="ce1">
            <text:p>Achievement against target set of delivering 3 advisory / capacity building events provided to Investment Promotion Agencies (IPAs) - Percentage based on number of events provided to IPAs<text:s/></text:p>
            <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LINKS – Powering Economic Growth in Northern Nigeria</text:p>
          </table:table-cell>
          <table:table-cell office:value-type="string" table:style-name="ce1">
            <text:p>Tetratech</text:p>
          </table:table-cell>
          <table:table-cell office:value-type="string" table:style-name="ce1">
            <text:p>Achievement against target set of delivering 3 awareness raising/market sensitization/knowledge products on climate smart agriculture work. Percentage based on total number of products.<text:s/></text:p>
            <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Women's Integrated Sexual Health (WISH) Lot 2</text:p>
          </table:table-cell>
          <table:table-cell office:value-type="string" table:style-name="ce1">
            <text:p>International Planned Parenthood Federation</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5241/documents</text:p>
          </table:table-cell>
          <table:table-cell table:number-columns-repeated="16375"/>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Accelerating the Sustainable Control and Elimination of Neglected Tropical Diseases (ASCEND) Lot 1</text:p>
          </table:table-cell>
          <table:table-cell office:value-type="string" table:style-name="ce1">
            <text:p>Crown Agents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5249/documents</text:p>
          </table:table-cell>
          <table:table-cell table:number-columns-repeated="16375"/>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International Growth Centre Phase 3</text:p>
          </table:table-cell>
          <table:table-cell office:value-type="string" table:style-name="ce1">
            <text:p>London School of Economics</text:p>
          </table:table-cell>
          <table:table-cell office:value-type="string" table:style-name="ce1">
            <text:p>% of impact cases achieved relative to annually agreed target, where impact case refers to instances of policy influenced by IGC research and analysi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International Growth Centre Phase 3</text:p>
          </table:table-cell>
          <table:table-cell office:value-type="string" table:style-name="ce1">
            <text:p>London School of Economics</text:p>
          </table:table-cell>
          <table:table-cell office:value-type="string" table:style-name="ce1">
            <text:p>% of quarterly budget forecast spent on delivering programme objectives</text:p>
            <text:p/>
            <text:p/>
          </table:table-cell>
          <table:table-cell office:value-type="string" table:style-name="ce1">
            <text:p>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International Growth Centre Phase 3</text:p>
          </table:table-cell>
          <table:table-cell office:value-type="string" table:style-name="ce1">
            <text:p>London School of Economics</text:p>
          </table:table-cell>
          <table:table-cell office:value-type="string" table:style-name="ce1">
            <text:p>Quarterly reports delivered in a timely fashion that demonstrate progress is on track and that regular risk reviews are taking place and feeding back into strategic decisions</text:p>
          </table:table-cell>
          <table:table-cell office:value-type="string" table:style-name="ce1">
            <text:p>Pa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Girls’ Education South Sudan phase 2 (GESS2)</text:p>
          </table:table-cell>
          <table:table-cell office:value-type="string" table:style-name="ce1">
            <text:p>Mott Macdonald Ltd</text:p>
          </table:table-cell>
          <table:table-cell office:value-type="string" table:style-name="ce1">
            <text:p>Completeness and timeliness of quarterly narrative reporting from Fund Manager</text:p>
            <text:p/>
            <text:p>Scoring: In the last 6 months, supplier has completed the deliverables to a high standard and aligned with project need</text:p>
            <text:p/>
            <text:p>Scoring is determined on the basis of supplier performance in FCDO's KPI agreed assessment and as a percentage of meeting the logframe goals for the 1st KPI</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Girls’ Education South Sudan phase 2 (GESS2)</text:p>
          </table:table-cell>
          <table:table-cell office:value-type="string" table:style-name="ce1">
            <text:p>Mott Macdonald Ltd</text:p>
          </table:table-cell>
          <table:table-cell office:value-type="string" table:style-name="ce1">
            <text:p>Management of the Quarterly Steering Committee meetings</text:p>
            <text:p/>
            <text:p>Scoring is determined on the basis of supplier performance in FCDO's KPI agreed assessment and as a percentage of meeting the logframe goals for the 1st KPI</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Girls’ Education South Sudan phase 2 (GESS2)</text:p>
          </table:table-cell>
          <table:table-cell office:value-type="string" table:style-name="ce1">
            <text:p>Mott Macdonald Ltd</text:p>
          </table:table-cell>
          <table:table-cell office:value-type="string" table:style-name="ce1">
            <text:p>Number of girls reached with cash transfers<text:s/></text:p>
            <text:p/>
            <text:p>Scoring is determined on the basis of supplier performance in FCDO's KPI agreed assessment and as a percentage of meeting the logframe goals for the 1st KPI</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United Kingdom Nigeria Infrastructure Advisory Facility (UKNIAF) infrastructure improvement works</text:p>
          </table:table-cell>
          <table:table-cell office:value-type="string" table:style-name="ce1">
            <text:p>Tetratech</text:p>
          </table:table-cell>
          <table:table-cell office:value-type="string" table:style-name="ce1">
            <text:p>Delivery Satisfaction Rating - Timeliness of Milestone delivery over the previous 6 month period scored 1-5</text:p>
          </table:table-cell>
          <table:table-cell office:value-type="string" table:style-name="ce1">
            <text:p>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United Kingdom Nigeria Infrastructure Advisory Facility (UKNIAF) infrastructure improvement works</text:p>
          </table:table-cell>
          <table:table-cell office:value-type="string" table:style-name="ce1">
            <text:p>Tetratech</text:p>
          </table:table-cell>
          <table:table-cell office:value-type="string" table:style-name="ce1">
            <text:p>Quality Satisfaction rating - Quality of deliverables and alignment of project outputs to project need scored 1-5</text:p>
          </table:table-cell>
          <table:table-cell office:value-type="string" table:style-name="ce1">
            <text:p>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United Kingdom Nigeria Infrastructure Advisory Facility (UKNIAF) infrastructure improvement works</text:p>
          </table:table-cell>
          <table:table-cell office:value-type="string" table:style-name="ce1">
            <text:p>Tetratech</text:p>
          </table:table-cell>
          <table:table-cell office:value-type="string" table:style-name="ce1">
            <text:p>Value and Innovation Satisfaction Rating - Over the previous 6 month period how well has the supplier demonstrate that they are providing value (through efficiency and effectiveness) and innovation (by presenting new ideas or solutions to existing problems) in their delivery. Scored 1-5</text:p>
          </table:table-cell>
          <table:table-cell office:value-type="string" table:style-name="ce1">
            <text:p>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Accelerating the Sustainable Control and Elimination of Neglected Tropical Diseases (ASCEND) Lot 2</text:p>
          </table:table-cell>
          <table:table-cell office:value-type="string" table:style-name="ce1">
            <text:p>Sightsavers</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5249/documents</text:p>
          </table:table-cell>
          <table:table-cell table:number-columns-repeated="16375"/>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Myanmar UK Partnership for Education (MUPE) Lot 1 - Towards Results in Education and English</text:p>
          </table:table-cell>
          <table:table-cell office:value-type="string" table:style-name="ce1">
            <text:p>The British Council</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4193/documents</text:p>
          </table:table-cell>
          <table:table-cell table:number-columns-repeated="16375"/>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Invest Salone</text:p>
          </table:table-cell>
          <table:table-cell office:value-type="string" table:style-name="ce1">
            <text:p>Nathan Associates</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601/documents</text:p>
          </table:table-cell>
          <table:table-cell table:number-columns-repeated="16375"/>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Support to the Health System in DRC Programme (Appui au Systeme de Sante en RDC (ASSR)</text:p>
          </table:table-cell>
          <table:table-cell office:value-type="string" table:style-name="ce1">
            <text:p>IMA World Health</text:p>
          </table:table-cell>
          <table:table-cell office:value-type="string" table:style-name="ce1">
            <text:p>Number of children under 1 year of age that have received the measles vaccine</text:p>
            <text:p/>
            <text:p>Percentages are based on achievement demonstrated against agreed logframe numbe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Support to the Health System in DRC Programme (Appui au Systeme de Sante en RDC (ASSR)</text:p>
          </table:table-cell>
          <table:table-cell office:value-type="string" table:style-name="ce1">
            <text:p>IMA World Health</text:p>
          </table:table-cell>
          <table:table-cell office:value-type="string" table:style-name="ce1">
            <text:p>Number of couple years of protection (CYPs) achieved through the provision of family planning services</text:p>
            <text:p>Percentages are based on achievement demonstrated against agreed logframe numbe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Support to the Health System in DRC Programme (Appui au Systeme de Sante en RDC (ASSR)</text:p>
          </table:table-cell>
          <table:table-cell office:value-type="string" table:style-name="ce1">
            <text:p>IMA World Health</text:p>
          </table:table-cell>
          <table:table-cell office:value-type="string" table:style-name="ce1">
            <text:p>Number of pregnant women who received three doses of IPT while attending antenatal care</text:p>
            <text:p>Percentages are based on achievement demonstrated against agreed logframe numbe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Lafiya Contract: UK Support for Health in Nigeria</text:p>
          </table:table-cell>
          <table:table-cell office:value-type="string" table:style-name="ce1">
            <text:p>Palladium</text:p>
          </table:table-cell>
          <table:table-cell office:value-type="string" table:style-name="ce1">
            <text:p>1. Establishment and Functionality of the RMNCAH coordination committee at State level</text:p>
            <text:p/>
            <text:p>Scoring: Based on average scores of 5 States. Lafiya is investing technical and financial resources in close collaboration with the National Family Health Department to put in place and ensure RMNCAH+N coordination committees in all LGAs and the 5 focus States.</text:p>
            <text:p>Scoring is determined on the basis of supplier performance in FCDO's Annual Supplier Scorecards which has a percentage scoring system will incur a 'good' rating if more than 80%, whilst scores of 50-79% approaching target; 30-49% will require improvement and &lt;30% will incur an 'inadequate' rating.<text:s text:c="2"/></text:p>
          </table:table-cell>
          <table:table-cell office:value-type="string" table:style-name="ce1">
            <text:p>&gt;=80%</text:p>
          </table:table-cell>
          <table:table-cell office:value-type="string" table:style-name="ce1">
            <text:p>Requires Improvement</text:p>
          </table:table-cell>
          <table:table-cell office:value-type="string" table:style-name="ce1">
            <text:p>The KPI 1 low performance is largely due to the Covid-19 pandemic (which has shifted the focus of the programme) as well as the FCDO ODA budget cuts which led to a reduced scale and scope of the programme. Implementation and Coordination activities were, thus, paused from April through September 2021. This meant that very little engagement and support were provided to roll out the RMNCAH+N committees from September through December 2021. However, Lafiya is investing technical and financial resources in close collaboration with the National Family Health Department to put in place and ensure RMNCAH+N coordination committees in all LGAs and the 5 focus States. This is work in progress and the current status will be best described as baseline.</text:p>
            <text:p/>
            <text:p>Scoring is determined on the basis of supplier performance in FCDO's Annual Supplier Scorecards which has a percentage scoring system will incur a 'good' rating if more than 80%, whilst scores of 50-79% approaching target; 30-49% will require improvement and &lt;30% will incur an 'inadequate' rating. <text:s/>"</text:p>
            <text:p/>
            <text:p>Lafiya is investing technical and financial resources in close collaboration with the National Family Health Department to put in place and ensure RMNCAH+N coordination committees in all LGAs and the 5 focus States. This is work in progress and the current status will be best described as baseline.</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Lafiya Contract: UK Support for Health in Nigeria</text:p>
          </table:table-cell>
          <table:table-cell office:value-type="string" table:style-name="ce1">
            <text:p>Palladium</text:p>
          </table:table-cell>
          <table:table-cell office:value-type="string" table:style-name="ce1">
            <text:p>2. Proportion of States with Functional Logistics Management Coordinating Units (LMCU)<text:s/></text:p>
            <text:p/>
            <text:p>Scoring: LMCUs are considered to be operational if they are regularly performing their roles and responsibilities as outlined in the National Health Product Supply Chain Strategic Development and Implementation Plan (2021-2025). At the state level, LMCUs are expected to develop and implement an integrated health commodity forecasting and distribution plan and to cascade the LMCU structures at LGA level.</text:p>
            <text:p/>
            <text:p>Scoring is determined on the basis of supplier performance in FCDO's Annual Supplier Scorecards which has a percentage scoring system will incur a 'good' rating if more than 80%, whilst scores of 50-79% approaching target; 30-49% will require improvement and &lt;30% will incur an 'inadequate' rating.<text:s text:c="2"/></text:p>
          </table:table-cell>
          <table:table-cell office:value-type="string" table:style-name="ce1">
            <text:p>&gt;=8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Lafiya Contract: UK Support for Health in Nigeria</text:p>
          </table:table-cell>
          <table:table-cell office:value-type="string" table:style-name="ce1">
            <text:p>Palladium</text:p>
          </table:table-cell>
          <table:table-cell office:value-type="string" table:style-name="ce1">
            <text:p>3. Proportion of States with adequately trained PHC master trainers for Community Health Influencers Promoters and Services (CHIPS).<text:s/></text:p>
            <text:p/>
            <text:p/>
            <text:p>Scoring: A community health influencer and provider is considered active within a period if they produce and submit to the LGA health authority, a verified and approved report on mobilization and health prevention actions or activities they have conducted in their catchment area</text:p>
            <text:p/>
            <text:p>Scoring is determined on the basis of supplier performance in FCDO's Annual Supplier Scorecards which has a percentage scoring system will incur a 'good' rating if more than 80%, whilst scores of 50-79% approaching target; 30-49% will require improvement and &lt;30% will incur an 'inadequate' rating.<text:s text:c="2"/></text:p>
          </table:table-cell>
          <table:table-cell office:value-type="string" table:style-name="ce1">
            <text:p>&gt;=80%</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Comprehensive Sexual and Reproductive Health and Rights Programme</text:p>
          </table:table-cell>
          <table:table-cell office:value-type="string" table:style-name="ce1">
            <text:p>EngenderHealth International</text:p>
          </table:table-cell>
          <table:table-cell office:value-type="string" table:style-name="ce1">
            <text:p>Accurate and timely submission of financial forecasting</text:p>
          </table:table-cell>
          <table:table-cell office:value-type="string" table:style-name="ce1">
            <text:p>Less than 10% variance of the forecas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Comprehensive Sexual and Reproductive Health and Rights Programme</text:p>
          </table:table-cell>
          <table:table-cell office:value-type="string" table:style-name="ce1">
            <text:p>EngenderHealth International</text:p>
          </table:table-cell>
          <table:table-cell office:value-type="string" table:style-name="ce1">
            <text:p>Quarterly updates on how the programme has successfully reached the most marginalised with SRHR services including young people before having children, refugees and the poorest</text:p>
          </table:table-cell>
          <table:table-cell office:value-type="string" table:style-name="ce1">
            <text:p><text:s/>Quarterly report including progress on reaching the most marginalis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Comprehensive Sexual and Reproductive Health and Rights Programme</text:p>
          </table:table-cell>
          <table:table-cell office:value-type="string" table:style-name="ce1">
            <text:p>EngenderHealth International</text:p>
          </table:table-cell>
          <table:table-cell office:value-type="string" table:style-name="ce1">
            <text:p>Total number of Couple years of protection (CYPs) delivered by the programme outreach activities</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One HMG Healthcare Contract</text:p>
          </table:table-cell>
          <table:table-cell office:value-type="string" table:style-name="ce1">
            <text:p>Healix International Limited</text:p>
          </table:table-cell>
          <table:table-cell office:value-type="string" table:style-name="ce1">
            <text:p>Complaints Process (% of complaints handled in accordance with agreed process and timing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One HMG Healthcare Contract</text:p>
          </table:table-cell>
          <table:table-cell office:value-type="string" table:style-name="ce1">
            <text:p>Healix International Limited</text:p>
          </table:table-cell>
          <table:table-cell office:value-type="string" table:style-name="ce1">
            <text:p>Critical Care &amp; Complex Casework (critical cases notified to relevant PAG within 24 hours, onward referrals actioned within 72 working hours, users receiving regular updates on referral progress as per agreed timeline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One HMG Healthcare Contract</text:p>
          </table:table-cell>
          <table:table-cell office:value-type="string" table:style-name="ce1">
            <text:p>Healix International Limited</text:p>
          </table:table-cell>
          <table:table-cell office:value-type="string" table:style-name="ce1">
            <text:p>Medical Intelligence</text:p>
            <text:p>This overall percentage is being measured based on a number of indicators within the contract<text: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CSSF Lebanon: British Policing Support Programme</text:p>
          </table:table-cell>
          <table:table-cell office:value-type="string" table:style-name="ce1">
            <text:p>Siren Associates Ltd</text:p>
          </table:table-cell>
          <table:table-cell office:value-type="string" table:style-name="ce1">
            <text:p>At least 10 ISF officers or NCOs trained/mentored per quarter on new processes for public order</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CSSF Lebanon: British Policing Support Programme</text:p>
          </table:table-cell>
          <table:table-cell office:value-type="string" table:style-name="ce1">
            <text:p>Siren Associates Ltd</text:p>
          </table:table-cell>
          <table:table-cell office:value-type="string" table:style-name="ce1">
            <text:p>At least 2 trainings, seminars or workshops per month with the HRD on accepting feedback from the public, allegations of human rights violations and/or tracking human rights recommendation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CSSF Lebanon: British Policing Support Programme</text:p>
          </table:table-cell>
          <table:table-cell office:value-type="string" table:style-name="ce1">
            <text:p>Siren Associates Ltd</text:p>
          </table:table-cell>
          <table:table-cell office:value-type="string" table:style-name="ce1">
            <text:p>At least 3 analytical reports per quarter produced by the analysis units in CCCs allowing ISF to respond to community security need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PF Brazil - Energy Programme</text:p>
          </table:table-cell>
          <table:table-cell office:value-type="string" table:style-name="ce1">
            <text:p>Adam Smith International</text:p>
          </table:table-cell>
          <table:table-cell office:value-type="string" table:style-name="ce1">
            <text:p>BEP-funded white and strategy papers taken forward for consultation and/or adopted by regulatory bodies and public agencies.</text:p>
          </table:table-cell>
          <table:table-cell office:value-type="string" table:style-name="ce1">
            <text:p>delivery of more than 93% agreed for the Quar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PF Brazil - Energy Programme</text:p>
          </table:table-cell>
          <table:table-cell office:value-type="string" table:style-name="ce1">
            <text:p>Adam Smith International</text:p>
          </table:table-cell>
          <table:table-cell office:value-type="string" table:style-name="ce1">
            <text:p>Number of public agencies actively involved in supporting the development of innovative renewable technologies fostered by BEP (inc. waste to energy, biofuels, hydrogen, solar, smart grids and storage, OSW, energy innovation)<text:s/></text:p>
          </table:table-cell>
          <table:table-cell office:value-type="string" table:style-name="ce1">
            <text:p>delivery of 100% agreed for the Quar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PF Brazil - Energy Programme</text:p>
          </table:table-cell>
          <table:table-cell office:value-type="string" table:style-name="ce1">
            <text:p>Adam Smith International</text:p>
          </table:table-cell>
          <table:table-cell office:value-type="string" table:style-name="ce1">
            <text:p>Status of the adoption of regulatory framework for offshore wind</text:p>
            <text:p>Note: Although this indicator is also related to KPI 1, it is particularly important since OSW is the only energy subsector of the five considered in BEP that is still totally absent in the Brazilian energy matrix.<text:s/></text:p>
            <text:p/>
          </table:table-cell>
          <table:table-cell office:value-type="string" table:style-name="ce1">
            <text:p>100% of the delivery target for the Q</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Facilities Management - UK Europe</text:p>
          </table:table-cell>
          <table:table-cell office:value-type="string" table:style-name="ce1">
            <text:p>Mitie</text:p>
          </table:table-cell>
          <table:table-cell office:value-type="string" table:style-name="ce1">
            <text:p>BM K1 Maintenance Service (all planned and reactive hard FM services)</text:p>
            <text:p>This overall percentage is being measured based on a number of indicators within the contract<text:s/></text:p>
          </table:table-cell>
          <table:table-cell office:value-type="string" table:style-name="ce1">
            <text:p>96.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Facilities Management - UK Europe</text:p>
          </table:table-cell>
          <table:table-cell office:value-type="string" table:style-name="ce1">
            <text:p>Mitie</text:p>
          </table:table-cell>
          <table:table-cell office:value-type="string" table:style-name="ce1">
            <text:p>SRCS K1 Staff Residential &amp; Central Service (inc reporting, staff turnover, training, financial)</text:p>
            <text:p>This overall percentage is being measured based on a number of indicators within the contract<text:s/></text:p>
          </table:table-cell>
          <table:table-cell office:value-type="string" table:style-name="ce1">
            <text:p>95%</text:p>
          </table:table-cell>
          <table:table-cell office:value-type="string" table:style-name="ce1">
            <text:p>Requires Improvement</text:p>
          </table:table-cell>
          <table:table-cell office:value-type="string" table:style-name="ce1">
            <text:p>Taken from <text:s/>KPI Model monthly Cab Off KPI scores tab</text:p>
            <text:p>A full contract Deep Dive is currently underway with various areas of the contract under intense scrutiny.</text:p>
          </table:table-cell>
          <table:table-cell table:number-columns-repeated="16375"/>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Facilities Management - UK Europe</text:p>
          </table:table-cell>
          <table:table-cell office:value-type="string" table:style-name="ce1">
            <text:p>Mitie</text:p>
          </table:table-cell>
          <table:table-cell office:value-type="string" table:style-name="ce1">
            <text:p>SUS K1 Sustainability (Compliance and Reporting: CO2 emissions, Environmental Management System, sustainable procurement policy)</text:p>
            <text:p>This overall percentage is being measured based on a number of indicators within the contract<text:s/></text:p>
          </table:table-cell>
          <table:table-cell office:value-type="string" table:style-name="ce1">
            <text:p>98%</text:p>
          </table:table-cell>
          <table:table-cell office:value-type="string" table:style-name="ce1">
            <text:p>Inadequate</text:p>
          </table:table-cell>
          <table:table-cell office:value-type="string" table:style-name="ce1">
            <text:p>Taken from <text:s/>KPI Model monthly Cab Off KPI scores tab</text:p>
            <text:p>A full contract Deep Dive is currently underway with various areas of the contract under intense scrutiny.</text:p>
          </table:table-cell>
          <table:table-cell table:number-columns-repeated="16375"/>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Facilities Management Asia Pacific</text:p>
          </table:table-cell>
          <table:table-cell office:value-type="string" table:style-name="ce1">
            <text:p>Jones Lang LaSalle Property Consultants Pte Ltd</text:p>
          </table:table-cell>
          <table:table-cell office:value-type="string" table:style-name="ce1">
            <text:p>Operational <text:s/>(all planned and reactive FM services on site)</text:p>
            <text:p>This overall percentage is being measured based on a number of indicators within the contract<text:s/></text:p>
            <text:p/>
          </table:table-cell>
          <table:table-cell office:value-type="string" table:style-name="ce1">
            <text:p>96.50%</text:p>
          </table:table-cell>
          <table:table-cell office:value-type="string" table:style-name="ce1">
            <text:p>Inadequate</text:p>
          </table:table-cell>
          <table:table-cell office:value-type="string" table:style-name="ce1">
            <text:p>This is the second set of scores from a new FM contract in Asia Pacific with JLL. <text:s/>During the 6 month transition period (April 21 to Oct 21) we are working with JLL to validate the KPI scoring logic; calculation method; establish business rules and processes for each KPI to ensure accurate reporting and the integrity of the data. <text:s/>This is still in progress and the scores provided this quarter have been validated having set the outstanding MIs to Nil scores until the review is complete at the end of October 2021. <text:s/>Given this method of assessment JLL have met the required standard prior to sign off on the Transition Plan.</text:p>
          </table:table-cell>
          <table:table-cell table:number-columns-repeated="16375"/>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Facilities Management Asia Pacific</text:p>
          </table:table-cell>
          <table:table-cell office:value-type="string" table:style-name="ce1">
            <text:p>Jones Lang LaSalle Property Consultants Pte Ltd</text:p>
          </table:table-cell>
          <table:table-cell office:value-type="string" table:style-name="ce1">
            <text:p>Sustainability<text:s/></text:p>
            <text:p>This overall percentage is being measured based on a number of indicators within the contract<text:s/></text:p>
          </table:table-cell>
          <table:table-cell office:value-type="string" table:style-name="ce1">
            <text:p>98%</text:p>
          </table:table-cell>
          <table:table-cell office:value-type="string" table:style-name="ce1">
            <text:p>Inadequate</text:p>
          </table:table-cell>
          <table:table-cell office:value-type="string" table:style-name="ce1">
            <text:p>This is the second set of scores from a new FM contract in Asia Pacific with JLL. <text:s/>During the 6 month transition period (April 21 to Oct 21) we are working with JLL to validate the KPI scoring logic; calculation method; establish business rules and processes for each KPI to ensure accurate reporting and the integrity of the data. <text:s/>This is still in progress and the scores provided this quarter have been validated having set the outstanding MIs to Nil scores until the review is complete at the end of October 2021. <text:s/>Given this method of assessment JLL have met the required standard prior to sign off on the Transition Plan.</text:p>
          </table:table-cell>
          <table:table-cell table:number-columns-repeated="16375"/>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Facilities Management Asia Pacific</text:p>
          </table:table-cell>
          <table:table-cell office:value-type="string" table:style-name="ce1">
            <text:p>Jones Lang LaSalle Property Consultants Pte Ltd</text:p>
          </table:table-cell>
          <table:table-cell office:value-type="string" table:style-name="ce1">
            <text:p>User Experience <text:s/>(Customer satisfaction and Staff residential Property)</text:p>
            <text:p>This overall percentage is being measured based on a number of indicators within the contract<text:s/></text:p>
          </table:table-cell>
          <table:table-cell office:value-type="string" table:style-name="ce1">
            <text:p>95%</text:p>
          </table:table-cell>
          <table:table-cell office:value-type="string" table:style-name="ce1">
            <text:p>Inadequate</text:p>
          </table:table-cell>
          <table:table-cell office:value-type="string" table:style-name="ce1">
            <text:p>This is the second set of scores from a new FM contract in Asia Pacific with JLL. <text:s/>During the 6 month transition period (April 21 to Oct 21) we are working with JLL to validate the KPI scoring logic; calculation method; establish business rules and processes for each KPI to ensure accurate reporting and the integrity of the data. <text:s/>This is still in progress and the scores provided this quarter have been validated having set the outstanding MIs to Nil scores until the review is complete at the end of October 2021. <text:s/>Given this method of assessment JLL have met the required standard prior to sign off on the Transition Plan.</text:p>
          </table:table-cell>
          <table:table-cell table:number-columns-repeated="16375"/>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ECHO1 Global WAN, Voice and Video Framework Contract</text:p>
          </table:table-cell>
          <table:table-cell office:value-type="string" table:style-name="ce1">
            <text:p>Vodafone</text:p>
          </table:table-cell>
          <table:table-cell office:value-type="string" table:style-name="ce1">
            <text:p>Service availability - Gold (LAN)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string" table:style-name="ce1">
            <text:p>98.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ECHO1 Global WAN, Voice and Video Framework Contract</text:p>
          </table:table-cell>
          <table:table-cell office:value-type="string" table:style-name="ce1">
            <text:p>Vodafone</text:p>
          </table:table-cell>
          <table:table-cell office:value-type="string" table:style-name="ce1">
            <text:p>Service availability - Gold (Video)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ECHO1 Global WAN, Voice and Video Framework Contract</text:p>
          </table:table-cell>
          <table:table-cell office:value-type="string" table:style-name="ce1">
            <text:p>Vodafone</text:p>
          </table:table-cell>
          <table:table-cell office:value-type="string" table:style-name="ce1">
            <text:p>Service availability - Gold (WAN)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Framework Agreement for the provision of Service Management and Integration Services</text:p>
          </table:table-cell>
          <table:table-cell office:value-type="string" table:style-name="ce1">
            <text:p>BAE Applied Intelligence</text:p>
          </table:table-cell>
          <table:table-cell office:value-type="string" table:style-name="ce1">
            <text:p>CO10 001 Problem Resolution :</text:p>
            <text:p>% of Problem investigations complete within 91 Days (All suppliers)) Equals R/P x 100% where<text:s/></text:p>
            <text:p>P = Number of Problem records resolved or diagnosed in the Service Period.<text:s/></text:p>
            <text:p>R = Number of Problem records resolved or diagnosed within 91 days in the Service Period</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Framework Agreement for the provision of Service Management and Integration Services</text:p>
          </table:table-cell>
          <table:table-cell office:value-type="string" table:style-name="ce1">
            <text:p>BAE Applied Intelligence</text:p>
          </table:table-cell>
          <table:table-cell office:value-type="string" table:style-name="ce1">
            <text:p>CO11 001 Service Desk<text:s/></text:p>
            <text:p>call handling % of Service Desk calls answered within 30 seconds Equals B/C x 100% where B = Number of Calls answered within 30 seconds in the Service Period C = Number of Calls answered in the Service Period</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Framework Agreement for the provision of Service Management and Integration Services</text:p>
          </table:table-cell>
          <table:table-cell office:value-type="string" table:style-name="ce1">
            <text:p>BAE Applied Intelligence</text:p>
          </table:table-cell>
          <table:table-cell office:value-type="string" table:style-name="ce1">
            <text:p>CO11-016 Incident Sev 1 supplier management (Aggregate of Managed Suppliers view):<text:s/></text:p>
            <text:p>% of Sev 1 Incident tasks assigned to Managed Suppliers with SLAs that were resolved in the relevant Managed Supplier target time (If Managed Supplier targets or clock roles are miss-aligned, can only be reported if using ITSM System or using Managed Supplier reports) Equals A/B x 100%. Where : A = Number of Sev 1 Incident tasks assigned to Managed Suppliers with SLAs (that are not shorter than the overall target) that were resolved in the target time in the Service Period; <text:s/>B = Number of Sev 1 Incident tasks assigned to Managed Suppliers with SLAs (that are not shorter than the overall target) and are resolved in the Service Period</text:p>
          </table:table-cell>
          <table:table-cell office:value-type="string" table:style-name="ce1">
            <text:p>95.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Framework Agreement for the provision of Desktop Infrastructure Services</text:p>
          </table:table-cell>
          <table:table-cell office:value-type="string" table:style-name="ce1">
            <text:p>Computacenter (UK) Limited</text:p>
          </table:table-cell>
          <table:table-cell office:value-type="string" table:style-name="ce1">
            <text:p>Catalogue item completion (%) within agreed timeframes - A/B x 100</text:p>
            <text:p>A = Number of Catalogue Items completed within timeframe</text:p>
            <text:p>B = Number of Catalogue Items scheduled to be completed within timeframe</text:p>
            <text:p/>
          </table:table-cell>
          <table:table-cell office:value-type="string" table:style-name="ce1">
            <text:p>&gt;98%</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Framework Agreement for the provision of Desktop Infrastructure Services</text:p>
          </table:table-cell>
          <table:table-cell office:value-type="string" table:style-name="ce1">
            <text:p>Computacenter (UK) Limited</text:p>
          </table:table-cell>
          <table:table-cell office:value-type="string" table:style-name="ce1">
            <text:p>Incidents - Severity level 1 - Critical impact on Authority business, a fault or Problem that results in a complete system or Service Failure in a Core Service Group, which affects more than 20% of End Users at any of the main UK End User Sites; or 1 or more of the top 20 Posts; or 1 or more of the Temporary High Priority Posts<text:s/></text:p>
          </table:table-cell>
          <table:table-cell office:value-type="string" table:style-name="ce1">
            <text:p>2.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FCDO</text:p>
          </table:table-cell>
          <table:table-cell table:style-name="ce1"/>
          <table:table-cell office:value-type="string" table:style-name="ce1">
            <text:p>Framework Agreement for the provision of Desktop Infrastructure Services</text:p>
          </table:table-cell>
          <table:table-cell office:value-type="string" table:style-name="ce1">
            <text:p>Computacenter (UK) Limited</text:p>
          </table:table-cell>
          <table:table-cell office:value-type="string" table:style-name="ce1">
            <text:p>Incidents - Severity level 2 - Significant impact or disruption to Authority business, a fault or Problem that results in complete system or Service Failure of any Service Group which affects more than 20% of End Users at the main UK End User sites; 1 or more of the top 20 Posts; 1 or more of the Temporary High Priority Posts, a UK site (non-major), a department, or a Post (of more than 10 End Users).</text:p>
          </table:table-cell>
          <table:table-cell office:value-type="string" table:style-name="ce1">
            <text:p>2.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orporate Services</text:p>
          </table:table-cell>
          <table:table-cell office:value-type="string" table:style-name="ce1">
            <text:p>Debt Market Integrator</text:p>
          </table:table-cell>
          <table:table-cell office:value-type="string" table:style-name="ce1">
            <text:p>Indesser Limited</text:p>
          </table:table-cell>
          <table:table-cell office:value-type="string" table:style-name="ce1">
            <text:p>Count of accurate financial processing - no. of money transfers from the supplier to HMRC not processed at the right time and for the correct amount.</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orporate Services</text:p>
          </table:table-cell>
          <table:table-cell office:value-type="string" table:style-name="ce1">
            <text:p>Debt Market Integrator</text:p>
          </table:table-cell>
          <table:table-cell office:value-type="string" table:style-name="ce1">
            <text:p>Indesser Limited</text:p>
          </table:table-cell>
          <table:table-cell office:value-type="string" table:style-name="ce1">
            <text:p>Count of Breach's of Security -<text:s/></text:p>
            <text:p><text:s text:c="3"/>Report a Breach of Security to the Customer Representative through the incident reporting process, no later than 12 hours (24/7) after discovery.</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orporate Services</text:p>
          </table:table-cell>
          <table:table-cell office:value-type="string" table:style-name="ce1">
            <text:p>Debt Market Integrator</text:p>
          </table:table-cell>
          <table:table-cell office:value-type="string" table:style-name="ce1">
            <text:p>Indesser Limited</text:p>
          </table:table-cell>
          <table:table-cell office:value-type="string" table:style-name="ce1">
            <text:p>Percentage of Upheld Complaints - number of valid debtor complaints over a rolling 12 month period</text:p>
          </table:table-cell>
          <table:table-cell office:value-type="string" table:style-name="ce1">
            <text:p>0.0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DIO</text:p>
          </table:table-cell>
          <table:table-cell office:value-type="string" table:style-name="ce1">
            <text:p>Managed Desktop Service</text:p>
          </table:table-cell>
          <table:table-cell office:value-type="string" table:style-name="ce1">
            <text:p>Fujitsu</text:p>
          </table:table-cell>
          <table:table-cell office:value-type="string" table:style-name="ce1">
            <text:p>KPI 1-101 - For each device type, boot up time within agreed number of seconds (Desktop=55s, Laptop=30s, Tablet=10s)</text:p>
          </table:table-cell>
          <table:table-cell office:value-type="string" table:style-name="ce1">
            <text:p>=&gt;94.00%</text:p>
          </table:table-cell>
          <table:table-cell office:value-type="string" table:style-name="ce1">
            <text:p>No Data Recorded</text:p>
          </table:table-cell>
          <table:table-cell office:value-type="string" table:style-name="ce1">
            <text:p>A Microsoft update impacted the boot up time across all devices. As a result performance has not been monitored.</text:p>
          </table:table-cell>
          <table:table-cell table:number-columns-repeated="16375"/>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DIO</text:p>
          </table:table-cell>
          <table:table-cell office:value-type="string" table:style-name="ce1">
            <text:p>Managed Desktop Service</text:p>
          </table:table-cell>
          <table:table-cell office:value-type="string" table:style-name="ce1">
            <text:p>Fujitsu</text:p>
          </table:table-cell>
          <table:table-cell office:value-type="string" table:style-name="ce1">
            <text:p>KPI 1-102 - For each device type, Log-In time within agreed number of seconds (Desktop=55s, Laptop=30s, Tablet=20s)</text:p>
          </table:table-cell>
          <table:table-cell office:value-type="string" table:style-name="ce1">
            <text:p><text:s/>=&gt;94.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DIO</text:p>
          </table:table-cell>
          <table:table-cell office:value-type="string" table:style-name="ce1">
            <text:p>Managed Desktop Service</text:p>
          </table:table-cell>
          <table:table-cell office:value-type="string" table:style-name="ce1">
            <text:p>Fujitsu</text:p>
          </table:table-cell>
          <table:table-cell office:value-type="string" table:style-name="ce1">
            <text:p>KPI 9 - 904a<text:s/></text:p>
            <text:p>% of Services and % of Devices managed by the Supplier that can be contacted without manual intervention and patched to manufacturers specifications within 30 days of release, unless otherwise agreed with HMRC.</text:p>
          </table:table-cell>
          <table:table-cell office:value-type="string" table:style-name="ce1">
            <text:p><text:s/>=&gt;96.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Special Programmes</text:p>
          </table:table-cell>
          <table:table-cell office:value-type="string" table:style-name="ce1">
            <text:p>Help to Save</text:p>
          </table:table-cell>
          <table:table-cell office:value-type="string" table:style-name="ce1">
            <text:p>NS&amp;I</text:p>
          </table:table-cell>
          <table:table-cell office:value-type="string" table:style-name="ce1">
            <text:p>Calls Answered</text:p>
            <text:p>80% of calls answered within 20 seconds of a call becoming available</text:p>
          </table:table-cell>
          <table:table-cell office:value-type="string" table:style-name="ce1">
            <text:p>8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Special Programmes</text:p>
          </table:table-cell>
          <table:table-cell office:value-type="string" table:style-name="ce1">
            <text:p>Help to Save</text:p>
          </table:table-cell>
          <table:table-cell office:value-type="string" table:style-name="ce1">
            <text:p>NS&amp;I</text:p>
          </table:table-cell>
          <table:table-cell office:value-type="string" table:style-name="ce1">
            <text:p>Core Banking Service Availability</text:p>
            <text:p>% of the time core banking service is available and functioning within the remit of NS&amp;I control and within core hours</text:p>
          </table:table-cell>
          <table:table-cell office:value-type="string" table:style-name="ce1">
            <text:p>99.4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Special Programmes</text:p>
          </table:table-cell>
          <table:table-cell office:value-type="string" table:style-name="ce1">
            <text:p>Help to Save</text:p>
          </table:table-cell>
          <table:table-cell office:value-type="string" table:style-name="ce1">
            <text:p>NS&amp;I</text:p>
          </table:table-cell>
          <table:table-cell office:value-type="string" table:style-name="ce1">
            <text:p>Payment processing outbound via BACS</text:p>
            <text:p>% of BACS payments, file payments to customers (ad hoc &amp; maturity) payments accurately transmitted to BACS on the same working day for onward processing<text:s/></text:p>
          </table:table-cell>
          <table:table-cell office:value-type="string" table:style-name="ce1">
            <text:p>99.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Estates</text:p>
          </table:table-cell>
          <table:table-cell office:value-type="string" table:style-name="ce1">
            <text:p>Soft FM in the Newcastle Estate- SR93079100</text:p>
          </table:table-cell>
          <table:table-cell office:value-type="string" table:style-name="ce1">
            <text:p>Servest Group</text:p>
          </table:table-cell>
          <table:table-cell office:value-type="string" table:style-name="ce1">
            <text:p>All areas to satisfy the Cleaning Service requirements prior to the commencement of each Business day</text:p>
          </table:table-cell>
          <table:table-cell office:value-type="string" table:style-name="ce1">
            <text:p>100.00%</text:p>
          </table:table-cell>
          <table:table-cell office:value-type="string" table:style-name="ce1">
            <text:p>Requires Improvement</text:p>
          </table:table-cell>
          <table:table-cell office:value-type="string" table:style-name="ce1">
            <text:p>100% achieved in September following implemented action plan.</text:p>
          </table:table-cell>
          <table:table-cell table:number-columns-repeated="16375"/>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Estates</text:p>
          </table:table-cell>
          <table:table-cell office:value-type="string" table:style-name="ce1">
            <text:p>Soft FM in the Newcastle Estate- SR93079100</text:p>
          </table:table-cell>
          <table:table-cell office:value-type="string" table:style-name="ce1">
            <text:p>Servest Group</text:p>
          </table:table-cell>
          <table:table-cell office:value-type="string" table:style-name="ce1">
            <text:p>All requests will be responded to within the required timeframe and required standard as detailed within the Service Level Agreement</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Estates</text:p>
          </table:table-cell>
          <table:table-cell office:value-type="string" table:style-name="ce1">
            <text:p>Soft FM in the Newcastle Estate- SR93079100</text:p>
          </table:table-cell>
          <table:table-cell office:value-type="string" table:style-name="ce1">
            <text:p>Servest Group</text:p>
          </table:table-cell>
          <table:table-cell office:value-type="string" table:style-name="ce1">
            <text:p>Compliance with all relevant Statutory and Legislative Waste Regulation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orporate Services</text:p>
          </table:table-cell>
          <table:table-cell office:value-type="string" table:style-name="ce1">
            <text:p>Public Sector Resourcing SR135269294</text:p>
          </table:table-cell>
          <table:table-cell office:value-type="string" table:style-name="ce1">
            <text:p>ALEXANDER MANN SOLUTIONS LTD</text:p>
          </table:table-cell>
          <table:table-cell office:value-type="string" table:style-name="ce1">
            <text:p>Hiring Manager satisfaction based on a percentage of responses received - Target is 85%</text:p>
          </table:table-cell>
          <table:table-cell office:value-type="string" table:style-name="ce1">
            <text:p>8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orporate Services</text:p>
          </table:table-cell>
          <table:table-cell office:value-type="string" table:style-name="ce1">
            <text:p>Public Sector Resourcing SR135269294</text:p>
          </table:table-cell>
          <table:table-cell office:value-type="string" table:style-name="ce1">
            <text:p>ALEXANDER MANN SOLUTIONS LTD</text:p>
          </table:table-cell>
          <table:table-cell office:value-type="string" table:style-name="ce1">
            <text:p>Time from offer to onboard for all roles closed within quarter - Target is 10 day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orporate Services</text:p>
          </table:table-cell>
          <table:table-cell office:value-type="string" table:style-name="ce1">
            <text:p>Public Sector Resourcing SR135269294</text:p>
          </table:table-cell>
          <table:table-cell office:value-type="string" table:style-name="ce1">
            <text:p>ALEXANDER MANN SOLUTIONS LTD</text:p>
          </table:table-cell>
          <table:table-cell office:value-type="string" table:style-name="ce1">
            <text:p>Time from Offer to onboard - Number of days between approved requirement to offer made - Target 12 day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orporate Services</text:p>
          </table:table-cell>
          <table:table-cell office:value-type="string" table:style-name="ce1">
            <text:p>HMRC Scanning Services</text:p>
          </table:table-cell>
          <table:table-cell office:value-type="string" table:style-name="ce1">
            <text:p>EDM GROUP LTD</text:p>
          </table:table-cell>
          <table:table-cell office:value-type="string" table:style-name="ce1">
            <text:p>Evidential Scanning</text:p>
            <text:p>Material received from day 1 has to be successfully scanned and delivered to HMRC by the agreed operational business day.</text:p>
          </table:table-cell>
          <table:table-cell office:value-type="string" table:style-name="ce1">
            <text:p><text:s/>≥99.90% of material received by the supplier from day 1 has to be successfully scanned and delivered to the Authority by the agreed Operational Business Da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orporate Services</text:p>
          </table:table-cell>
          <table:table-cell office:value-type="string" table:style-name="ce1">
            <text:p>HMRC Scanning Services</text:p>
          </table:table-cell>
          <table:table-cell office:value-type="string" table:style-name="ce1">
            <text:p>EDM GROUP LTD</text:p>
          </table:table-cell>
          <table:table-cell office:value-type="string" table:style-name="ce1">
            <text:p>Non Structured Mail Scanning</text:p>
            <text:p>Correspondence received by 2pm is successfully scanned and delivered to HMRC by 2am the following operational business day</text:p>
          </table:table-cell>
          <table:table-cell office:value-type="string" table:style-name="ce1">
            <text:p>≥99.90% of successfully scanned images are delivered on the operational business day immediately following the Relevant Operational Business Da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orporate Services</text:p>
          </table:table-cell>
          <table:table-cell office:value-type="string" table:style-name="ce1">
            <text:p>HMRC Scanning Services</text:p>
          </table:table-cell>
          <table:table-cell office:value-type="string" table:style-name="ce1">
            <text:p>EDM GROUP LTD</text:p>
          </table:table-cell>
          <table:table-cell office:value-type="string" table:style-name="ce1">
            <text:p>Structured Mail Scanning</text:p>
            <text:p>Correspondence received by 2pm is successfully scanned and delivered to HMRC by 2am the following operational business day</text:p>
          </table:table-cell>
          <table:table-cell office:value-type="string" table:style-name="ce1">
            <text:p>≥99.90% of successfully scanned images are delivered on the operational business day immediately following the Relevant Operational Business Da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orporate Services</text:p>
          </table:table-cell>
          <table:table-cell office:value-type="string" table:style-name="ce1">
            <text:p>Internal Courier Service - SR48888431</text:p>
          </table:table-cell>
          <table:table-cell office:value-type="string" table:style-name="ce1">
            <text:p>ROYAL MAIL GROUP LTD</text:p>
          </table:table-cell>
          <table:table-cell office:value-type="string" table:style-name="ce1">
            <text:p>Cheque Performance: From the point of collection, on time delivery of scheduled cheque movements in accordance</text:p>
            <text:p>with Appendix C</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orporate Services</text:p>
          </table:table-cell>
          <table:table-cell office:value-type="string" table:style-name="ce1">
            <text:p>Internal Courier Service - SR48888431</text:p>
          </table:table-cell>
          <table:table-cell office:value-type="string" table:style-name="ce1">
            <text:p>ROYAL MAIL GROUP LTD</text:p>
          </table:table-cell>
          <table:table-cell office:value-type="string" table:style-name="ce1">
            <text:p>Next Working Day Delivery Timeliness: From the point of collection, secure, on time delivery of undamaged items, by the next working day</text:p>
            <text:p>For B2C (i.e. Royal Mail Special Delivery) this does not apply as under Royal Mail standard terms which offer a refund of the postage if the item was not delivered on time.</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orporate Services</text:p>
          </table:table-cell>
          <table:table-cell office:value-type="string" table:style-name="ce1">
            <text:p>Internal Courier Service - SR48888431</text:p>
          </table:table-cell>
          <table:table-cell office:value-type="string" table:style-name="ce1">
            <text:p>ROYAL MAIL GROUP LTD</text:p>
          </table:table-cell>
          <table:table-cell office:value-type="string" table:style-name="ce1">
            <text:p>Non-Cheque Performance: Collection and delivery punctuality excluding cheque run;</text:p>
            <text:p>i) Business Critical</text:p>
            <text:p>ii) Business Flexible</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orporate Services</text:p>
          </table:table-cell>
          <table:table-cell office:value-type="string" table:style-name="ce1">
            <text:p>HMRC Inland Pre-Clearance Logistics and Management Services SR139832259</text:p>
          </table:table-cell>
          <table:table-cell office:value-type="string" table:style-name="ce1">
            <text:p>Wincanton Group PLC</text:p>
          </table:table-cell>
          <table:table-cell office:value-type="string" table:style-name="ce1">
            <text:p>All goods, that are ready for collection at ports, are collected from port and delivered within contractual timeframes</text:p>
          </table:table-cell>
          <table:table-cell office:value-type="string" table:style-name="ce1">
            <text:p>99%</text:p>
          </table:table-cell>
          <table:table-cell office:value-type="string" table:style-name="ce1">
            <text:p>Inadequate</text:p>
          </table:table-cell>
          <table:table-cell office:value-type="string" table:style-name="ce1">
            <text:p>Remedial actions with timescales have been agreed and are currently being implemented</text:p>
          </table:table-cell>
          <table:table-cell table:number-columns-repeated="16375"/>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orporate Services</text:p>
          </table:table-cell>
          <table:table-cell office:value-type="string" table:style-name="ce1">
            <text:p>HMRC Inland Pre-Clearance Logistics and Management Services SR139832259</text:p>
          </table:table-cell>
          <table:table-cell office:value-type="string" table:style-name="ce1">
            <text:p>Wincanton Group PLC</text:p>
          </table:table-cell>
          <table:table-cell office:value-type="string" table:style-name="ce1">
            <text:p>All post inspection goods are collected and delivered within contractual timeframes</text:p>
          </table:table-cell>
          <table:table-cell office:value-type="string" table:style-name="ce1">
            <text:p>99%</text:p>
          </table:table-cell>
          <table:table-cell office:value-type="string" table:style-name="ce1">
            <text:p>Requires Improvement</text:p>
          </table:table-cell>
          <table:table-cell office:value-type="string" table:style-name="ce1">
            <text:p>Remedial actions with timescales have been agreed and are currently being implemented</text:p>
          </table:table-cell>
          <table:table-cell table:number-columns-repeated="16375"/>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orporate Services</text:p>
          </table:table-cell>
          <table:table-cell office:value-type="string" table:style-name="ce1">
            <text:p>HMRC Inland Pre-Clearance Logistics and Management Services SR139832259</text:p>
          </table:table-cell>
          <table:table-cell office:value-type="string" table:style-name="ce1">
            <text:p>Wincanton Group PLC</text:p>
          </table:table-cell>
          <table:table-cell office:value-type="string" table:style-name="ce1">
            <text:p>Following inspection, all goods, by volume of pallets, are re-packed in to containers, with any expections agreed by the Authority.<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Estates</text:p>
          </table:table-cell>
          <table:table-cell office:value-type="string" table:style-name="ce1">
            <text:p>HMRC Hard FM Central Area SR ( NA)</text:p>
          </table:table-cell>
          <table:table-cell office:value-type="string" table:style-name="ce1">
            <text:p>Servest Group</text:p>
          </table:table-cell>
          <table:table-cell office:value-type="string" table:style-name="ce1">
            <text:p>All Statutory requirements, timescales and assurance associated with maintenance of HMRC Buildings is achieved and audited</text:p>
          </table:table-cell>
          <table:table-cell office:value-type="string" table:style-name="ce1">
            <text:p>100.00%</text:p>
          </table:table-cell>
          <table:table-cell office:value-type="string" table:style-name="ce1">
            <text:p>Requires Improvement</text:p>
          </table:table-cell>
          <table:table-cell office:value-type="string" table:style-name="ce1">
            <text:p>Declining performance due to COVID pressures on resource and system upgrades in progress. KPI deductions applied and Action plans implemented. Performance has subsequently improved to required standard in Qtr 3</text:p>
          </table:table-cell>
          <table:table-cell table:number-columns-repeated="16375"/>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Estates</text:p>
          </table:table-cell>
          <table:table-cell office:value-type="string" table:style-name="ce1">
            <text:p>HMRC Hard FM Central Area SR ( NA)</text:p>
          </table:table-cell>
          <table:table-cell office:value-type="string" table:style-name="ce1">
            <text:p>Servest Group</text:p>
          </table:table-cell>
          <table:table-cell office:value-type="string" table:style-name="ce1">
            <text:p>customer Complaints acknowledged within [2] hours, updates provided within [24] hours with report and recommendations provided within [3] working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Estates</text:p>
          </table:table-cell>
          <table:table-cell office:value-type="string" table:style-name="ce1">
            <text:p>HMRC Hard FM Central Area SR ( NA)</text:p>
          </table:table-cell>
          <table:table-cell office:value-type="string" table:style-name="ce1">
            <text:p>Servest Group</text:p>
          </table:table-cell>
          <table:table-cell office:value-type="string" table:style-name="ce1">
            <text:p>Respond to reactive breakdowns in compliance with FM Delivery Response Times and Service Standard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Estates</text:p>
          </table:table-cell>
          <table:table-cell office:value-type="string" table:style-name="ce1">
            <text:p>HMRC Hard FM North Area SR (NA)</text:p>
          </table:table-cell>
          <table:table-cell office:value-type="string" table:style-name="ce1">
            <text:p>Bellrock Property &amp; Facilities Management Limited</text:p>
          </table:table-cell>
          <table:table-cell office:value-type="string" table:style-name="ce1">
            <text:p>All Statutory requirements, timescales and assurance associated with maintenance of HMRC Buildings is achieved and audited</text:p>
          </table:table-cell>
          <table:table-cell office:value-type="string" table:style-name="ce1">
            <text:p>100.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Estates</text:p>
          </table:table-cell>
          <table:table-cell office:value-type="string" table:style-name="ce1">
            <text:p>HMRC Hard FM North Area SR (NA)</text:p>
          </table:table-cell>
          <table:table-cell office:value-type="string" table:style-name="ce1">
            <text:p>Bellrock Property &amp; Facilities Management Limited</text:p>
          </table:table-cell>
          <table:table-cell office:value-type="string" table:style-name="ce1">
            <text:p>customer Complaints acknowledged within [2] hours, updates provided within [24] hours with report and recommendations provided within [3] working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Estates</text:p>
          </table:table-cell>
          <table:table-cell office:value-type="string" table:style-name="ce1">
            <text:p>HMRC Hard FM North Area SR (NA)</text:p>
          </table:table-cell>
          <table:table-cell office:value-type="string" table:style-name="ce1">
            <text:p>Bellrock Property &amp; Facilities Management Limited</text:p>
          </table:table-cell>
          <table:table-cell office:value-type="string" table:style-name="ce1">
            <text:p>Respond to reactive breakdowns in compliance with FM Delivery Response Times and Service Standards</text:p>
          </table:table-cell>
          <table:table-cell office:value-type="string" table:style-name="ce1">
            <text:p>95.00%</text:p>
          </table:table-cell>
          <table:table-cell office:value-type="string" table:style-name="ce1">
            <text:p>Approaching Target</text:p>
          </table:table-cell>
          <table:table-cell office:value-type="string" table:style-name="ce1">
            <text:p>September score achieved good target.</text:p>
          </table:table-cell>
          <table:table-cell table:number-columns-repeated="16375"/>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Estates</text:p>
          </table:table-cell>
          <table:table-cell office:value-type="string" table:style-name="ce1">
            <text:p>HMRC Hard FM South Area SR124070642</text:p>
          </table:table-cell>
          <table:table-cell office:value-type="string" table:style-name="ce1">
            <text:p>SES (Engineering Services) Ltd</text:p>
          </table:table-cell>
          <table:table-cell office:value-type="string" table:style-name="ce1">
            <text:p>All Statutory requirements, timescales and assurance associated with maintenance of HMRC Buildings is achieved and audited</text:p>
          </table:table-cell>
          <table:table-cell office:value-type="string" table:style-name="ce1">
            <text:p>100.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Estates</text:p>
          </table:table-cell>
          <table:table-cell office:value-type="string" table:style-name="ce1">
            <text:p>HMRC Hard FM South Area SR124070642</text:p>
          </table:table-cell>
          <table:table-cell office:value-type="string" table:style-name="ce1">
            <text:p>SES (Engineering Services) Ltd</text:p>
          </table:table-cell>
          <table:table-cell office:value-type="string" table:style-name="ce1">
            <text:p>Customer Complaints acknowledged within [2] hours, updates provided within [24] hours with report and recommendations provided within [3] working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Estates</text:p>
          </table:table-cell>
          <table:table-cell office:value-type="string" table:style-name="ce1">
            <text:p>HMRC Hard FM South Area SR124070642</text:p>
          </table:table-cell>
          <table:table-cell office:value-type="string" table:style-name="ce1">
            <text:p>SES (Engineering Services) Ltd</text:p>
          </table:table-cell>
          <table:table-cell office:value-type="string" table:style-name="ce1">
            <text:p>Respond to reactive breakdowns in compliance with FM Delivery Response Times and Service Standards</text:p>
          </table:table-cell>
          <table:table-cell office:value-type="string" table:style-name="ce1">
            <text:p>95.00%</text:p>
          </table:table-cell>
          <table:table-cell office:value-type="string" table:style-name="ce1">
            <text:p>Requires Improvement</text:p>
          </table:table-cell>
          <table:table-cell office:value-type="string" table:style-name="ce1">
            <text:p>Declining performance due to COVID pressures on resource and system upgrades in progress. KPI deductions were applied, and issues escalated to Quarterly SSRM Strategic meeting, with Action Plan subsequently agreed. Significant improvements in KPI</text:p>
          </table:table-cell>
          <table:table-cell table:number-columns-repeated="16375"/>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Estates</text:p>
          </table:table-cell>
          <table:table-cell office:value-type="string" table:style-name="ce1">
            <text:p>HMRC Soft FM North Area SR124080136</text:p>
          </table:table-cell>
          <table:table-cell office:value-type="string" table:style-name="ce1">
            <text:p>Servest Group</text:p>
          </table:table-cell>
          <table:table-cell office:value-type="string" table:style-name="ce1">
            <text:p>All areas to satisfy the Cleaning Service requirements, including the provision of consumables, for duration of Operational Hour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Estates</text:p>
          </table:table-cell>
          <table:table-cell office:value-type="string" table:style-name="ce1">
            <text:p>HMRC Soft FM North Area SR124080136</text:p>
          </table:table-cell>
          <table:table-cell office:value-type="string" table:style-name="ce1">
            <text:p>Servest Group</text:p>
          </table:table-cell>
          <table:table-cell office:value-type="string" table:style-name="ce1">
            <text:p>Customer Complaints acknowledged within [2] hours, updates provided within [24] hours with report and recommendations provided within [3] working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Estates</text:p>
          </table:table-cell>
          <table:table-cell office:value-type="string" table:style-name="ce1">
            <text:p>HMRC Soft FM North Area SR124080136</text:p>
          </table:table-cell>
          <table:table-cell office:value-type="string" table:style-name="ce1">
            <text:p>Servest Group</text:p>
          </table:table-cell>
          <table:table-cell office:value-type="string" table:style-name="ce1">
            <text:p>Provide all planned waste collections in accordance with the requirements of the Contract. No instances of failure to demonstrate compliance with Statutory and Legislative Waste Requirement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Estates</text:p>
          </table:table-cell>
          <table:table-cell office:value-type="string" table:style-name="ce1">
            <text:p>HMRC Soft FM Services Central SR (NA)</text:p>
          </table:table-cell>
          <table:table-cell office:value-type="string" table:style-name="ce1">
            <text:p>Sodexo Limited</text:p>
          </table:table-cell>
          <table:table-cell office:value-type="string" table:style-name="ce1">
            <text:p>All areas to satisfy the Cleaning Service requirements, including the provision of consumables, for duration of Operational Hour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Estates</text:p>
          </table:table-cell>
          <table:table-cell office:value-type="string" table:style-name="ce1">
            <text:p>HMRC Soft FM Services Central SR (NA)</text:p>
          </table:table-cell>
          <table:table-cell office:value-type="string" table:style-name="ce1">
            <text:p>Sodexo Limited</text:p>
          </table:table-cell>
          <table:table-cell office:value-type="string" table:style-name="ce1">
            <text:p>Customer Complaints acknowledged within [2] hours, updates provided within [24] hours with report and recommendations provided within [3] working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Estates</text:p>
          </table:table-cell>
          <table:table-cell office:value-type="string" table:style-name="ce1">
            <text:p>HMRC Soft FM Services Central SR (NA)</text:p>
          </table:table-cell>
          <table:table-cell office:value-type="string" table:style-name="ce1">
            <text:p>Sodexo Limited</text:p>
          </table:table-cell>
          <table:table-cell office:value-type="string" table:style-name="ce1">
            <text:p>Provide all planned waste collections in accordance with the requirements of the Contract. No instances of failure to demonstrate compliance with Statutory and Legislative Waste Requirement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Estates</text:p>
          </table:table-cell>
          <table:table-cell office:value-type="string" table:style-name="ce1">
            <text:p>HMRC Soft FM Services South Area SR (NA)</text:p>
          </table:table-cell>
          <table:table-cell office:value-type="string" table:style-name="ce1">
            <text:p>Sodexo Limited</text:p>
          </table:table-cell>
          <table:table-cell office:value-type="string" table:style-name="ce1">
            <text:p>All areas to satisfy the Cleaning Service requirements, including the provision of consumables, for duration of Operational Hour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Estates</text:p>
          </table:table-cell>
          <table:table-cell office:value-type="string" table:style-name="ce1">
            <text:p>HMRC Soft FM Services South Area SR (NA)</text:p>
          </table:table-cell>
          <table:table-cell office:value-type="string" table:style-name="ce1">
            <text:p>Sodexo Limited</text:p>
          </table:table-cell>
          <table:table-cell office:value-type="string" table:style-name="ce1">
            <text:p>Customer Complaints acknowledged within [2] hours, updates provided within [24] hours with report and recommendations provided within [3] working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Estates</text:p>
          </table:table-cell>
          <table:table-cell office:value-type="string" table:style-name="ce1">
            <text:p>HMRC Soft FM Services South Area SR (NA)</text:p>
          </table:table-cell>
          <table:table-cell office:value-type="string" table:style-name="ce1">
            <text:p>Sodexo Limited</text:p>
          </table:table-cell>
          <table:table-cell office:value-type="string" table:style-name="ce1">
            <text:p>Provide all planned waste collections in accordance with the requirements of the Contract. No instances of failure to demonstrate compliance with Statutory and Legislative Waste Requirement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Estates</text:p>
          </table:table-cell>
          <table:table-cell office:value-type="string" table:style-name="ce1">
            <text:p>Security Services</text:p>
          </table:table-cell>
          <table:table-cell office:value-type="string" table:style-name="ce1">
            <text:p>Mitie</text:p>
          </table:table-cell>
          <table:table-cell office:value-type="string" table:style-name="ce1">
            <text:p>All statutory requirements, timescales and assurance associated with delivery of Security Services including assets are achieved and audite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Estates</text:p>
          </table:table-cell>
          <table:table-cell office:value-type="string" table:style-name="ce1">
            <text:p>Security Services</text:p>
          </table:table-cell>
          <table:table-cell office:value-type="string" table:style-name="ce1">
            <text:p>Mitie</text:p>
          </table:table-cell>
          <table:table-cell office:value-type="string" table:style-name="ce1">
            <text:p>In collaboration with HMRC Estates Security team, develop, implement and maintain Security Services Operational Protocols, Service Delivery Plans and Physical Security Risks Assessments at HMRC location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Estates</text:p>
          </table:table-cell>
          <table:table-cell office:value-type="string" table:style-name="ce1">
            <text:p>Security Services</text:p>
          </table:table-cell>
          <table:table-cell office:value-type="string" table:style-name="ce1">
            <text:p>Mitie</text:p>
          </table:table-cell>
          <table:table-cell office:value-type="string" table:style-name="ce1">
            <text:p>Respond to and rectify all security incidents in accordance with the maximum permitted response and completion times within contractual requiremen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FIS</text:p>
          </table:table-cell>
          <table:table-cell office:value-type="string" table:style-name="ce1">
            <text:p>HMRC Airwave Solutions Radios contract</text:p>
          </table:table-cell>
          <table:table-cell office:value-type="string" table:style-name="ce1">
            <text:p>AIRWAVE SOLUTIONS LTD</text:p>
          </table:table-cell>
          <table:table-cell office:value-type="string" table:style-name="ce1">
            <text:p>Network availability % at all sites 24/7</text:p>
          </table:table-cell>
          <table:table-cell office:value-type="string" table:style-name="ce1">
            <text:p>99.74%</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FIS</text:p>
          </table:table-cell>
          <table:table-cell office:value-type="string" table:style-name="ce1">
            <text:p>HMRC Airwave Solutions Radios contract</text:p>
          </table:table-cell>
          <table:table-cell office:value-type="string" table:style-name="ce1">
            <text:p>AIRWAVE SOLUTIONS LTD</text:p>
          </table:table-cell>
          <table:table-cell office:value-type="string" table:style-name="ce1">
            <text:p>Network fault clearances for all sites within 8 hour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Accenture</text:p>
          </table:table-cell>
          <table:table-cell office:value-type="string" table:style-name="ce1">
            <text:p>[ID 1] Availability of HMRC IT Systems (Single Applications)</text:p>
          </table:table-cell>
          <table:table-cell office:value-type="string" table:style-name="ce1">
            <text:p>[Target Service Level]</text:p>
            <text:p>Gold</text:p>
            <text:p>All applications in Delivery Group meet or exceed Availability Target of 99.9% within Working Hours and 99.6% within the Service Hours<text:s/></text:p>
            <text:p/>
            <text:p>Silver</text:p>
            <text:p>All applications in Delivery Group meet or exceed Availability Target of 99% within Working Hours and 98.7% within the Service Hours<text:s/></text:p>
            <text:p/>
            <text:p>Bronze</text:p>
            <text:p>All applications in Delivery Group meet or exceed Availability Target of 98% within Working Hours and 97.7% within the Service Hours</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Accenture</text:p>
          </table:table-cell>
          <table:table-cell office:value-type="string" table:style-name="ce1">
            <text:p>[ID 12] Timely and effective response to identified security vulnerabilities as outlined in the contract</text:p>
          </table:table-cell>
          <table:table-cell office:value-type="string" table:style-name="ce1">
            <text:p>[Target Service Level]</text:p>
            <text:p>(i) No more than two (2) mitigation plan actions not complete by target date; and</text:p>
            <text:p>(ii) No live services/applications without current accreditation or waiv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Accenture</text:p>
          </table:table-cell>
          <table:table-cell office:value-type="string" table:style-name="ce1">
            <text:p>[ID 3] Incident Resolution Times Priority 1 and 2 Incidents</text:p>
            <text:p/>
            <text:p>Priority 1 Incident definition:<text:s/></text:p>
            <text:p>50% + users unable to access a national service; or incorrect output likely to mislead the public.</text:p>
            <text:p/>
            <text:p>Priority 2 Incident definition:<text:s/></text:p>
            <text:p>10 to 50% of users unable to access a national service, business critical function unavailable or working incorrectly, overnight processing fails to update non business critical data or failure of printed output to the public.</text:p>
          </table:table-cell>
          <table:table-cell office:value-type="string" table:style-name="ce1">
            <text:p>[Target Service Level]</text:p>
            <text:p/>
            <text:p>Priority 1</text:p>
            <text:p>All Incidents but one (1) are Resolved within the baseline target Resolution Time of four (4) Service Hours</text:p>
            <text:p>No Incident takes longer than the extended target Resolution Time of eight (8) Service Hours</text:p>
            <text:p/>
            <text:p>Priority 2</text:p>
            <text:p>All Incidents but two (2) are Resolved within the baseline target Resolution Time of (8) Service Hours</text:p>
            <text:p>No Incident takes longer than the extended target Resolution Time of twelve (12) Service Hours to Resolve</text:p>
          </table:table-cell>
          <table:table-cell office:value-type="string" table:style-name="ce1">
            <text:p>Other - Consider returned</text:p>
          </table:table-cell>
          <table:table-cell office:value-type="string" table:style-name="ce1">
            <text:p>No P1 or P2 incidents during Q2</text:p>
          </table:table-cell>
          <table:table-cell table:number-columns-repeated="16375"/>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orporate Services</text:p>
          </table:table-cell>
          <table:table-cell office:value-type="string" table:style-name="ce1">
            <text:p>HMRC Customer Communications</text:p>
          </table:table-cell>
          <table:table-cell office:value-type="string" table:style-name="ce1">
            <text:p>Communisis</text:p>
          </table:table-cell>
          <table:table-cell office:value-type="string" table:style-name="ce1">
            <text:p>All date specific print outputs are passed to the postal service provider in accordance with the Dispatch Profile.</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orporate Services</text:p>
          </table:table-cell>
          <table:table-cell office:value-type="string" table:style-name="ce1">
            <text:p>HMRC Customer Communications</text:p>
          </table:table-cell>
          <table:table-cell office:value-type="string" table:style-name="ce1">
            <text:p>Communisis</text:p>
          </table:table-cell>
          <table:table-cell office:value-type="string" table:style-name="ce1">
            <text:p>All files received after 6am printed and output to postal service provider on or before following operational business day. All remaining files are printed and output to postal service provider within following 2 operational business days</text:p>
          </table:table-cell>
          <table:table-cell office:value-type="string" table:style-name="ce1">
            <text:p>99.99%</text:p>
          </table:table-cell>
          <table:table-cell office:value-type="string" table:style-name="ce1">
            <text:p>Other - Consider returned</text:p>
          </table:table-cell>
          <table:table-cell office:value-type="string" table:style-name="ce1">
            <text:p>No files received after 6am during Q2</text:p>
          </table:table-cell>
          <table:table-cell table:number-columns-repeated="16375"/>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orporate Services</text:p>
          </table:table-cell>
          <table:table-cell office:value-type="string" table:style-name="ce1">
            <text:p>HMRC Customer Communications</text:p>
          </table:table-cell>
          <table:table-cell office:value-type="string" table:style-name="ce1">
            <text:p>Communisis</text:p>
          </table:table-cell>
          <table:table-cell office:value-type="string" table:style-name="ce1">
            <text:p>All files received before 6am printed and output to postal service provider on operational business day. All remaining files to be printed and handed to following operational business day</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Estates</text:p>
          </table:table-cell>
          <table:table-cell office:value-type="string" table:style-name="ce1">
            <text:p>Newcastle Estate Partnership (PFI)</text:p>
          </table:table-cell>
          <table:table-cell office:value-type="string" table:style-name="ce1">
            <text:p>Newcastle Estate Partnership</text:p>
          </table:table-cell>
          <table:table-cell office:value-type="string" table:style-name="ce1">
            <text:p>All Planned Maintenance tasks completed within contractual timeframes.</text:p>
          </table:table-cell>
          <table:table-cell office:value-type="string" table:style-name="ce1">
            <text:p>9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Estates</text:p>
          </table:table-cell>
          <table:table-cell office:value-type="string" table:style-name="ce1">
            <text:p>Newcastle Estate Partnership (PFI)</text:p>
          </table:table-cell>
          <table:table-cell office:value-type="string" table:style-name="ce1">
            <text:p>Newcastle Estate Partnership</text:p>
          </table:table-cell>
          <table:table-cell office:value-type="string" table:style-name="ce1">
            <text:p>Availability Regime: 100% availability of Office accommodation for Business use by Building occupant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Estates</text:p>
          </table:table-cell>
          <table:table-cell office:value-type="string" table:style-name="ce1">
            <text:p>Newcastle Estate Partnership (PFI)</text:p>
          </table:table-cell>
          <table:table-cell office:value-type="string" table:style-name="ce1">
            <text:p>Newcastle Estate Partnership</text:p>
          </table:table-cell>
          <table:table-cell office:value-type="string" table:style-name="ce1">
            <text:p>Response to all reactive Maintenance requests achieved within contractual timeframes.</text:p>
          </table:table-cell>
          <table:table-cell office:value-type="string" table:style-name="ce1">
            <text:p>96.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Capgemini UK plc</text:p>
          </table:table-cell>
          <table:table-cell office:value-type="string" table:style-name="ce1">
            <text:p>Core Business Platforms: Availability - Portfolio (ID 1)</text:p>
            <text:p/>
            <text:p>To meet this Service Level, the Supplier must achieve the requirements set out in (i) and (ii) and (iii) below:</text:p>
            <text:p/>
            <text:p>(i) the agreed percentage of the applications in the Delivery Group meet or exceed the Availability Target for the Target Service Level, as set by the Service Level Category;<text:s/></text:p>
            <text:p>(ii) the average Availability of all applications within each Service Level Category meets or exceeds the Average Availability Target for the Target Service Level, as set by the Service Level Category; and</text:p>
            <text:p>(iii) each application in the Delivery Group meets or exceeds the Minimum Availability Target for the Target Service Level, as set by the Service Level Category (Gold, Silver, Bronze)</text:p>
          </table:table-cell>
          <table:table-cell office:value-type="string" table:style-name="ce1">
            <text:p>Target Service Level:</text:p>
            <text:p>Gold Service Level Category:</text:p>
            <text:p>(i) 80% of applications in Delivery Group meet or exceed Availability Target of 99.9%</text:p>
            <text:p>(ii) Average Availability Target = 99.93%</text:p>
            <text:p>(iii) Minimum Availability Target 99%</text:p>
            <text:p/>
            <text:p>Silver Service Level Category:</text:p>
            <text:p>(i) 80% of applications in Delivery Group meet or exceed Availability Target of 99%</text:p>
            <text:p>(ii) Average Availability Target = 99.3%</text:p>
            <text:p>(iii) Minimum Availability Target = 97.5%</text:p>
            <text:p/>
            <text:p>Bronze Service Level Category:</text:p>
            <text:p>(i) 80% of applications in Delivery Group meet or exceed Availability Target of 98%</text:p>
            <text:p>(ii) Average Availability Target = 98.5%</text:p>
            <text:p>(iii) Minimum Availability Target = 96%</text:p>
            <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Capgemini UK plc</text:p>
          </table:table-cell>
          <table:table-cell office:value-type="string" table:style-name="ce1">
            <text:p>Data Analytics: Availability - Portfolio (ID 28)</text:p>
            <text:p/>
            <text:p>To meet this Service Level, the Supplier must achieve the requirements set out in (i) and <text:s/>(ii) and (iii) below:</text:p>
            <text:p>(i)<text:tab/>the agreed percentage of the applications in the Delivery Group meet or exceed the Availability Target for the Target Service Level, as set by the Service Level Category;<text:s/></text:p>
            <text:p>(ii)<text:tab/>the average Availability of all applications within each Service Level Category meets or exceeds the Average Availability Target for the Target Service Level, as set by the Service Level Category; and</text:p>
            <text:p>(iii)<text:tab/>each application in the Delivery Group meets or exceeds the Minimum Availability Target for the Target Service Level, as set by the Service Level Category (Gold, Silver, Bronze).</text:p>
            <text:p/>
          </table:table-cell>
          <table:table-cell office:value-type="string" table:style-name="ce1">
            <text:p>Target Service Level</text:p>
            <text:p/>
            <text:p>Gold Service Level Category:</text:p>
            <text:p>(i) 80% of applications in Delivery Group meet or exceed Availability Target of 99.9%</text:p>
            <text:p>(ii) Average Availability Target = 99.93%</text:p>
            <text:p>(iii) Minimum Availability Target 99%</text:p>
            <text:p/>
            <text:p>Silver Service Level Category:</text:p>
            <text:p>(i) 80% of applications in Delivery Group meet or exceed Availability Target of 99%</text:p>
            <text:p>(ii) Average Availability Target = 99.3%</text:p>
            <text:p>(iii) Minimum Availability Target = 97.5%</text:p>
            <text:p/>
            <text:p>Bronze Service Level Category:</text:p>
            <text:p>(i) 80% of applications in Delivery Group meet or exceed Availability Target of 98%</text:p>
            <text:p>(ii) Average Availability Target = 98.5%</text:p>
            <text:p>(iii) Minimum Availability Target = 96%</text:p>
            <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Capgemini UK plc</text:p>
          </table:table-cell>
          <table:table-cell office:value-type="string" table:style-name="ce1">
            <text:p>SAP: Availability - Single Applications (ID13)</text:p>
            <text:p/>
            <text:p>To meet this Service Level, the Supplier must achieve the requirements set out below:</text:p>
            <text:p>(i)<text:tab/>each application in the Delivery Group meets or exceeds the Minimum Availability Target for the Target Service Level, as set by the Service Level Category (Gold, Silver, Bronze).</text:p>
            <text:p/>
          </table:table-cell>
          <table:table-cell office:value-type="string" table:style-name="ce1">
            <text:p>Target Service Level:</text:p>
            <text:p/>
            <text:p>Gold Service Level Category</text:p>
            <text:p>All applications in Delivery Group meet or exceed Availability Target of 99.9%</text:p>
            <text:p/>
            <text:p>Silver Service Level Category</text:p>
            <text:p>All applications in Delivery Group meet or exceed Availability Target of 99%</text:p>
            <text:p/>
            <text:p>Bronze Service Level Category</text:p>
            <text:p>All applications in Delivery Group meet or exceed Availability Target of 98%</text:p>
            <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DIO</text:p>
          </table:table-cell>
          <table:table-cell office:value-type="string" table:style-name="ce1">
            <text:p>HMRC_AWS006 Compute (OGVA)</text:p>
          </table:table-cell>
          <table:table-cell office:value-type="string" table:style-name="ce1">
            <text:p>Amazon Web Services, Inc.</text:p>
          </table:table-cell>
          <table:table-cell office:value-type="string" table:style-name="ce1">
            <text:p>Availability on Storage 24/7 - measuring the connectivity to the virtual storage devices.</text:p>
          </table:table-cell>
          <table:table-cell office:value-type="string" table:style-name="ce1">
            <text:p>99.99%</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DIO</text:p>
          </table:table-cell>
          <table:table-cell office:value-type="string" table:style-name="ce1">
            <text:p>HMRC_AWS006 Compute (OGVA)</text:p>
          </table:table-cell>
          <table:table-cell office:value-type="string" table:style-name="ce1">
            <text:p>Amazon Web Services, Inc.</text:p>
          </table:table-cell>
          <table:table-cell office:value-type="string" table:style-name="ce1">
            <text:p>Availability on Virtual Machines 24/7 - measuring the availability of the virtual servers processing the data stored.</text:p>
          </table:table-cell>
          <table:table-cell office:value-type="string" table:style-name="ce1">
            <text:p>100.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DIO</text:p>
          </table:table-cell>
          <table:table-cell office:value-type="string" table:style-name="ce1">
            <text:p>HMRC_AWS006 Compute (OGVA)</text:p>
          </table:table-cell>
          <table:table-cell office:value-type="string" table:style-name="ce1">
            <text:p>Amazon Web Services, Inc.</text:p>
          </table:table-cell>
          <table:table-cell office:value-type="string" table:style-name="ce1">
            <text:p>Relational database service availability 24/7</text:p>
          </table:table-cell>
          <table:table-cell office:value-type="string" table:style-name="ce1">
            <text:p>99.99%</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Fujitsu</text:p>
          </table:table-cell>
          <table:table-cell office:value-type="string" table:style-name="ce1">
            <text:p>Availability (24/7) of Schedule 2 S18 FAST DB virtual environment - a measure of availability of the virtual database environment.</text:p>
          </table:table-cell>
          <table:table-cell office:value-type="string" table:style-name="ce1">
            <text:p>&gt;=99.95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Fujitsu</text:p>
          </table:table-cell>
          <table:table-cell office:value-type="string" table:style-name="ce1">
            <text:p>Availability (24/7) of Schedule 2 S18 FAST P virtual environment (private cloud environment that provides virtual computer power).</text:p>
          </table:table-cell>
          <table:table-cell office:value-type="string" table:style-name="ce1">
            <text:p>&gt;=99.990%</text:p>
          </table:table-cell>
          <table:table-cell office:value-type="string" table:style-name="ce1">
            <text:p>Approaching Target</text:p>
          </table:table-cell>
          <table:table-cell table:number-columns-repeated="16376"/>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Fujitsu</text:p>
          </table:table-cell>
          <table:table-cell office:value-type="string" table:style-name="ce1">
            <text:p>Availability (24/7) of the Schedule 2 S04 physical infrastructure - Measure of availability for a physical compute environment (servers on which data and applications are hosted)</text:p>
          </table:table-cell>
          <table:table-cell office:value-type="string" table:style-name="ce1">
            <text:p>&gt;=99.97%</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Special Programmes</text:p>
          </table:table-cell>
          <table:table-cell office:value-type="string" table:style-name="ce1">
            <text:p>Tax Free Childcare</text:p>
          </table:table-cell>
          <table:table-cell office:value-type="string" table:style-name="ce1">
            <text:p>NS&amp;I</text:p>
          </table:table-cell>
          <table:table-cell office:value-type="string" table:style-name="ce1">
            <text:p>Calls Answered</text:p>
            <text:p>80% of calls answered within 20 seconds of a call becoming available</text:p>
          </table:table-cell>
          <table:table-cell office:value-type="string" table:style-name="ce1">
            <text:p>80.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Special Programmes</text:p>
          </table:table-cell>
          <table:table-cell office:value-type="string" table:style-name="ce1">
            <text:p>Tax Free Childcare</text:p>
          </table:table-cell>
          <table:table-cell office:value-type="string" table:style-name="ce1">
            <text:p>NS&amp;I</text:p>
          </table:table-cell>
          <table:table-cell office:value-type="string" table:style-name="ce1">
            <text:p>Payment to Parents</text:p>
            <text:p>% of deposits made into relevant childcare account are visible on the day of deposit</text:p>
          </table:table-cell>
          <table:table-cell office:value-type="string" table:style-name="ce1">
            <text:p>97.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Special Programmes</text:p>
          </table:table-cell>
          <table:table-cell office:value-type="string" table:style-name="ce1">
            <text:p>Tax Free Childcare</text:p>
          </table:table-cell>
          <table:table-cell office:value-type="string" table:style-name="ce1">
            <text:p>NS&amp;I</text:p>
          </table:table-cell>
          <table:table-cell office:value-type="string" table:style-name="ce1">
            <text:p>Website Availability<text:s/></text:p>
            <text:p>% of time the Childcare Service website is available 24/7</text:p>
          </table:table-cell>
          <table:table-cell office:value-type="string" table:style-name="ce1">
            <text:p>99.4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DIO</text:p>
          </table:table-cell>
          <table:table-cell office:value-type="string" table:style-name="ce1">
            <text:p>BT WAN Services</text:p>
          </table:table-cell>
          <table:table-cell office:value-type="string" table:style-name="ce1">
            <text:p>BT PLC</text:p>
          </table:table-cell>
          <table:table-cell office:value-type="string" table:style-name="ce1">
            <text:p>Network availability for Category B sites - HMRC Offices operating Mon - Fri 0800 – 1800</text:p>
          </table:table-cell>
          <table:table-cell office:value-type="string" table:style-name="ce1">
            <text:p>99.9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DIO</text:p>
          </table:table-cell>
          <table:table-cell office:value-type="string" table:style-name="ce1">
            <text:p>BT WAN Services</text:p>
          </table:table-cell>
          <table:table-cell office:value-type="string" table:style-name="ce1">
            <text:p>BT PLC</text:p>
          </table:table-cell>
          <table:table-cell office:value-type="string" table:style-name="ce1">
            <text:p>Network availability for Category C sites - HMRC offices operating 24/7</text:p>
          </table:table-cell>
          <table:table-cell office:value-type="string" table:style-name="ce1">
            <text:p>99.9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HMRC</text:p>
          </table:table-cell>
          <table:table-cell office:value-type="string" table:style-name="ce1">
            <text:p>CDIO</text:p>
          </table:table-cell>
          <table:table-cell office:value-type="string" table:style-name="ce1">
            <text:p>BT WAN Services</text:p>
          </table:table-cell>
          <table:table-cell office:value-type="string" table:style-name="ce1">
            <text:p>BT PLC</text:p>
          </table:table-cell>
          <table:table-cell office:value-type="string" table:style-name="ce1">
            <text:p>Network availability for Category D sites - HMRC Regional Centres and Core Network provision operating 24/7</text:p>
          </table:table-cell>
          <table:table-cell office:value-type="string" table:style-name="ce1">
            <text:p>99.9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HMT</text:p>
          </table:table-cell>
          <table:table-cell office:value-type="string" table:style-name="ce1">
            <text:p>Public Spending</text:p>
          </table:table-cell>
          <table:table-cell office:value-type="string" table:style-name="ce1">
            <text:p>OSCAR II</text:p>
          </table:table-cell>
          <table:table-cell office:value-type="string" table:style-name="ce1">
            <text:p>Deloitte</text:p>
          </table:table-cell>
          <table:table-cell office:value-type="string" table:style-name="ce1">
            <text:p>Application availability / uptime (during business hours only: between 08:00 and 18:00 (UK time) Monday to Friday excluding Public Holidays (England))</text:p>
          </table:table-cell>
          <table:table-cell office:value-type="string" table:style-name="ce1">
            <text:p>100%</text:p>
          </table:table-cell>
          <table:table-cell office:value-type="string" table:style-name="ce1">
            <text:p>Requires Improvement</text:p>
          </table:table-cell>
          <table:table-cell office:value-type="string" table:style-name="ce1">
            <text:p>Cause of issue has been indentified. Change implemented to rectify the issue.</text:p>
          </table:table-cell>
          <table:table-cell table:number-columns-repeated="16375"/>
        </table:table-row>
        <table:table-row table:style-name="ro1">
          <table:table-cell office:value-type="string" table:style-name="ce1">
            <text:p>FY21-22 Q2 Jul-Aug-Sep</text:p>
          </table:table-cell>
          <table:table-cell office:value-type="string" table:style-name="ce1">
            <text:p>HMT</text:p>
          </table:table-cell>
          <table:table-cell office:value-type="string" table:style-name="ce1">
            <text:p>Public Spending</text:p>
          </table:table-cell>
          <table:table-cell office:value-type="string" table:style-name="ce1">
            <text:p>OSCAR II</text:p>
          </table:table-cell>
          <table:table-cell office:value-type="string" table:style-name="ce1">
            <text:p>Deloitte</text:p>
          </table:table-cell>
          <table:table-cell office:value-type="string" table:style-name="ce1">
            <text:p>Number of Priority 1 incidents not resolved within target resolution time (2 hours)</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T</text:p>
          </table:table-cell>
          <table:table-cell office:value-type="string" table:style-name="ce1">
            <text:p>Public Spending</text:p>
          </table:table-cell>
          <table:table-cell office:value-type="string" table:style-name="ce1">
            <text:p>OSCAR II</text:p>
          </table:table-cell>
          <table:table-cell office:value-type="string" table:style-name="ce1">
            <text:p>Deloitte</text:p>
          </table:table-cell>
          <table:table-cell office:value-type="string" table:style-name="ce1">
            <text:p>Number of Priority 2 incidents not resolved within target resolution time (8 hours)</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T</text:p>
          </table:table-cell>
          <table:table-cell office:value-type="string" table:style-name="ce1">
            <text:p>Corporate Centre</text:p>
          </table:table-cell>
          <table:table-cell office:value-type="string" table:style-name="ce1">
            <text:p>Core IT Services</text:p>
          </table:table-cell>
          <table:table-cell office:value-type="string" table:style-name="ce1">
            <text:p>NTT</text:p>
          </table:table-cell>
          <table:table-cell office:value-type="string" table:style-name="ce1">
            <text:p>End to end availability of the Critical Servic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T</text:p>
          </table:table-cell>
          <table:table-cell office:value-type="string" table:style-name="ce1">
            <text:p>Corporate Centre</text:p>
          </table:table-cell>
          <table:table-cell office:value-type="string" table:style-name="ce1">
            <text:p>Core IT Services</text:p>
          </table:table-cell>
          <table:table-cell office:value-type="string" table:style-name="ce1">
            <text:p>NTT</text:p>
          </table:table-cell>
          <table:table-cell office:value-type="string" table:style-name="ce1">
            <text:p>Incident management service - Priority Level 1 and Priority Level 2 resolution within target times. </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T</text:p>
          </table:table-cell>
          <table:table-cell office:value-type="string" table:style-name="ce1">
            <text:p>Corporate Centre</text:p>
          </table:table-cell>
          <table:table-cell office:value-type="string" table:style-name="ce1">
            <text:p>Core IT Services</text:p>
          </table:table-cell>
          <table:table-cell office:value-type="string" table:style-name="ce1">
            <text:p>NTT</text:p>
          </table:table-cell>
          <table:table-cell office:value-type="string" table:style-name="ce1">
            <text:p>User accounts and accounts management service - Account creation and closure times and certain access right changes meet agreed target times.</text:p>
          </table:table-cell>
          <table:table-cell office:value-type="string" table:style-name="ce1">
            <text:p>98%</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T</text:p>
          </table:table-cell>
          <table:table-cell office:value-type="string" table:style-name="ce1">
            <text:p>Corporate Centre</text:p>
          </table:table-cell>
          <table:table-cell office:value-type="string" table:style-name="ce1">
            <text:p>Exchequer Partnership</text:p>
          </table:table-cell>
          <table:table-cell office:value-type="string" table:style-name="ce1">
            <text:p>Exchequer Partnership PLC</text:p>
          </table:table-cell>
          <table:table-cell office:value-type="string" table:style-name="ce1">
            <text:p>Prevent unauthorised access – A record of each incident of unauthorised access is logged, with a calculation in the contract applied to determine the financial penalty.</text:p>
          </table:table-cell>
          <table:table-cell office:value-type="string" table:style-name="ce1">
            <text:p>20/2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T</text:p>
          </table:table-cell>
          <table:table-cell office:value-type="string" table:style-name="ce1">
            <text:p>Corporate Centre</text:p>
          </table:table-cell>
          <table:table-cell office:value-type="string" table:style-name="ce1">
            <text:p>Exchequer Partnership</text:p>
          </table:table-cell>
          <table:table-cell office:value-type="string" table:style-name="ce1">
            <text:p>Exchequer Partnership PLC</text:p>
          </table:table-cell>
          <table:table-cell office:value-type="string" table:style-name="ce1">
            <text:p>Reporting/meetings to comply with the output brief/project agreement<text:s/></text:p>
            <text:p/>
            <text:p/>
          </table:table-cell>
          <table:table-cell office:value-type="string" table:style-name="ce1">
            <text:p>20/2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T</text:p>
          </table:table-cell>
          <table:table-cell office:value-type="string" table:style-name="ce1">
            <text:p>Corporate Centre</text:p>
          </table:table-cell>
          <table:table-cell office:value-type="string" table:style-name="ce1">
            <text:p>Exchequer Partnership</text:p>
          </table:table-cell>
          <table:table-cell office:value-type="string" table:style-name="ce1">
            <text:p>Exchequer Partnership PLC</text:p>
          </table:table-cell>
          <table:table-cell office:value-type="string" table:style-name="ce1">
            <text:p>Unavailability of Buildings across the 1 Horse Guards Rd Estate<text:s/></text:p>
            <text:p/>
            <text:p/>
            <text:p/>
            <text:p/>
          </table:table-cell>
          <table:table-cell office:value-type="string" table:style-name="ce1">
            <text:p>0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T</text:p>
          </table:table-cell>
          <table:table-cell office:value-type="string" table:style-name="ce1">
            <text:p>Corporate Centre</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Fieldglass requirement portal availability (working hours): System available 09:00 - 17:00 onl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T</text:p>
          </table:table-cell>
          <table:table-cell office:value-type="string" table:style-name="ce1">
            <text:p>Corporate Centre</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Hiring manager satisfaction</text:p>
          </table:table-cell>
          <table:table-cell office:value-type="string" table:style-name="ce1">
            <text:p>85%</text:p>
          </table:table-cell>
          <table:table-cell office:value-type="string" table:style-name="ce1">
            <text:p>Inadequate</text:p>
          </table:table-cell>
          <table:table-cell office:value-type="string" table:style-name="ce1">
            <text:p>Delays occurred with the provision of feedback in this reporting period. Engagement increased with stakeholders to rectify the issue.</text:p>
          </table:table-cell>
          <table:table-cell table:number-columns-repeated="16375"/>
        </table:table-row>
        <table:table-row table:style-name="ro1">
          <table:table-cell office:value-type="string" table:style-name="ce1">
            <text:p>FY21-22 Q2 Jul-Aug-Sep</text:p>
          </table:table-cell>
          <table:table-cell office:value-type="string" table:style-name="ce1">
            <text:p>HMT</text:p>
          </table:table-cell>
          <table:table-cell office:value-type="string" table:style-name="ce1">
            <text:p>Corporate Centre</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from requirement being approved in supplier portal to Offer being made</text:p>
          </table:table-cell>
          <table:table-cell office:value-type="string" table:style-name="ce1">
            <text:p>12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T</text:p>
          </table:table-cell>
          <table:table-cell office:value-type="string" table:style-name="ce1">
            <text:p>Fiscal</text:p>
          </table:table-cell>
          <table:table-cell office:value-type="string" table:style-name="ce1">
            <text:p>Supply of UK Coinage and Related Services</text:p>
          </table:table-cell>
          <table:table-cell office:value-type="string" table:style-name="ce1">
            <text:p>Royal Mint</text:p>
          </table:table-cell>
          <table:table-cell office:value-type="string" table:style-name="ce1">
            <text:p>Forecast demand for new circulating coin from cash industry vs actual demand</text:p>
          </table:table-cell>
          <table:table-cell office:value-type="string" table:style-name="ce1">
            <text:p>99%</text:p>
          </table:table-cell>
          <table:table-cell office:value-type="string" table:style-name="ce1">
            <text:p>Other - Consider returned</text:p>
          </table:table-cell>
          <table:table-cell office:value-type="string" table:style-name="ce1">
            <text:p>This KPI is not being applied at this time. Due to rapidly changing patterns in demand for the supply of new coins caused by COVID-19, flexibility has been given to the cash centres run by banks to allow them to order outside of the forecasted demand. Reporting against this KPI will be reintroduced in the next quater.<text:s/></text:p>
          </table:table-cell>
          <table:table-cell table:number-columns-repeated="16375"/>
        </table:table-row>
        <table:table-row table:style-name="ro1">
          <table:table-cell office:value-type="string" table:style-name="ce1">
            <text:p>FY21-22 Q2 Jul-Aug-Sep</text:p>
          </table:table-cell>
          <table:table-cell office:value-type="string" table:style-name="ce1">
            <text:p>HMT</text:p>
          </table:table-cell>
          <table:table-cell office:value-type="string" table:style-name="ce1">
            <text:p>Fiscal</text:p>
          </table:table-cell>
          <table:table-cell office:value-type="string" table:style-name="ce1">
            <text:p>Supply of UK Coinage and Related Services</text:p>
          </table:table-cell>
          <table:table-cell office:value-type="string" table:style-name="ce1">
            <text:p>Royal Mint</text:p>
          </table:table-cell>
          <table:table-cell office:value-type="string" table:style-name="ce1">
            <text:p>Management of UK coin account in line with agreed targets set out in the service agreeme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T</text:p>
          </table:table-cell>
          <table:table-cell office:value-type="string" table:style-name="ce1">
            <text:p>Fiscal</text:p>
          </table:table-cell>
          <table:table-cell office:value-type="string" table:style-name="ce1">
            <text:p>Supply of UK Coinage and Related Services</text:p>
          </table:table-cell>
          <table:table-cell office:value-type="string" table:style-name="ce1">
            <text:p>Royal Mint</text:p>
          </table:table-cell>
          <table:table-cell office:value-type="string" table:style-name="ce1">
            <text:p>Service level agreement breaches against agreed targe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T</text:p>
          </table:table-cell>
          <table:table-cell office:value-type="string" table:style-name="ce1">
            <text:p>Corporate Centre</text:p>
          </table:table-cell>
          <table:table-cell office:value-type="string" table:style-name="ce1">
            <text:p>ePurchasing Card Solution</text:p>
          </table:table-cell>
          <table:table-cell office:value-type="string" table:style-name="ce1">
            <text:p>RBS</text:p>
          </table:table-cell>
          <table:table-cell office:value-type="string" table:style-name="ce1">
            <text:p>New or replacement Payment Cards (and PINs) dispatched within 5 Working Days of receip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T</text:p>
          </table:table-cell>
          <table:table-cell office:value-type="string" table:style-name="ce1">
            <text:p>Corporate Centre</text:p>
          </table:table-cell>
          <table:table-cell office:value-type="string" table:style-name="ce1">
            <text:p>ePurchasing Card Solution</text:p>
          </table:table-cell>
          <table:table-cell office:value-type="string" table:style-name="ce1">
            <text:p>RBS</text:p>
          </table:table-cell>
          <table:table-cell office:value-type="string" table:style-name="ce1">
            <text:p>Online programme management tool system availability: Portal available 24/7</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MT</text:p>
          </table:table-cell>
          <table:table-cell office:value-type="string" table:style-name="ce1">
            <text:p>Corporate Centre</text:p>
          </table:table-cell>
          <table:table-cell office:value-type="string" table:style-name="ce1">
            <text:p>ePurchasing Card Solution</text:p>
          </table:table-cell>
          <table:table-cell office:value-type="string" table:style-name="ce1">
            <text:p>RBS</text:p>
          </table:table-cell>
          <table:table-cell office:value-type="string" table:style-name="ce1">
            <text:p>The facility for reporting lost or stolen payment cards via the emergency helpline shall be open 24 hours a day, every day of the year.</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Passport Production and Associated Services Agreement (Thales DIS Ltd)</text:p>
          </table:table-cell>
          <table:table-cell office:value-type="string" table:style-name="ce1">
            <text:p>Thales DIS UK Ltd</text:p>
          </table:table-cell>
          <table:table-cell office:value-type="string" table:style-name="ce1">
            <text:p>The percentage volume of Packaged Passports issued in accordance with the specified criteria, over a monthly period</text:p>
          </table:table-cell>
          <table:table-cell office:value-type="string" table:style-name="ce1">
            <text:p>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Passport Production and Associated Services Agreement (Thales DIS Ltd)</text:p>
          </table:table-cell>
          <table:table-cell office:value-type="string" table:style-name="ce1">
            <text:p>Thales DIS UK Ltd</text:p>
          </table:table-cell>
          <table:table-cell office:value-type="string" table:style-name="ce1">
            <text:p>The percentage volume of requested 24 hour Passports which were personalised and issued Ready for Collection by Secure Delivery provider within 24 hours, over a monthly period</text:p>
          </table:table-cell>
          <table:table-cell office:value-type="string" table:style-name="ce1">
            <text:p>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Passport Production and Associated Services Agreement (Thales DIS Ltd)</text:p>
          </table:table-cell>
          <table:table-cell office:value-type="string" table:style-name="ce1">
            <text:p>Thales DIS UK Ltd</text:p>
          </table:table-cell>
          <table:table-cell office:value-type="string" table:style-name="ce1">
            <text:p>The percentage volume of requested 48 hour Passports which were personalised and issued Ready for Collection by Secure delivery provider within 48 hours, over a monthly period.<text:s/></text:p>
          </table:table-cell>
          <table:table-cell office:value-type="string" table:style-name="ce1">
            <text:p>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2020 Modern Slavery Victim Care</text:p>
          </table:table-cell>
          <table:table-cell office:value-type="string" table:style-name="ce1">
            <text:p>The Salvation Army</text:p>
          </table:table-cell>
          <table:table-cell office:value-type="string" table:style-name="ce1">
            <text:p>All Service Users have a Journey Plan in place within 5 days of their Initial Risk Assessment taking place. The Journey Plan should be a living document and updated at a minimum monthl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2020 Modern Slavery Victim Care</text:p>
          </table:table-cell>
          <table:table-cell office:value-type="string" table:style-name="ce1">
            <text:p>The Salvation Army</text:p>
          </table:table-cell>
          <table:table-cell office:value-type="string" table:style-name="ce1">
            <text:p>At the end of the Move-On Period (excluding Service Users receiving Extended Move-on Support), the Service User achieves at a minimum one of the following outcomes a-d: a) Moves into own accommodation, including Local Authority accommodation, private rented and/or with family/friend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2020 Modern Slavery Victim Care</text:p>
          </table:table-cell>
          <table:table-cell office:value-type="string" table:style-name="ce1">
            <text:p>The Salvation Army</text:p>
          </table:table-cell>
          <table:table-cell office:value-type="string" table:style-name="ce1">
            <text:p>Service Users requiring Accommodation enter safe Accommodation within 8 hours of the need for Accommodation being identified (i.e. within 8 hours of Initial Risk Assessment, or the point at which the need is identified if it is later)</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AIRE - Advice Issue Reporting and Eligibility</text:p>
          </table:table-cell>
          <table:table-cell office:value-type="string" table:style-name="ce1">
            <text:p>Migrant Help</text:p>
          </table:table-cell>
          <table:table-cell office:value-type="string" table:style-name="ce1">
            <text:p>Call waiting times - percentage answered within accepted timeframes</text:p>
          </table:table-cell>
          <table:table-cell office:value-type="string" table:style-name="ce1">
            <text:p>90.00%</text:p>
          </table:table-cell>
          <table:table-cell office:value-type="string" table:style-name="ce1">
            <text:p>Inadequate</text:p>
          </table:table-cell>
          <table:table-cell office:value-type="string" table:style-name="ce1">
            <text:p>All organisation supporting asylum seekers have been significantly impacted by the pandemic and the unprecedented asylum intake. It is acknowledged that the perfomance is outside the KPI, however this is being addressed through a structured remedial plan.</text:p>
          </table:table-cell>
          <table:table-cell table:number-columns-repeated="16375"/>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AIRE - Advice Issue Reporting and Eligibility</text:p>
          </table:table-cell>
          <table:table-cell office:value-type="string" table:style-name="ce1">
            <text:p>Migrant Help</text:p>
          </table:table-cell>
          <table:table-cell office:value-type="string" table:style-name="ce1">
            <text:p>Complaints resolution - percentage closed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AIRE - Advice Issue Reporting and Eligibility</text:p>
          </table:table-cell>
          <table:table-cell office:value-type="string" table:style-name="ce1">
            <text:p>Migrant Help</text:p>
          </table:table-cell>
          <table:table-cell office:value-type="string" table:style-name="ce1">
            <text:p>Completion and Submission of S95 Eligibility Documentation</text:p>
          </table:table-cell>
          <table:table-cell office:value-type="string" table:style-name="ce1">
            <text:p>5 days</text:p>
          </table:table-cell>
          <table:table-cell office:value-type="string" table:style-name="ce1">
            <text:p>Inadequate</text:p>
          </table:table-cell>
          <table:table-cell office:value-type="string" table:style-name="ce1">
            <text:p>All organisation supporting asylum seekers have been significantly impacted by the pandemic and the unprecedented asylum intake. It is acknowledged that the perfomance is outside the KPI, however this is being addressed through a structured remedial plan.</text:p>
          </table:table-cell>
          <table:table-cell table:number-columns-repeated="16375"/>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AASC NEYH - Asylum Accommodation &amp; Support Services Contract NEYH</text:p>
          </table:table-cell>
          <table:table-cell office:value-type="string" table:style-name="ce1">
            <text:p>Mears Limited</text:p>
          </table:table-cell>
          <table:table-cell office:value-type="string" table:style-name="ce1">
            <text:p>Accommodation Proposals - percentage submitted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AASC NEYH - Asylum Accommodation &amp; Support Services Contract NEYH</text:p>
          </table:table-cell>
          <table:table-cell office:value-type="string" table:style-name="ce1">
            <text:p>Mears Limited</text:p>
          </table:table-cell>
          <table:table-cell office:value-type="string" table:style-name="ce1">
            <text:p>Move-in Services - percentage inductions carried out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AASC NEYH - Asylum Accommodation &amp; Support Services Contract NEYH</text:p>
          </table:table-cell>
          <table:table-cell office:value-type="string" table:style-name="ce1">
            <text:p>Mears Limited</text:p>
          </table:table-cell>
          <table:table-cell office:value-type="string" table:style-name="ce1">
            <text:p>Percentage of maintenance issues resolved within contractual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AASC Ni - Asylum Accommodation &amp; Support Services Contract NI</text:p>
          </table:table-cell>
          <table:table-cell office:value-type="string" table:style-name="ce1">
            <text:p>Mears Limited</text:p>
          </table:table-cell>
          <table:table-cell office:value-type="string" table:style-name="ce1">
            <text:p>Accommodation Proposals - percentage submitted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AASC Ni - Asylum Accommodation &amp; Support Services Contract NI</text:p>
          </table:table-cell>
          <table:table-cell office:value-type="string" table:style-name="ce1">
            <text:p>Mears Limited</text:p>
          </table:table-cell>
          <table:table-cell office:value-type="string" table:style-name="ce1">
            <text:p>Move-in Services - percentage inductions carried out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AASC Ni - Asylum Accommodation &amp; Support Services Contract NI</text:p>
          </table:table-cell>
          <table:table-cell office:value-type="string" table:style-name="ce1">
            <text:p>Mears Limited</text:p>
          </table:table-cell>
          <table:table-cell office:value-type="string" table:style-name="ce1">
            <text:p>Percentage of maintenance issues resolved within contractual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AASC Scotland - Asylum Accommodation &amp; Support Services Contract Scotland</text:p>
          </table:table-cell>
          <table:table-cell office:value-type="string" table:style-name="ce1">
            <text:p>Mears Limited</text:p>
          </table:table-cell>
          <table:table-cell office:value-type="string" table:style-name="ce1">
            <text:p>Accommodation Proposals - percentage submitted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AASC Scotland - Asylum Accommodation &amp; Support Services Contract Scotland</text:p>
          </table:table-cell>
          <table:table-cell office:value-type="string" table:style-name="ce1">
            <text:p>Mears Limited</text:p>
          </table:table-cell>
          <table:table-cell office:value-type="string" table:style-name="ce1">
            <text:p>Move-in Services - percentage inductions carried out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AASC Scotland - Asylum Accommodation &amp; Support Services Contract Scotland</text:p>
          </table:table-cell>
          <table:table-cell office:value-type="string" table:style-name="ce1">
            <text:p>Mears Limited</text:p>
          </table:table-cell>
          <table:table-cell office:value-type="string" table:style-name="ce1">
            <text:p>Percentage of maintenance issues resolved within contractual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AASC NW - Asylum Accommodation &amp; Support Services Contract NW</text:p>
          </table:table-cell>
          <table:table-cell office:value-type="string" table:style-name="ce1">
            <text:p>Serco Limited</text:p>
          </table:table-cell>
          <table:table-cell office:value-type="string" table:style-name="ce1">
            <text:p>Accommodation Proposals - percentage submitted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AASC NW - Asylum Accommodation &amp; Support Services Contract NW</text:p>
          </table:table-cell>
          <table:table-cell office:value-type="string" table:style-name="ce1">
            <text:p>Serco Limited</text:p>
          </table:table-cell>
          <table:table-cell office:value-type="string" table:style-name="ce1">
            <text:p>Move-in Services - percentage inductions carried out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AASC NW - Asylum Accommodation &amp; Support Services Contract NW</text:p>
          </table:table-cell>
          <table:table-cell office:value-type="string" table:style-name="ce1">
            <text:p>Serco Limited</text:p>
          </table:table-cell>
          <table:table-cell office:value-type="string" table:style-name="ce1">
            <text:p>Percentage of maintenance issues resolved within contractual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AASC South - Asylum Accommodation &amp; Support Services Contract South</text:p>
          </table:table-cell>
          <table:table-cell office:value-type="string" table:style-name="ce1">
            <text:p>Clearsprings Ready Homes Ltd</text:p>
          </table:table-cell>
          <table:table-cell office:value-type="string" table:style-name="ce1">
            <text:p>Move-in Services - percentage inductions carried out within accepted timeframes</text:p>
          </table:table-cell>
          <table:table-cell office:value-type="string" table:style-name="ce1">
            <text:p>98%</text:p>
          </table:table-cell>
          <table:table-cell office:value-type="string" table:style-name="ce1">
            <text:p>Good</text:p>
          </table:table-cell>
          <table:table-cell office:value-type="string" table:style-name="ce1">
            <text:p>Performance remains not agreed</text:p>
          </table:table-cell>
          <table:table-cell table:number-columns-repeated="16375"/>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AASC Wales - Asylum Accommodation &amp; Support Services Contract Wales</text:p>
          </table:table-cell>
          <table:table-cell office:value-type="string" table:style-name="ce1">
            <text:p>Clearsprings Ready Homes Ltd</text:p>
          </table:table-cell>
          <table:table-cell office:value-type="string" table:style-name="ce1">
            <text:p>Accommodation Proposals - percentage submitted within accepted timeframes</text:p>
          </table:table-cell>
          <table:table-cell office:value-type="string" table:style-name="ce1">
            <text:p>98%</text:p>
          </table:table-cell>
          <table:table-cell office:value-type="string" table:style-name="ce1">
            <text:p>Good</text:p>
          </table:table-cell>
          <table:table-cell office:value-type="string" table:style-name="ce1">
            <text:p>Performance remains not agreed</text:p>
          </table:table-cell>
          <table:table-cell table:number-columns-repeated="16375"/>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AASC Wales - Asylum Accommodation &amp; Support Services Contract Wales</text:p>
          </table:table-cell>
          <table:table-cell office:value-type="string" table:style-name="ce1">
            <text:p>Clearsprings Ready Homes Ltd</text:p>
          </table:table-cell>
          <table:table-cell office:value-type="string" table:style-name="ce1">
            <text:p>Move-in Services - percentage inductions carried out within accepted timeframes</text:p>
          </table:table-cell>
          <table:table-cell office:value-type="string" table:style-name="ce1">
            <text:p>100%</text:p>
          </table:table-cell>
          <table:table-cell office:value-type="string" table:style-name="ce1">
            <text:p>Good</text:p>
          </table:table-cell>
          <table:table-cell office:value-type="string" table:style-name="ce1">
            <text:p>Performance remains not agreed</text:p>
          </table:table-cell>
          <table:table-cell table:number-columns-repeated="16375"/>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AASC Wales - Asylum Accommodation &amp; Support Services Contract Wales</text:p>
          </table:table-cell>
          <table:table-cell office:value-type="string" table:style-name="ce1">
            <text:p>Clearsprings Ready Homes Ltd</text:p>
          </table:table-cell>
          <table:table-cell office:value-type="string" table:style-name="ce1">
            <text:p>Percentage of maintenance issues resolved within contractual timeframes</text:p>
          </table:table-cell>
          <table:table-cell office:value-type="string" table:style-name="ce1">
            <text:p>100%</text:p>
          </table:table-cell>
          <table:table-cell office:value-type="string" table:style-name="ce1">
            <text:p>Good</text:p>
          </table:table-cell>
          <table:table-cell office:value-type="string" table:style-name="ce1">
            <text:p>Performance remains not agreed</text:p>
          </table:table-cell>
          <table:table-cell table:number-columns-repeated="16375"/>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Single Non-Emergency (101)</text:p>
          </table:table-cell>
          <table:table-cell office:value-type="string" table:style-name="ce1">
            <text:p>Vodafone Limited</text:p>
          </table:table-cell>
          <table:table-cell office:value-type="string" table:style-name="ce1">
            <text:p>Call directed to police system</text:p>
          </table:table-cell>
          <table:table-cell office:value-type="string" table:style-name="ce1">
            <text:p>98.00%</text:p>
          </table:table-cell>
          <table:table-cell office:value-type="string" table:style-name="ce1">
            <text:p>Requires Improvement</text:p>
          </table:table-cell>
          <table:table-cell office:value-type="string" table:style-name="ce1">
            <text:p>Increase in calls coming over VoIP (Voice over Internet Protocol) has increased the demand on supplier operators. Remediation activities completed Sep/Oct.</text:p>
          </table:table-cell>
          <table:table-cell table:number-columns-repeated="16375"/>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Single Non-Emergency (101)</text:p>
          </table:table-cell>
          <table:table-cell office:value-type="string" table:style-name="ce1">
            <text:p>Vodafone Limited</text:p>
          </table:table-cell>
          <table:table-cell office:value-type="string" table:style-name="ce1">
            <text:p>Incident Resolution within service level agreement</text:p>
          </table:table-cell>
          <table:table-cell office:value-type="string" table:style-name="ce1">
            <text:p>99.7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Single Non-Emergency (101)</text:p>
          </table:table-cell>
          <table:table-cell office:value-type="string" table:style-name="ce1">
            <text:p>Vodafone Limited</text:p>
          </table:table-cell>
          <table:table-cell office:value-type="string" table:style-name="ce1">
            <text:p>Platform availability (24/7/365)</text:p>
          </table:table-cell>
          <table:table-cell office:value-type="string" table:style-name="ce1">
            <text:p>99.4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Application and Enrolment Agreement</text:p>
          </table:table-cell>
          <table:table-cell office:value-type="string" table:style-name="ce1">
            <text:p>CSC Computer Sciences Limited</text:p>
          </table:table-cell>
          <table:table-cell office:value-type="string" table:style-name="ce1">
            <text:p>The percentage of Severity 1 incidents resolved within 4 Operating Hours for the affected service over a monthly period, that are closed within the measurement period.</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Application and Enrolment Agreement</text:p>
          </table:table-cell>
          <table:table-cell office:value-type="string" table:style-name="ce1">
            <text:p>CSC Computer Sciences Limited</text:p>
          </table:table-cell>
          <table:table-cell office:value-type="string" table:style-name="ce1">
            <text:p>The percentage of time the Application Management System (used for the production and issuing of passports to UK citizens) is available for user access and use over a monthly period for New Service Components only.</text:p>
          </table:table-cell>
          <table:table-cell office:value-type="string" table:style-name="ce1">
            <text:p>99.7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Application and Enrolment Agreement</text:p>
          </table:table-cell>
          <table:table-cell office:value-type="string" table:style-name="ce1">
            <text:p>CSC Computer Sciences Limited</text:p>
          </table:table-cell>
          <table:table-cell office:value-type="string" table:style-name="ce1">
            <text:p>The percentage of total requests over a monthly period where the response time for the Application Management System (including all New Service Components under the Suppliers responsibility, excluding LAN) to display data (stored in AMS or WIP store) following a request is equal to or less than the specified 95%</text:p>
          </table:table-cell>
          <table:table-cell office:value-type="string" table:style-name="ce1">
            <text:p>95.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Application and Enrolement BPO Service Agreement</text:p>
          </table:table-cell>
          <table:table-cell office:value-type="string" table:style-name="ce1">
            <text:p>Sopra Steria Ltd</text:p>
          </table:table-cell>
          <table:table-cell office:value-type="string" table:style-name="ce1">
            <text:p>Applications over a monthly period for Fast Track and Fast Tack Collect where Applications are delivered to HMPO within ten (10) Operating Hours of being cashiered</text:p>
          </table:table-cell>
          <table:table-cell office:value-type="string" table:style-name="ce1">
            <text:p>99.8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Application and Enrolement BPO Service Agreement</text:p>
          </table:table-cell>
          <table:table-cell office:value-type="string" table:style-name="ce1">
            <text:p>Sopra Steria Ltd</text:p>
          </table:table-cell>
          <table:table-cell office:value-type="string" table:style-name="ce1">
            <text:p>Applications over a monthly period where Standard Applications are delivered to HMPO within two (2) Operating Days of mailbag delivery time</text:p>
          </table:table-cell>
          <table:table-cell office:value-type="string" table:style-name="ce1">
            <text:p>99.8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Application and Enrolement BPO Service Agreement</text:p>
          </table:table-cell>
          <table:table-cell office:value-type="string" table:style-name="ce1">
            <text:p>Sopra Steria Ltd</text:p>
          </table:table-cell>
          <table:table-cell office:value-type="string" table:style-name="ce1">
            <text:p>Premium Applications over a monthly period where applications are delivered to HMPO within one Operating Hour of being cashiered</text:p>
          </table:table-cell>
          <table:table-cell office:value-type="string" table:style-name="ce1">
            <text:p>99.8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Next Generation Outsourced Visa services</text:p>
          </table:table-cell>
          <table:table-cell office:value-type="string" table:style-name="ce1">
            <text:p>VFS Worldwide Holdings</text:p>
          </table:table-cell>
          <table:table-cell office:value-type="string" table:style-name="ce1">
            <text:p>Appointment Availability – percentage of customers with appointments within 5 working days, or the next centre opening cycle</text:p>
          </table:table-cell>
          <table:table-cell office:value-type="string" table:style-name="ce1">
            <text:p>99.4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Next Generation Outsourced Visa services</text:p>
          </table:table-cell>
          <table:table-cell office:value-type="string" table:style-name="ce1">
            <text:p>VFS Worldwide Holdings</text:p>
          </table:table-cell>
          <table:table-cell office:value-type="string" table:style-name="ce1">
            <text:p>Appointment Turnaround time – average time in minutes for customers to be serviced/processed</text:p>
          </table:table-cell>
          <table:table-cell office:value-type="string" table:style-name="ce1">
            <text:p>&lt;=45 mins</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Next Generation Outsourced Visa services</text:p>
          </table:table-cell>
          <table:table-cell office:value-type="string" table:style-name="ce1">
            <text:p>VFS Worldwide Holdings</text:p>
          </table:table-cell>
          <table:table-cell office:value-type="string" table:style-name="ce1">
            <text:p>Complaints Management – percentage of complaints reviewed, declared and acknowledged within 10 working days</text:p>
          </table:table-cell>
          <table:table-cell office:value-type="string" table:style-name="ce1">
            <text:p>98.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Next Generation Outsourced Visa services</text:p>
          </table:table-cell>
          <table:table-cell office:value-type="string" table:style-name="ce1">
            <text:p>Teleperformance Ltd</text:p>
          </table:table-cell>
          <table:table-cell office:value-type="string" table:style-name="ce1">
            <text:p>Appointment Availability – percentage of customers with appointments within 5 working days, or the next centre opening cycle</text:p>
          </table:table-cell>
          <table:table-cell office:value-type="string" table:style-name="ce1">
            <text:p>99.4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Next Generation Outsourced Visa services</text:p>
          </table:table-cell>
          <table:table-cell office:value-type="string" table:style-name="ce1">
            <text:p>Teleperformance Ltd</text:p>
          </table:table-cell>
          <table:table-cell office:value-type="string" table:style-name="ce1">
            <text:p>Appointment Turnaround time – average time in minutes for customers to be serviced/processed</text:p>
          </table:table-cell>
          <table:table-cell office:value-type="string" table:style-name="ce1">
            <text:p>&lt;=45 mins</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Next Generation Outsourced Visa services</text:p>
          </table:table-cell>
          <table:table-cell office:value-type="string" table:style-name="ce1">
            <text:p>Teleperformance Ltd</text:p>
          </table:table-cell>
          <table:table-cell office:value-type="string" table:style-name="ce1">
            <text:p>Complaints Management – percentage of complaints reviewed, declared and acknowledged within 10 working days</text:p>
          </table:table-cell>
          <table:table-cell office:value-type="string" table:style-name="ce1">
            <text:p>98.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AASC MEE - Asylum Accommodation &amp; Support Services Contract MEE</text:p>
          </table:table-cell>
          <table:table-cell office:value-type="string" table:style-name="ce1">
            <text:p>Serco Limited</text:p>
          </table:table-cell>
          <table:table-cell office:value-type="string" table:style-name="ce1">
            <text:p>Accommodation Proposals - percentage submitted within accepted timeframes</text:p>
          </table:table-cell>
          <table:table-cell office:value-type="string" table:style-name="ce1">
            <text:p>98.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AASC MEE - Asylum Accommodation &amp; Support Services Contract MEE</text:p>
          </table:table-cell>
          <table:table-cell office:value-type="string" table:style-name="ce1">
            <text:p>Serco Limited</text:p>
          </table:table-cell>
          <table:table-cell office:value-type="string" table:style-name="ce1">
            <text:p>Move-in Services - percentage inductions carried out within accepted timeframes</text:p>
          </table:table-cell>
          <table:table-cell office:value-type="string" table:style-name="ce1">
            <text:p>98.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AASC MEE - Asylum Accommodation &amp; Support Services Contract MEE</text:p>
          </table:table-cell>
          <table:table-cell office:value-type="string" table:style-name="ce1">
            <text:p>Serco Limited</text:p>
          </table:table-cell>
          <table:table-cell office:value-type="string" table:style-name="ce1">
            <text:p>Percentage of maintenance issues resolved within contractual timeframes</text:p>
          </table:table-cell>
          <table:table-cell office:value-type="string" table:style-name="ce1">
            <text:p>98.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Front End Services</text:p>
          </table:table-cell>
          <table:table-cell office:value-type="string" table:style-name="ce1">
            <text:p>Sopra Steria Ltd</text:p>
          </table:table-cell>
          <table:table-cell office:value-type="string" table:style-name="ce1">
            <text:p>Biometric Capture Process - Percentage of data from the Biometric Capture Event transferred to the Authority by 23:59 on the day the appointment took place (or within 1 hour of appointment conclusion for Priority Services)</text:p>
          </table:table-cell>
          <table:table-cell office:value-type="string" table:style-name="ce1">
            <text:p>100.00%</text:p>
          </table:table-cell>
          <table:table-cell office:value-type="string" table:style-name="ce1">
            <text:p>Approaching Target</text:p>
          </table:table-cell>
          <table:table-cell table:number-columns-repeated="16376"/>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Front End Services</text:p>
          </table:table-cell>
          <table:table-cell office:value-type="string" table:style-name="ce1">
            <text:p>Sopra Steria Ltd</text:p>
          </table:table-cell>
          <table:table-cell office:value-type="string" table:style-name="ce1">
            <text:p>Complaints process - Number of Substantiated Complaints still to be resolved after twenty (20) working days of the Customer complaint.</text:p>
          </table:table-cell>
          <table:table-cell office:value-type="string" table:style-name="ce1">
            <text:p>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Front End Services</text:p>
          </table:table-cell>
          <table:table-cell office:value-type="string" table:style-name="ce1">
            <text:p>Sopra Steria Ltd</text:p>
          </table:table-cell>
          <table:table-cell office:value-type="string" table:style-name="ce1">
            <text:p>Free appointments - Percentage of free appointments as part of Core Site appointment capacity</text:p>
          </table:table-cell>
          <table:table-cell office:value-type="string" table:style-name="ce1">
            <text:p>56.3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Home Office Contact Centre Services</text:p>
          </table:table-cell>
          <table:table-cell office:value-type="string" table:style-name="ce1">
            <text:p>Teleperformance Ltd</text:p>
          </table:table-cell>
          <table:table-cell office:value-type="string" table:style-name="ce1">
            <text:p>Email response rate - 100% of e-mails responded to within 4 hours<text:s/></text:p>
          </table:table-cell>
          <table:table-cell office:value-type="string" table:style-name="ce1">
            <text:p>100.00%</text:p>
          </table:table-cell>
          <table:table-cell office:value-type="string" table:style-name="ce1">
            <text:p>Inadequate</text:p>
          </table:table-cell>
          <table:table-cell office:value-type="string" table:style-name="ce1">
            <text:p>Covid travel restrictions throughout 2020 and 2021 created a latent demand in passport applications. <text:s/>Passports not renewed for travel in 2020 and 2021 are now being renewed for travel in 2022 in addition to 2022 expected demand - <text:s/>current demand is significantly higher than anticipated and correspondingly contact demand is also significantly increased. <text:s/>TP are increasing resource to respond to new demand and meet contract service levels by 31st December 2021</text:p>
          </table:table-cell>
          <table:table-cell table:number-columns-repeated="16375"/>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Home Office Contact Centre Services</text:p>
          </table:table-cell>
          <table:table-cell office:value-type="string" table:style-name="ce1">
            <text:p>Teleperformance Ltd</text:p>
          </table:table-cell>
          <table:table-cell office:value-type="string" table:style-name="ce1">
            <text:p>Response Rate 30seconds - 80% of calls answered within 30 seconds</text:p>
          </table:table-cell>
          <table:table-cell office:value-type="string" table:style-name="ce1">
            <text:p>80.00%</text:p>
          </table:table-cell>
          <table:table-cell office:value-type="string" table:style-name="ce1">
            <text:p>Inadequate</text:p>
          </table:table-cell>
          <table:table-cell office:value-type="string" table:style-name="ce1">
            <text:p>Covid travel restrictions throughout 2020 and 2021 created a latent demand in passport applications. <text:s/>Passports not renewed for travel in 2020 and 2021 are now being renewed for travel in 2022 in addition to 2022 expected demand - <text:s/>current demand is significantly higher than anticipated and correspondingly contact demand is also significantly increased. <text:s/>TP are increasing resource to respond to new demand and meet contract service levels by 31st December 2021</text:p>
          </table:table-cell>
          <table:table-cell table:number-columns-repeated="16375"/>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Home Office Contact Centre Services</text:p>
          </table:table-cell>
          <table:table-cell office:value-type="string" table:style-name="ce1">
            <text:p>Teleperformance Ltd</text:p>
          </table:table-cell>
          <table:table-cell office:value-type="string" table:style-name="ce1">
            <text:p>Response Rate 70 seconds - 90% of calls answered within 70 seconds</text:p>
          </table:table-cell>
          <table:table-cell office:value-type="string" table:style-name="ce1">
            <text:p>90.00%</text:p>
          </table:table-cell>
          <table:table-cell office:value-type="string" table:style-name="ce1">
            <text:p>Inadequate</text:p>
          </table:table-cell>
          <table:table-cell office:value-type="string" table:style-name="ce1">
            <text:p>Covid travel restrictions throughout 2020 and 2021 created a latent demand in passport applications. <text:s/>Passports not renewed for travel in 2020 and 2021 are now being renewed for travel in 2022 in addition to 2022 expected demand - <text:s/>current demand is significantly higher than anticipated and correspondingly contact demand is also significantly increased. <text:s/>TP are increasing resource to respond to new demand and meet contract service levels by 31st December 2021</text:p>
          </table:table-cell>
          <table:table-cell table:number-columns-repeated="16375"/>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Public Safety Radio Communications Service - Airwave for the Police</text:p>
          </table:table-cell>
          <table:table-cell office:value-type="string" table:style-name="ce1">
            <text:p>Airwave Solutions Ltd</text:p>
          </table:table-cell>
          <table:table-cell office:value-type="string" table:style-name="ce1">
            <text:p>GBNR Service Availability - A percentage measure of the availability of specific parts of the Airwave network across England, Scotland and Wales in the reporting period.</text:p>
          </table:table-cell>
          <table:table-cell office:value-type="string" table:style-name="ce1">
            <text:p>99.8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Public Safety Radio Communications Service - Airwave for the Police</text:p>
          </table:table-cell>
          <table:table-cell office:value-type="string" table:style-name="ce1">
            <text:p>Airwave Solutions Ltd</text:p>
          </table:table-cell>
          <table:table-cell office:value-type="string" table:style-name="ce1">
            <text:p>Service Availability - This is a percentage measure of the national availability of the Airwave Network across England, Scotland and Wales in the reporting period.</text:p>
          </table:table-cell>
          <table:table-cell office:value-type="string" table:style-name="ce1">
            <text:p>99.74%</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Public Safety Radio Communications Service - Airwave for the Police</text:p>
          </table:table-cell>
          <table:table-cell office:value-type="string" table:style-name="ce1">
            <text:p>Airwave Solutions Ltd</text:p>
          </table:table-cell>
          <table:table-cell office:value-type="string" table:style-name="ce1">
            <text:p>Supplier Network Management Centre Help Desk - Call answering within 15 seconds</text:p>
          </table:table-cell>
          <table:table-cell office:value-type="string" table:style-name="ce1">
            <text:p>9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Firelink Project Agreement - Airwave for the Fire and Rescue Services</text:p>
          </table:table-cell>
          <table:table-cell office:value-type="string" table:style-name="ce1">
            <text:p>Airwave Solutions Ltd</text:p>
          </table:table-cell>
          <table:table-cell office:value-type="string" table:style-name="ce1">
            <text:p>Max Call Set UP - A measure of the maximum time to set-up a call on the Airwave network, from when a request is made to transmit on an Airwave Radio to successful connection to the intended recipient. A 100% measure means the maximum time allowed to set-up a call was never exceeded.</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Firelink Project Agreement - Airwave for the Fire and Rescue Services</text:p>
          </table:table-cell>
          <table:table-cell office:value-type="string" table:style-name="ce1">
            <text:p>Airwave Solutions Ltd</text:p>
          </table:table-cell>
          <table:table-cell office:value-type="string" table:style-name="ce1">
            <text:p>Mean Call Set Up Time - A measure of the mean time to set-up a call on the Airwave network, from when a request is made to transmit on an Airwave Radio to successful connection to the intended recipient. A 100% measure means the mean parameter measurements were always met or exceeded.</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Firelink Project Agreement - Airwave for the Fire and Rescue Services</text:p>
          </table:table-cell>
          <table:table-cell office:value-type="string" table:style-name="ce1">
            <text:p>Airwave Solutions Ltd</text:p>
          </table:table-cell>
          <table:table-cell office:value-type="string" table:style-name="ce1">
            <text:p>Service Availability - This is a percentage measure of the national availability of the Airwave Network across England, Scotland and Wales in the reporting period.</text:p>
          </table:table-cell>
          <table:table-cell office:value-type="string" table:style-name="ce1">
            <text:p>99.86%</text:p>
          </table:table-cell>
          <table:table-cell office:value-type="string" table:style-name="ce1">
            <text:p>Good</text:p>
          </table:table-cell>
          <table:table-cell table:number-columns-repeated="16376" table:style-name="ce1"/>
        </table:table-row>
        <table:table-row table:number-rows-repeated="3"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Dungavel House IRC</text:p>
          </table:table-cell>
          <table:table-cell office:value-type="string" table:style-name="ce1">
            <text:p>GEO Group UK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Recorded Elsewhere - 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6375"/>
        </table:table-row>
        <table:table-row table:number-rows-repeated="3"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Heathrow IRC</text:p>
          </table:table-cell>
          <table:table-cell office:value-type="string" table:style-name="ce1">
            <text:p>Mitie Care &amp; Custody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Recorded Elsewhere - 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6375"/>
        </table:table-row>
        <table:table-row table:number-rows-repeated="3"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Yarl's Wood IRC</text:p>
          </table:table-cell>
          <table:table-cell office:value-type="string" table:style-name="ce1">
            <text:p>Serco Limite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Recorded Elsewhere - 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6375"/>
        </table:table-row>
        <table:table-row table:number-rows-repeated="3" table:style-name="ro1">
          <table:table-cell office:value-type="string" table:style-name="ce1">
            <text:p>FY21-22 Q2 Jul-Aug-Sep</text:p>
          </table:table-cell>
          <table:table-cell office:value-type="string" table:style-name="ce1">
            <text:p>HO</text:p>
          </table:table-cell>
          <table:table-cell table:style-name="ce1"/>
          <table:table-cell office:value-type="string" table:style-name="ce1">
            <text:p>Escorting Services</text:p>
          </table:table-cell>
          <table:table-cell office:value-type="string" table:style-name="ce1">
            <text:p>Mitie Care &amp; Custody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Recorded Elsewhere - 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6375"/>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SPMAP/0097 - Aviation Support to British Forces Cyprus</text:p>
          </table:table-cell>
          <table:table-cell office:value-type="string" table:style-name="ce1">
            <text:p>F B HELISERVICES LTD</text:p>
          </table:table-cell>
          <table:table-cell office:value-type="string" table:style-name="ce1">
            <text:p>KPI 1 refers to provision of the task line(s) in Cyprus. The intention of KPI 1 is to focus the Contractor’s behaviour on effectively managing and maintaining the fleet to ensure aircraft availability, in the correct configuration, pursuant to the SOR</text:p>
          </table:table-cell>
          <table:table-cell office:value-type="string" table:style-name="ce1">
            <text:p>95%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Navy Command</text:p>
          </table:table-cell>
          <table:table-cell office:value-type="string" table:style-name="ce1">
            <text:p>Provision of Contact Centre services to Support Royal Navy and Royal Air Force Recruitment</text:p>
          </table:table-cell>
          <table:table-cell office:value-type="string" table:style-name="ce1">
            <text:p>TELEPERFORMANCE LTD</text:p>
          </table:table-cell>
          <table:table-cell office:value-type="string" table:style-name="ce1">
            <text:p>80% of all calls to be answered within 20 seconds</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Navy Command</text:p>
          </table:table-cell>
          <table:table-cell office:value-type="string" table:style-name="ce1">
            <text:p>Provision of Contact Centre services to Support Royal Navy and Royal Air Force Recruitment</text:p>
          </table:table-cell>
          <table:table-cell office:value-type="string" table:style-name="ce1">
            <text:p>TELEPERFORMANCE LTD</text:p>
          </table:table-cell>
          <table:table-cell office:value-type="string" table:style-name="ce1">
            <text:p>Emails should be answered within 24 hours of receip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Navy Command</text:p>
          </table:table-cell>
          <table:table-cell office:value-type="string" table:style-name="ce1">
            <text:p>Provision of Contact Centre services to Support Royal Navy and Royal Air Force Recruitment</text:p>
          </table:table-cell>
          <table:table-cell office:value-type="string" table:style-name="ce1">
            <text:p>TELEPERFORMANCE LTD</text:p>
          </table:table-cell>
          <table:table-cell office:value-type="string" table:style-name="ce1">
            <text:p>Social media contact should be answered within an average of 30 minutes of receipt during operational hou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DSOM</text:p>
          </table:table-cell>
          <table:table-cell office:value-type="string" table:style-name="ce1">
            <text:p>KPMG</text:p>
          </table:table-cell>
          <table:table-cell office:value-type="string" table:style-name="ce1">
            <text:p>Key Milestones and deliverables:</text:p>
            <text:p>The Contractor shall submit for approval relevant deliverables set out in the Task Authorisation Form (TAF) within a timeframe agreed with the nominated Project Lead<text:s/></text:p>
          </table:table-cell>
          <table:table-cell office:value-type="string" table:style-name="ce1">
            <text:p>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DSOM</text:p>
          </table:table-cell>
          <table:table-cell office:value-type="string" table:style-name="ce1">
            <text:p>KPMG</text:p>
          </table:table-cell>
          <table:table-cell office:value-type="string" table:style-name="ce1">
            <text:p>Meetings &amp; Reports:</text:p>
            <text:p>The Contractor shall submit a monthly progress report within 5 business days prior to the monthly programme board meeting to the nominated Project Manager and Commerecial Officer.</text:p>
          </table:table-cell>
          <table:table-cell office:value-type="string" table:style-name="ce1">
            <text:p>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DSOM</text:p>
          </table:table-cell>
          <table:table-cell office:value-type="string" table:style-name="ce1">
            <text:p>KPMG</text:p>
          </table:table-cell>
          <table:table-cell office:value-type="string" table:style-name="ce1">
            <text:p>Project / Technical Support:</text:p>
            <text:p>The Contractor shall provide initial response or acknowledgement of receipt the Authorities request for Project / Technical Support within 10 business days of receipt (either by telephone or email). The Contractor shall provide a response to support marked as urgent within 2 business days of receipt or as otherwise agreed with the Authority’s appointed PM</text:p>
          </table:table-cell>
          <table:table-cell office:value-type="string" table:style-name="ce1">
            <text:p>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Miscellaneous Sonar Equipment Follow-on Support (MSE FoS)</text:p>
          </table:table-cell>
          <table:table-cell office:value-type="string" table:style-name="ce1">
            <text:p>SEA Ltd</text:p>
          </table:table-cell>
          <table:table-cell office:value-type="string" table:style-name="ce1">
            <text:p>Availability 1 (AV1) - Total number of spares demands not satisfied on or prior to the applicable Required Delivery Date (RDD)</text:p>
          </table:table-cell>
          <table:table-cell office:value-type="string" table:style-name="ce1">
            <text:p>5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Miscellaneous Sonar Equipment Follow-on Support (MSE FoS)</text:p>
          </table:table-cell>
          <table:table-cell office:value-type="string" table:style-name="ce1">
            <text:p>SEA Ltd</text:p>
          </table:table-cell>
          <table:table-cell office:value-type="string" table:style-name="ce1">
            <text:p>Reliability 1 (REL1) - Number of Equipment Related OpDefs Raised</text:p>
          </table:table-cell>
          <table:table-cell office:value-type="string" table:style-name="ce1">
            <text:p>4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Miscellaneous Sonar Equipment Follow-on Support (MSE FoS)</text:p>
          </table:table-cell>
          <table:table-cell office:value-type="string" table:style-name="ce1">
            <text:p>SEA Ltd</text:p>
          </table:table-cell>
          <table:table-cell office:value-type="string" table:style-name="ce1">
            <text:p>Time to Fix 1 (FIX 1) - OpDef Technical Advice 1. OpDef B2 &amp; above 2. OpDef below B2</text:p>
          </table:table-cell>
          <table:table-cell office:value-type="string" table:style-name="ce1">
            <text:p>1. Within 24 hours 2. Within 2 business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CLL19A01- LOT 1 - The Provision of Litigation Lawyers for the MOD.</text:p>
          </table:table-cell>
          <table:table-cell office:value-type="string" table:style-name="ce1">
            <text:p>KEOGHS LLP</text:p>
          </table:table-cell>
          <table:table-cell office:value-type="string" table:style-name="ce1">
            <text:p>The Supplier provides Management Information within agreed timescales, for regular information requests and urgent ad-hoc requirements , e.g. to support Media enquries, Ministerial Correspondence and FOIs etc.</text:p>
          </table:table-cell>
          <table:table-cell office:value-type="string" table:style-name="ce1">
            <text:p>Compliance Met. Suite of MI reports provided to MOD before the 12th of each month and ad-hoc requests for data required to support information requests provided within requested timelin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CLL19A01- LOT 1 - The Provision of Litigation Lawyers for the MOD.</text:p>
          </table:table-cell>
          <table:table-cell office:value-type="string" table:style-name="ce1">
            <text:p>KEOGHS LLP</text:p>
          </table:table-cell>
          <table:table-cell office:value-type="string" table:style-name="ce1">
            <text:p>To demonstrate how value for money has been achieved in the delievery of the contract, including efforts to explore continous improvement / business performance.<text:s text:c="2"/></text:p>
          </table:table-cell>
          <table:table-cell office:value-type="string" table:style-name="ce1">
            <text:p>Good evidence of value for money being achieved and aspiration for continuous improvement is evident. Close engagement with the Authority to identify opportunities for improvement which add real value to the contract in high priority areas. <text:s/>Opportunities are translated into tangible benefits, including provision of specific examples.<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CLL19A01- LOT 1 - The Provision of Litigation Lawyers for the MOD.</text:p>
          </table:table-cell>
          <table:table-cell office:value-type="string" table:style-name="ce1">
            <text:p>KEOGHS LLP</text:p>
          </table:table-cell>
          <table:table-cell office:value-type="string" table:style-name="ce1">
            <text:p>To minimise the MODs Legal Costs, both Claimant and Defendant, through effective case management and seek to maximise potential recoveries.<text:s/></text:p>
          </table:table-cell>
          <table:table-cell office:value-type="string" table:style-name="ce1">
            <text:p>Good evidence of effective and proactive case management to ensure there are no cost increases and unnecessary or ineffective legal proceedings are avoided.<text:s text:c="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HOCS3a -Supply of Printed Books, Monographs, leaflets and Other Publications</text:p>
          </table:table-cell>
          <table:table-cell office:value-type="string" table:style-name="ce1">
            <text:p>BLACKWELL LIMITED</text:p>
          </table:table-cell>
          <table:table-cell office:value-type="string" table:style-name="ce1">
            <text:p>All orders for British monographs that are in print are to be supplied within 6 weeks</text:p>
          </table:table-cell>
          <table:table-cell office:value-type="string" table:style-name="ce1">
            <text:p>All orders supplied within 6 week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HOCS3a -Supply of Printed Books, Monographs, leaflets and Other Publications</text:p>
          </table:table-cell>
          <table:table-cell office:value-type="string" table:style-name="ce1">
            <text:p>BLACKWELL LIMITED</text:p>
          </table:table-cell>
          <table:table-cell office:value-type="string" table:style-name="ce1">
            <text:p>The Contractor must endeavour to obtain early notice of any supply problems and must inform the appropriate Demanding Officer within 3 working days</text:p>
          </table:table-cell>
          <table:table-cell office:value-type="string" table:style-name="ce1">
            <text:p>Supply problems notified within 3 working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HOCS3a -Supply of Printed Books, Monographs, leaflets and Other Publications</text:p>
          </table:table-cell>
          <table:table-cell office:value-type="string" table:style-name="ce1">
            <text:p>BLACKWELL LIMITED</text:p>
          </table:table-cell>
          <table:table-cell office:value-type="string" table:style-name="ce1">
            <text:p>The Contractor must initiate all orders within three working days of receipt</text:p>
          </table:table-cell>
          <table:table-cell office:value-type="string" table:style-name="ce1">
            <text:p>&gt;95% &lt; 3 weeks<text:s/></text:p>
          </table:table-cell>
          <table:table-cell office:value-type="string" table:style-name="ce1">
            <text:p>Inadequate</text:p>
          </table:table-cell>
          <table:table-cell office:value-type="string" table:style-name="ce1">
            <text:p>COVID related restrictions and absences affected supplier’s overall response times causing this metric to slip. Supplier has adjusted internal audit processes to closely monitor on an ongoing basis. Logistics and communication across the supply chain have been affected by the same, and supplier continues to work with supply chain partners to improve contingency<text:s/></text:p>
          </table:table-cell>
          <table:table-cell table:number-columns-repeated="16375"/>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Navy Command</text:p>
          </table:table-cell>
          <table:table-cell office:value-type="string" table:style-name="ce1">
            <text:p>Provision of Professional Services to Navy Command People Transformation Analytics (NCPTA)</text:p>
          </table:table-cell>
          <table:table-cell office:value-type="string" table:style-name="ce1">
            <text:p>TECHMODAL LIMITED</text:p>
          </table:table-cell>
          <table:table-cell office:value-type="string" table:style-name="ce1">
            <text:p>Programme/Project Management: Delivery of effective Project and Programme when taske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Navy Command</text:p>
          </table:table-cell>
          <table:table-cell office:value-type="string" table:style-name="ce1">
            <text:p>Provision of Professional Services to Navy Command People Transformation Analytics (NCPTA)</text:p>
          </table:table-cell>
          <table:table-cell office:value-type="string" table:style-name="ce1">
            <text:p>TECHMODAL LIMITED</text:p>
          </table:table-cell>
          <table:table-cell office:value-type="string" table:style-name="ce1">
            <text:p>Supplier Personnel: Suitably skilled and experienced personnel are deployed to the tasking</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Navy Command</text:p>
          </table:table-cell>
          <table:table-cell office:value-type="string" table:style-name="ce1">
            <text:p>Provision of Professional Services to Navy Command People Transformation Analytics (NCPTA)</text:p>
          </table:table-cell>
          <table:table-cell office:value-type="string" table:style-name="ce1">
            <text:p>TECHMODAL LIMITED</text:p>
          </table:table-cell>
          <table:table-cell office:value-type="string" table:style-name="ce1">
            <text:p>Tasking Process: 5-day response times after issue of Tasking request by the Authority</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ir Command</text:p>
          </table:table-cell>
          <table:table-cell office:value-type="string" table:style-name="ce1">
            <text:p>Provision of RAF Air and Space Power Training</text:p>
          </table:table-cell>
          <table:table-cell office:value-type="string" table:style-name="ce1">
            <text:p>UNIVERSITY OF PORTSMOUTH</text:p>
          </table:table-cell>
          <table:table-cell office:value-type="string" table:style-name="ce1">
            <text:p>Assessment- Contractor <text:s/>provides assessments as per agreed Assessment Specification (Aspecs)</text:p>
          </table:table-cell>
          <table:table-cell office:value-type="string" table:style-name="ce1">
            <text:p>99% of ASpec content achieved<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ir Command</text:p>
          </table:table-cell>
          <table:table-cell office:value-type="string" table:style-name="ce1">
            <text:p>Provision of RAF Air and Space Power Training</text:p>
          </table:table-cell>
          <table:table-cell office:value-type="string" table:style-name="ce1">
            <text:p>UNIVERSITY OF PORTSMOUTH</text:p>
          </table:table-cell>
          <table:table-cell office:value-type="string" table:style-name="ce1">
            <text:p>Lesson content- Contractor teaches material as per agreed Learning Specification (Lspec)</text:p>
          </table:table-cell>
          <table:table-cell office:value-type="string" table:style-name="ce1">
            <text:p>99% of Learning Specification (Lspec) learning point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ir Command</text:p>
          </table:table-cell>
          <table:table-cell office:value-type="string" table:style-name="ce1">
            <text:p>Provision of RAF Air and Space Power Training</text:p>
          </table:table-cell>
          <table:table-cell office:value-type="string" table:style-name="ce1">
            <text:p>UNIVERSITY OF PORTSMOUTH</text:p>
          </table:table-cell>
          <table:table-cell office:value-type="string" table:style-name="ce1">
            <text:p>Upkeep of Technology enhanced learning (TEL) materials on Virtual learning environment (VLE) - Contractor maintain VLE material as per agreed Technology Enhanced Learning Specification (TELLSpec)</text:p>
          </table:table-cell>
          <table:table-cell office:value-type="string" table:style-name="ce1">
            <text:p>99% of Technology Enhanced Learning Specification (TELLSpec) material populated on Local Research Network (LRN) VLE<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Rapid Access Diagnostic Imaging and Surgery</text:p>
          </table:table-cell>
          <table:table-cell office:value-type="string" table:style-name="ce1">
            <text:p>SPIRE HEALTHCARE LIMITED</text:p>
          </table:table-cell>
          <table:table-cell office:value-type="string" table:style-name="ce1">
            <text:p>Accelerated Spinal Surgical interventions performed within 2 weeks</text:p>
          </table:table-cell>
          <table:table-cell office:value-type="string" table:style-name="ce1">
            <text:p>95%</text:p>
          </table:table-cell>
          <table:table-cell office:value-type="string" table:style-name="ce1">
            <text:p>Inadequate</text:p>
          </table:table-cell>
          <table:table-cell office:value-type="string" table:style-name="ce1">
            <text:p>Limited capacity due to patient waiting lists caused by Covid 19 pandemic - as waiting lists are reduced the KPI will improve. <text:s/>This will need to be adjusted as new infection control processes make some procedures unachievable within 2 weeks. Alternative hospitals are being utilised to reduce waiting lists.</text:p>
          </table:table-cell>
          <table:table-cell table:number-columns-repeated="16375"/>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Rapid Access Diagnostic Imaging and Surgery</text:p>
          </table:table-cell>
          <table:table-cell office:value-type="string" table:style-name="ce1">
            <text:p>SPIRE HEALTHCARE LIMITED</text:p>
          </table:table-cell>
          <table:table-cell office:value-type="string" table:style-name="ce1">
            <text:p>All patients referred for imaging must have the diagnostic image performed, reported, and the results to be received by the referring MIAC within 10 working days of referral</text:p>
          </table:table-cell>
          <table:table-cell office:value-type="string" table:style-name="ce1">
            <text:p>95%</text:p>
          </table:table-cell>
          <table:table-cell office:value-type="string" table:style-name="ce1">
            <text:p>Inadequate</text:p>
          </table:table-cell>
          <table:table-cell office:value-type="string" table:style-name="ce1">
            <text:p>Limited capacity due to patient waiting lists caused by Covid 19 pandemic - as waiting lists are reduced the KPI will improve. Alternative hospitals are being utilised to reduce waiting lists.</text:p>
          </table:table-cell>
          <table:table-cell table:number-columns-repeated="16375"/>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Rapid Access Diagnostic Imaging and Surgery</text:p>
          </table:table-cell>
          <table:table-cell office:value-type="string" table:style-name="ce1">
            <text:p>SPIRE HEALTHCARE LIMITED</text:p>
          </table:table-cell>
          <table:table-cell office:value-type="string" table:style-name="ce1">
            <text:p>Orthopaedic Surgery referrals to be performed within 6 weeks</text:p>
          </table:table-cell>
          <table:table-cell office:value-type="string" table:style-name="ce1">
            <text:p>95%</text:p>
          </table:table-cell>
          <table:table-cell office:value-type="string" table:style-name="ce1">
            <text:p>Inadequate</text:p>
          </table:table-cell>
          <table:table-cell office:value-type="string" table:style-name="ce1">
            <text:p>Limited capacity due to patient waiting lists caused by Covid 19 pandemic - as waiting lists are reduced the KPI will improve. Alternative hospitals are being utilised to reduce waiting lists.</text:p>
          </table:table-cell>
          <table:table-cell table:number-columns-repeated="16375"/>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SUPPLY OF GROUND FUELS</text:p>
          </table:table-cell>
          <table:table-cell office:value-type="string" table:style-name="ce1">
            <text:p>HELLENIC PETROLEUM CYPRUS LTD</text:p>
          </table:table-cell>
          <table:table-cell office:value-type="string" table:style-name="ce1">
            <text:p>Fuel delivered is of consistent volume to that of fuel ordered. <text:s/>Count of loads achieving the ordered volume as a percentage of total deliveries.</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SUPPLY OF GROUND FUELS</text:p>
          </table:table-cell>
          <table:table-cell office:value-type="string" table:style-name="ce1">
            <text:p>HELLENIC PETROLEUM CYPRUS LTD</text:p>
          </table:table-cell>
          <table:table-cell office:value-type="string" table:style-name="ce1">
            <text:p>Fuel is consistent with JSP 317. <text:s/>Fuel will be tested after handover by a representative of the Authority. <text:s/>Count of loads passing the quality assurance check as a percentage of total deliveri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SUPPLY OF GROUND FUELS</text:p>
          </table:table-cell>
          <table:table-cell office:value-type="string" table:style-name="ce1">
            <text:p>HELLENIC PETROLEUM CYPRUS LTD</text:p>
          </table:table-cell>
          <table:table-cell office:value-type="string" table:style-name="ce1">
            <text:p>Road delivered fuel - deliveries are made within 48 hours from the time of the order and within receipt times in accordance wwith the terms of the Contract. <text:s/>Retrospective comparison of Order date and time against delivery date courced from the Contractor's management information and supporting consignment notes and delivery requests.</text:p>
          </table:table-cell>
          <table:table-cell office:value-type="string" table:style-name="ce1">
            <text:p>97%</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 Command</text:p>
          </table:table-cell>
          <table:table-cell office:value-type="string" table:style-name="ce1">
            <text:p>FTS5/700040374 Provision of contracted solution to conduct Military Airworthiness Reviews (MAR)</text:p>
          </table:table-cell>
          <table:table-cell office:value-type="string" table:style-name="ce1">
            <text:p>ATKINS LIMITED</text:p>
          </table:table-cell>
          <table:table-cell office:value-type="string" table:style-name="ce1">
            <text:p>KPI 1 - Number of Military Aviation Reviews completed</text:p>
          </table:table-cell>
          <table:table-cell office:value-type="string" table:style-name="ce1">
            <text:p>Good progress</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 Command</text:p>
          </table:table-cell>
          <table:table-cell office:value-type="string" table:style-name="ce1">
            <text:p>FTS5/700040374 Provision of contracted solution to conduct Military Airworthiness Reviews (MAR)</text:p>
          </table:table-cell>
          <table:table-cell office:value-type="string" table:style-name="ce1">
            <text:p>ATKINS LIMITED</text:p>
          </table:table-cell>
          <table:table-cell office:value-type="string" table:style-name="ce1">
            <text:p>KPI 2 – Missed days/opportunities</text:p>
          </table:table-cell>
          <table:table-cell office:value-type="string" table:style-name="ce1">
            <text:p>Good progress</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 Command</text:p>
          </table:table-cell>
          <table:table-cell office:value-type="string" table:style-name="ce1">
            <text:p>FTS5/700040374 Provision of contracted solution to conduct Military Airworthiness Reviews (MAR)</text:p>
          </table:table-cell>
          <table:table-cell office:value-type="string" table:style-name="ce1">
            <text:p>ATKINS LIMITED</text:p>
          </table:table-cell>
          <table:table-cell office:value-type="string" table:style-name="ce1">
            <text:p>KPI 3 – Average number of days per Military Aviation Review</text:p>
          </table:table-cell>
          <table:table-cell office:value-type="string" table:style-name="ce1">
            <text:p>Good progress</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 Command</text:p>
          </table:table-cell>
          <table:table-cell office:value-type="string" table:style-name="ce1">
            <text:p>Provision of Contractor Support to Chinook and Puma Forces</text:p>
          </table:table-cell>
          <table:table-cell office:value-type="string" table:style-name="ce1">
            <text:p>Morson Technical Services</text:p>
          </table:table-cell>
          <table:table-cell office:value-type="string" table:style-name="ce1">
            <text:p>Deliver all outputs to expected quality.</text:p>
          </table:table-cell>
          <table:table-cell office:value-type="string" table:style-name="ce1">
            <text:p>No more than two (2) failures by the Contractor to deliver output to expected quality resulting in formal action via Quality Occurrence Report (QOR).</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 Command</text:p>
          </table:table-cell>
          <table:table-cell office:value-type="string" table:style-name="ce1">
            <text:p>Provision of Contractor Support to Chinook and Puma Forces</text:p>
          </table:table-cell>
          <table:table-cell office:value-type="string" table:style-name="ce1">
            <text:p>Morson Technical Services</text:p>
          </table:table-cell>
          <table:table-cell office:value-type="string" table:style-name="ce1">
            <text:p>Ensure Contractor personnel are SQEP appropriate to output type. </text:p>
          </table:table-cell>
          <table:table-cell office:value-type="string" table:style-name="ce1">
            <text:p>100% of Contractor personnel are Suitably Qualified and Experienced Personnel (SQEP) in accordance with the Schedule of Requirements (SOR), and, MOD is consulted in the recruitment of 100% of personnel. </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 Command</text:p>
          </table:table-cell>
          <table:table-cell office:value-type="string" table:style-name="ce1">
            <text:p>Provision of Contractor Support to Chinook and Puma Forces</text:p>
          </table:table-cell>
          <table:table-cell office:value-type="string" table:style-name="ce1">
            <text:p>Morson Technical Services</text:p>
          </table:table-cell>
          <table:table-cell office:value-type="string" table:style-name="ce1">
            <text:p>Full Participation in Contract governance in accordance with the Schedule of Requirements.. </text:p>
          </table:table-cell>
          <table:table-cell office:value-type="string" table:style-name="ce1">
            <text:p>No occurrences where the Contractor nominated attendees are not present at the governance meeting, OR associated governance reports are not submitted in accordance with the agreed timescales</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ir Command</text:p>
          </table:table-cell>
          <table:table-cell office:value-type="string" table:style-name="ce1">
            <text:p>Defence Aviation Conflict Awareness Planning Tool</text:p>
          </table:table-cell>
          <table:table-cell office:value-type="string" table:style-name="ce1">
            <text:p>BAE SYSTEMS (OPERATIONS) LIMITED</text:p>
          </table:table-cell>
          <table:table-cell office:value-type="string" table:style-name="ce1">
            <text:p>Problem acknowledgement: allowed average acknowledgement time 120 mins</text:p>
          </table:table-cell>
          <table:table-cell office:value-type="string" table:style-name="ce1">
            <text:p>&gt;95%</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ir Command</text:p>
          </table:table-cell>
          <table:table-cell office:value-type="string" table:style-name="ce1">
            <text:p>Defence Aviation Conflict Awareness Planning Tool</text:p>
          </table:table-cell>
          <table:table-cell office:value-type="string" table:style-name="ce1">
            <text:p>BAE SYSTEMS (OPERATIONS) LIMITED</text:p>
          </table:table-cell>
          <table:table-cell office:value-type="string" table:style-name="ce1">
            <text:p>Problem Analysis - average time allowed across problem categories</text:p>
            <text:p/>
          </table:table-cell>
          <table:table-cell office:value-type="string" table:style-name="ce1">
            <text:p>&gt;95%</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ir Command</text:p>
          </table:table-cell>
          <table:table-cell office:value-type="string" table:style-name="ce1">
            <text:p>Defence Aviation Conflict Awareness Planning Tool</text:p>
          </table:table-cell>
          <table:table-cell office:value-type="string" table:style-name="ce1">
            <text:p>BAE SYSTEMS (OPERATIONS) LIMITED</text:p>
          </table:table-cell>
          <table:table-cell office:value-type="string" table:style-name="ce1">
            <text:p>Service (system) availability<text:s/></text:p>
          </table:table-cell>
          <table:table-cell office:value-type="string" table:style-name="ce1">
            <text:p>&gt;95%</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mp; SUPPORT</text:p>
          </table:table-cell>
          <table:table-cell office:value-type="string" table:style-name="ce1">
            <text:p>MRDPD - Medium Range Diver Propulsion Device</text:p>
          </table:table-cell>
          <table:table-cell office:value-type="string" table:style-name="ce1">
            <text:p>Level Peaks Associates<text:s/></text:p>
          </table:table-cell>
          <table:table-cell office:value-type="string" table:style-name="ce1">
            <text:p>Documentation Delivery</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mp; SUPPORT</text:p>
          </table:table-cell>
          <table:table-cell office:value-type="string" table:style-name="ce1">
            <text:p>MRDPD - Medium Range Diver Propulsion Device</text:p>
          </table:table-cell>
          <table:table-cell office:value-type="string" table:style-name="ce1">
            <text:p>Level Peaks Associates<text:s/></text:p>
          </table:table-cell>
          <table:table-cell office:value-type="string" table:style-name="ce1">
            <text:p>Repair Service</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Foreign Language Training Contract</text:p>
          </table:table-cell>
          <table:table-cell office:value-type="string" table:style-name="ce1">
            <text:p>CAPITA BUSINESS SERVICES LTD</text:p>
          </table:table-cell>
          <table:table-cell office:value-type="string" table:style-name="ce1">
            <text:p>Course Delivery - Subcontractors to receive relevant briefing and all materials in advance of delivering a programme</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Foreign Language Training Contract</text:p>
          </table:table-cell>
          <table:table-cell office:value-type="string" table:style-name="ce1">
            <text:p>CAPITA BUSINESS SERVICES LTD</text:p>
          </table:table-cell>
          <table:table-cell office:value-type="string" table:style-name="ce1">
            <text:p>Customer Service - Response time to routine or urgent enquiries within 24 hours</text:p>
          </table:table-cell>
          <table:table-cell office:value-type="string" table:style-name="ce1">
            <text:p>95% and abov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Foreign Language Training Contract</text:p>
          </table:table-cell>
          <table:table-cell office:value-type="string" table:style-name="ce1">
            <text:p>CAPITA BUSINESS SERVICES LTD</text:p>
          </table:table-cell>
          <table:table-cell office:value-type="string" table:style-name="ce1">
            <text:p>Every CV response from Capita must contain at least 50% sourced from within a 30 miles radius.<text:s/></text:p>
          </table:table-cell>
          <table:table-cell office:value-type="string" table:style-name="ce1">
            <text:p>5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Foreign Language Training Contract</text:p>
          </table:table-cell>
          <table:table-cell office:value-type="string" table:style-name="ce1">
            <text:p>CAPITA BUSINESS SERVICES LTD</text:p>
          </table:table-cell>
          <table:table-cell office:value-type="string" table:style-name="ce1">
            <text:p>Staffing Guarantee - Routine: Required CVs provided per post for course delivery (minimum of 2 CV's required per post)</text:p>
          </table:table-cell>
          <table:table-cell office:value-type="string" table:style-name="ce1">
            <text:p>95% and abov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Seafox Mine Disposal Syatem (MDS) Exploration contract. The Seafox MDS is the primary Mine Counter Measure Vessel (MCMV) providing the Mine Neutralisation capabilities on both Hunt and Sandown class Ships.</text:p>
          </table:table-cell>
          <table:table-cell office:value-type="string" table:style-name="ce1">
            <text:p>ATLAS ELEKTRONIK UK LIMITED</text:p>
          </table:table-cell>
          <table:table-cell office:value-type="string" table:style-name="ce1">
            <text:p>Provision of deliverable reports</text:p>
          </table:table-cell>
          <table:table-cell office:value-type="string" table:style-name="ce1">
            <text:p>All PIs are scored Green / PI not relevant for month</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Seafox Mine Disposal Syatem (MDS) Exploration contract. The Seafox MDS is the primary Mine Counter Measure Vessel (MCMV) providing the Mine Neutralisation capabilities on both Hunt and Sandown class Ships.</text:p>
          </table:table-cell>
          <table:table-cell office:value-type="string" table:style-name="ce1">
            <text:p>ATLAS ELEKTRONIK UK LIMITED</text:p>
          </table:table-cell>
          <table:table-cell office:value-type="string" table:style-name="ce1">
            <text:p>Service Delivery</text:p>
          </table:table-cell>
          <table:table-cell office:value-type="string" table:style-name="ce1">
            <text:p>All PIs are scored Green / PI not relevant for month</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Seafox Mine Disposal Syatem (MDS) Exploration contract. The Seafox MDS is the primary Mine Counter Measure Vessel (MCMV) providing the Mine Neutralisation capabilities on both Hunt and Sandown class Ships.</text:p>
          </table:table-cell>
          <table:table-cell office:value-type="string" table:style-name="ce1">
            <text:p>ATLAS ELEKTRONIK UK LIMITED</text:p>
          </table:table-cell>
          <table:table-cell office:value-type="string" table:style-name="ce1">
            <text:p>Technical Support</text:p>
          </table:table-cell>
          <table:table-cell office:value-type="string" table:style-name="ce1">
            <text:p>All PIs are scored Green / PI not relevant for month</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CB4/268 Cost &amp; Price Analysis Capability (CPAC)</text:p>
          </table:table-cell>
          <table:table-cell office:value-type="string" table:style-name="ce1">
            <text:p>GLEEDS ADVISORY LIMITED</text:p>
          </table:table-cell>
          <table:table-cell office:value-type="string" table:style-name="ce1">
            <text:p>All programme milestones should be delivered in line with agreed dates.</text:p>
          </table:table-cell>
          <table:table-cell office:value-type="string" table:style-name="ce1">
            <text:p>All programme schedule milestones met (every month in the quarter)</text:p>
          </table:table-cell>
          <table:table-cell office:value-type="string" table:style-name="ce1">
            <text:p>Approaching Target</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CB4/268 Cost &amp; Price Analysis Capability (CPAC)</text:p>
          </table:table-cell>
          <table:table-cell office:value-type="string" table:style-name="ce1">
            <text:p>GLEEDS ADVISORY LIMITED</text:p>
          </table:table-cell>
          <table:table-cell office:value-type="string" table:style-name="ce1">
            <text:p>Provision of resources, with appropriate experience and skill level, and continuity of allocated staff.</text:p>
          </table:table-cell>
          <table:table-cell office:value-type="string" table:style-name="ce1">
            <text:p>All staff identified are suitably qualified and experienced personnel (SQEP) and there is less than 30% change in staff from the starting date (every month in the quarter)</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CB4/268 Cost &amp; Price Analysis Capability (CPAC)</text:p>
          </table:table-cell>
          <table:table-cell office:value-type="string" table:style-name="ce1">
            <text:p>GLEEDS ADVISORY LIMITED</text:p>
          </table:table-cell>
          <table:table-cell office:value-type="string" table:style-name="ce1">
            <text:p>Provision of the services in accordance with the Scope agreed with the Employer, the specification and applicable standards/regulations.</text:p>
          </table:table-cell>
          <table:table-cell office:value-type="string" table:style-name="ce1">
            <text:p>Fewer than 20% reported instances of non-compliance with RICS New Rules Measurement standards (and/or other standards as applicable) - every month in the quarter</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Navy Command</text:p>
          </table:table-cell>
          <table:table-cell office:value-type="string" table:style-name="ce1">
            <text:p>PROFESSIONAL SERVICES TO NAVY COMMAND PEOPLE AND TRAINING DIGITAL TRANSFORMATION</text:p>
          </table:table-cell>
          <table:table-cell office:value-type="string" table:style-name="ce1">
            <text:p>ERNST &amp; YOUNG LLP</text:p>
          </table:table-cell>
          <table:table-cell office:value-type="string" table:style-name="ce1">
            <text:p>% of tasks initiated within 5 days after request by Authority</text:p>
          </table:table-cell>
          <table:table-cell office:value-type="string" table:style-name="ce1">
            <text:p>9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Navy Command</text:p>
          </table:table-cell>
          <table:table-cell office:value-type="string" table:style-name="ce1">
            <text:p>PROFESSIONAL SERVICES TO NAVY COMMAND PEOPLE AND TRAINING DIGITAL TRANSFORMATION</text:p>
          </table:table-cell>
          <table:table-cell office:value-type="string" table:style-name="ce1">
            <text:p>ERNST &amp; YOUNG LLP</text:p>
          </table:table-cell>
          <table:table-cell office:value-type="string" table:style-name="ce1">
            <text:p>Delivery of verbal report at quarterly review meetings</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Navy Command</text:p>
          </table:table-cell>
          <table:table-cell office:value-type="string" table:style-name="ce1">
            <text:p>PROFESSIONAL SERVICES TO NAVY COMMAND PEOPLE AND TRAINING DIGITAL TRANSFORMATION</text:p>
          </table:table-cell>
          <table:table-cell office:value-type="string" table:style-name="ce1">
            <text:p>ERNST &amp; YOUNG LLP</text:p>
          </table:table-cell>
          <table:table-cell office:value-type="string" table:style-name="ce1">
            <text:p>Suitably skilled and experienced personnel are deployed to the tasking</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C-17 Synthetic Training Services</text:p>
          </table:table-cell>
          <table:table-cell office:value-type="string" table:style-name="ce1">
            <text:p>Boeing Defence UK Ltd</text:p>
          </table:table-cell>
          <table:table-cell office:value-type="string" table:style-name="ce1">
            <text:p>Delivery in accordance with the Training Plan</text:p>
          </table:table-cell>
          <table:table-cell office:value-type="string" table:style-name="ce1">
            <text:p>?97% of Training Courses finish to completion* on the scheduled dat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HVM ADAPT Part B Contract</text:p>
          </table:table-cell>
          <table:table-cell office:value-type="string" table:style-name="ce1">
            <text:p>THALES UK LIMITED</text:p>
          </table:table-cell>
          <table:table-cell office:value-type="string" table:style-name="ce1">
            <text:p> Delivery of Equipment readiness levels in accordance with the service definition specification</text:p>
          </table:table-cell>
          <table:table-cell office:value-type="string" table:style-name="ce1">
            <text:p>Delivery of the required number of Equipments at readiness level required</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HVM ADAPT Part B Contract</text:p>
          </table:table-cell>
          <table:table-cell office:value-type="string" table:style-name="ce1">
            <text:p>THALES UK LIMITED</text:p>
          </table:table-cell>
          <table:table-cell office:value-type="string" table:style-name="ce1">
            <text:p>Fulfilment of Equipment availability in accordance with the user demand profile specification</text:p>
          </table:table-cell>
          <table:table-cell office:value-type="string" table:style-name="ce1">
            <text:p>Equipment availability delivered in accordance with the user demand profil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HVM ADAPT Part B Contract</text:p>
          </table:table-cell>
          <table:table-cell office:value-type="string" table:style-name="ce1">
            <text:p>THALES UK LIMITED</text:p>
          </table:table-cell>
          <table:table-cell office:value-type="string" table:style-name="ce1">
            <text:p>Sustainment of Equipment delivered in accordance with Authority repairable demands as specified in service definition specification</text:p>
          </table:table-cell>
          <table:table-cell office:value-type="string" table:style-name="ce1">
            <text:p>Delivery of 90% of repairable item demands where the demand quantity is greater than 20 units</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Navy Command</text:p>
          </table:table-cell>
          <table:table-cell office:value-type="string" table:style-name="ce1">
            <text:p>Digital Service Programme Partner: Command and Support</text:p>
          </table:table-cell>
          <table:table-cell office:value-type="string" table:style-name="ce1">
            <text:p>DIGI2AL LIMITED</text:p>
          </table:table-cell>
          <table:table-cell office:value-type="string" table:style-name="ce1">
            <text:p>Response time from point of Statement of Work sign off to point of candidate being subject to internal NDS security process and onboarding to be less than 20 working days.</text:p>
          </table:table-cell>
          <table:table-cell office:value-type="string" table:style-name="ce1">
            <text:p>20 Working Days or less</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Navy Command</text:p>
          </table:table-cell>
          <table:table-cell office:value-type="string" table:style-name="ce1">
            <text:p>Digital Service Programme Partner: Command and Support</text:p>
          </table:table-cell>
          <table:table-cell office:value-type="string" table:style-name="ce1">
            <text:p>DIGI2AL LIMITED</text:p>
          </table:table-cell>
          <table:table-cell office:value-type="string" table:style-name="ce1">
            <text:p>Support the improvement of working practices in the Royal Navy by delivering Agile Delivery and Product Ownership training and leading on technical communities of practice within Data and Navy Applications.</text:p>
          </table:table-cell>
          <table:table-cell office:value-type="string" table:style-name="ce1">
            <text:p>Training delivered to 100% of MOD Personnel supporting projects in defined agile or project leadership roles (should they wish to undertake training)<text:s/></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Navy Command</text:p>
          </table:table-cell>
          <table:table-cell office:value-type="string" table:style-name="ce1">
            <text:p>Digital Service Programme Partner: Command and Support</text:p>
          </table:table-cell>
          <table:table-cell office:value-type="string" table:style-name="ce1">
            <text:p>DIGI2AL LIMITED</text:p>
          </table:table-cell>
          <table:table-cell office:value-type="string" table:style-name="ce1">
            <text:p>Unless specifically stated otherwise by the Data and Navy Applications Executive, developers and delivery managers should make core data accessible by other applications on the network through appropriate architectural design.<text:s/></text:p>
          </table:table-cell>
          <table:table-cell office:value-type="string" table:style-name="ce1">
            <text:p>0 Instances of non-complianc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Navy Command</text:p>
          </table:table-cell>
          <table:table-cell office:value-type="string" table:style-name="ce1">
            <text:p>Digital Service Programme Partner People and Public</text:p>
          </table:table-cell>
          <table:table-cell office:value-type="string" table:style-name="ce1">
            <text:p>E3 MEDIA LIMITED</text:p>
          </table:table-cell>
          <table:table-cell office:value-type="string" table:style-name="ce1">
            <text:p>Expression of Interests - Increase in efficiency relative to previous year</text:p>
          </table:table-cell>
          <table:table-cell office:value-type="string" table:style-name="ce1">
            <text:p>by 8% relativ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Navy Command</text:p>
          </table:table-cell>
          <table:table-cell office:value-type="string" table:style-name="ce1">
            <text:p>Digital Service Programme Partner People and Public</text:p>
          </table:table-cell>
          <table:table-cell office:value-type="string" table:style-name="ce1">
            <text:p>E3 MEDIA LIMITED</text:p>
          </table:table-cell>
          <table:table-cell office:value-type="string" table:style-name="ce1">
            <text:p>Increase in website matrixes</text:p>
          </table:table-cell>
          <table:table-cell office:value-type="string" table:style-name="ce1">
            <text:p>6% relative increase in pages per session<text:s/></text:p>
          </table:table-cell>
          <table:table-cell office:value-type="string" table:style-name="ce1">
            <text:p>Approaching Target</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Navy Command</text:p>
          </table:table-cell>
          <table:table-cell office:value-type="string" table:style-name="ce1">
            <text:p>Digital Service Programme Partner People and Public</text:p>
          </table:table-cell>
          <table:table-cell office:value-type="string" table:style-name="ce1">
            <text:p>E3 MEDIA LIMITED</text:p>
          </table:table-cell>
          <table:table-cell office:value-type="string" table:style-name="ce1">
            <text:p>Service Level Agreement – Response to incidents, within 20 mins</text:p>
          </table:table-cell>
          <table:table-cell office:value-type="string" table:style-name="ce1">
            <text:p>within 20 mins<text:s/></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ayroll &amp; Expenses System Integrator</text:p>
          </table:table-cell>
          <table:table-cell office:value-type="string" table:style-name="ce1">
            <text:p>DELOITTE LLP</text:p>
          </table:table-cell>
          <table:table-cell office:value-type="string" table:style-name="ce1">
            <text:p>100% attendance at Project Boards with suitably senior representation with input provided as necessary to allow the Board to monitor progress of the Project and make informed decisions</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ayroll &amp; Expenses System Integrator</text:p>
          </table:table-cell>
          <table:table-cell office:value-type="string" table:style-name="ce1">
            <text:p>DELOITTE LLP</text:p>
          </table:table-cell>
          <table:table-cell office:value-type="string" table:style-name="ce1">
            <text:p>100% attendance at weekly checkpoint meetings (or as required and directed by the Authority Project Manager. All issues or concerns raised at the earliest opportunity and actions tracked and monitored.</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ayroll &amp; Expenses System Integrator</text:p>
          </table:table-cell>
          <table:table-cell office:value-type="string" table:style-name="ce1">
            <text:p>DELOITTE LLP</text:p>
          </table:table-cell>
          <table:table-cell office:value-type="string" table:style-name="ce1">
            <text:p>No delays to Project delivery resulting from the quality or timeliness  of contractor provided suitably qualified experienced people</text:p>
          </table:table-cell>
          <table:table-cell office:value-type="string" table:style-name="ce1">
            <text:p>0 Delays</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PROVISION OF TEST &amp; EVALUATION SERVICES TO SUPPORT A400M UK DELTA CAPABILITY-A400M/072</text:p>
          </table:table-cell>
          <table:table-cell office:value-type="string" table:style-name="ce1">
            <text:p>QINETIQ LIMITED</text:p>
          </table:table-cell>
          <table:table-cell office:value-type="string" table:style-name="ce1">
            <text:p>The Authority requires aircraft trials and associated documentation to be delivered in line with contract milestones.</text:p>
          </table:table-cell>
          <table:table-cell office:value-type="string" table:style-name="ce1">
            <text:p>95% and above</text:p>
          </table:table-cell>
          <table:table-cell office:value-type="string" table:style-name="ce1">
            <text:p>Approaching Target</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amp;S</text:p>
          </table:table-cell>
          <table:table-cell office:value-type="string" table:style-name="ce1">
            <text:p>A400M UK Medium Term Aircraft In Service Support</text:p>
          </table:table-cell>
          <table:table-cell office:value-type="string" table:style-name="ce1">
            <text:p>Airbus Military Sociedad Limitada</text:p>
          </table:table-cell>
          <table:table-cell office:value-type="string" table:style-name="ce1">
            <text:p>Sortie Incentive Ratio (SIR). This KPI refers to an incentivisation when a high level of performance is achieved. It is a measure of the Sorties that commence in a given week relative to those planned before the start of such week.<text:s/></text:p>
          </table:table-cell>
          <table:table-cell office:value-type="string" table:style-name="ce1">
            <text:p>&gt;90% The application of the SIR is such that where the SIR exceeds 90% (ninety percent) the Contractor shall be entitled to an incentive, according to a ratio of the number of sorties planned and the number of sorties achieved where the cancellation of any sortie is due to a technical reason.<text:s text:c="2"/></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S Bespoke Trading Entity</text:p>
          </table:table-cell>
          <table:table-cell office:value-type="string" table:style-name="ce1">
            <text:p>BARRIER ARRESTOR SYSTEMS - ACCOMM/00035</text:p>
          </table:table-cell>
          <table:table-cell office:value-type="string" table:style-name="ce1">
            <text:p>MARSHALL LAND SYSTEMS LTD</text:p>
          </table:table-cell>
          <table:table-cell office:value-type="string" table:style-name="ce1">
            <text:p>The Authority requires the Contractor to satisfy demands for Barriers spares by Required Delivery Date (RDD) and satisfy undertaking of repairs and maintenance in accordance with the requirements of the Statement of Work.</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SUPPORT SOLUTION FOR AIRCRAFT ARRESTOR SYSTEMS - PHAG&amp;RHAG</text:p>
          </table:table-cell>
          <table:table-cell office:value-type="string" table:style-name="ce1">
            <text:p>MARSHALL LAND SYSTEMS LTD</text:p>
          </table:table-cell>
          <table:table-cell office:value-type="string" table:style-name="ce1">
            <text:p>The Authority requires the Contractor to achieve 100% Readiness Level for Portable Aircraft Arrestor Gear (PAAG) as described in the Statement of Work and delivery to the Authority by the Required Delivery Date (RDD)</text:p>
          </table:table-cell>
          <table:table-cell office:value-type="string" table:style-name="ce1">
            <text:p>0 System not at Contracted Readiness level, against all MOD identified Serviceable Systems</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SUPPORT SOLUTION FOR AIRCRAFT ARRESTOR SYSTEMS - PHAG&amp;RHAG</text:p>
          </table:table-cell>
          <table:table-cell office:value-type="string" table:style-name="ce1">
            <text:p>MARSHALL LAND SYSTEMS LTD</text:p>
          </table:table-cell>
          <table:table-cell office:value-type="string" table:style-name="ce1">
            <text:p>The Authority requires the Contractor to satisfy demands for Rotary Hydraulic Arrestor Gear (RHAG) spares by Required Delivery Date (RDD) and satisfy undertaking of repairs and maintenance in accordance with the requirements of the Statement of Work</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SUPPLY &amp; SUPPORT OF AIRCRAFT GROUND POWER-ACCOMM2/7068</text:p>
          </table:table-cell>
          <table:table-cell office:value-type="string" table:style-name="ce1">
            <text:p>TERBERG DTS (UK) LIMITED</text:p>
          </table:table-cell>
          <table:table-cell office:value-type="string" table:style-name="ce1">
            <text:p>The Authority requires the Contractor to sustain the in-service Fleet Availability of Ground Power Units at a minimum of 95% across the fleet over the life of the contract.</text:p>
          </table:table-cell>
          <table:table-cell office:value-type="string" table:style-name="ce1">
            <text:p>95% and abov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Aircraft High Access Anti-Icing &amp; De-Icing Capability</text:p>
          </table:table-cell>
          <table:table-cell office:value-type="string" table:style-name="ce1">
            <text:p>TERBERG DTS (UK) LIMITED</text:p>
          </table:table-cell>
          <table:table-cell office:value-type="string" table:style-name="ce1">
            <text:p>The Contractor is to sustain the Aircraft High Access Anti-Icing &amp; De-Icing Capability (HAADIC) in-service global availability at a minimum of 95% across the fleet during the de-icing season over the life of the contract</text:p>
          </table:table-cell>
          <table:table-cell office:value-type="string" table:style-name="ce1">
            <text:p>95% and abov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SUPPLY AND THROUGH LIFE SUPPORT OF MOBILE ELEVATED WORK PLATFORMS-ACCOMM2B/7100</text:p>
          </table:table-cell>
          <table:table-cell office:value-type="string" table:style-name="ce1">
            <text:p>TERBERG DTS (UK) LIMITED</text:p>
          </table:table-cell>
          <table:table-cell office:value-type="string" table:style-name="ce1">
            <text:p>Fleet Availability of Mobile Evaluated Work Platforms (MEWPS)</text:p>
          </table:table-cell>
          <table:table-cell office:value-type="string" table:style-name="ce1">
            <text:p>95% and abov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ir Command</text:p>
          </table:table-cell>
          <table:table-cell office:value-type="string" table:style-name="ce1">
            <text:p>Provision of Aircraft, Instructors and Services to Support University Air Squadron &amp; Elementary Flying Training, YRS 5 &amp; 6</text:p>
          </table:table-cell>
          <table:table-cell office:value-type="string" table:style-name="ce1">
            <text:p>Babcock Aerospace Ltd</text:p>
          </table:table-cell>
          <table:table-cell office:value-type="string" table:style-name="ce1">
            <text:p>Number of Sorties not conducted due to aircraft availability</text:p>
          </table:table-cell>
          <table:table-cell office:value-type="string" table:style-name="ce1">
            <text:p>0-2%</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ir Command</text:p>
          </table:table-cell>
          <table:table-cell office:value-type="string" table:style-name="ce1">
            <text:p>THE PROVISION OF GLIDER MAINTENANCE AT SYERSTON-ACT/03098</text:p>
          </table:table-cell>
          <table:table-cell office:value-type="string" table:style-name="ce1">
            <text:p>SERCO LIMITED</text:p>
          </table:table-cell>
          <table:table-cell office:value-type="string" table:style-name="ce1">
            <text:p>Glider Availability against Delivery to 2 Flying Training School (FTS) Flying Programme (Sustaining Recovered Aircraft)</text:p>
          </table:table-cell>
          <table:table-cell office:value-type="string" table:style-name="ce1">
            <text:p>&gt;=9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ir Command</text:p>
          </table:table-cell>
          <table:table-cell office:value-type="string" table:style-name="ce1">
            <text:p>THE PROVISION OF GLIDER MAINTENANCE AT SYERSTON-ACT/03098</text:p>
          </table:table-cell>
          <table:table-cell office:value-type="string" table:style-name="ce1">
            <text:p>SERCO LIMITED</text:p>
          </table:table-cell>
          <table:table-cell office:value-type="string" table:style-name="ce1">
            <text:p>Meeting Contracted Engineering &amp; Logistics Standards Including 100% Support of all Continuing Airworthiness in accordance with CAME (Continuing Airworthiness Maintenance Exposition)</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ir Command</text:p>
          </table:table-cell>
          <table:table-cell office:value-type="string" table:style-name="ce1">
            <text:p>THE PROVISION OF GLIDER MAINTENANCE AT SYERSTON-ACT/03098</text:p>
          </table:table-cell>
          <table:table-cell office:value-type="string" table:style-name="ce1">
            <text:p>SERCO LIMITED</text:p>
          </table:table-cell>
          <table:table-cell office:value-type="string" table:style-name="ce1">
            <text:p>Performance against acceptance and scheduled maintenance to meet the Fleet Management Output Delivery Plan,<text:s/></text:p>
          </table:table-cell>
          <table:table-cell office:value-type="string" table:style-name="ce1">
            <text:p>Output Requirements Met - All depth maintenance lines utilised and aircraft released in accordance with the scheduled output plan.</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ir Command</text:p>
          </table:table-cell>
          <table:table-cell office:value-type="string" table:style-name="ce1">
            <text:p>PROVISION OF SUPPORT SERVICES TO THE SSPAR AT RAF FYLINGDALES.</text:p>
          </table:table-cell>
          <table:table-cell office:value-type="string" table:style-name="ce1">
            <text:p>SERCO LIMITED</text:p>
          </table:table-cell>
          <table:table-cell office:value-type="string" table:style-name="ce1">
            <text:p>Building Management System Availability</text:p>
          </table:table-cell>
          <table:table-cell office:value-type="string" table:style-name="ce1">
            <text:p>&gt;99.9%</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ir Command</text:p>
          </table:table-cell>
          <table:table-cell office:value-type="string" table:style-name="ce1">
            <text:p>PROVISION OF SUPPORT SERVICES TO THE SSPAR AT RAF FYLINGDALES.</text:p>
          </table:table-cell>
          <table:table-cell office:value-type="string" table:style-name="ce1">
            <text:p>SERCO LIMITED</text:p>
          </table:table-cell>
          <table:table-cell office:value-type="string" table:style-name="ce1">
            <text:p>Chilled Water System Availability</text:p>
          </table:table-cell>
          <table:table-cell office:value-type="string" table:style-name="ce1">
            <text:p>&gt;99%</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ir Command</text:p>
          </table:table-cell>
          <table:table-cell office:value-type="string" table:style-name="ce1">
            <text:p>PROVISION OF SUPPORT SERVICES TO THE SSPAR AT RAF FYLINGDALES.</text:p>
          </table:table-cell>
          <table:table-cell office:value-type="string" table:style-name="ce1">
            <text:p>SERCO LIMITED</text:p>
          </table:table-cell>
          <table:table-cell office:value-type="string" table:style-name="ce1">
            <text:p>Survivable Power Enhancement Start Reliability</text:p>
          </table:table-cell>
          <table:table-cell office:value-type="string" table:style-name="ce1">
            <text:p>&gt;99.9%</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ir Command</text:p>
          </table:table-cell>
          <table:table-cell office:value-type="string" table:style-name="ce1">
            <text:p>FALCON STEADY STATE TRAINING-ACT/04227</text:p>
          </table:table-cell>
          <table:table-cell office:value-type="string" table:style-name="ce1">
            <text:p>BAE</text:p>
          </table:table-cell>
          <table:table-cell office:value-type="string" table:style-name="ce1">
            <text:p>Instructor Resources - Contracted Instructor resources must have the relevant skill sets and capabilities to deliver the required and agreed training.</text:p>
          </table:table-cell>
          <table:table-cell office:value-type="string" table:style-name="ce1">
            <text:p>Contracted Instructor resources must have the relevant skill sets and capabilities to deliver. <text:s/>Performance reported and minuted monthly at the tactical level (user community/Designated Officer) and Quartely at the operational level. Monthly/Quartely <text:s/>reports are analysed by Air Commercial and the Designated Officer.<text:s text:c="2"/></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ir Command</text:p>
          </table:table-cell>
          <table:table-cell office:value-type="string" table:style-name="ce1">
            <text:p>FALCON STEADY STATE TRAINING-ACT/04227</text:p>
          </table:table-cell>
          <table:table-cell office:value-type="string" table:style-name="ce1">
            <text:p>BAE</text:p>
          </table:table-cell>
          <table:table-cell office:value-type="string" table:style-name="ce1">
            <text:p>The Contractor must ensure the FMS (Flacon Management System Vmware (Virtual Machine) applications within the PC based classrooms are available for the delivery of all relevant FT courses.</text:p>
          </table:table-cell>
          <table:table-cell office:value-type="string" table:style-name="ce1">
            <text:p>Vmware (Virtual Machine) applications within the PC based classrooms are available for the delivery of all relevant SST courses</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ir Command</text:p>
          </table:table-cell>
          <table:table-cell office:value-type="string" table:style-name="ce1">
            <text:p>FALCON STEADY STATE TRAINING-ACT/04227</text:p>
          </table:table-cell>
          <table:table-cell office:value-type="string" table:style-name="ce1">
            <text:p>BAE</text:p>
          </table:table-cell>
          <table:table-cell office:value-type="string" table:style-name="ce1">
            <text:p>The Contractor must provide effective management of their contracted services.<text:s/></text:p>
          </table:table-cell>
          <table:table-cell office:value-type="string" table:style-name="ce1">
            <text:p>Contractor must provide effective management of their contracted services. Performance reported and minuted monthly at the tactical level (user community/Designated Officer) and Quartely at the operational level. Monthly/Quartely <text:s/>reports are analysed by Air Commercial and the Designated Officer. No justifed complaints received.</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CONTRACTOR LOGISTIC SUPPORT FOR Vehicle Automotive Propulsion (VAP) 60 POWERED LOADING SYSTEM</text:p>
          </table:table-cell>
          <table:table-cell office:value-type="string" table:style-name="ce1">
            <text:p>EQUIPOS INDUSTRIALES DE MANUTENCION SA (EINSA)</text:p>
          </table:table-cell>
          <table:table-cell office:value-type="string" table:style-name="ce1">
            <text:p>The Authority requires the Contractor to <text:s/>sustain the in-service total Vehicle Automotive Propulsion (VAP) 60 fleet availability at a minimum of 95% over the life of the contract.</text:p>
          </table:table-cell>
          <table:table-cell office:value-type="string" table:style-name="ce1">
            <text:p>&gt;95%</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Support for ALE47 Counter Measure Dispensing System</text:p>
          </table:table-cell>
          <table:table-cell office:value-type="string" table:style-name="ce1">
            <text:p>PETARDS JOYCE-LOEBL LIMITED</text:p>
          </table:table-cell>
          <table:table-cell office:value-type="string" table:style-name="ce1">
            <text:p>Quarterly report completed within 10 days afterthe end of the quarter ( Milestone Payment)</text:p>
          </table:table-cell>
          <table:table-cell office:value-type="string" table:style-name="ce1">
            <text:p>Quarterly report on time or early.</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Support for ALE47 Counter Measure Dispensing System</text:p>
          </table:table-cell>
          <table:table-cell office:value-type="string" table:style-name="ce1">
            <text:p>PETARDS JOYCE-LOEBL LIMITED</text:p>
          </table:table-cell>
          <table:table-cell office:value-type="string" table:style-name="ce1">
            <text:p>Repairs carried out within 60 days fromvAPS agreement of repair price</text:p>
          </table:table-cell>
          <table:table-cell office:value-type="string" table:style-name="ce1">
            <text:p>All repairs carried out within 60 days<text:s/></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Support for ALE47 Counter Measure Dispensing System</text:p>
          </table:table-cell>
          <table:table-cell office:value-type="string" table:style-name="ce1">
            <text:p>PETARDS JOYCE-LOEBL LIMITED</text:p>
          </table:table-cell>
          <table:table-cell office:value-type="string" table:style-name="ce1">
            <text:p>Tasking Authorisation Form (TAF) to be submitted by the Contractor within 10 working days of RFQ being acknowledged by Petard Joyce-Loebl, with agreed completion date and firm price.</text:p>
          </table:table-cell>
          <table:table-cell office:value-type="string" table:style-name="ce1">
            <text:p>all TAFs &lt;/= 10 working days<text:s/></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ir Command<text:s text:c="2"/></text:p>
          </table:table-cell>
          <table:table-cell office:value-type="string" table:style-name="ce1">
            <text:p>Defence Fire and Rescue Project</text:p>
          </table:table-cell>
          <table:table-cell office:value-type="string" table:style-name="ce1">
            <text:p>Capita Business Services Ltd</text:p>
          </table:table-cell>
          <table:table-cell office:value-type="string" table:style-name="ce1">
            <text:p>Availability of the correct number of appropriately trained and qualified personnel. Includes Performance Indicators such as Provision of professional and non-professional fire related trained personnel and measures such as average annual first time pass rate of Military Phase 2 trainee Firefighters.</text:p>
          </table:table-cell>
          <table:table-cell office:value-type="string" table:style-name="ce1">
            <text:p>&gt;9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ir Command<text:s text:c="2"/></text:p>
          </table:table-cell>
          <table:table-cell office:value-type="string" table:style-name="ce1">
            <text:p>Defence Fire and Rescue Project</text:p>
          </table:table-cell>
          <table:table-cell office:value-type="string" table:style-name="ce1">
            <text:p>Capita Business Services Ltd</text:p>
          </table:table-cell>
          <table:table-cell office:value-type="string" table:style-name="ce1">
            <text:p>Provision of appropriate fire prevention and protection capability i.e. Risk Management Plans, fire-safety related advice through telephone advice line or e-mail and timeliness of Fire Investigations, including measures such as the % of Fire Risk Assessments completed, the % of sites for which an Integrated Risk Management Plan has been produced and % of Fire Investigations that are completed within the target timescale.<text:s text:c="2"/></text:p>
          </table:table-cell>
          <table:table-cell office:value-type="string" table:style-name="ce1">
            <text:p>&gt;85%</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ir Command<text:s text:c="2"/></text:p>
          </table:table-cell>
          <table:table-cell office:value-type="string" table:style-name="ce1">
            <text:p>Defence Fire and Rescue Project</text:p>
          </table:table-cell>
          <table:table-cell office:value-type="string" table:style-name="ce1">
            <text:p>Capita Business Services Ltd</text:p>
          </table:table-cell>
          <table:table-cell office:value-type="string" table:style-name="ce1">
            <text:p>Provision of fire and rescue capability to mitigate the impact of Incidents that have occurred, including measures such as % of Incidents, False Alarms and Simulations for which the Response capability provided matches that specified in the contract.</text:p>
          </table:table-cell>
          <table:table-cell office:value-type="string" table:style-name="ce1">
            <text:p>&gt;9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 Command</text:p>
          </table:table-cell>
          <table:table-cell office:value-type="string" table:style-name="ce1">
            <text:p>VERITAS Enduring IT Support</text:p>
          </table:table-cell>
          <table:table-cell office:value-type="string" table:style-name="ce1">
            <text:p>TECHMODAL LIMITED</text:p>
          </table:table-cell>
          <table:table-cell office:value-type="string" table:style-name="ce1">
            <text:p>The code is delivered to the Authority within the agreed timeframe.</text:p>
          </table:table-cell>
          <table:table-cell office:value-type="string" table:style-name="ce1">
            <text:p>Code is delivered on or before agreed dat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 Command</text:p>
          </table:table-cell>
          <table:table-cell office:value-type="string" table:style-name="ce1">
            <text:p>VERITAS Enduring IT Support</text:p>
          </table:table-cell>
          <table:table-cell office:value-type="string" table:style-name="ce1">
            <text:p>TECHMODAL LIMITED</text:p>
          </table:table-cell>
          <table:table-cell office:value-type="string" table:style-name="ce1">
            <text:p>The code is tested and working on the Authority system.</text:p>
          </table:table-cell>
          <table:table-cell office:value-type="string" table:style-name="ce1">
            <text:p>Code runs on the Authority system, with less than ten (10) errors.</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 Command</text:p>
          </table:table-cell>
          <table:table-cell office:value-type="string" table:style-name="ce1">
            <text:p>VERITAS Enduring IT Support</text:p>
          </table:table-cell>
          <table:table-cell office:value-type="string" table:style-name="ce1">
            <text:p>TECHMODAL LIMITED</text:p>
          </table:table-cell>
          <table:table-cell office:value-type="string" table:style-name="ce1">
            <text:p>The Contractor must provide all release related documentation covered under Appendix 1 to Annex A to Schedule 2, 4.2 and Annex A to Schedule 2; Paragraph 29.e within the agreed timeframe.</text:p>
          </table:table-cell>
          <table:table-cell office:value-type="string" table:style-name="ce1">
            <text:p>All documents received within two (2) working days of agreed dat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 Command</text:p>
          </table:table-cell>
          <table:table-cell office:value-type="string" table:style-name="ce1">
            <text:p>Training, Maintenance and Support Services (TMASS2) -ARMYHQ3/00025</text:p>
          </table:table-cell>
          <table:table-cell office:value-type="string" table:style-name="ce1">
            <text:p>BABCOCK LAND LIMITED</text:p>
          </table:table-cell>
          <table:table-cell office:value-type="string" table:style-name="ce1">
            <text:p>MA1 - Contract Management</text:p>
          </table:table-cell>
          <table:table-cell office:value-type="string" table:style-name="ce1">
            <text:p>Contractor nominated attendees present at all governance meetings, AND; timely provision by the Contractor of associated governance reports. (i.e. no occurrences of non-presence at meetings or governance reports not being submitted in accordance with the agreed timescales).</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 Command</text:p>
          </table:table-cell>
          <table:table-cell office:value-type="string" table:style-name="ce1">
            <text:p>Training, Maintenance and Support Services (TMASS2) -ARMYHQ3/00025</text:p>
          </table:table-cell>
          <table:table-cell office:value-type="string" table:style-name="ce1">
            <text:p>BABCOCK LAND LIMITED</text:p>
          </table:table-cell>
          <table:table-cell office:value-type="string" table:style-name="ce1">
            <text:p>MA3 - Recruitment of Suitably Qualified &amp; Experienced Personnel (SQEP)</text:p>
          </table:table-cell>
          <table:table-cell office:value-type="string" table:style-name="ce1">
            <text:p>95% of SQEP personnel recruited in accordance with the SQEP requirements specified in Section 1 Table 3 of Schedule 1 and within the timescales agreed with the Authority.</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 Command</text:p>
          </table:table-cell>
          <table:table-cell office:value-type="string" table:style-name="ce1">
            <text:p>Training, Maintenance and Support Services (TMASS2) -ARMYHQ3/00025</text:p>
          </table:table-cell>
          <table:table-cell office:value-type="string" table:style-name="ce1">
            <text:p>BABCOCK LAND LIMITED</text:p>
          </table:table-cell>
          <table:table-cell office:value-type="string" table:style-name="ce1">
            <text:p>MA4.1 - Maintenance of Instructional Staff SQEP</text:p>
          </table:table-cell>
          <table:table-cell office:value-type="string" table:style-name="ce1">
            <text:p>No more than two (2) personnel do not have the required SQEP in accordance with the SQEP requirements.</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 Command</text:p>
          </table:table-cell>
          <table:table-cell office:value-type="string" table:style-name="ce1">
            <text:p>COEFOR Support - Proj Thespis</text:p>
          </table:table-cell>
          <table:table-cell office:value-type="string" table:style-name="ce1">
            <text:p>MABWAY LIMITED</text:p>
          </table:table-cell>
          <table:table-cell office:value-type="string" table:style-name="ce1">
            <text:p>KPI 1 - Delivery of Management Services</text:p>
          </table:table-cell>
          <table:table-cell office:value-type="string" table:style-name="ce1">
            <text:p>No breaches</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 Command</text:p>
          </table:table-cell>
          <table:table-cell office:value-type="string" table:style-name="ce1">
            <text:p>COEFOR Support - Proj Thespis</text:p>
          </table:table-cell>
          <table:table-cell office:value-type="string" table:style-name="ce1">
            <text:p>MABWAY LIMITED</text:p>
          </table:table-cell>
          <table:table-cell office:value-type="string" table:style-name="ce1">
            <text:p>KPI 2 - Delivery of Events in accordance with the agreed plan</text:p>
          </table:table-cell>
          <table:table-cell office:value-type="string" table:style-name="ce1">
            <text:p>No breaches with the exception of provision of numbers (4.5.1) and/or provision of transport (4.5.2), where this has no impact on other serials</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 Command</text:p>
          </table:table-cell>
          <table:table-cell office:value-type="string" table:style-name="ce1">
            <text:p>ARTDIPT/098/1 Provision of Air and Ground MEDEVAC and General Aviaition Support</text:p>
          </table:table-cell>
          <table:table-cell office:value-type="string" table:style-name="ce1">
            <text:p>Everett Aviation Charter Ltd</text:p>
          </table:table-cell>
          <table:table-cell office:value-type="string" table:style-name="ce1">
            <text:p>Aircraft On-Task Reliability (KPI 2)</text:p>
          </table:table-cell>
          <table:table-cell office:value-type="string" table:style-name="ce1">
            <text:p>No tasks aborted and all delivered within the timelines set out in the SOR.</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 Command</text:p>
          </table:table-cell>
          <table:table-cell office:value-type="string" table:style-name="ce1">
            <text:p>ARTDIPT/098/1 Provision of Air and Ground MEDEVAC and General Aviaition Support</text:p>
          </table:table-cell>
          <table:table-cell office:value-type="string" table:style-name="ce1">
            <text:p>Everett Aviation Charter Ltd</text:p>
          </table:table-cell>
          <table:table-cell office:value-type="string" table:style-name="ce1">
            <text:p>Standby Non-Availability (KPI 1)</text:p>
          </table:table-cell>
          <table:table-cell office:value-type="string" table:style-name="ce1">
            <text:p>No hours where the aircraft is unavailable due to an attributable caus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 Command</text:p>
          </table:table-cell>
          <table:table-cell office:value-type="string" table:style-name="ce1">
            <text:p>ARTDIPT/098/2 Provision of Air and Ground Support MEDEVAC and General Aviaition Support BATUK Lot 2 Range Clearance</text:p>
          </table:table-cell>
          <table:table-cell office:value-type="string" table:style-name="ce1">
            <text:p>Tropic Air Limited</text:p>
          </table:table-cell>
          <table:table-cell office:value-type="string" table:style-name="ce1">
            <text:p>Aircraft On-Task Reliability (KPI 2)</text:p>
          </table:table-cell>
          <table:table-cell office:value-type="string" table:style-name="ce1">
            <text:p>No tasks aborted and all delivered within the timelines set out in the SOR.</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 Command</text:p>
          </table:table-cell>
          <table:table-cell office:value-type="string" table:style-name="ce1">
            <text:p>ARTDIPT/098/2 Provision of Air and Ground Support MEDEVAC and General Aviaition Support BATUK Lot 2 Range Clearance</text:p>
          </table:table-cell>
          <table:table-cell office:value-type="string" table:style-name="ce1">
            <text:p>Tropic Air Limited</text:p>
          </table:table-cell>
          <table:table-cell office:value-type="string" table:style-name="ce1">
            <text:p>Standby Non-Availability (KPI 1)</text:p>
          </table:table-cell>
          <table:table-cell office:value-type="string" table:style-name="ce1">
            <text:p>No hours where the aircraft is unavailable due to an attributable caus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SUPPLY AND IN-SERVICE SUPPORT OF MEDIUM AIRCRAFT TOW TRACTORS</text:p>
          </table:table-cell>
          <table:table-cell office:value-type="string" table:style-name="ce1">
            <text:p>TERBERG DTS (UK) LIMITED</text:p>
          </table:table-cell>
          <table:table-cell office:value-type="string" table:style-name="ce1">
            <text:p>The Authority requires the Contractor to <text:s/>sustain the in-service Fleet Availability of Medium Aircraft Tow Tractors at a minimum of 95% across the fleet over the life of the contract.</text:p>
          </table:table-cell>
          <table:table-cell office:value-type="string" table:style-name="ce1">
            <text:p>95% and abov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THE SUPPLY AND IN SERVICE SUPPORT OF AIRFIELD SNOW CLEARANCE VEHICLES (ASCV)</text:p>
          </table:table-cell>
          <table:table-cell office:value-type="string" table:style-name="ce1">
            <text:p>Aebi Schmidt UK Limited</text:p>
          </table:table-cell>
          <table:table-cell office:value-type="string" table:style-name="ce1">
            <text:p>The Contractor is to sustain the Airfield Snow Clearance Vehicle (ASCV) in-service global availability at a minimum of 97.99% across the fleet over the life of the contract.</text:p>
          </table:table-cell>
          <table:table-cell office:value-type="string" table:style-name="ce1">
            <text:p>95% and abov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The Supply and ISS of Airfield Surface Sweeping Vehicles<text:s/></text:p>
          </table:table-cell>
          <table:table-cell office:value-type="string" table:style-name="ce1">
            <text:p>Aebi Schmidt UK Limited</text:p>
          </table:table-cell>
          <table:table-cell office:value-type="string" table:style-name="ce1">
            <text:p>The Contractor is to sustain the Airfield Surface Sweeping Vehicle (ASSV) in-service global availability at a minimum of 95% across the fleet over the life of the contract.</text:p>
          </table:table-cell>
          <table:table-cell office:value-type="string" table:style-name="ce1">
            <text:p>95% and abov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text:p>
          </table:table-cell>
          <table:table-cell office:value-type="string" table:style-name="ce1">
            <text:p>Army Foundation College Harrogate PFI Contract</text:p>
          </table:table-cell>
          <table:table-cell office:value-type="string" table:style-name="ce1">
            <text:p>Defence Training Services Limited</text:p>
          </table:table-cell>
          <table:table-cell office:value-type="string" table:style-name="ce1">
            <text:p>Domestic Services - Serial 6.30 - Provide a Regular Cleaning Service. Includes management and the provision of labour, tools, equipment, materials and transportation.</text:p>
          </table:table-cell>
          <table:table-cell office:value-type="string" table:style-name="ce1">
            <text:p>98% and abov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text:p>
          </table:table-cell>
          <table:table-cell office:value-type="string" table:style-name="ce1">
            <text:p>Army Foundation College Harrogate PFI Contract</text:p>
          </table:table-cell>
          <table:table-cell office:value-type="string" table:style-name="ce1">
            <text:p>Defence Training Services Limited</text:p>
          </table:table-cell>
          <table:table-cell office:value-type="string" table:style-name="ce1">
            <text:p>Estates Management - Serial 5.12 - Operate a reactive repair system which includes a 24 Hours call out system to effect emergency repairs.</text:p>
          </table:table-cell>
          <table:table-cell office:value-type="string" table:style-name="ce1">
            <text:p>98% and abov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text:p>
          </table:table-cell>
          <table:table-cell office:value-type="string" table:style-name="ce1">
            <text:p>Army Foundation College Harrogate PFI Contract</text:p>
          </table:table-cell>
          <table:table-cell office:value-type="string" table:style-name="ce1">
            <text:p>Defence Training Services Limited</text:p>
          </table:table-cell>
          <table:table-cell office:value-type="string" table:style-name="ce1">
            <text:p>Leadership &amp; Initiative Training (L&amp;IT) - Serial 8.12 - Provide instructional support for the L&amp;IT of the Army Student on both the Long and Short Course. Provide technical training in L&amp;IT disciplines for Permanent Staff as agreed between the SPV (Contractor) and Authority.</text:p>
          </table:table-cell>
          <table:table-cell office:value-type="string" table:style-name="ce1">
            <text:p>98% and abov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Joint Forces Command</text:p>
          </table:table-cell>
          <table:table-cell office:value-type="string" table:style-name="ce1">
            <text:p>SUPPLY AND SUPPORT OF JOINT COMMON REMOTE VIEWING TERMINAL (JCRVT)</text:p>
          </table:table-cell>
          <table:table-cell office:value-type="string" table:style-name="ce1">
            <text:p>L-3 COMMUNICATIONS SYSTEMS- WEST</text:p>
          </table:table-cell>
          <table:table-cell office:value-type="string" table:style-name="ce1">
            <text:p>Documentation on Time. All documentation is delivered to the Authority on agreed delivery date (reports and publications e.g. the monthly report or AESPs (Army Equipment Support Publications))<text:s/></text:p>
          </table:table-cell>
          <table:table-cell office:value-type="string" table:style-name="ce1">
            <text:p>Documentation is delivered on agreed delivery date.<text:s/></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Joint Forces Command</text:p>
          </table:table-cell>
          <table:table-cell office:value-type="string" table:style-name="ce1">
            <text:p>SUPPLY AND SUPPORT OF JOINT COMMON REMOTE VIEWING TERMINAL (JCRVT)</text:p>
          </table:table-cell>
          <table:table-cell office:value-type="string" table:style-name="ce1">
            <text:p>L-3 COMMUNICATIONS SYSTEMS- WEST</text:p>
          </table:table-cell>
          <table:table-cell office:value-type="string" table:style-name="ce1">
            <text:p>Obsolescence management<text:s/></text:p>
            <text:p>Contractor to inform the Authority within 10 working days of the Contractor becoming aware of items of supply (Annex A to Statement Of Requirement) becoming obsolete, with impact statement and initial mitigation suggestion to allow Authority time to assess impact to the project.<text:s/></text:p>
          </table:table-cell>
          <table:table-cell office:value-type="string" table:style-name="ce1">
            <text:p>Authority informed within ten (10) working days (after contractor is made aware) with initial impact statement and suggested mitigation.<text:s/></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Joint Forces Command</text:p>
          </table:table-cell>
          <table:table-cell office:value-type="string" table:style-name="ce1">
            <text:p>SUPPLY AND SUPPORT OF JOINT COMMON REMOTE VIEWING TERMINAL (JCRVT)</text:p>
          </table:table-cell>
          <table:table-cell office:value-type="string" table:style-name="ce1">
            <text:p>L-3 COMMUNICATIONS SYSTEMS- WEST</text:p>
          </table:table-cell>
          <table:table-cell office:value-type="string" table:style-name="ce1">
            <text:p>Safety and Environmental documentation up to date - The Contractor is to provide impact statement upon being informed by the Authority of legislation changes, relating to new substances added to REACH (Registration, Evaluation, Authorisation and Restriction of Chemicals) or RoHS (Restriction of Hazardous Substances) with regards to both safety and environmental aspects.<text:s/></text:p>
          </table:table-cell>
          <table:table-cell office:value-type="string" table:style-name="ce1">
            <text:p>Impact statement not provided to the Authority within ten (10) working days of becoming informed of change.<text:s/></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Joint Forces Command</text:p>
          </table:table-cell>
          <table:table-cell office:value-type="string" table:style-name="ce1">
            <text:p>Design Services Contract</text:p>
          </table:table-cell>
          <table:table-cell office:value-type="string" table:style-name="ce1">
            <text:p>General Dynamics UK</text:p>
          </table:table-cell>
          <table:table-cell office:value-type="string" table:style-name="ce1">
            <text:p>All documentation relating to the system and the Design Authority role shall be maintained to quality, delivered on time and available on BUCK+. This includes non-standard documentation and Technical Bulletins in support of both peace-keeping and operational activities.<text:s/></text:p>
          </table:table-cell>
          <table:table-cell office:value-type="string" table:style-name="ce1">
            <text:p>95% achievement of milestones declared in the Forward Programme of Work</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Joint Forces Command</text:p>
          </table:table-cell>
          <table:table-cell office:value-type="string" table:style-name="ce1">
            <text:p>Design Services Contract</text:p>
          </table:table-cell>
          <table:table-cell office:value-type="string" table:style-name="ce1">
            <text:p>General Dynamics UK</text:p>
          </table:table-cell>
          <table:table-cell office:value-type="string" table:style-name="ce1">
            <text:p>Availability of BUCK+. The BUCK + provides the critical information backbone to the User in relation to the Bowman, ComBAT (Common Battlefield Applications Toolset), Infrastructure and Platform (BCIP) system. The BUCK + supplies information, system updates and tracks Design Services Tasks for Battlefield and Tactical Communications &amp; Information Systems (BATCIS) and the User.<text:s/></text:p>
          </table:table-cell>
          <table:table-cell office:value-type="string" table:style-name="ce1">
            <text:p>95% availability</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Joint Forces Command</text:p>
          </table:table-cell>
          <table:table-cell office:value-type="string" table:style-name="ce1">
            <text:p>Design Services Contract</text:p>
          </table:table-cell>
          <table:table-cell office:value-type="string" table:style-name="ce1">
            <text:p>General Dynamics UK</text:p>
          </table:table-cell>
          <table:table-cell office:value-type="string" table:style-name="ce1">
            <text:p>Delivery of Task Quality. These tasks help to maintain the system in a safe and secure manner. They further tackle obsolescence within the system and potentially add to the systems capability through the introduction of new/updated functionality.</text:p>
          </table:table-cell>
          <table:table-cell office:value-type="string" table:style-name="ce1">
            <text:p>95% achievement of milestones<text:s/></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THE SUPPLY OF SECONDARY HEALTHCARE SERVICES-BFC/CB/1270</text:p>
          </table:table-cell>
          <table:table-cell office:value-type="string" table:style-name="ce1">
            <text:p>YGIA POLYCLINIC PRIVATE HOSPITAL</text:p>
          </table:table-cell>
          <table:table-cell office:value-type="string" table:style-name="ce1">
            <text:p>Communication. <text:s/>All consultations are to be conducted in English. <text:s/>All patient documentation is to be translated into English.</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THE SUPPLY OF SECONDARY HEALTHCARE SERVICES-BFC/CB/1270</text:p>
          </table:table-cell>
          <table:table-cell office:value-type="string" table:style-name="ce1">
            <text:p>YGIA POLYCLINIC PRIVATE HOSPITAL</text:p>
          </table:table-cell>
          <table:table-cell office:value-type="string" table:style-name="ce1">
            <text:p>Complaints: A measure of the percentage of patients registering a complaint against all services provided by the Ygia Polyclinic, from the overall number of patients.</text:p>
          </table:table-cell>
          <table:table-cell office:value-type="string" table:style-name="ce1">
            <text:p>95%</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THE SUPPLY OF SECONDARY HEALTHCARE SERVICES-BFC/CB/1270</text:p>
          </table:table-cell>
          <table:table-cell office:value-type="string" table:style-name="ce1">
            <text:p>YGIA POLYCLINIC PRIVATE HOSPITAL</text:p>
          </table:table-cell>
          <table:table-cell office:value-type="string" table:style-name="ce1">
            <text:p>Outpatients. The Provider will start consultant led treatment within the stated timelines by specialty from receipt of General Practitioner referral.</text:p>
          </table:table-cell>
          <table:table-cell office:value-type="string" table:style-name="ce1">
            <text:p>95%</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BFC - LOGISTICS MOVEMENT SUPPORT</text:p>
          </table:table-cell>
          <table:table-cell office:value-type="string" table:style-name="ce1">
            <text:p>CPPC LOGISTIC GROUP OF COMPANIES LIMITED</text:p>
          </table:table-cell>
          <table:table-cell office:value-type="string" table:style-name="ce1">
            <text:p>Cargo Clearance Services completed in time with the Required Delivery Dates</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BFC - LOGISTICS MOVEMENT SUPPORT</text:p>
          </table:table-cell>
          <table:table-cell office:value-type="string" table:style-name="ce1">
            <text:p>CPPC LOGISTIC GROUP OF COMPANIES LIMITED</text:p>
          </table:table-cell>
          <table:table-cell office:value-type="string" table:style-name="ce1">
            <text:p>Demand Order Form, Amendments and cancellations receipted and accepted by the Contractor</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BFC - LOGISTICS MOVEMENT SUPPORT</text:p>
          </table:table-cell>
          <table:table-cell office:value-type="string" table:style-name="ce1">
            <text:p>CPPC LOGISTIC GROUP OF COMPANIES LIMITED</text:p>
          </table:table-cell>
          <table:table-cell office:value-type="string" table:style-name="ce1">
            <text:p>Vehicles meet Sovereign Base Area/Republic of Cyprus and EU legislation for the load being transported<text:s/></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Provision of Community Healthcare (CHC) Services to British Forces Cyprus</text:p>
          </table:table-cell>
          <table:table-cell office:value-type="string" table:style-name="ce1">
            <text:p>SSAFA FAMILY HEALTH SERVICES</text:p>
          </table:table-cell>
          <table:table-cell office:value-type="string" table:style-name="ce1">
            <text:p>Patients are to be offered an appointment within four (4) weeks of receipt of referral.</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Provision of Community Healthcare (CHC) Services to British Forces Cyprus</text:p>
          </table:table-cell>
          <table:table-cell office:value-type="string" table:style-name="ce1">
            <text:p>SSAFA FAMILY HEALTH SERVICES</text:p>
          </table:table-cell>
          <table:table-cell office:value-type="string" table:style-name="ce1">
            <text:p>Post-natal contact is to be made within twenty-four (24) hours of discharge.</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Provision of Community Healthcare (CHC) Services to British Forces Cyprus</text:p>
          </table:table-cell>
          <table:table-cell office:value-type="string" table:style-name="ce1">
            <text:p>SSAFA FAMILY HEALTH SERVICES</text:p>
          </table:table-cell>
          <table:table-cell office:value-type="string" table:style-name="ce1">
            <text:p>The Community Children’s Nurses are to contact the families of every child admitted into hospital.</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In-Service Support Availability Contract (ISSAC)</text:p>
          </table:table-cell>
          <table:table-cell office:value-type="string" table:style-name="ce1">
            <text:p>BAE SYSTEMS (OPERATIONS) LIMITED</text:p>
          </table:table-cell>
          <table:table-cell office:value-type="string" table:style-name="ce1">
            <text:p>Aircraft Tasking Line availability</text:p>
          </table:table-cell>
          <table:table-cell office:value-type="string" table:style-name="ce1">
            <text:p>97% -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In-Service Support Availability Contract (ISSAC)</text:p>
          </table:table-cell>
          <table:table-cell office:value-type="string" table:style-name="ce1">
            <text:p>BAE SYSTEMS (OPERATIONS) LIMITED</text:p>
          </table:table-cell>
          <table:table-cell office:value-type="string" table:style-name="ce1">
            <text:p>Number of trained personnel available for Sponsored Reserves duty</text:p>
          </table:table-cell>
          <table:table-cell office:value-type="string" table:style-name="ce1">
            <text:p>24 to 27 in number<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text:p>
          </table:table-cell>
          <table:table-cell office:value-type="string" table:style-name="ce1">
            <text:p>Royal School of Military Engineering Public Private Partnership</text:p>
          </table:table-cell>
          <table:table-cell office:value-type="string" table:style-name="ce1">
            <text:p>Holdfast Training Services Limited</text:p>
          </table:table-cell>
          <table:table-cell office:value-type="string" table:style-name="ce1">
            <text:p>Equipment Support. The Contractor shall provide the following services, equipment management, equipment inspection, equipment maintenance and repair, equipment modification, vehicle recovery, field repair and recovery and armaments inspection. Stores and Engineer Resources. The Contractor shall provide the following services Authority equipment accounting and control. Authority equipment issuing. Stock repair and maintenance. Hazardous substance storage. Engineering resources accounting and inventory control. Engineering resources. Field Engineer resources. Engineer resources inspections. Maintenance, manufacture and repair. Modifications. Armaments Stores. Ammunition and stores. Clothing stores. Personal Clothing record, tailoring. Miscellaneous stores. Deceased personal effects. Absent without leave effects. MT. The Contractor shall provide the following services. Transport booking, Fuel card, FMT 600 Permit issuing, Accident and damage reporting, Passenger transport, Special goods transport, Staff car, Self-drive transport, Self-drive all-terrain vehicle, Self-drive dog transport.</text:p>
          </table:table-cell>
          <table:table-cell office:value-type="string" table:style-name="ce1">
            <text:p>95%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text:p>
          </table:table-cell>
          <table:table-cell office:value-type="string" table:style-name="ce1">
            <text:p>Royal School of Military Engineering Public Private Partnership</text:p>
          </table:table-cell>
          <table:table-cell office:value-type="string" table:style-name="ce1">
            <text:p>Holdfast Training Services Limited</text:p>
          </table:table-cell>
          <table:table-cell office:value-type="string" table:style-name="ce1">
            <text:p>The Contractor shall provide Physical asset maintenance; Infrastructure maintenance; Utilities infrastructure maintenance; Utilities management; Miscellaneous asset management; Grounds maintenance; Miscellaneous services.</text:p>
          </table:table-cell>
          <table:table-cell office:value-type="string" table:style-name="ce1">
            <text:p>95%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text:p>
          </table:table-cell>
          <table:table-cell office:value-type="string" table:style-name="ce1">
            <text:p>Royal School of Military Engineering Public Private Partnership</text:p>
          </table:table-cell>
          <table:table-cell office:value-type="string" table:style-name="ce1">
            <text:p>Holdfast Training Services Limited</text:p>
          </table:table-cell>
          <table:table-cell office:value-type="string" table:style-name="ce1">
            <text:p>Training Service Support - The Contractor shall provide, erect and dismantle all necessary training equipment and material to support the delivery of List B Courses, List C Courses and Authority Modules of List D Courses as stated In the Course Training Plans.  In addition, at the Minley Site, the Contractor, with the assistance of the Authority’s organic training support resources, shall provide training over water safety support and explosive range and explosive training area safety support.</text:p>
          </table:table-cell>
          <table:table-cell office:value-type="string" table:style-name="ce1">
            <text:p>95%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Private Finance Initiative for Bristol, Bath and Portsmouth (BBP)</text:p>
          </table:table-cell>
          <table:table-cell office:value-type="string" table:style-name="ce1">
            <text:p>Tricomm Housing Limited</text:p>
          </table:table-cell>
          <table:table-cell office:value-type="string" table:style-name="ce1">
            <text:p>Grounds Maintenance</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Private Finance Initiative for Bristol, Bath and Portsmouth (BBP)</text:p>
          </table:table-cell>
          <table:table-cell office:value-type="string" table:style-name="ce1">
            <text:p>Tricomm Housing Limited</text:p>
          </table:table-cell>
          <table:table-cell office:value-type="string" table:style-name="ce1">
            <text:p>Move-In Performance</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Private Finance Initiative for Bristol, Bath and Portsmouth (BBP)</text:p>
          </table:table-cell>
          <table:table-cell office:value-type="string" table:style-name="ce1">
            <text:p>Tricomm Housing Limited</text:p>
          </table:table-cell>
          <table:table-cell office:value-type="string" table:style-name="ce1">
            <text:p>Reactive &amp; Response Maintenance</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EXOLUM Pipeline Contract - Fuel Pipeline Delviery Contract<text:s/></text:p>
          </table:table-cell>
          <table:table-cell office:value-type="string" table:style-name="ce1">
            <text:p>EXOLUM Pipeline Ltd</text:p>
          </table:table-cell>
          <table:table-cell office:value-type="string" table:style-name="ce1">
            <text:p>Quantity of Fuel transported</text:p>
            <text:p>Demands satisfied for all Strategic Sites as per Pumping Requirement Plan.</text:p>
          </table:table-cell>
          <table:table-cell office:value-type="string" table:style-name="ce1">
            <text:p>Green - 99.8% or more of Fuel ordered in respect of any Strategic Site is delivered in accordance with the Pumping Requirement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EXOLUM Pipeline Contract - Fuel Pipeline Delviery Contract<text:s/></text:p>
          </table:table-cell>
          <table:table-cell office:value-type="string" table:style-name="ce1">
            <text:p>EXOLUM Pipeline Ltd</text:p>
          </table:table-cell>
          <table:table-cell office:value-type="string" table:style-name="ce1">
            <text:p>Timeliness of Deliveries</text:p>
            <text:p>Delivery of Fuel on delivery date agreed in Pumping Requirement Plan</text:p>
          </table:table-cell>
          <table:table-cell office:value-type="string" table:style-name="ce1">
            <text:p>Green - Delivery of any fuel order in respect of any Strategic Site is on time (as agreed between the Customer and the Network Operato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ENERGY TO RAF FYLINGDALES. FILE MIGRATION.</text:p>
          </table:table-cell>
          <table:table-cell office:value-type="string" table:style-name="ce1">
            <text:p>T.G. POWER LTD</text:p>
          </table:table-cell>
          <table:table-cell office:value-type="string" table:style-name="ce1">
            <text:p>Electrical Power Availability - Ensure that there is constant electrical power availability across the site (excluding scheduled maintenance of the Power House and test operation of the MOD Equipment)</text:p>
          </table:table-cell>
          <table:table-cell office:value-type="string" table:style-name="ce1">
            <text:p>9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ENERGY TO RAF FYLINGDALES. FILE MIGRATION.</text:p>
          </table:table-cell>
          <table:table-cell office:value-type="string" table:style-name="ce1">
            <text:p>T.G. POWER LTD</text:p>
          </table:table-cell>
          <table:table-cell office:value-type="string" table:style-name="ce1">
            <text:p>Heat Availability/Reliability - Ensure that there is constant heat availability throughout the site</text:p>
          </table:table-cell>
          <table:table-cell office:value-type="string" table:style-name="ce1">
            <text:p>99.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ACADEMIC PROVIDER CONTRACT FOR DEFENCE ACADEMY</text:p>
          </table:table-cell>
          <table:table-cell office:value-type="string" table:style-name="ce1">
            <text:p>Cranfield University</text:p>
          </table:table-cell>
          <table:table-cell office:value-type="string" table:style-name="ce1">
            <text:p>Academic Registry - Undertake course administration. Performance Standard - Accurate Joining Instructions (JI's) received by enrolled students by 20 Business Days prior to start of Courses.</text:p>
          </table:table-cell>
          <table:table-cell office:value-type="string" table:style-name="ce1">
            <text:p>100%</text:p>
          </table:table-cell>
          <table:table-cell office:value-type="string" table:style-name="ce1">
            <text:p>Good</text:p>
          </table:table-cell>
          <table:table-cell office:value-type="string" table:style-name="ce1">
            <text:p>To note, the KPI's reflect the period August, September, October 2021.<text:s/></text:p>
          </table:table-cell>
          <table:table-cell table:number-columns-repeated="16375"/>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ACADEMIC PROVIDER CONTRACT FOR DEFENCE ACADEMY</text:p>
          </table:table-cell>
          <table:table-cell office:value-type="string" table:style-name="ce1">
            <text:p>Cranfield University</text:p>
          </table:table-cell>
          <table:table-cell office:value-type="string" table:style-name="ce1">
            <text:p>Education Provision - Provide a Distance Learning Support Service. Performance Standard - 95% of all helpdesk queries to be acknowledged within 1 hour.</text:p>
            <text:p/>
          </table:table-cell>
          <table:table-cell office:value-type="string" table:style-name="ce1">
            <text:p>95%</text:p>
          </table:table-cell>
          <table:table-cell office:value-type="string" table:style-name="ce1">
            <text:p>Good</text:p>
          </table:table-cell>
          <table:table-cell office:value-type="string" table:style-name="ce1">
            <text:p>To note, the KPI's reflect the period August, September, October 2021.<text:s/></text:p>
          </table:table-cell>
          <table:table-cell table:number-columns-repeated="16375"/>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ACADEMIC PROVIDER CONTRACT FOR DEFENCE ACADEMY</text:p>
          </table:table-cell>
          <table:table-cell office:value-type="string" table:style-name="ce1">
            <text:p>Cranfield University</text:p>
          </table:table-cell>
          <table:table-cell office:value-type="string" table:style-name="ce1">
            <text:p>Education Support - Develop Courses which meet specific needs of the Authority. Performance Standard - 90% Course development work to be completed according to agreed specifications within 10 business days.<text:s/></text:p>
          </table:table-cell>
          <table:table-cell office:value-type="string" table:style-name="ce1">
            <text:p>90%</text:p>
          </table:table-cell>
          <table:table-cell office:value-type="string" table:style-name="ce1">
            <text:p>Good</text:p>
          </table:table-cell>
          <table:table-cell office:value-type="string" table:style-name="ce1">
            <text:p>To note, the KPI's reflect the period August, September, October 2021.<text:s/></text:p>
          </table:table-cell>
          <table:table-cell table:number-columns-repeated="16375"/>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Campus Integrator Project Agreement</text:p>
          </table:table-cell>
          <table:table-cell office:value-type="string" table:style-name="ce1">
            <text:p>Serco Limited</text:p>
          </table:table-cell>
          <table:table-cell office:value-type="string" table:style-name="ce1">
            <text:p>Catering: The contractor is to provide appropriate catering services to support the Campus in accordance with contractually defined standards</text:p>
          </table:table-cell>
          <table:table-cell office:value-type="string" table:style-name="ce1">
            <text:p>7204 Failure Poi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Campus Integrator Project Agreement</text:p>
          </table:table-cell>
          <table:table-cell office:value-type="string" table:style-name="ce1">
            <text:p>Serco Limited</text:p>
          </table:table-cell>
          <table:table-cell office:value-type="string" table:style-name="ce1">
            <text:p>Core Information Infrastructure: The Contractor shall be responsible for the provision of core information infrastructure and services across the Site in accordance with the Contract</text:p>
          </table:table-cell>
          <table:table-cell office:value-type="string" table:style-name="ce1">
            <text:p>3108 Failure Poi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Campus Integrator Project Agreement</text:p>
          </table:table-cell>
          <table:table-cell office:value-type="string" table:style-name="ce1">
            <text:p>Serco Limited</text:p>
          </table:table-cell>
          <table:table-cell office:value-type="string" table:style-name="ce1">
            <text:p>Management of Assets: To maintain the function of publicly owned Assets in accordance with the Contract. The DA has 158 Assets as defined by the contract. The large majority are dated from the 1940’s to the 1970’s with significant additional assets being added during the DACI contract over the last 12 years. Building types include domestic housing, large accommodation, office and training assets, lecture theatres, laboratories and workshops along with a range of utility and storage assets, carparks and infrastructure all of which has to be maintained.</text:p>
          </table:table-cell>
          <table:table-cell office:value-type="string" table:style-name="ce1">
            <text:p>&lt; 665 Failure Poi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Provision of Temporary Healthcare Workers to the MoD.</text:p>
          </table:table-cell>
          <table:table-cell office:value-type="string" table:style-name="ce1">
            <text:p>HONEYBEERECRUITMENT.COM LTD</text:p>
          </table:table-cell>
          <table:table-cell office:value-type="string" table:style-name="ce1">
            <text:p>Completion of Assignment - Percentage of Assignments completed during the Reporting Period   where the Selected Candidate has complied with the Minimum Availability Requirements and attended the Assignment for no less period than the period for which the Supplier confirmed that the Selected Candidate was available for when submitting the Candidate’s CV in response to a Demand Order raised by the Contracting Authority (i.e. the Candidate's exact availability). </text:p>
          </table:table-cell>
          <table:table-cell office:value-type="string" table:style-name="ce1">
            <text:p>94.07%</text:p>
          </table:table-cell>
          <table:table-cell office:value-type="string" table:style-name="ce1">
            <text:p>Good</text:p>
          </table:table-cell>
          <table:table-cell office:value-type="string" table:style-name="ce1">
            <text:p>The ratings relate to the Jun- Aug 21 period in line with the contractual reporting quarters</text:p>
          </table:table-cell>
          <table:table-cell table:number-columns-repeated="16375"/>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Provision of Temporary Healthcare Workers to the MoD.</text:p>
          </table:table-cell>
          <table:table-cell office:value-type="string" table:style-name="ce1">
            <text:p>HONEYBEERECRUITMENT.COM LTD</text:p>
          </table:table-cell>
          <table:table-cell office:value-type="string" table:style-name="ce1">
            <text:p>CV's Submitted- Percentage of Demand Orders raised by the Contracting Authority during each Reporting Period following Reporting Period six (6) against which the Supplier provides at least one (1) CV and associated Summary of Candidate Compliance Checklist for each Compliant Candidate (in compliance with all contractual timeframes and notification obligations</text:p>
          </table:table-cell>
          <table:table-cell office:value-type="string" table:style-name="ce1">
            <text:p>84.23%</text:p>
          </table:table-cell>
          <table:table-cell office:value-type="string" table:style-name="ce1">
            <text:p>Good</text:p>
          </table:table-cell>
          <table:table-cell office:value-type="string" table:style-name="ce1">
            <text:p>The ratings relate to the Jun- Aug 21 period in line with the contractual reporting quarters</text:p>
          </table:table-cell>
          <table:table-cell table:number-columns-repeated="16375"/>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Provision of Temporary Healthcare Workers to the MoD.</text:p>
          </table:table-cell>
          <table:table-cell office:value-type="string" table:style-name="ce1">
            <text:p>HONEYBEERECRUITMENT.COM LTD</text:p>
          </table:table-cell>
          <table:table-cell office:value-type="string" table:style-name="ce1">
            <text:p>Provision 1st Day Documents- Percentage of Assignments commencing during the Reporting Period where the Selected Candidate arrives at the Assignment Location at the agreed time and date as set out in the Confirmation of Preferred Candidate notification and is in possession of a full and complete set of First Day Documentation documents. </text:p>
          </table:table-cell>
          <table:table-cell office:value-type="string" table:style-name="ce1">
            <text:p>100.00%</text:p>
          </table:table-cell>
          <table:table-cell office:value-type="string" table:style-name="ce1">
            <text:p>Good</text:p>
          </table:table-cell>
          <table:table-cell office:value-type="string" table:style-name="ce1">
            <text:p>The ratings relate to the Jun- Aug 21 period in line with the contractual reporting quarters</text:p>
          </table:table-cell>
          <table:table-cell table:number-columns-repeated="16375"/>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 Command</text:p>
          </table:table-cell>
          <table:table-cell office:value-type="string" table:style-name="ce1">
            <text:p>Provision of a P3M Partner to support the Army Portfolio Office Transformation and P3M Capability Development</text:p>
          </table:table-cell>
          <table:table-cell office:value-type="string" table:style-name="ce1">
            <text:p>PA Consulting Ltd</text:p>
          </table:table-cell>
          <table:table-cell office:value-type="string" table:style-name="ce1">
            <text:p>KPI 1 - Delivery</text:p>
          </table:table-cell>
          <table:table-cell office:value-type="string" table:style-name="ce1">
            <text:p>90% or more of deliverables are prepared and received by MOD in accordance with the Tx Roadmap and the Cap Dev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 Command</text:p>
          </table:table-cell>
          <table:table-cell office:value-type="string" table:style-name="ce1">
            <text:p>Provision of a P3M Partner to support the Army Portfolio Office Transformation and P3M Capability Development</text:p>
          </table:table-cell>
          <table:table-cell office:value-type="string" table:style-name="ce1">
            <text:p>PA Consulting Ltd</text:p>
          </table:table-cell>
          <table:table-cell office:value-type="string" table:style-name="ce1">
            <text:p>KPI 3 - Quality</text:p>
          </table:table-cell>
          <table:table-cell office:value-type="string" table:style-name="ce1">
            <text:p>The quality of the Suppliers work means that the applicable Target Maturity Level is achieved.</text:p>
          </table:table-cell>
          <table:table-cell office:value-type="string" table:style-name="ce1">
            <text:p>Requires Improvement</text:p>
          </table:table-cell>
          <table:table-cell office:value-type="string" table:style-name="ce1">
            <text:p>Inability to deliver quality improvements due to changes in the Authority Structures and C19 (currently working on a contract variation to resolve)</text:p>
          </table:table-cell>
          <table:table-cell table:number-columns-repeated="16375"/>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 Command</text:p>
          </table:table-cell>
          <table:table-cell office:value-type="string" table:style-name="ce1">
            <text:p>Provision of a P3M Partner to support the Army Portfolio Office Transformation and P3M Capability Development</text:p>
          </table:table-cell>
          <table:table-cell office:value-type="string" table:style-name="ce1">
            <text:p>PA Consulting Ltd</text:p>
          </table:table-cell>
          <table:table-cell office:value-type="string" table:style-name="ce1">
            <text:p>KPI 7 - Reporting</text:p>
          </table:table-cell>
          <table:table-cell office:value-type="string" table:style-name="ce1">
            <text:p>The Supplier provides a monthly dashboard and quarterly written report in accordance with the Contract timescal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 Command</text:p>
          </table:table-cell>
          <table:table-cell office:value-type="string" table:style-name="ce1">
            <text:p>Delivery of Category B / B+E LAT (nationally at Phase 2 training establishments)</text:p>
          </table:table-cell>
          <table:table-cell office:value-type="string" table:style-name="ce1">
            <text:p>AcciDON'T Ltd</text:p>
          </table:table-cell>
          <table:table-cell office:value-type="string" table:style-name="ce1">
            <text:p>The Supplier must ensure that a candidate is collected by the instructor at the pick-up point specified.</text:p>
          </table:table-cell>
          <table:table-cell office:value-type="string" table:style-name="ce1">
            <text:p>98% to 100% of tasks commenced at the time and date specified in the Order to Train (OT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 Command</text:p>
          </table:table-cell>
          <table:table-cell office:value-type="string" table:style-name="ce1">
            <text:p>Delivery of Category B / B+E LAT (nationally at Phase 2 training establishments)</text:p>
          </table:table-cell>
          <table:table-cell office:value-type="string" table:style-name="ce1">
            <text:p>AcciDON'T Ltd</text:p>
          </table:table-cell>
          <table:table-cell office:value-type="string" table:style-name="ce1">
            <text:p>The Supplier shall ensure Candidates pass a practical test in no more than 3 attempts.</text:p>
          </table:table-cell>
          <table:table-cell office:value-type="string" table:style-name="ce1">
            <text:p>The average number of candidates passing a practical test in no more than three (3) attempts is 85% to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 Command</text:p>
          </table:table-cell>
          <table:table-cell office:value-type="string" table:style-name="ce1">
            <text:p>Delivery of Category B / B+E LAT (nationally at Phase 2 training establishments)</text:p>
          </table:table-cell>
          <table:table-cell office:value-type="string" table:style-name="ce1">
            <text:p>AcciDON'T Ltd</text:p>
          </table:table-cell>
          <table:table-cell office:value-type="string" table:style-name="ce1">
            <text:p>The Supplier’s training vehicles used to deliver the Services shall be available at the dates and times specified in each Order To Train <text:s/>so that no planned Licence Acquisition Training is delayed, abandoned or cancelled due to a training vehicle having a break down, being unavailable, or being un-roadworthy.</text:p>
          </table:table-cell>
          <table:table-cell office:value-type="string" table:style-name="ce1">
            <text:p>Availability as described is between 95% and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 Command</text:p>
          </table:table-cell>
          <table:table-cell office:value-type="string" table:style-name="ce1">
            <text:p>Delivery of Category C / C+E LAT (nationally at Phase 2 training establishments)</text:p>
          </table:table-cell>
          <table:table-cell office:value-type="string" table:style-name="ce1">
            <text:p>Mainstream Training Ltd</text:p>
          </table:table-cell>
          <table:table-cell office:value-type="string" table:style-name="ce1">
            <text:p>The Supplier must ensure that a candidate is collected by the instructor at the pick-up point specified.</text:p>
          </table:table-cell>
          <table:table-cell office:value-type="string" table:style-name="ce1">
            <text:p>98% to 100% of tasks commenced at the time and date specified in the Order to Train (OT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 Command</text:p>
          </table:table-cell>
          <table:table-cell office:value-type="string" table:style-name="ce1">
            <text:p>Delivery of Category C / C+E LAT (nationally at Phase 2 training establishments)</text:p>
          </table:table-cell>
          <table:table-cell office:value-type="string" table:style-name="ce1">
            <text:p>Mainstream Training Ltd</text:p>
          </table:table-cell>
          <table:table-cell office:value-type="string" table:style-name="ce1">
            <text:p>The Supplier shall ensure Candidates pass a practical test in no more than 3 attempts.</text:p>
          </table:table-cell>
          <table:table-cell office:value-type="string" table:style-name="ce1">
            <text:p>The average number of candidates passing a practical test in no more than three (3) attempts is 85% to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 Command</text:p>
          </table:table-cell>
          <table:table-cell office:value-type="string" table:style-name="ce1">
            <text:p>Delivery of Category C / C+E LAT (nationally at Phase 2 training establishments)</text:p>
          </table:table-cell>
          <table:table-cell office:value-type="string" table:style-name="ce1">
            <text:p>Mainstream Training Ltd</text:p>
          </table:table-cell>
          <table:table-cell office:value-type="string" table:style-name="ce1">
            <text:p>The Supplier’s training vehicles used to deliver the Services shall be available at the dates and times specified in each Order To Train so that no planned Licence Acquisition Training is delayed, abandoned or cancelled due to a training vehicle having a break down, being unavailable, or being un-roadworthy.</text:p>
          </table:table-cell>
          <table:table-cell office:value-type="string" table:style-name="ce1">
            <text:p>Availability as described is between 95% and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A FULLY END TO END PRINT MANAGEMENT SERVICE</text:p>
          </table:table-cell>
          <table:table-cell office:value-type="string" table:style-name="ce1">
            <text:p>CORPORATE DOCUMENT SERVICES <text:s/>LIMITED</text:p>
          </table:table-cell>
          <table:table-cell office:value-type="string" table:style-name="ce1">
            <text:p>The Contractor acknowledges order placement to demander within 1 working day of placing the order.</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A FULLY END TO END PRINT MANAGEMENT SERVICE</text:p>
          </table:table-cell>
          <table:table-cell office:value-type="string" table:style-name="ce1">
            <text:p>CORPORATE DOCUMENT SERVICES <text:s/>LIMITED</text:p>
          </table:table-cell>
          <table:table-cell office:value-type="string" table:style-name="ce1">
            <text:p>The Contractor delivers all print requirements to the agreed destination by the agreed date/time.</text:p>
          </table:table-cell>
          <table:table-cell office:value-type="string" table:style-name="ce1">
            <text:p>99.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A FULLY END TO END PRINT MANAGEMENT SERVICE</text:p>
          </table:table-cell>
          <table:table-cell office:value-type="string" table:style-name="ce1">
            <text:p>CORPORATE DOCUMENT SERVICES <text:s/>LIMITED</text:p>
          </table:table-cell>
          <table:table-cell office:value-type="string" table:style-name="ce1">
            <text:p>The Contractor provides quotation on agreed specification within 1 working day unless otherwise agreed with the demander.</text:p>
          </table:table-cell>
          <table:table-cell office:value-type="string" table:style-name="ce1">
            <text:p>99.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Design Construction Financing Management and Delivery of Serviced Accommodation at Colchester</text:p>
          </table:table-cell>
          <table:table-cell office:value-type="string" table:style-name="ce1">
            <text:p>RMPA Services Plc</text:p>
          </table:table-cell>
          <table:table-cell office:value-type="string" table:style-name="ce1">
            <text:p>Cleaning - “cleaning” means cleaning as defined in dictionary. It comprises a number of measures, e.g. “skirting boards free of dirt, dust etc”.</text:p>
            <text:p/>
            <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Design Construction Financing Management and Delivery of Serviced Accommodation at Colchester</text:p>
          </table:table-cell>
          <table:table-cell office:value-type="string" table:style-name="ce1">
            <text:p>RMPA Services Plc</text:p>
          </table:table-cell>
          <table:table-cell office:value-type="string" table:style-name="ce1">
            <text:p>Mess cleaning - e.g. walls free of spillages, glass free of fingerprints.<text:s/></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Design Construction Financing Management and Delivery of Serviced Accommodation at Colchester</text:p>
          </table:table-cell>
          <table:table-cell office:value-type="string" table:style-name="ce1">
            <text:p>RMPA Services Plc</text:p>
          </table:table-cell>
          <table:table-cell office:value-type="string" table:style-name="ce1">
            <text:p>Pest Control – e.g. location attended and investigated within 4 hours of receipt of Authority's notice</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Joint Services Comand and Staff College</text:p>
          </table:table-cell>
          <table:table-cell office:value-type="string" table:style-name="ce1">
            <text:p>Defence Management (Watchfield) Limited</text:p>
          </table:table-cell>
          <table:table-cell office:value-type="string" table:style-name="ce1">
            <text:p>Academic Services: To provide academic services including the preparation and delivery of training and military education in accordance with JSCSC course syllabi, and research in direct support of designated subject areas, as per contract requirements.</text:p>
          </table:table-cell>
          <table:table-cell office:value-type="string" table:style-name="ce1">
            <text:p>&lt;15 Deficiency (failure) Points</text:p>
          </table:table-cell>
          <table:table-cell office:value-type="string" table:style-name="ce1">
            <text:p>Good</text:p>
          </table:table-cell>
          <table:table-cell office:value-type="string" table:style-name="ce1">
            <text:p>Note that Q4 for this contract runs from Jun 2021 - Sept 2021 as defined within the contract in line with an Academic Contract Year (CY). <text:s/>Therefore the data provided in this report covers Jun 2021 - Sep 2021 only as Q2.<text:s text:c="2"/></text:p>
          </table:table-cell>
          <table:table-cell table:number-columns-repeated="16375"/>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Joint Services Comand and Staff College</text:p>
          </table:table-cell>
          <table:table-cell office:value-type="string" table:style-name="ce1">
            <text:p>Defence Management (Watchfield) Limited</text:p>
          </table:table-cell>
          <table:table-cell office:value-type="string" table:style-name="ce1">
            <text:p>Estates Services: Management of Assets: To maintain the function of PFI assets in accordance with the Contract. The PFI Assets include the Cormorant building which has teaching wings, residential living accommodation, office accommodation, lecture theatres and syndicate rooms to support education provision, 290 domestic housing for military staff, sports pavilions, sports fields, storage assets, car parks and infrastructure all of which has to be maintained.<text:s text:c="2"/></text:p>
          </table:table-cell>
          <table:table-cell office:value-type="string" table:style-name="ce1">
            <text:p>&lt;96 Deficiency (failure) Points</text:p>
          </table:table-cell>
          <table:table-cell office:value-type="string" table:style-name="ce1">
            <text:p>Good</text:p>
          </table:table-cell>
          <table:table-cell office:value-type="string" table:style-name="ce1">
            <text:p>Note that Q4 for this contract runs from Jun 2021 - Sept 2021 as defined within the contract in line with an Academic Contract Year (CY). <text:s/>Therefore the data provided in this report covers Jun 2021 - Sep 2021 only as Q2.<text:s text:c="2"/></text:p>
          </table:table-cell>
          <table:table-cell table:number-columns-repeated="16375"/>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Joint Services Comand and Staff College</text:p>
          </table:table-cell>
          <table:table-cell office:value-type="string" table:style-name="ce1">
            <text:p>Defence Management (Watchfield) Limited</text:p>
          </table:table-cell>
          <table:table-cell office:value-type="string" table:style-name="ce1">
            <text:p>Support Services: The contractor is to provide Support Services, including Catering, Cleaning, Waste, Electronic Media Communications Systems Services, Library, Security and Administration Services in accordance with the Contract</text:p>
          </table:table-cell>
          <table:table-cell office:value-type="string" table:style-name="ce1">
            <text:p>&lt;1543 Deficiency (failure) Points</text:p>
          </table:table-cell>
          <table:table-cell office:value-type="string" table:style-name="ce1">
            <text:p>Good</text:p>
          </table:table-cell>
          <table:table-cell office:value-type="string" table:style-name="ce1">
            <text:p>Note that Q4 for this contract runs from Jun 2021 - Sept 2021 as defined within the contract in line with an Academic Contract Year (CY). <text:s/>Therefore the data provided in this report covers Jun 2021 - Sep 2021 only as Q2.<text:s text:c="2"/></text:p>
          </table:table-cell>
          <table:table-cell table:number-columns-repeated="16375"/>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AN GOVERNMENT RECORDS MANAGEMENT AND ARCHIVE SERVICES-CP/PFI/110</text:p>
          </table:table-cell>
          <table:table-cell office:value-type="string" table:style-name="ce1">
            <text:p>RESTORE PLC</text:p>
          </table:table-cell>
          <table:table-cell office:value-type="string" table:style-name="ce1">
            <text:p>Accuracy of Indexing Transcription (Secondary key) - %age accuracy of all input calculated from errors identified during audits (no. of errors)</text:p>
          </table:table-cell>
          <table:table-cell office:value-type="string" table:style-name="ce1">
            <text:p>&gt;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AN GOVERNMENT RECORDS MANAGEMENT AND ARCHIVE SERVICES-CP/PFI/110</text:p>
          </table:table-cell>
          <table:table-cell office:value-type="string" table:style-name="ce1">
            <text:p>RESTORE PLC</text:p>
          </table:table-cell>
          <table:table-cell office:value-type="string" table:style-name="ce1">
            <text:p>Delivery on Time (%age of total orders that meet 'contracted for' delivery time (no. of exceptions)).</text:p>
            <text:p>This is a binary KPI covering all deliverables under the contract and is either met or not.</text:p>
            <text:p/>
          </table:table-cell>
          <table:table-cell office:value-type="string" table:style-name="ce1">
            <text:p>&gt;/=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AN GOVERNMENT RECORDS MANAGEMENT AND ARCHIVE SERVICES-CP/PFI/110</text:p>
          </table:table-cell>
          <table:table-cell office:value-type="string" table:style-name="ce1">
            <text:p>RESTORE PLC</text:p>
          </table:table-cell>
          <table:table-cell office:value-type="string" table:style-name="ce1">
            <text:p>Efficiency of Storage – Box fill/Consolidation Levels.</text:p>
            <text:p>%age of boxes filled to 75% capacity</text:p>
            <text:p/>
          </table:table-cell>
          <table:table-cell office:value-type="string" table:style-name="ce1">
            <text:p>&gt;/=75% of boxes at least 75% full</text:p>
          </table:table-cell>
          <table:table-cell office:value-type="string" table:style-name="ce1">
            <text:p>Other - Consider returned</text:p>
          </table:table-cell>
          <table:table-cell office:value-type="string" table:style-name="ce1">
            <text:p>No MoD audits carried out this quarter due to Covid. <text:s/>First MoD audits conducted, post Covid, November 2021.</text:p>
          </table:table-cell>
          <table:table-cell table:number-columns-repeated="16375"/>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Internal Comms and CCTV Contract PDS Spares Repairs</text:p>
          </table:table-cell>
          <table:table-cell office:value-type="string" table:style-name="ce1">
            <text:p>Total Integrated Solutions (TIS)</text:p>
          </table:table-cell>
          <table:table-cell office:value-type="string" table:style-name="ce1">
            <text:p>Repair orders past original required delivery date</text:p>
          </table:table-cell>
          <table:table-cell office:value-type="string" table:style-name="ce1">
            <text:p>&gt;/=90% orders delivered on-time and no overdue orders outstanding &gt;30 calendar days after the due date for performanc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Internal Comms and CCTV Contract PDS Spares Repairs</text:p>
          </table:table-cell>
          <table:table-cell office:value-type="string" table:style-name="ce1">
            <text:p>Total Integrated Solutions (TIS)</text:p>
          </table:table-cell>
          <table:table-cell office:value-type="string" table:style-name="ce1">
            <text:p>Response to S2022s – respond within the stated timeframes.</text:p>
          </table:table-cell>
          <table:table-cell office:value-type="string" table:style-name="ce1">
            <text:p>&gt;/=90% orders delivered on-time and no overdue orders outstanding &gt;30 calendar days after the due date for performanc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Internal Comms and CCTV Contract PDS Spares Repairs</text:p>
          </table:table-cell>
          <table:table-cell office:value-type="string" table:style-name="ce1">
            <text:p>Total Integrated Solutions (TIS)</text:p>
          </table:table-cell>
          <table:table-cell office:value-type="string" table:style-name="ce1">
            <text:p>Spares orders past original required delivery date</text:p>
          </table:table-cell>
          <table:table-cell office:value-type="string" table:style-name="ce1">
            <text:p>&gt;/=90% orders delivered on-time and no overdue orders outstanding &gt;30 calendar days after the due date for performanc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Visual Landing Aids - PDS, Repairs for IAL, Flight Deck Lighting, GPI Mk 1</text:p>
          </table:table-cell>
          <table:table-cell office:value-type="string" table:style-name="ce1">
            <text:p>AGI</text:p>
          </table:table-cell>
          <table:table-cell office:value-type="string" table:style-name="ce1">
            <text:p>Service Delivery - Repair orders past original required delivery date</text:p>
          </table:table-cell>
          <table:table-cell office:value-type="string" table:style-name="ce1">
            <text:p>&gt;/=90% orders delivered on-time and no overdue orders outstanding &gt;30 calendar days after the due date for performanc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Visual Landing Aids - PDS, Repairs for IAL, Flight Deck Lighting, GPI Mk 1</text:p>
          </table:table-cell>
          <table:table-cell office:value-type="string" table:style-name="ce1">
            <text:p>AGI</text:p>
          </table:table-cell>
          <table:table-cell office:value-type="string" table:style-name="ce1">
            <text:p>Service Delivery - Spares orders past original required delivery date</text:p>
          </table:table-cell>
          <table:table-cell office:value-type="string" table:style-name="ce1">
            <text:p>&gt;/=90% orders delivered on-time and no overdue orders outstanding &gt;30 calendar days after the due date for performanc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Visual Landing Aids - PDS, Repairs for IAL, Flight Deck Lighting, GPI Mk 1</text:p>
          </table:table-cell>
          <table:table-cell office:value-type="string" table:style-name="ce1">
            <text:p>AGI</text:p>
          </table:table-cell>
          <table:table-cell office:value-type="string" table:style-name="ce1">
            <text:p>Service Delivery - Tasks completed past required delivery date</text:p>
          </table:table-cell>
          <table:table-cell office:value-type="string" table:style-name="ce1">
            <text:p>&gt;/=90% orders delivered on-time and no overdue orders outstanding &gt;30 calendar days after the due date for performanc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CSS/0125 - The Provision of Coating Supply and Advisory Services to support the In Service Support for Royal Fleet Auxiliary Vessels and Royal Navy Ocean Survey Vessel</text:p>
          </table:table-cell>
          <table:table-cell office:value-type="string" table:style-name="ce1">
            <text:p>International Paint<text:s/></text:p>
          </table:table-cell>
          <table:table-cell office:value-type="string" table:style-name="ce1">
            <text:p>KPI 1 - Advisor Inspection Report<text:s/></text:p>
          </table:table-cell>
          <table:table-cell office:value-type="string" table:style-name="ce1">
            <text:p>On or before agreed timescale and signed off at 1st presentation<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CSS/0125 - The Provision of Coating Supply and Advisory Services to support the In Service Support for Royal Fleet Auxiliary Vessels and Royal Navy Ocean Survey Vessel</text:p>
          </table:table-cell>
          <table:table-cell office:value-type="string" table:style-name="ce1">
            <text:p>International Paint<text:s/></text:p>
          </table:table-cell>
          <table:table-cell office:value-type="string" table:style-name="ce1">
            <text:p>KPI 2 - Advisor Final Report<text:s/></text:p>
          </table:table-cell>
          <table:table-cell office:value-type="string" table:style-name="ce1">
            <text:p>On or before agreed timescale and signed off at 1st presentation<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CSS/0125 - The Provision of Coating Supply and Advisory Services to support the In Service Support for Royal Fleet Auxiliary Vessels and Royal Navy Ocean Survey Vessel</text:p>
          </table:table-cell>
          <table:table-cell office:value-type="string" table:style-name="ce1">
            <text:p>International Paint<text:s/></text:p>
          </table:table-cell>
          <table:table-cell office:value-type="string" table:style-name="ce1">
            <text:p>KPI 3 - Supply of Technical Coatings<text:s/></text:p>
          </table:table-cell>
          <table:table-cell office:value-type="string" table:style-name="ce1">
            <text:p>On or before agreed timescale and no instances of non-conformace<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The Delivery of Engine Support to Maintain the Capability of MoD Boats</text:p>
          </table:table-cell>
          <table:table-cell office:value-type="string" table:style-name="ce1">
            <text:p>E.P.BARRUS LTD</text:p>
          </table:table-cell>
          <table:table-cell office:value-type="string" table:style-name="ce1">
            <text:p>Achieve the Agreed Delivery Date as stated on the Task Approval Form</text:p>
          </table:table-cell>
          <table:table-cell office:value-type="string" table:style-name="ce1">
            <text:p>Greater than 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The Delivery of Engine Support to Maintain the Capability of MoD Boats</text:p>
          </table:table-cell>
          <table:table-cell office:value-type="string" table:style-name="ce1">
            <text:p>E.P.BARRUS LTD</text:p>
          </table:table-cell>
          <table:table-cell office:value-type="string" table:style-name="ce1">
            <text:p>The Engines are supplied/repaired to the required quality standards</text:p>
          </table:table-cell>
          <table:table-cell office:value-type="string" table:style-name="ce1">
            <text:p>Greater than 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CSS/0153 - Boats In-Service Support (1) - Overseas</text:p>
          </table:table-cell>
          <table:table-cell office:value-type="string" table:style-name="ce1">
            <text:p>DEVONPORT ROYAL DOCKYARD LIMITE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er than 85%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CSS/0153 - Boats In-Service Support (1) - Overseas</text:p>
          </table:table-cell>
          <table:table-cell office:value-type="string" table:style-name="ce1">
            <text:p>DEVONPORT ROYAL DOCKYARD LIMITED</text:p>
          </table:table-cell>
          <table:table-cell office:value-type="string" table:style-name="ce1">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er than 85%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CSS/0154 - Boats In-Service Support (2) - Royal Navy (RN) / Royal Fleet Auxiliary (RFA)</text:p>
          </table:table-cell>
          <table:table-cell office:value-type="string" table:style-name="ce1">
            <text:p>BAE SYSTEMS SURFACE SHIPS LIMITE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er than 85%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CSS/0154 - Boats In-Service Support (2) - Royal Navy (RN) / Royal Fleet Auxiliary (RFA)</text:p>
          </table:table-cell>
          <table:table-cell office:value-type="string" table:style-name="ce1">
            <text:p>BAE SYSTEMS SURFACE SHIPS LIMITED</text:p>
          </table:table-cell>
          <table:table-cell office:value-type="string" table:style-name="ce1">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er than 85%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CSS/0155 - Boats In-Service Support (3) - Ministry of Defence Police (MDP)</text:p>
          </table:table-cell>
          <table:table-cell office:value-type="string" table:style-name="ce1">
            <text:p>BAE SYSTEMS SURFACE SHIPS LIMITE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er than 85%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CSS/0155 - Boats In-Service Support (3) - Ministry of Defence Police (MDP)</text:p>
          </table:table-cell>
          <table:table-cell office:value-type="string" table:style-name="ce1">
            <text:p>BAE SYSTEMS SURFACE SHIPS LIMITED</text:p>
          </table:table-cell>
          <table:table-cell office:value-type="string" table:style-name="ce1">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er than 85%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S Bespoke Trading Entity</text:p>
          </table:table-cell>
          <table:table-cell office:value-type="string" table:style-name="ce1">
            <text:p>CSS/0157 - Boats In-Service Support (5) - Royal Marines (RM) Tamar</text:p>
          </table:table-cell>
          <table:table-cell office:value-type="string" table:style-name="ce1">
            <text:p>GRIFFON HOVERWORK LIMITE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er than 85%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S Bespoke Trading Entity</text:p>
          </table:table-cell>
          <table:table-cell office:value-type="string" table:style-name="ce1">
            <text:p>CSS/0157 - Boats In-Service Support (5) - Royal Marines (RM) Tamar</text:p>
          </table:table-cell>
          <table:table-cell office:value-type="string" table:style-name="ce1">
            <text:p>GRIFFON HOVERWORK LIMITED</text:p>
          </table:table-cell>
          <table:table-cell office:value-type="string" table:style-name="ce1">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er than 85%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CSS/0158 - Boats In-Service Support (6) - Army</text:p>
          </table:table-cell>
          <table:table-cell office:value-type="string" table:style-name="ce1">
            <text:p>BAE SYSTEMS SURFACE SHIPS LIMITE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er than 85% - Green</text:p>
          </table:table-cell>
          <table:table-cell office:value-type="string" table:style-name="ce1">
            <text:p>Requires Improvement</text:p>
          </table:table-cell>
          <table:table-cell office:value-type="string" table:style-name="ce1">
            <text:p>This KPI is one of two that are combined to determine BAE Systems’ Overall Contractor Performance score, which overall was categorised as Good performance for this period.</text:p>
          </table:table-cell>
          <table:table-cell table:number-columns-repeated="16375"/>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CSS/0158 - Boats In-Service Support (6) - Army</text:p>
          </table:table-cell>
          <table:table-cell office:value-type="string" table:style-name="ce1">
            <text:p>BAE SYSTEMS SURFACE SHIPS LIMITED</text:p>
          </table:table-cell>
          <table:table-cell office:value-type="string" table:style-name="ce1">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er than 85%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CSS/0159 - Boats In-Service Support (7) - 2nd Line Training</text:p>
          </table:table-cell>
          <table:table-cell office:value-type="string" table:style-name="ce1">
            <text:p>Devonport Royal Dockyard LT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er than 85%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CSS/0159 - Boats In-Service Support (7) - 2nd Line Training</text:p>
          </table:table-cell>
          <table:table-cell office:value-type="string" table:style-name="ce1">
            <text:p>Devonport Royal Dockyard LTD</text:p>
          </table:table-cell>
          <table:table-cell office:value-type="string" table:style-name="ce1">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er than 85%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S Bespoke Trading Entity</text:p>
          </table:table-cell>
          <table:table-cell office:value-type="string" table:style-name="ce1">
            <text:p>CSS/0160 - Boats In-Service Support (8) - Faslane</text:p>
          </table:table-cell>
          <table:table-cell office:value-type="string" table:style-name="ce1">
            <text:p>HOLYHEAD MARINE SERVICES LIMITE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er than 85%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S Bespoke Trading Entity</text:p>
          </table:table-cell>
          <table:table-cell office:value-type="string" table:style-name="ce1">
            <text:p>CSS/0160 - Boats In-Service Support (8) - Faslane</text:p>
          </table:table-cell>
          <table:table-cell office:value-type="string" table:style-name="ce1">
            <text:p>HOLYHEAD MARINE SERVICES LIMITED</text:p>
          </table:table-cell>
          <table:table-cell office:value-type="string" table:style-name="ce1">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er than 85%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CSS/0161 - Boats In-Service Support (9) - 4th Line Training</text:p>
          </table:table-cell>
          <table:table-cell office:value-type="string" table:style-name="ce1">
            <text:p>Devonport Royal Dockyard LT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er than 85%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CSS/0161 - Boats In-Service Support (9) - 4th Line Training</text:p>
          </table:table-cell>
          <table:table-cell office:value-type="string" table:style-name="ce1">
            <text:p>Devonport Royal Dockyard LTD</text:p>
          </table:table-cell>
          <table:table-cell office:value-type="string" table:style-name="ce1">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er than 85%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CSS/0162 - Boats In-Service Support (10) - Royal Marines (RM) Poole</text:p>
          </table:table-cell>
          <table:table-cell office:value-type="string" table:style-name="ce1">
            <text:p>BAE SYSTEMS SURFACE SHIPS LIMITE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er than 85% - Green</text:p>
          </table:table-cell>
          <table:table-cell office:value-type="string" table:style-name="ce1">
            <text:p>Requires Improvement</text:p>
          </table:table-cell>
          <table:table-cell office:value-type="string" table:style-name="ce1">
            <text:p>This KPI is one of two that are combined to determine BAE Systems’ Overall Contractor Performance score, which overall was categorised as Good performance for this period.</text:p>
          </table:table-cell>
          <table:table-cell table:number-columns-repeated="16375"/>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CSS/0162 - Boats In-Service Support (10) - Royal Marines (RM) Poole</text:p>
          </table:table-cell>
          <table:table-cell office:value-type="string" table:style-name="ce1">
            <text:p>BAE SYSTEMS SURFACE SHIPS LIMITED</text:p>
          </table:table-cell>
          <table:table-cell office:value-type="string" table:style-name="ce1">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er than 85%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DIGITAL</text:p>
          </table:table-cell>
          <table:table-cell office:value-type="string" table:style-name="ce1">
            <text:p>Project Grapevine 2 Connectivity see to Replace the Services (WAN and Gateway) currently provided by the Defence Fixed Telecommunications Service (DFTS) Contract and the LAN element of the Defence Information Infrastructure (DII) Contract</text:p>
          </table:table-cell>
          <table:table-cell office:value-type="string" table:style-name="ce1">
            <text:p>Fujitsu Services Limited</text:p>
          </table:table-cell>
          <table:table-cell office:value-type="string" table:style-name="ce1">
            <text:p>Boundary Protection Service (BPS); The percentage of total time during the Service Measurement Period during which the Remote Access Gateway is Available</text:p>
          </table:table-cell>
          <table:table-cell office:value-type="string" table:style-name="ce1">
            <text:p>9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DIGITAL</text:p>
          </table:table-cell>
          <table:table-cell office:value-type="string" table:style-name="ce1">
            <text:p>Project Grapevine 2 Connectivity see to Replace the Services (WAN and Gateway) currently provided by the Defence Fixed Telecommunications Service (DFTS) Contract and the LAN element of the Defence Information Infrastructure (DII) Contract</text:p>
          </table:table-cell>
          <table:table-cell office:value-type="string" table:style-name="ce1">
            <text:p>Fujitsu Services Limited</text:p>
          </table:table-cell>
          <table:table-cell office:value-type="string" table:style-name="ce1">
            <text:p>Connectivity Service (WAN); The percentage of total time during the Service Measurement Period, during which the relevant Connection is Available and provides Connectivity (the “Connection Percentage Connectivity”)</text:p>
          </table:table-cell>
          <table:table-cell office:value-type="string" table:style-name="ce1">
            <text:p>99.99%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DIGITAL</text:p>
          </table:table-cell>
          <table:table-cell office:value-type="string" table:style-name="ce1">
            <text:p>Project Grapevine 2 Connectivity see to Replace the Services (WAN and Gateway) currently provided by the Defence Fixed Telecommunications Service (DFTS) Contract and the LAN element of the Defence Information Infrastructure (DII) Contract</text:p>
          </table:table-cell>
          <table:table-cell office:value-type="string" table:style-name="ce1">
            <text:p>Fujitsu Services Limited</text:p>
          </table:table-cell>
          <table:table-cell office:value-type="string" table:style-name="ce1">
            <text:p>Local Area Network Service (LAN); The percentage of total time during the Service Measurement Period during which Data LAN Connectivity is Available excluding any wireless connections</text:p>
          </table:table-cell>
          <table:table-cell office:value-type="string" table:style-name="ce1">
            <text:p>99.99%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Provision of Water, Sewerage and Sewage Disposal Services</text:p>
          </table:table-cell>
          <table:table-cell office:value-type="string" table:style-name="ce1">
            <text:p>Ancala Water Services (Estates) Limited</text:p>
          </table:table-cell>
          <table:table-cell office:value-type="string" table:style-name="ce1">
            <text:p>Collect and dispose of sewage and surface water safely and hygienically from all points of sewage and surface water receipt.</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Provision of Water, Sewerage and Sewage Disposal Services</text:p>
          </table:table-cell>
          <table:table-cell office:value-type="string" table:style-name="ce1">
            <text:p>Ancala Water Services (Estates) Limited</text:p>
          </table:table-cell>
          <table:table-cell office:value-type="string" table:style-name="ce1">
            <text:p>Ensure that there is no flooding from surface water or combined surface water and sewage systems caused by a failure to provide the servic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Provision of Water, Sewerage and Sewage Disposal Services</text:p>
          </table:table-cell>
          <table:table-cell office:value-type="string" table:style-name="ce1">
            <text:p>Ancala Water Services (Estates) Limited</text:p>
          </table:table-cell>
          <table:table-cell office:value-type="string" table:style-name="ce1">
            <text:p>Provide an uninterrupted supply of water, in accordance with the Water Supply (Quality) Regulations 2000, to all points of supply.<text: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Project Aquatrine - To delivery Waste and Water Services to GB Based MOD sites removing the MOD from Environmental and Legislative Risks</text:p>
          </table:table-cell>
          <table:table-cell office:value-type="string" table:style-name="ce1">
            <text:p>Veolia Water Nevis Limited</text:p>
          </table:table-cell>
          <table:table-cell office:value-type="string" table:style-name="ce1">
            <text:p>Collect and dispose of sewage and surface water safely and hygienically from all points of sewage and surface water receipt.</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Project Aquatrine - To delivery Waste and Water Services to GB Based MOD sites removing the MOD from Environmental and Legislative Risks</text:p>
          </table:table-cell>
          <table:table-cell office:value-type="string" table:style-name="ce1">
            <text:p>Veolia Water Nevis Limited</text:p>
          </table:table-cell>
          <table:table-cell office:value-type="string" table:style-name="ce1">
            <text:p>Ensure that there is no flooding from surface water or combined surface water and sewage systems caused by a failure to provide the servic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Project Aquatrine - To delivery Waste and Water Services to GB Based MOD sites removing the MOD from Environmental and Legislative Risks</text:p>
          </table:table-cell>
          <table:table-cell office:value-type="string" table:style-name="ce1">
            <text:p>Veolia Water Nevis Limited</text:p>
          </table:table-cell>
          <table:table-cell office:value-type="string" table:style-name="ce1">
            <text:p>Provide an uninterrupted supply of water, in accordance with the Water Supply (Quality) Regulations 2000, to all points of supply.<text: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Provision of Water, Sewerage and Sewage Disposal Services</text:p>
          </table:table-cell>
          <table:table-cell office:value-type="string" table:style-name="ce1">
            <text:p>Severn Trent Services Defence Limited</text:p>
          </table:table-cell>
          <table:table-cell office:value-type="string" table:style-name="ce1">
            <text:p>Collect and dispose of sewage and surface water safely and hygienically from all points of sewage and surface water receipt.</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Provision of Water, Sewerage and Sewage Disposal Services</text:p>
          </table:table-cell>
          <table:table-cell office:value-type="string" table:style-name="ce1">
            <text:p>Severn Trent Services Defence Limited</text:p>
          </table:table-cell>
          <table:table-cell office:value-type="string" table:style-name="ce1">
            <text:p>Ensure that there is no flooding from surface water or combined surface water and sewage systems caused by a failure to provide the services.</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Provision of Water, Sewerage and Sewage Disposal Services</text:p>
          </table:table-cell>
          <table:table-cell office:value-type="string" table:style-name="ce1">
            <text:p>Severn Trent Services Defence Limited</text:p>
          </table:table-cell>
          <table:table-cell office:value-type="string" table:style-name="ce1">
            <text:p>Provide an uninterrupted supply of water, in accordance with the Water Supply (Quality) Regulations 2000, to all points of supply.<text:s/></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THE PROVISION OF THE JOINT OPERATIONAL FUEL SYSTEM (JOFS) CAPABILITY-DEPI/0002</text:p>
          </table:table-cell>
          <table:table-cell office:value-type="string" table:style-name="ce1">
            <text:p>KELLOGG BROWN &amp; ROOT LIMITED</text:p>
          </table:table-cell>
          <table:table-cell office:value-type="string" table:style-name="ce1">
            <text:p>KPI 1a (Equipment Delivery Timescales)<text:s/></text:p>
          </table:table-cell>
          <table:table-cell office:value-type="string" table:style-name="ce1">
            <text:p>(Green) All Equipment Delivery Targets Met</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THE PROVISION OF THE JOINT OPERATIONAL FUEL SYSTEM (JOFS) CAPABILITY-DEPI/0002</text:p>
          </table:table-cell>
          <table:table-cell office:value-type="string" table:style-name="ce1">
            <text:p>KELLOGG BROWN &amp; ROOT LIMITED</text:p>
          </table:table-cell>
          <table:table-cell office:value-type="string" table:style-name="ce1">
            <text:p>KPI 1b (Provision of Spares)<text:s/></text:p>
          </table:table-cell>
          <table:table-cell office:value-type="string" table:style-name="ce1">
            <text:p>(Green) All Spares Supply Targets Met</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THE PROVISION OF THE JOINT OPERATIONAL FUEL SYSTEM (JOFS) CAPABILITY-DEPI/0002</text:p>
          </table:table-cell>
          <table:table-cell office:value-type="string" table:style-name="ce1">
            <text:p>KELLOGG BROWN &amp; ROOT LIMITED</text:p>
          </table:table-cell>
          <table:table-cell office:value-type="string" table:style-name="ce1">
            <text:p>KPI 2b (Safety and Environmental Requirements)<text:s/></text:p>
          </table:table-cell>
          <table:table-cell office:value-type="string" table:style-name="ce1">
            <text:p>(Green) All Safety and Environmental Targets Met</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Future Substitute Accommodation Contract</text:p>
          </table:table-cell>
          <table:table-cell office:value-type="string" table:style-name="ce1">
            <text:p>Mears Limited</text:p>
          </table:table-cell>
          <table:table-cell office:value-type="string" table:style-name="ce1">
            <text:p>Critical Maintenance<text:s/></text:p>
            <text:p>The contractor shall manage and resolve all critical maintenance issues in accordance with the contract and provide and demonstrate consideration of continuous improvement</text:p>
          </table:table-cell>
          <table:table-cell office:value-type="string" table:style-name="ce1">
            <text:p>100.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Future Substitute Accommodation Contract</text:p>
          </table:table-cell>
          <table:table-cell office:value-type="string" table:style-name="ce1">
            <text:p>Mears Limited</text:p>
          </table:table-cell>
          <table:table-cell office:value-type="string" table:style-name="ce1">
            <text:p>Entitlement<text:s/></text:p>
            <text:p>Obtain substitute accommodation that meets the applicants entitlement as defined in conditions of contract. This shall include the contractor providing suitable evidence in support of the utilisation of bed spaces prior to the utilisation of new properties for sharing ranks</text:p>
          </table:table-cell>
          <table:table-cell office:value-type="string" table:style-name="ce1">
            <text:p>100.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Future Substitute Accommodation Contract</text:p>
          </table:table-cell>
          <table:table-cell office:value-type="string" table:style-name="ce1">
            <text:p>Mears Limited</text:p>
          </table:table-cell>
          <table:table-cell office:value-type="string" table:style-name="ce1">
            <text:p>Timelines<text:s/></text:p>
            <text:p>Accommodation shall be obtained and provided to occupants by the Required By Date (RBD) as instructed by the Authority</text:p>
          </table:table-cell>
          <table:table-cell office:value-type="string" table:style-name="ce1">
            <text:p>100.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HESTIA South Region <text:s/>Soft FM Multi Activity Contract</text:p>
          </table:table-cell>
          <table:table-cell office:value-type="string" table:style-name="ce1">
            <text:p>Sodexo Lt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HESTIA South Region <text:s/>Soft FM Multi Activity Contract</text:p>
          </table:table-cell>
          <table:table-cell office:value-type="string" table:style-name="ce1">
            <text:p>Sodexo Ltd</text:p>
          </table:table-cell>
          <table:table-cell office:value-type="string" table:style-name="ce1">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HESTIA South East Region Soft FM Multi Activity Contract</text:p>
          </table:table-cell>
          <table:table-cell office:value-type="string" table:style-name="ce1">
            <text:p>Aramark Defence Services Limite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HESTIA South East Region Soft FM Multi Activity Contract</text:p>
          </table:table-cell>
          <table:table-cell office:value-type="string" table:style-name="ce1">
            <text:p>Aramark Defence Services Limited</text:p>
          </table:table-cell>
          <table:table-cell office:value-type="string" table:style-name="ce1">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Hestia Scotland and Northern Ireland Soft FM Multi Activity Contract</text:p>
          </table:table-cell>
          <table:table-cell office:value-type="string" table:style-name="ce1">
            <text:p>Aramark Defence Services Limite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Hestia Scotland and Northern Ireland Soft FM Multi Activity Contract</text:p>
          </table:table-cell>
          <table:table-cell office:value-type="string" table:style-name="ce1">
            <text:p>Aramark Defence Services Limited</text:p>
          </table:table-cell>
          <table:table-cell office:value-type="string" table:style-name="ce1">
            <text:p>Soft FM Satisfaction<text:s/></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HESTIA North Region Soft FM Multi Activity Contract</text:p>
          </table:table-cell>
          <table:table-cell office:value-type="string" table:style-name="ce1">
            <text:p>Aramark Defence Services Limite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HESTIA North Region Soft FM Multi Activity Contract</text:p>
          </table:table-cell>
          <table:table-cell office:value-type="string" table:style-name="ce1">
            <text:p>Aramark Defence Services Limited</text:p>
          </table:table-cell>
          <table:table-cell office:value-type="string" table:style-name="ce1">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Hestia Wales and West Midlands Soft FM Multi Activity Contract</text:p>
          </table:table-cell>
          <table:table-cell office:value-type="string" table:style-name="ce1">
            <text:p>Compass Contract Services (UK) Limite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Hestia Wales and West Midlands Soft FM Multi Activity Contract</text:p>
          </table:table-cell>
          <table:table-cell office:value-type="string" table:style-name="ce1">
            <text:p>Compass Contract Services (UK) Limited</text:p>
          </table:table-cell>
          <table:table-cell office:value-type="string" table:style-name="ce1">
            <text:p>Soft FM Satisfaction<text:s/></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HESTIA East Region Multi Activity Contract</text:p>
          </table:table-cell>
          <table:table-cell office:value-type="string" table:style-name="ce1">
            <text:p>Compass Contract Services (UK) Limite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HESTIA East Region Multi Activity Contract</text:p>
          </table:table-cell>
          <table:table-cell office:value-type="string" table:style-name="ce1">
            <text:p>Compass Contract Services (UK) Limited</text:p>
          </table:table-cell>
          <table:table-cell office:value-type="string" table:style-name="ce1">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HESTIA South West Soft FM Multi Activity Contract</text:p>
          </table:table-cell>
          <table:table-cell office:value-type="string" table:style-name="ce1">
            <text:p>Compass Contract Services (UK) Limite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HESTIA South West Soft FM Multi Activity Contract</text:p>
          </table:table-cell>
          <table:table-cell office:value-type="string" table:style-name="ce1">
            <text:p>Compass Contract Services (UK) Limited</text:p>
          </table:table-cell>
          <table:table-cell office:value-type="string" table:style-name="ce1">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Regional Prime Contract Scotland &amp; Northern Ireland (NGEC)</text:p>
          </table:table-cell>
          <table:table-cell office:value-type="string" table:style-name="ce1">
            <text:p>Amey Defence Services Limited</text:p>
          </table:table-cell>
          <table:table-cell office:value-type="string" table:style-name="ce1">
            <text:p>Customer satisfaction survey results</text:p>
          </table:table-cell>
          <table:table-cell office:value-type="string" table:style-name="ce1">
            <text:p>8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Regional Prime Contract Scotland &amp; Northern Ireland (NGEC)</text:p>
          </table:table-cell>
          <table:table-cell office:value-type="string" table:style-name="ce1">
            <text:p>Amey Defence Services Limited</text:p>
          </table:table-cell>
          <table:table-cell office:value-type="string" table:style-name="ce1">
            <text:p>Restore Functionality on Reactive Maintenance</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Regional Prime Contract Scotland &amp; Northern Ireland (NGEC)</text:p>
          </table:table-cell>
          <table:table-cell office:value-type="string" table:style-name="ce1">
            <text:p>Amey Defence Services Limited</text:p>
          </table:table-cell>
          <table:table-cell office:value-type="string" table:style-name="ce1">
            <text:p>Sustainability Assessments undertaken on Additional Works Projects</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National Housing Prime (NGEC)</text:p>
          </table:table-cell>
          <table:table-cell office:value-type="string" table:style-name="ce1">
            <text:p>Amey Defence Services (Housing) Limited</text:p>
          </table:table-cell>
          <table:table-cell office:value-type="string" table:style-name="ce1">
            <text:p>For allocations: Percentage of number of offers achieved within agreed timeframes, against total number of application for Service Family Accommodation tasks with a target date for offer within the reporting period</text:p>
          </table:table-cell>
          <table:table-cell office:value-type="string" table:style-name="ce1">
            <text:p>98.00%</text:p>
          </table:table-cell>
          <table:table-cell office:value-type="string" table:style-name="ce1">
            <text:p>Approaching Target</text:p>
          </table:table-cell>
          <table:table-cell office:value-type="string" table:style-name="ce1">
            <text:p>KPI 1 - Service impacted by staff availability. Issues have been addressed and performance in November reported at 97.95%.  <text:s/></text:p>
          </table:table-cell>
          <table:table-cell table:number-columns-repeated="16375"/>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National Housing Prime (NGEC)</text:p>
          </table:table-cell>
          <table:table-cell office:value-type="string" table:style-name="ce1">
            <text:p>Amey Defence Services (Housing) Limited</text:p>
          </table:table-cell>
          <table:table-cell office:value-type="string" table:style-name="ce1">
            <text:p>Number of repairs (permanent or temporary resolution) achieved within contractual timeframes for Reactive Maintenance tasks against total number of Reactive Maintenance tasks with a target completion date in the reporting period.</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National Housing Prime (NGEC)</text:p>
          </table:table-cell>
          <table:table-cell office:value-type="string" table:style-name="ce1">
            <text:p>Amey Defence Services (Housing) Limited</text:p>
          </table:table-cell>
          <table:table-cell office:value-type="string" table:style-name="ce1">
            <text:p>Percentage of number of Service Family Accommodation Residences prepared for occupation in accordance with MinS (Void Preparation to Move In Standard) that have no faults at Move-In against total number of Move-ins with a target date in the reporting period.</text:p>
          </table:table-cell>
          <table:table-cell office:value-type="string" table:style-name="ce1">
            <text:p>95%</text:p>
          </table:table-cell>
          <table:table-cell office:value-type="string" table:style-name="ce1">
            <text:p>Approaching Target</text:p>
          </table:table-cell>
          <table:table-cell office:value-type="string" table:style-name="ce1">
            <text:p>KPI 3 - Service impacted by national external factors of material and skilled resource availability, fuel crisis in September and the transition of service to FDIS contracts planned in March 2022.</text:p>
          </table:table-cell>
          <table:table-cell table:number-columns-repeated="16375"/>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Provision of NGEC for National Training Estate (NTEP)</text:p>
          </table:table-cell>
          <table:table-cell office:value-type="string" table:style-name="ce1">
            <text:p>Landmarc Support Services Limited</text:p>
          </table:table-cell>
          <table:table-cell office:value-type="string" table:style-name="ce1">
            <text:p>Percentage of number of inspections where the work category is Mandatory, achieved on time (target date scheduled in annual programme of inspections in agreed Establishment Specific Task Schedule) against total number of inspections where the work category is Mandatory with a target completion date in the reporting perio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Provision of NGEC for National Training Estate (NTEP)</text:p>
          </table:table-cell>
          <table:table-cell office:value-type="string" table:style-name="ce1">
            <text:p>Landmarc Support Services Limited</text:p>
          </table:table-cell>
          <table:table-cell office:value-type="string" table:style-name="ce1">
            <text:p>Percentage of number of inspections where the work category is Statutory, achieved on time (target date scheduled in annual programme of inspections in agreed Establishment Specific Task Schedule) against total number of inspections where the work category is Statutory with a target completion date in the reporting period.</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Provision of NGEC for National Training Estate (NTEP)</text:p>
          </table:table-cell>
          <table:table-cell office:value-type="string" table:style-name="ce1">
            <text:p>Landmarc Support Services Limited</text:p>
          </table:table-cell>
          <table:table-cell office:value-type="string" table:style-name="ce1">
            <text:p>Percentage of number of make safe tasks, Response Category Emergency, where immediate response achieved against total number of make safe tasks, Response Category Emergency.</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Regional Prime Central (NGEC)</text:p>
          </table:table-cell>
          <table:table-cell office:value-type="string" table:style-name="ce1">
            <text:p>Amey Defence Services Limited</text:p>
          </table:table-cell>
          <table:table-cell office:value-type="string" table:style-name="ce1">
            <text:p>Customer satisfaction survey results.</text:p>
          </table:table-cell>
          <table:table-cell office:value-type="string" table:style-name="ce1">
            <text:p>8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Regional Prime Central (NGEC)</text:p>
          </table:table-cell>
          <table:table-cell office:value-type="string" table:style-name="ce1">
            <text:p>Amey Defence Services Limited</text:p>
          </table:table-cell>
          <table:table-cell office:value-type="string" table:style-name="ce1">
            <text:p>Restore Functionality on Reactive Maintenance</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Regional Prime Central (NGEC)</text:p>
          </table:table-cell>
          <table:table-cell office:value-type="string" table:style-name="ce1">
            <text:p>Amey Defence Services Limited</text:p>
          </table:table-cell>
          <table:table-cell office:value-type="string" table:style-name="ce1">
            <text:p>Sustainability Assessments undertaken on Additional Works Projec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Regional Prime South East (NGEC)</text:p>
          </table:table-cell>
          <table:table-cell office:value-type="string" table:style-name="ce1">
            <text:p>Amey Defence Services Limited</text:p>
          </table:table-cell>
          <table:table-cell office:value-type="string" table:style-name="ce1">
            <text:p>Customer satisfaction survey results</text:p>
          </table:table-cell>
          <table:table-cell office:value-type="string" table:style-name="ce1">
            <text:p>8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Regional Prime South East (NGEC)</text:p>
          </table:table-cell>
          <table:table-cell office:value-type="string" table:style-name="ce1">
            <text:p>Amey Defence Services Limited</text:p>
          </table:table-cell>
          <table:table-cell office:value-type="string" table:style-name="ce1">
            <text:p>Restore Functionality on Reactive Maintenance</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Regional Prime South East (NGEC)</text:p>
          </table:table-cell>
          <table:table-cell office:value-type="string" table:style-name="ce1">
            <text:p>Amey Defence Services Limited</text:p>
          </table:table-cell>
          <table:table-cell office:value-type="string" table:style-name="ce1">
            <text:p>Sustainability Assessments undertaken on Additional Works Projec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Regional Prime Contract South West (NGEC)</text:p>
          </table:table-cell>
          <table:table-cell office:value-type="string" table:style-name="ce1">
            <text:p>Amey Defence Services Limited</text:p>
          </table:table-cell>
          <table:table-cell office:value-type="string" table:style-name="ce1">
            <text:p>Customer satisfaction survey results</text:p>
          </table:table-cell>
          <table:table-cell office:value-type="string" table:style-name="ce1">
            <text:p>8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Regional Prime Contract South West (NGEC)</text:p>
          </table:table-cell>
          <table:table-cell office:value-type="string" table:style-name="ce1">
            <text:p>Amey Defence Services Limited</text:p>
          </table:table-cell>
          <table:table-cell office:value-type="string" table:style-name="ce1">
            <text:p>Restore Functionality on Reactive Maintenance</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Regional Prime Contract South West (NGEC)</text:p>
          </table:table-cell>
          <table:table-cell office:value-type="string" table:style-name="ce1">
            <text:p>Amey Defence Services Limited</text:p>
          </table:table-cell>
          <table:table-cell office:value-type="string" table:style-name="ce1">
            <text:p>Sustainability Assessments undertaken on Additional Works Projec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Sea Mounting Centre (SMC) Marchwood Concession Agreement<text:s/></text:p>
          </table:table-cell>
          <table:table-cell office:value-type="string" table:style-name="ce1">
            <text:p>Solent Gateway Limited<text:s/></text:p>
          </table:table-cell>
          <table:table-cell office:value-type="string" table:style-name="ce1">
            <text:p>Berthing - Vessel unable to enter Southampton Water at time specified in relevant Booking Form due to non-availability of a Berth. <text:s/>Delay due to Marchwood Port Operator Commercial Customer occupying the berth.</text:p>
            <text:p/>
          </table:table-cell>
          <table:table-cell office:value-type="string" table:style-name="ce1">
            <text:p>Zero Delays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Sea Mounting Centre (SMC) Marchwood Concession Agreement<text:s/></text:p>
          </table:table-cell>
          <table:table-cell office:value-type="string" table:style-name="ce1">
            <text:p>Solent Gateway Limited<text:s/></text:p>
          </table:table-cell>
          <table:table-cell office:value-type="string" table:style-name="ce1">
            <text:p>Cargo security - Deviation from any security handling instructions specified in respect of such Cargo in the Booking Form.</text:p>
            <text:p/>
            <text:p/>
          </table:table-cell>
          <table:table-cell office:value-type="string" table:style-name="ce1">
            <text:p>Zero Breaches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Sea Mounting Centre (SMC) Marchwood Concession Agreement<text:s/></text:p>
          </table:table-cell>
          <table:table-cell office:value-type="string" table:style-name="ce1">
            <text:p>Solent Gateway Limited<text:s/></text:p>
          </table:table-cell>
          <table:table-cell office:value-type="string" table:style-name="ce1">
            <text:p>Instances of security breaches on Marchwood site (ie not those relating to Cargo Handling security requirements)<text:s/></text:p>
            <text:p>Any security breaches that are considered major by the Joint Security Cell (JSC), are investigated by them and discovered to be clearly the fault of the Marchwood Port Operator and the result of lapses in security and/or deviations from the List X standards will incur contractual penalties</text:p>
            <text:p/>
          </table:table-cell>
          <table:table-cell office:value-type="string" table:style-name="ce1">
            <text:p>Zero Breaches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Weapons Sector Research Framework (WSRF)</text:p>
          </table:table-cell>
          <table:table-cell office:value-type="string" table:style-name="ce1">
            <text:p>QinetiQ Ltd</text:p>
          </table:table-cell>
          <table:table-cell office:value-type="string" table:style-name="ce1">
            <text:p>Exploitation and Impact is a strategic measure of the Benefit being provided by the activities contracted through the Framework and the Contractors ability to demonstrate this.</text:p>
          </table:table-cell>
          <table:table-cell office:value-type="string" table:style-name="ce1">
            <text:p>PASS: Required stakeholders fully engaged on 90% or above of activities. Robust process for monitoring exploitation in place and quarterly meetings to assess activity exploitation and resolve any issues.</text:p>
          </table:table-cell>
          <table:table-cell office:value-type="string" table:style-name="ce1">
            <text:p>Good</text:p>
          </table:table-cell>
          <table:table-cell office:value-type="string" table:style-name="ce1">
            <text:p>Bi-annually scored. Reported KPI Rating covers the period Oct2020 – Mar2021.<text:s/></text:p>
          </table:table-cell>
          <table:table-cell table:number-columns-repeated="16375"/>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Weapons Sector Research Framework (WSRF)</text:p>
          </table:table-cell>
          <table:table-cell office:value-type="string" table:style-name="ce1">
            <text:p>QinetiQ Ltd</text:p>
          </table:table-cell>
          <table:table-cell office:value-type="string" table:style-name="ce1">
            <text:p>Quality and timeliness of Deliverables is a key measure of the Contractor’s ability to perform its contractual duties on-time and in-full.</text:p>
          </table:table-cell>
          <table:table-cell office:value-type="string" table:style-name="ce1">
            <text:p>PASS: 70% and above of deliverables received to an acceptable quality and within 1 month of the scheduled date. Unless individual Deliverables are identified as time critical by the Authority (on average this will be no more than 1 Deliverable per task).</text:p>
          </table:table-cell>
          <table:table-cell office:value-type="string" table:style-name="ce1">
            <text:p>Good</text:p>
          </table:table-cell>
          <table:table-cell office:value-type="string" table:style-name="ce1">
            <text:p>Bi-annually scored. Reported KPI Rating covers the period Oct2020 – Mar2021</text:p>
          </table:table-cell>
          <table:table-cell table:number-columns-repeated="16375"/>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Weapons Sector Research Framework (WSRF)</text:p>
          </table:table-cell>
          <table:table-cell office:value-type="string" table:style-name="ce1">
            <text:p>QinetiQ Ltd</text:p>
          </table:table-cell>
          <table:table-cell office:value-type="string" table:style-name="ce1">
            <text:p>Stakeholder engagement is a key measure of the Contractor’s ability to ensure the Stakeholders are fully conversant with the activities and have an opportunity to influence the strategic direction being employed within the Framework</text:p>
          </table:table-cell>
          <table:table-cell office:value-type="string" table:style-name="ce1">
            <text:p>PASS: Front Line Commands (FLCs) are satisfied with the engagement levels and have sufficient opportunities to influence aspects of the Portfolio relevant to their area(s) of interest. Contractor manages all stakeholders effectively. Executes Conference(s) with all scores greater than 75% satisfaction on a jointly agreed stakeholder satisfaction form, which is to be mutually agreed within 3 months of contract award, to inform an overall qualitative decision of performance.</text:p>
          </table:table-cell>
          <table:table-cell office:value-type="string" table:style-name="ce1">
            <text:p>Good</text:p>
          </table:table-cell>
          <table:table-cell office:value-type="string" table:style-name="ce1">
            <text:p>Bi-annually scored. Reported KPI Rating covers the period Oct2020 – Mar2021</text:p>
          </table:table-cell>
          <table:table-cell table:number-columns-repeated="16375"/>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Analysis for Science &amp; Technology Research in Defence Framework (ASTRID)</text:p>
          </table:table-cell>
          <table:table-cell office:value-type="string" table:style-name="ce1">
            <text:p>BAE Systems (Operations) Limited trading as CORDA<text:s/></text:p>
          </table:table-cell>
          <table:table-cell office:value-type="string" table:style-name="ce1">
            <text:p>Quality of Deliverables - Quality of Deliverables is a key measure of the Contractors internal technical ability and the technical ability of its supply chain</text:p>
          </table:table-cell>
          <table:table-cell office:value-type="string" table:style-name="ce1">
            <text:p>Score of 10 - Deliverables are technically and editorially acceptable. Minor changes may be needed to improve exploitability of the output or to tailor the output for the custom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Analysis for Science &amp; Technology Research in Defence Framework (ASTRID)</text:p>
          </table:table-cell>
          <table:table-cell office:value-type="string" table:style-name="ce1">
            <text:p>BAE Systems (Operations) Limited trading as CORDA<text:s/></text:p>
          </table:table-cell>
          <table:table-cell office:value-type="string" table:style-name="ce1">
            <text:p>Timeliness of Deliverables: Timeliness of Deliverables is a key measure of the Contractor ability to perform its contractual duties on-time and in-full.</text:p>
          </table:table-cell>
          <table:table-cell office:value-type="string" table:style-name="ce1">
            <text:p>Score of 1 - All Deliverables received in Qtr by required due dat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Analysis for Science &amp; Technology Research in Defence Framework (ASTRID)</text:p>
          </table:table-cell>
          <table:table-cell office:value-type="string" table:style-name="ce1">
            <text:p>BAE Systems (Operations) Limited trading as CORDA<text:s/></text:p>
          </table:table-cell>
          <table:table-cell office:value-type="string" table:style-name="ce1">
            <text:p>Value for Money: Value for Money is a key measure of the Contractors ability to perform its contractual duties in the most economical and advantageous method.</text:p>
          </table:table-cell>
          <table:table-cell office:value-type="string" table:style-name="ce1">
            <text:p>Score of 1 - For each Task Statement of Work submitted, the Contractor has provided evidence of Value for Money in their Statement of Work.</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Serapis Framework Agreement - Lot 4 - Assured information infrastructure</text:p>
          </table:table-cell>
          <table:table-cell office:value-type="string" table:style-name="ce1">
            <text:p>QinetiQ Ltd</text:p>
          </table:table-cell>
          <table:table-cell office:value-type="string" table:style-name="ce1">
            <text:p>Quality of deliverables: Quality of Deliverables is a key measure of the Contractors internal technical ability and the technical ability of its supply chain.</text:p>
          </table:table-cell>
          <table:table-cell office:value-type="string" table:style-name="ce1">
            <text:p>76% and abov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Serapis Framework Agreement - Lot 4 - Assured information infrastructure</text:p>
          </table:table-cell>
          <table:table-cell office:value-type="string" table:style-name="ce1">
            <text:p>QinetiQ Ltd</text:p>
          </table:table-cell>
          <table:table-cell office:value-type="string" table:style-name="ce1">
            <text:p>Timeliness of Deliverables: Timeliness of Deliverables is a key measure of the Contractor(s’) ability to perform its contractual duties on-time and in-full.</text:p>
          </table:table-cell>
          <table:table-cell office:value-type="string" table:style-name="ce1">
            <text:p>76% and abov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Serapis Framework Agreement - Lot 4 - Assured information infrastructure</text:p>
          </table:table-cell>
          <table:table-cell office:value-type="string" table:style-name="ce1">
            <text:p>QinetiQ Ltd</text:p>
          </table:table-cell>
          <table:table-cell office:value-type="string" table:style-name="ce1">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1">
            <text:p>76% and abov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Serapis Framework Agreement - Lot 1 - Collect</text:p>
          </table:table-cell>
          <table:table-cell office:value-type="string" table:style-name="ce1">
            <text:p>Roke Manor Research Ltd</text:p>
          </table:table-cell>
          <table:table-cell office:value-type="string" table:style-name="ce1">
            <text:p>Quality of deliverables: Quality of Deliverables is a key measure of the Contractors internal technical ability and the technical ability of its supply chain.</text:p>
          </table:table-cell>
          <table:table-cell office:value-type="string" table:style-name="ce1">
            <text:p>76% and abov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Serapis Framework Agreement - Lot 1 - Collect</text:p>
          </table:table-cell>
          <table:table-cell office:value-type="string" table:style-name="ce1">
            <text:p>Roke Manor Research Ltd</text:p>
          </table:table-cell>
          <table:table-cell office:value-type="string" table:style-name="ce1">
            <text:p>Timeliness of Deliverables: Timeliness of Deliverables is a key measure of the Contractor(s’) ability to perform its contractual duties on-time and in-full.</text:p>
          </table:table-cell>
          <table:table-cell office:value-type="string" table:style-name="ce1">
            <text:p>76% and above</text:p>
          </table:table-cell>
          <table:table-cell office:value-type="string" table:style-name="ce1">
            <text:p>Approaching Target</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Serapis Framework Agreement - Lot 1 - Collect</text:p>
          </table:table-cell>
          <table:table-cell office:value-type="string" table:style-name="ce1">
            <text:p>Roke Manor Research Ltd</text:p>
          </table:table-cell>
          <table:table-cell office:value-type="string" table:style-name="ce1">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1">
            <text:p>76% and abov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Serapis Framework Agreement - Lot 3 - Decide</text:p>
          </table:table-cell>
          <table:table-cell office:value-type="string" table:style-name="ce1">
            <text:p>QinetiQ Ltd</text:p>
          </table:table-cell>
          <table:table-cell office:value-type="string" table:style-name="ce1">
            <text:p>Quality of deliverables: Quality of Deliverables is a key measure of the Contractors internal technical ability and the technical ability of its supply chain.</text:p>
          </table:table-cell>
          <table:table-cell office:value-type="string" table:style-name="ce1">
            <text:p>76% and abov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Serapis Framework Agreement - Lot 3 - Decide</text:p>
          </table:table-cell>
          <table:table-cell office:value-type="string" table:style-name="ce1">
            <text:p>QinetiQ Ltd</text:p>
          </table:table-cell>
          <table:table-cell office:value-type="string" table:style-name="ce1">
            <text:p>Timeliness of Deliverables: Timeliness of Deliverables is a key measure of the Contractor(s’) ability to perform its contractual duties on-time and in-full.</text:p>
          </table:table-cell>
          <table:table-cell office:value-type="string" table:style-name="ce1">
            <text:p>76% and above</text:p>
          </table:table-cell>
          <table:table-cell office:value-type="string" table:style-name="ce1">
            <text:p>Approaching Target</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Serapis Framework Agreement - Lot 3 - Decide</text:p>
          </table:table-cell>
          <table:table-cell office:value-type="string" table:style-name="ce1">
            <text:p>QinetiQ Ltd</text:p>
          </table:table-cell>
          <table:table-cell office:value-type="string" table:style-name="ce1">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1">
            <text:p>76% and abov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Serapis Framework Agreement - Lot 2 - Space</text:p>
          </table:table-cell>
          <table:table-cell office:value-type="string" table:style-name="ce1">
            <text:p>BAE Systems Applied Intelligence Ltd</text:p>
          </table:table-cell>
          <table:table-cell office:value-type="string" table:style-name="ce1">
            <text:p>Quality of deliverables: Quality of Deliverables is a key measure of the Contractors internal technical ability and the technical ability of its supply chain.</text:p>
          </table:table-cell>
          <table:table-cell office:value-type="string" table:style-name="ce1">
            <text:p>76% and abov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Serapis Framework Agreement - Lot 2 - Space</text:p>
          </table:table-cell>
          <table:table-cell office:value-type="string" table:style-name="ce1">
            <text:p>BAE Systems Applied Intelligence Ltd</text:p>
          </table:table-cell>
          <table:table-cell office:value-type="string" table:style-name="ce1">
            <text:p>Timeliness of Deliverables: Timeliness of Deliverables is a key measure of the Contractor(s’) ability to perform its contractual duties on-time and in-full.</text:p>
          </table:table-cell>
          <table:table-cell office:value-type="string" table:style-name="ce1">
            <text:p>76% and abov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Serapis Framework Agreement - Lot 2 - Space</text:p>
          </table:table-cell>
          <table:table-cell office:value-type="string" table:style-name="ce1">
            <text:p>BAE Systems Applied Intelligence Ltd</text:p>
          </table:table-cell>
          <table:table-cell office:value-type="string" table:style-name="ce1">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1">
            <text:p>76% and abov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Serapis Framework Agreement - Lot 5 <text:s/>-Simulation and synthetic environments</text:p>
          </table:table-cell>
          <table:table-cell office:value-type="string" table:style-name="ce1">
            <text:p>Newman &amp; Spurr Consultancy Ltd</text:p>
          </table:table-cell>
          <table:table-cell office:value-type="string" table:style-name="ce1">
            <text:p>Quality of deliverables: Quality of Deliverables is a key measure of the Contractors internal technical ability and the technical ability of its supply chain.</text:p>
          </table:table-cell>
          <table:table-cell office:value-type="string" table:style-name="ce1">
            <text:p>76% and abov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Serapis Framework Agreement - Lot 5 <text:s/>-Simulation and synthetic environments</text:p>
          </table:table-cell>
          <table:table-cell office:value-type="string" table:style-name="ce1">
            <text:p>Newman &amp; Spurr Consultancy Ltd</text:p>
          </table:table-cell>
          <table:table-cell office:value-type="string" table:style-name="ce1">
            <text:p>Timeliness of Deliverables: Timeliness of Deliverables is a key measure of the Contractor(s’) ability to perform its contractual duties on-time and in-full.</text:p>
          </table:table-cell>
          <table:table-cell office:value-type="string" table:style-name="ce1">
            <text:p>76% and abov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Serapis Framework Agreement - Lot 5 <text:s/>-Simulation and synthetic environments</text:p>
          </table:table-cell>
          <table:table-cell office:value-type="string" table:style-name="ce1">
            <text:p>Newman &amp; Spurr Consultancy Ltd</text:p>
          </table:table-cell>
          <table:table-cell office:value-type="string" table:style-name="ce1">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1">
            <text:p>76%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Serapis Framework Agreement - Lot 6 - Understand</text:p>
          </table:table-cell>
          <table:table-cell office:value-type="string" table:style-name="ce1">
            <text:p>Frazer-Nash Consultancy Ltd</text:p>
          </table:table-cell>
          <table:table-cell office:value-type="string" table:style-name="ce1">
            <text:p>Quality of deliverables: Quality of Deliverables is a key measure of the Contractors internal technical ability and the technical ability of its supply chain.</text:p>
          </table:table-cell>
          <table:table-cell office:value-type="string" table:style-name="ce1">
            <text:p>76%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Serapis Framework Agreement - Lot 6 - Understand</text:p>
          </table:table-cell>
          <table:table-cell office:value-type="string" table:style-name="ce1">
            <text:p>Frazer-Nash Consultancy Ltd</text:p>
          </table:table-cell>
          <table:table-cell office:value-type="string" table:style-name="ce1">
            <text:p>Timeliness of Deliverables: Timeliness of Deliverables is a key measure of the Contractor(s’) ability to perform its contractual duties on-time and in-full.</text:p>
          </table:table-cell>
          <table:table-cell office:value-type="string" table:style-name="ce1">
            <text:p>76%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Serapis Framework Agreement - Lot 6 - Understand</text:p>
          </table:table-cell>
          <table:table-cell office:value-type="string" table:style-name="ce1">
            <text:p>Frazer-Nash Consultancy Ltd</text:p>
          </table:table-cell>
          <table:table-cell office:value-type="string" table:style-name="ce1">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1">
            <text:p>76%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Electronic Warfare &amp; Cyber (EW&amp;C) Framework – <text:s/>Lot 2 - Cyber, software and modelling<text:s/></text:p>
          </table:table-cell>
          <table:table-cell office:value-type="string" table:style-name="ce1">
            <text:p>BAE Systems Applied Intelligence Limited</text:p>
          </table:table-cell>
          <table:table-cell office:value-type="string" table:style-name="ce1">
            <text:p>Quality of a Deliverable: Deliverables received within the Tasking Contract / Purchase Order which meet the acceptance criteria and are not rejected and measured in relation to agreed milestone payment plan.<text:s/></text:p>
          </table:table-cell>
          <table:table-cell office:value-type="string" table:style-name="ce1">
            <text:p>Deliverables received within the Tasking Contract / Purchase Order which meet the acceptance criteria and are not rejected and measured in relation to agreed milestone payment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Electronic Warfare &amp; Cyber (EW&amp;C) Framework – <text:s/>Lot 2 - Cyber, software and modelling<text:s/></text:p>
          </table:table-cell>
          <table:table-cell office:value-type="string" table:style-name="ce1">
            <text:p>BAE Systems Applied Intelligence Limited</text:p>
          </table:table-cell>
          <table:table-cell office:value-type="string" table:style-name="ce1">
            <text:p>Spend Sub-Contracted for each core capability lot. Between 40% and 60% (inclusive) of discharged Spend Sub-Contracted for each core capability lot. Percentage of Spend on Sub-Contracts discharged through each core capability lot per Quarter.</text:p>
          </table:table-cell>
          <table:table-cell office:value-type="string" table:style-name="ce1">
            <text:p>Between 40% and 60% (inclusive) of discharged Spend Sub-Contracted for each core capability lo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Electronic Warfare &amp; Cyber (EW&amp;C) Framework – <text:s/>Lot 2 - Cyber, software and modelling<text:s/></text:p>
          </table:table-cell>
          <table:table-cell office:value-type="string" table:style-name="ce1">
            <text:p>BAE Systems Applied Intelligence Limited</text:p>
          </table:table-cell>
          <table:table-cell office:value-type="string" table:style-name="ce1">
            <text:p>Timeliness of a Deliverable: Timeliness of Deliverable(s) in a Tasking Contract / Purchase Order that are on time to the due date specified within the call-off tasking form part B and purchase order.<text:s/></text:p>
          </table:table-cell>
          <table:table-cell office:value-type="string" table:style-name="ce1">
            <text:p>Deliverables received on time within the Tasking Contract / Purchase Order and measured in relation to agreed milestone payment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Electronic Warfare &amp; Cyber (EW&amp;C) Framework – Lot 1 - Engineering design, manufacture and assessment<text:s/></text:p>
          </table:table-cell>
          <table:table-cell office:value-type="string" table:style-name="ce1">
            <text:p>Leonardo MW Ltd</text:p>
          </table:table-cell>
          <table:table-cell office:value-type="string" table:style-name="ce1">
            <text:p>Quality of a Deliverable: Deliverables received within the Tasking Contract / Purchase Order which meet the acceptance criteria and are not rejected and measured in relation to agreed milestone payment plan.<text:s/></text:p>
          </table:table-cell>
          <table:table-cell office:value-type="string" table:style-name="ce1">
            <text:p>Deliverables received within the Tasking Contract / Purchase Order which meet the acceptance criteria and are not rejected and measured in relation to agreed milestone payment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Electronic Warfare &amp; Cyber (EW&amp;C) Framework – Lot 1 - Engineering design, manufacture and assessment<text:s/></text:p>
          </table:table-cell>
          <table:table-cell office:value-type="string" table:style-name="ce1">
            <text:p>Leonardo MW Ltd</text:p>
          </table:table-cell>
          <table:table-cell office:value-type="string" table:style-name="ce1">
            <text:p>Spend Sub-Contracted for each core capability lot. Between 40% and 60% (inclusive) of discharged Spend Sub-Contracted for each core capability lot. Percentage of Spend on Sub-Contracts discharged through each core capability lot per Quarter.</text:p>
          </table:table-cell>
          <table:table-cell office:value-type="string" table:style-name="ce1">
            <text:p>Between 40% and 60% (inclusive) of discharged Spend Sub-Contracted for each core capability lo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Electronic Warfare &amp; Cyber (EW&amp;C) Framework – Lot 1 - Engineering design, manufacture and assessment<text:s/></text:p>
          </table:table-cell>
          <table:table-cell office:value-type="string" table:style-name="ce1">
            <text:p>Leonardo MW Ltd</text:p>
          </table:table-cell>
          <table:table-cell office:value-type="string" table:style-name="ce1">
            <text:p>Timeliness of a Deliverable: Timeliness of Deliverable(s) in a Tasking Contract / Purchase Order that are on time to the due date specified within the call-off tasking form part B and purchase order.<text:s/></text:p>
          </table:table-cell>
          <table:table-cell office:value-type="string" table:style-name="ce1">
            <text:p>Deliverables received on time within the Tasking Contract / Purchase Order and measured in relation to agreed milestone payment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Electronic Warfare &amp; Cyber (EW&amp;C) Framework – Lot 3 - Sensor, sensor system and signature measurement</text:p>
          </table:table-cell>
          <table:table-cell office:value-type="string" table:style-name="ce1">
            <text:p>Atlas Elektronik UK Ltd</text:p>
            <text:p/>
          </table:table-cell>
          <table:table-cell office:value-type="string" table:style-name="ce1">
            <text:p>Quality of a Deliverable: Deliverables received within the Tasking Contract / Purchase Order which meet the acceptance criteria and are not rejected and measured in relation to agreed milestone payment plan.<text:s/></text:p>
          </table:table-cell>
          <table:table-cell office:value-type="string" table:style-name="ce1">
            <text:p>Deliverables received within the Tasking Contract / Purchase Order which meet the acceptance criteria and are not rejected and measured in relation to agreed milestone payment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Electronic Warfare &amp; Cyber (EW&amp;C) Framework – Lot 3 - Sensor, sensor system and signature measurement</text:p>
          </table:table-cell>
          <table:table-cell office:value-type="string" table:style-name="ce1">
            <text:p>Atlas Elektronik UK Ltd</text:p>
            <text:p/>
          </table:table-cell>
          <table:table-cell office:value-type="string" table:style-name="ce1">
            <text:p>Spend Sub-Contracted for each core capability lot. Between 40% and 60% (inclusive) of discharged Spend Sub-Contracted for each core capability lot. Percentage of Spend on Sub-Contracts discharged through each core capability lot per Quarter.</text:p>
          </table:table-cell>
          <table:table-cell office:value-type="string" table:style-name="ce1">
            <text:p>Between 40% and 60% (inclusive) of discharged Spend Sub-Contracted for each core capability lot.</text:p>
          </table:table-cell>
          <table:table-cell office:value-type="string" table:style-name="ce1">
            <text:p>Inadequate</text:p>
          </table:table-cell>
          <table:table-cell office:value-type="string" table:style-name="ce1">
            <text:p>It is recognised that this KPI is less than the required 40% minimum; however, this is as agreed with Dstl owing to the relatively low throughput of tasks in Lot 3 when compared to the other Lots.</text:p>
          </table:table-cell>
          <table:table-cell table:number-columns-repeated="16375"/>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Electronic Warfare &amp; Cyber (EW&amp;C) Framework – Lot 3 - Sensor, sensor system and signature measurement</text:p>
          </table:table-cell>
          <table:table-cell office:value-type="string" table:style-name="ce1">
            <text:p>Atlas Elektronik UK Ltd</text:p>
            <text:p/>
          </table:table-cell>
          <table:table-cell office:value-type="string" table:style-name="ce1">
            <text:p>Timeliness of a Deliverable: Timeliness of Deliverable(s) in a Tasking Contract / Purchase Order that are on time to the due date specified within the call-off tasking form part B and purchase order.<text:s/></text:p>
          </table:table-cell>
          <table:table-cell office:value-type="string" table:style-name="ce1">
            <text:p>Deliverables received on time within the Tasking Contract / Purchase Order and measured in relation to agreed milestone payment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Electronic Warfare &amp; Cyber (EW&amp;C) Framework – Lot 4 - Trials and capability operation</text:p>
          </table:table-cell>
          <table:table-cell office:value-type="string" table:style-name="ce1">
            <text:p>QinetiQ Ltd<text:s/></text:p>
          </table:table-cell>
          <table:table-cell office:value-type="string" table:style-name="ce1">
            <text:p>Quality of a Deliverable: Deliverables received within the Tasking Contract / Purchase Order which meet the acceptance criteria and are not rejected and measured in relation to agreed milestone payment plan.<text:s/></text:p>
          </table:table-cell>
          <table:table-cell office:value-type="string" table:style-name="ce1">
            <text:p>Deliverables received within the Tasking Contract / Purchase Order which meet the acceptance criteria and are not rejected and measured in relation to agreed milestone payment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Electronic Warfare &amp; Cyber (EW&amp;C) Framework – Lot 4 - Trials and capability operation</text:p>
          </table:table-cell>
          <table:table-cell office:value-type="string" table:style-name="ce1">
            <text:p>QinetiQ Ltd<text:s/></text:p>
          </table:table-cell>
          <table:table-cell office:value-type="string" table:style-name="ce1">
            <text:p>Spend Sub-Contracted for each core capability lot. Between 40% and 60% (inclusive) of discharged Spend Sub-Contracted for each core capability lot. Percentage of Spend on Sub-Contracts discharged through each core capability lot per Quarter.</text:p>
          </table:table-cell>
          <table:table-cell office:value-type="string" table:style-name="ce1">
            <text:p>Between 40% and 60% (inclusive) of discharged Spend Sub-Contracted for each core capability lo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Electronic Warfare &amp; Cyber (EW&amp;C) Framework – Lot 4 - Trials and capability operation</text:p>
          </table:table-cell>
          <table:table-cell office:value-type="string" table:style-name="ce1">
            <text:p>QinetiQ Ltd<text:s/></text:p>
          </table:table-cell>
          <table:table-cell office:value-type="string" table:style-name="ce1">
            <text:p>Timeliness of a Deliverable: Timeliness of Deliverable(s) in a Tasking Contract / Purchase Order that are on time to the due date specified within the call-off tasking form part B and purchase order.<text:s/></text:p>
          </table:table-cell>
          <table:table-cell office:value-type="string" table:style-name="ce1">
            <text:p>Deliverables received on time within the Tasking Contract / Purchase Order and measured in relation to agreed milestone payment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Navy Command</text:p>
          </table:table-cell>
          <table:table-cell office:value-type="string" table:style-name="ce1">
            <text:p>Project Selborne - Contract for The Provision Of A Training Service To The Royal Navy And Royal Marines<text:s/></text:p>
            <text:p/>
          </table:table-cell>
          <table:table-cell office:value-type="string" table:style-name="ce1">
            <text:p>CAPITA BUSINESS SERVICES LTD</text:p>
          </table:table-cell>
          <table:table-cell office:value-type="string" table:style-name="ce1">
            <text:p>Right Number of Trained Individuals Leaving Basic Training (Phase 1) - Trainees passing out from Phase 1 Individual Training.<text:s/></text:p>
            <text:p>Phase 1 training is all new individual entry training delivered to phase 1 recruits to provide basic military skills.</text:p>
          </table:table-cell>
          <table:table-cell office:value-type="string" table:style-name="ce1">
            <text:p>Satisfactory Performance (Green)" means a level of Contractor performance which meets or exceeds the required levels of performanc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Navy Command</text:p>
          </table:table-cell>
          <table:table-cell office:value-type="string" table:style-name="ce1">
            <text:p>Project Selborne - Contract for The Provision Of A Training Service To The Royal Navy And Royal Marines<text:s/></text:p>
            <text:p/>
          </table:table-cell>
          <table:table-cell office:value-type="string" table:style-name="ce1">
            <text:p>CAPITA BUSINESS SERVICES LTD</text:p>
          </table:table-cell>
          <table:table-cell office:value-type="string" table:style-name="ce1">
            <text:p>Right Number of Trained Individuals Leaving Further Training (Phase 3) - Courses passed for Phase 3 Further Training.<text:s/></text:p>
            <text:p>Phase 3 Training is Individual Training undertaken at any stage in any Service Personnel careers after Phase 2 Individual Training.</text:p>
          </table:table-cell>
          <table:table-cell office:value-type="string" table:style-name="ce1">
            <text:p>Satisfactory Performance (Green)" means a level of Contractor performance which meets or exceeds the required levels of performanc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Navy Command</text:p>
          </table:table-cell>
          <table:table-cell office:value-type="string" table:style-name="ce1">
            <text:p>Project Selborne - Contract for The Provision Of A Training Service To The Royal Navy And Royal Marines<text:s/></text:p>
            <text:p/>
          </table:table-cell>
          <table:table-cell office:value-type="string" table:style-name="ce1">
            <text:p>CAPITA BUSINESS SERVICES LTD</text:p>
          </table:table-cell>
          <table:table-cell office:value-type="string" table:style-name="ce1">
            <text:p>Right Number of Trained Individuals Leaving Initial Training (Phase 2) - Courses passed for Phase 2 Individual Training.<text:s/></text:p>
            <text:p>Phase 2 Training is initial individual specialisation, sub-specialisation and technical training following Phase 1 Individual Training, delivered to phase 2 Trainees.</text:p>
          </table:table-cell>
          <table:table-cell office:value-type="string" table:style-name="ce1">
            <text:p>Satisfactory Performance (Green)" means a level of Contractor performance which meets or exceeds the required levels of performanc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Ground Training Maintenance Services</text:p>
          </table:table-cell>
          <table:table-cell office:value-type="string" table:style-name="ce1">
            <text:p>LEONARDO UK LTD</text:p>
          </table:table-cell>
          <table:table-cell office:value-type="string" table:style-name="ce1">
            <text:p>Bookings for Preventative Maintenance are made within 4 weeks of the last maintenance (service) date of the individual Synthetic Training Environment to ensure that they are available for training.</text:p>
          </table:table-cell>
          <table:table-cell office:value-type="string" table:style-name="ce1">
            <text:p>Greater than 95%</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Ground Training Maintenance Services</text:p>
          </table:table-cell>
          <table:table-cell office:value-type="string" table:style-name="ce1">
            <text:p>LEONARDO UK LTD</text:p>
          </table:table-cell>
          <table:table-cell office:value-type="string" table:style-name="ce1">
            <text:p>Corrective Maintenance queries from users are logged and responded to by the Contractor within the Contractually stated periods in order to support availability of the Ground Training Equipment.</text:p>
          </table:table-cell>
          <table:table-cell office:value-type="string" table:style-name="ce1">
            <text:p>Above 95%<text:s/></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Ground Training Maintenance Services</text:p>
          </table:table-cell>
          <table:table-cell office:value-type="string" table:style-name="ce1">
            <text:p>LEONARDO UK LTD</text:p>
          </table:table-cell>
          <table:table-cell office:value-type="string" table:style-name="ce1">
            <text:p>Preventative and Corrective Maintenance requirements listed are carried out as defined in the contract, in order to support the availability of the End User.</text:p>
          </table:table-cell>
          <table:table-cell office:value-type="string" table:style-name="ce1">
            <text:p>Greater than 95%</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ir Command</text:p>
          </table:table-cell>
          <table:table-cell office:value-type="string" table:style-name="ce1">
            <text:p>Provision of Military Airworthiness Reviews</text:p>
          </table:table-cell>
          <table:table-cell office:value-type="string" table:style-name="ce1">
            <text:p>ATKINS LIMITED</text:p>
          </table:table-cell>
          <table:table-cell office:value-type="string" table:style-name="ce1">
            <text:p>Bi-monthly Performance Review Meetings held within the agreed timescales, subject to any agreed exceptions</text:p>
          </table:table-cell>
          <table:table-cell office:value-type="string" table:style-name="ce1">
            <text:p>Meeting held by 19th of the month, every other month</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ir Command</text:p>
          </table:table-cell>
          <table:table-cell office:value-type="string" table:style-name="ce1">
            <text:p>Provision of Military Airworthiness Reviews</text:p>
          </table:table-cell>
          <table:table-cell office:value-type="string" table:style-name="ce1">
            <text:p>ATKINS LIMITED</text:p>
          </table:table-cell>
          <table:table-cell office:value-type="string" table:style-name="ce1">
            <text:p>Monthly performance reports produced and electronically distributed within the agreed timescales, subject to any agreed exceptions</text:p>
          </table:table-cell>
          <table:table-cell office:value-type="string" table:style-name="ce1">
            <text:p>Report received by 15th of the month</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ir Command</text:p>
          </table:table-cell>
          <table:table-cell office:value-type="string" table:style-name="ce1">
            <text:p>Provision of Military Airworthiness Reviews</text:p>
          </table:table-cell>
          <table:table-cell office:value-type="string" table:style-name="ce1">
            <text:p>ATKINS LIMITED</text:p>
          </table:table-cell>
          <table:table-cell office:value-type="string" table:style-name="ce1">
            <text:p>Required number of Military Airworthiness Reviews are completed within the Quarter - that are within the Contractor's control</text:p>
          </table:table-cell>
          <table:table-cell office:value-type="string" table:style-name="ce1">
            <text:p>&gt;95%</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FUEL HEDGING PROGRAMME RE-LET</text:p>
          </table:table-cell>
          <table:table-cell office:value-type="string" table:style-name="ce1">
            <text:p>BRITANNIC TRADING LIMITED</text:p>
          </table:table-cell>
          <table:table-cell office:value-type="string" table:style-name="ce1">
            <text:p>To provide an ongoing financial instrument that allows MOD to mitigate fuel price changes and mitigate budget uncertainty’</text:p>
          </table:table-cell>
          <table:table-cell office:value-type="string" table:style-name="ce1">
            <text:p>Supplier has provided all funds to MOD on time (&lt;30 days) where the price of Fuel has exceeded the hedge price or has invoiced MOD within this timescale were the supplier is due the balance between a lower fuel price and the hedge pric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FUEL HEDGING SERVICES</text:p>
          </table:table-cell>
          <table:table-cell office:value-type="string" table:style-name="ce1">
            <text:p>GOLDMAN SACHS INTERNATIONAL</text:p>
          </table:table-cell>
          <table:table-cell office:value-type="string" table:style-name="ce1">
            <text:p>To provide an ongoing financial instrument that allows MOD to mitigate fuel price changes and mitigate budget uncertainty’</text:p>
          </table:table-cell>
          <table:table-cell office:value-type="string" table:style-name="ce1">
            <text:p>Supplier has provided all funds to MOD on time (&lt;30 days) where the price of Fuel has exceeded the hedge price or has invoiced MOD within this timescale were the supplier is due the balance between a lower fuel price and the hedge pric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Future Services Delivery Contract relating to the Provision of Armed Forces Pay, Pensions, other Military HR Services and Administrative Services</text:p>
          </table:table-cell>
          <table:table-cell office:value-type="string" table:style-name="ce1">
            <text:p>SSCL (Shared Services Connected Ltd)</text:p>
          </table:table-cell>
          <table:table-cell office:value-type="string" table:style-name="ce1">
            <text:p>Calculate, authorise and issue payment Instructions for all Armed Forces Service Personnel (being the Service Person’s name, service number, bank details, and the amount to be paid), including salary-based pay and attendance-based pay, on the correct day of the month for which pay is due.</text:p>
          </table:table-cell>
          <table:table-cell office:value-type="string" table:style-name="ce1">
            <text:p>99.99%</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Future Services Delivery Contract relating to the Provision of Armed Forces Pay, Pensions, other Military HR Services and Administrative Services</text:p>
          </table:table-cell>
          <table:table-cell office:value-type="string" table:style-name="ce1">
            <text:p>SSCL (Shared Services Connected Ltd)</text:p>
          </table:table-cell>
          <table:table-cell office:value-type="string" table:style-name="ce1">
            <text:p>Contract Change to be delivered to the live environment in accordance with the requirements set out in the Request For Change and within the timelines agreed with the Authority.</text:p>
          </table:table-cell>
          <table:table-cell office:value-type="string" table:style-name="ce1">
            <text:p>99.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Future Services Delivery Contract relating to the Provision of Armed Forces Pay, Pensions, other Military HR Services and Administrative Services</text:p>
          </table:table-cell>
          <table:table-cell office:value-type="string" table:style-name="ce1">
            <text:p>SSCL (Shared Services Connected Ltd)</text:p>
          </table:table-cell>
          <table:table-cell office:value-type="string" table:style-name="ce1">
            <text:p>Pay (in accordance with the data held) Armed Forces pensions: to the right payee, the correct amount, at the correct time, to the right destination, for the correct period.</text:p>
          </table:table-cell>
          <table:table-cell office:value-type="string" table:style-name="ce1">
            <text:p>100.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INDEPENDANTLY CONTRACTED REGULATORY SUPPORT TO THE DEFENCE NUCLEAR SAFETY REGULATOR (DNSR)-HOCSCM3/00019</text:p>
          </table:table-cell>
          <table:table-cell office:value-type="string" table:style-name="ce1">
            <text:p>ENERGY, SAFETY AND RISK CONSULost Time AbsenceNTS (UK) LIMITED</text:p>
          </table:table-cell>
          <table:table-cell office:value-type="string" table:style-name="ce1">
            <text:p>The supplier shall provide reports summarising technical assessments undertaken of safety cases and demonstration of safety submission, and achievement of delivery requiring no substantial re-work. % compliance refers to reports requiring re work</text:p>
          </table:table-cell>
          <table:table-cell office:value-type="string" table:style-name="ce1">
            <text:p>&gt;95%</text:p>
          </table:table-cell>
          <table:table-cell office:value-type="string" table:style-name="ce1">
            <text:p>Approaching Target</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INDEPENDANTLY CONTRACTED REGULATORY SUPPORT TO THE DEFENCE NUCLEAR SAFETY REGULATOR (DNSR)-HOCSCM3/00019</text:p>
          </table:table-cell>
          <table:table-cell office:value-type="string" table:style-name="ce1">
            <text:p>ENERGY, SAFETY AND RISK CONSULost Time AbsenceNTS (UK) LIMITED</text:p>
          </table:table-cell>
          <table:table-cell office:value-type="string" table:style-name="ce1">
            <text:p>The supplier shall provides regular knowledge transfer of nuclear regulation, safety management and assurance best practice as requested by the Defence Nuclear Safety Regulator. %s refer to amount of cases completed<text:s/></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INDEPENDANTLY CONTRACTED REGULATORY SUPPORT TO THE DEFENCE NUCLEAR SAFETY REGULATOR (DNSR)-HOCSCM3/00019</text:p>
          </table:table-cell>
          <table:table-cell office:value-type="string" table:style-name="ce1">
            <text:p>ENERGY, SAFETY AND RISK CONSULost Time AbsenceNTS (UK) LIMITED</text:p>
          </table:table-cell>
          <table:table-cell office:value-type="string" table:style-name="ce1">
            <text:p>The supplier shall provide the required regulatory and technical safety expertise and sufficient number of experts to fulfil Regulatory Inspection at multiple Defence sites. %s refer to numbers of staff <text:s/>and experts provided</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AREER TRANSITION PARTNERSHIP - THE PROVISION OF AN ARMED FORCES RESETTLEMENT SERVICE-HOCSCM6/00002</text:p>
          </table:table-cell>
          <table:table-cell office:value-type="string" table:style-name="ce1">
            <text:p>RIGHT MANAGEMENT LIMITED</text:p>
          </table:table-cell>
          <table:table-cell office:value-type="string" table:style-name="ce1">
            <text:p>% of service leavers in continual permanent employment or self-employment within 6 months post discharge.</text:p>
          </table:table-cell>
          <table:table-cell office:value-type="string" table:style-name="ce1">
            <text:p>80%</text:p>
          </table:table-cell>
          <table:table-cell office:value-type="string" table:style-name="ce1">
            <text:p>Good</text:p>
          </table:table-cell>
          <table:table-cell office:value-type="string" table:style-name="ce1">
            <text:p>These are annual KPIs, but they are reported 6 monthly. These figures reflect March 21 to October 21 period.<text:s/></text:p>
          </table:table-cell>
          <table:table-cell table:number-columns-repeated="16375"/>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AREER TRANSITION PARTNERSHIP - THE PROVISION OF AN ARMED FORCES RESETTLEMENT SERVICE-HOCSCM6/00002</text:p>
          </table:table-cell>
          <table:table-cell office:value-type="string" table:style-name="ce1">
            <text:p>RIGHT MANAGEMENT LIMITED</text:p>
          </table:table-cell>
          <table:table-cell office:value-type="string" table:style-name="ce1">
            <text:p>Service Leavers' satisfaction with service provided - 6 monthly assessment via on line survey</text:p>
          </table:table-cell>
          <table:table-cell office:value-type="string" table:style-name="ce1">
            <text:p>75%</text:p>
          </table:table-cell>
          <table:table-cell office:value-type="string" table:style-name="ce1">
            <text:p>Good</text:p>
          </table:table-cell>
          <table:table-cell office:value-type="string" table:style-name="ce1">
            <text:p>These are annual KPIs, but they are reported 6 monthly. These figures reflect March 21 to October 21 period.<text:s/></text:p>
          </table:table-cell>
          <table:table-cell table:number-columns-repeated="16375"/>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AREER TRANSITION PARTNERSHIP - THE PROVISION OF AN ARMED FORCES RESETTLEMENT SERVICE-HOCSCM6/00002</text:p>
          </table:table-cell>
          <table:table-cell office:value-type="string" table:style-name="ce1">
            <text:p>RIGHT MANAGEMENT LIMITED</text:p>
          </table:table-cell>
          <table:table-cell office:value-type="string" table:style-name="ce1">
            <text:p>Take up of training. <text:s/>% of overall occupancy of contract funded courses over the contract year (Oct-Sept).</text:p>
          </table:table-cell>
          <table:table-cell office:value-type="string" table:style-name="ce1">
            <text:p>80%</text:p>
          </table:table-cell>
          <table:table-cell office:value-type="string" table:style-name="ce1">
            <text:p>Good</text:p>
          </table:table-cell>
          <table:table-cell office:value-type="string" table:style-name="ce1">
            <text:p>These are annual KPIs, but they are reported 6 monthly. These figures reflect March 21 to October 21 period.<text:s/></text:p>
          </table:table-cell>
          <table:table-cell table:number-columns-repeated="16375"/>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text:p>
          </table:table-cell>
          <table:table-cell office:value-type="string" table:style-name="ce1">
            <text:p>Recruiting Partnering Contract</text:p>
          </table:table-cell>
          <table:table-cell office:value-type="string" table:style-name="ce1">
            <text:p>Capita Business Services Ltd</text:p>
          </table:table-cell>
          <table:table-cell office:value-type="string" table:style-name="ce1">
            <text:p>Recruitment of Officers Demand/Delivery %</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text:p>
          </table:table-cell>
          <table:table-cell office:value-type="string" table:style-name="ce1">
            <text:p>Recruiting Partnering Contract</text:p>
          </table:table-cell>
          <table:table-cell office:value-type="string" table:style-name="ce1">
            <text:p>Capita Business Services Ltd</text:p>
          </table:table-cell>
          <table:table-cell office:value-type="string" table:style-name="ce1">
            <text:p>Recruitment of Regular Soldier Demand/Baseline Recruit Allocation Plan %</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RMY</text:p>
          </table:table-cell>
          <table:table-cell office:value-type="string" table:style-name="ce1">
            <text:p>Recruiting Partnering Contract</text:p>
          </table:table-cell>
          <table:table-cell office:value-type="string" table:style-name="ce1">
            <text:p>Capita Business Services Ltd</text:p>
          </table:table-cell>
          <table:table-cell office:value-type="string" table:style-name="ce1">
            <text:p>Recruitment of Reserves Applications/Performance %</text:p>
          </table:table-cell>
          <table:table-cell office:value-type="string" table:style-name="ce1">
            <text:p>&gt;95%</text:p>
          </table:table-cell>
          <table:table-cell office:value-type="string" table:style-name="ce1">
            <text:p>Inadequate</text:p>
          </table:table-cell>
          <table:table-cell office:value-type="string" table:style-name="ce1">
            <text:p>Performance was impacted by the number of applications during the period however the KPI is measured annually and performance is expected to recover by the end of the 4th quarter. In the interim, the following measures are being taken to further support performance: Capita are working closely with the Army Reserve Units and have created a working group who are driving a number of initiatives to increase volumes/ further improve conversion rates.<text:s/></text:p>
          </table:table-cell>
          <table:table-cell table:number-columns-repeated="16375"/>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Provision of Armed Forces Medical Examinations to RAF &amp; RN.</text:p>
          </table:table-cell>
          <table:table-cell office:value-type="string" table:style-name="ce1">
            <text:p>CAPITA BUSINESS SERVICES LTD</text:p>
          </table:table-cell>
          <table:table-cell office:value-type="string" table:style-name="ce1">
            <text:p>Number of Errors by Service Provider against the standard at Pre-Entry Scrutiny.</text:p>
            <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Provision of Armed Forces Medical Examinations to RAF &amp; RN.</text:p>
          </table:table-cell>
          <table:table-cell office:value-type="string" table:style-name="ce1">
            <text:p>CAPITA BUSINESS SERVICES LTD</text:p>
          </table:table-cell>
          <table:table-cell office:value-type="string" table:style-name="ce1">
            <text:p>Number of recruits who retire in training due to medical reasons that should have been evident at the decision to pass fit.</text:p>
            <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Provision of Armed Forces Medical Examinations to RAF &amp; RN.</text:p>
          </table:table-cell>
          <table:table-cell office:value-type="string" table:style-name="ce1">
            <text:p>CAPITA BUSINESS SERVICES LTD</text:p>
          </table:table-cell>
          <table:table-cell office:value-type="string" table:style-name="ce1">
            <text:p>Report/Decision of Triage and FTF medical issued on Portal - 99% within 1 Working Day</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amp;S</text:p>
          </table:table-cell>
          <table:table-cell office:value-type="string" table:style-name="ce1">
            <text:p>Contract for the design, procurement and installation of military air traffic management capability and the provision of certain services in support thereof.</text:p>
          </table:table-cell>
          <table:table-cell office:value-type="string" table:style-name="ce1">
            <text:p>AQUILA AIR TRAFFIC MANAGEMENT SERVICES LIMITED</text:p>
          </table:table-cell>
          <table:table-cell office:value-type="string" table:style-name="ce1">
            <text:p>Availability of Air Traffic Management Services (ATMS)</text:p>
            <text:p>Aggregated performance over a 12 month period<text:s text:c="2"/></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amp;S</text:p>
          </table:table-cell>
          <table:table-cell office:value-type="string" table:style-name="ce1">
            <text:p>Contract for the design, procurement and installation of military air traffic management capability and the provision of certain services in support thereof.</text:p>
          </table:table-cell>
          <table:table-cell office:value-type="string" table:style-name="ce1">
            <text:p>AQUILA AIR TRAFFIC MANAGEMENT SERVICES LIMITED</text:p>
          </table:table-cell>
          <table:table-cell office:value-type="string" table:style-name="ce1">
            <text:p>Temporary Technical Service 02 – Record &amp; Replay</text:p>
            <text:p>Aggregated performance over a 12 month period<text:s text:c="2"/></text:p>
          </table:table-cell>
          <table:table-cell office:value-type="string" table:style-name="ce1">
            <text:p>Maximum Tolerable Unavailability: 0.1680 Operational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amp;S</text:p>
          </table:table-cell>
          <table:table-cell office:value-type="string" table:style-name="ce1">
            <text:p>Contract for the design, procurement and installation of military air traffic management capability and the provision of certain services in support thereof.</text:p>
          </table:table-cell>
          <table:table-cell office:value-type="string" table:style-name="ce1">
            <text:p>AQUILA AIR TRAFFIC MANAGEMENT SERVICES LIMITED</text:p>
          </table:table-cell>
          <table:table-cell office:value-type="string" table:style-name="ce1">
            <text:p>Temporary Technical Service 07 – Electronic Surveillance - NON CO-OPERATIVE SURVEILLANCE. Aggregated performance over a 12 month period<text:s text:c="2"/></text:p>
          </table:table-cell>
          <table:table-cell office:value-type="string" table:style-name="ce1">
            <text:p>Maximum Tolerable Unavailability = 12.3826 Operational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amp;S</text:p>
          </table:table-cell>
          <table:table-cell office:value-type="string" table:style-name="ce1">
            <text:p>Sensor Support Optimisation (SSO) Project</text:p>
          </table:table-cell>
          <table:table-cell office:value-type="string" table:style-name="ce1">
            <text:p>Thales UK Limited</text:p>
          </table:table-cell>
          <table:table-cell office:value-type="string" table:style-name="ce1">
            <text:p>Availability 1: Total number of spares demands not satisfied on or prior to the applicable Required Delivery Date (RDD) for:</text:p>
            <text:p>- Sonar</text:p>
            <text:p>-EW</text:p>
            <text:p>-VS</text:p>
          </table:table-cell>
          <table:table-cell office:value-type="string" table:style-name="ce1">
            <text:p>&lt; 47</text:p>
            <text:p>&lt;11</text:p>
            <text:p>&lt;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amp;S</text:p>
          </table:table-cell>
          <table:table-cell office:value-type="string" table:style-name="ce1">
            <text:p>Sensor Support Optimisation (SSO) Project</text:p>
          </table:table-cell>
          <table:table-cell office:value-type="string" table:style-name="ce1">
            <text:p>Thales UK Limited</text:p>
          </table:table-cell>
          <table:table-cell office:value-type="string" table:style-name="ce1">
            <text:p>Minimising &amp; Accounting for Authority Assets within Supply Chain Over 12 Months (ASSET 1):The combined total ‘dues in’ within CRISP for more than 12 months and any dues in greater than 12 months attributable to DPRDDs;</text:p>
            <text:p>-Sonar</text:p>
            <text:p>-EW</text:p>
            <text:p>-VS</text:p>
          </table:table-cell>
          <table:table-cell office:value-type="string" table:style-name="ce1">
            <text:p>&lt;63</text:p>
            <text:p>&lt;13</text:p>
            <text:p>&lt;12</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amp;S</text:p>
          </table:table-cell>
          <table:table-cell office:value-type="string" table:style-name="ce1">
            <text:p>Sensor Support Optimisation (SSO) Project</text:p>
          </table:table-cell>
          <table:table-cell office:value-type="string" table:style-name="ce1">
            <text:p>Thales UK Limited</text:p>
          </table:table-cell>
          <table:table-cell office:value-type="string" table:style-name="ce1">
            <text:p>Time to Resolve (FIX1) - Resolve Operational Defects with priority A1, A2, B1 or B2 within allotted Turn around Times. (KPI) Performance Failure Point awarded for 24 hour delay and additional 2 points for each subsequent 24 hours.</text:p>
          </table:table-cell>
          <table:table-cell office:value-type="string" table:style-name="ce1">
            <text:p>0 Performance Failure poi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NAVAL COMBAT SYSTEMS INTEGRATION SUPPORT SERVICE PHASE 2 (QinetiQ)</text:p>
          </table:table-cell>
          <table:table-cell office:value-type="string" table:style-name="ce1">
            <text:p>QINETIQ LIMITED</text:p>
          </table:table-cell>
          <table:table-cell office:value-type="string" table:style-name="ce1">
            <text:p>KPI 1 - Integration facilities: Provision of integration test facilities, including representative combat systems, synthetic test environment and recording and analysis tools, to meet the Joint Planning Programme Organisation (JPPO) programme</text:p>
          </table:table-cell>
          <table:table-cell office:value-type="string" table:style-name="ce1">
            <text:p>90%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NAVAL COMBAT SYSTEMS INTEGRATION SUPPORT SERVICE PHASE 2 (QinetiQ)</text:p>
          </table:table-cell>
          <table:table-cell office:value-type="string" table:style-name="ce1">
            <text:p>QINETIQ LIMITED</text:p>
          </table:table-cell>
          <table:table-cell office:value-type="string" table:style-name="ce1">
            <text:p>KPI 2 - Combat System Engineering Group (CSEG) Task output performance: Quality, timeliness and responsiveness, assessed by MoD customer on CSEG Task completion.</text:p>
          </table:table-cell>
          <table:table-cell office:value-type="string" table:style-name="ce1">
            <text:p>90%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NAVAL COMBAT SYSTEMS INTEGRATION SUPPORT SERVICE PHASE 2 (QinetiQ)</text:p>
          </table:table-cell>
          <table:table-cell office:value-type="string" table:style-name="ce1">
            <text:p>QINETIQ LIMITED</text:p>
          </table:table-cell>
          <table:table-cell office:value-type="string" table:style-name="ce1">
            <text:p>KPI 3 - NCSISS Combat System Engineering Group (CSEG) availability: Measure of whether the agreed NCSISS CSEG resource is available for CSEG tasking.</text:p>
          </table:table-cell>
          <table:table-cell office:value-type="string" table:style-name="ce1">
            <text:p>85%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NAVAL COMBAT SYSTEMS INTEGRATION SUPPORT SERVICE PHASE 2 (BAES)</text:p>
          </table:table-cell>
          <table:table-cell office:value-type="string" table:style-name="ce1">
            <text:p>BAE SYSTEMS SURFACE SHIPS LIMITED</text:p>
          </table:table-cell>
          <table:table-cell office:value-type="string" table:style-name="ce1">
            <text:p>KPI 1 - Integration facilities: Provision of integration test facilities, including representative combat systems, synthetic test environment and recording and analysis tools, to meet the Joint Planning Programme Organisation (JPPO) programme</text:p>
          </table:table-cell>
          <table:table-cell office:value-type="string" table:style-name="ce1">
            <text:p>90%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NAVAL COMBAT SYSTEMS INTEGRATION SUPPORT SERVICE PHASE 2 (BAES)</text:p>
          </table:table-cell>
          <table:table-cell office:value-type="string" table:style-name="ce1">
            <text:p>BAE SYSTEMS SURFACE SHIPS LIMITED</text:p>
          </table:table-cell>
          <table:table-cell office:value-type="string" table:style-name="ce1">
            <text:p>KPI 2 - Core Task output performance: Quality, timeliness and responsiveness, assessed by MoD customer on Core Task completion.</text:p>
          </table:table-cell>
          <table:table-cell office:value-type="string" table:style-name="ce1">
            <text:p>90%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NAVAL COMBAT SYSTEMS INTEGRATION SUPPORT SERVICE PHASE 2 (BAES)</text:p>
          </table:table-cell>
          <table:table-cell office:value-type="string" table:style-name="ce1">
            <text:p>BAE SYSTEMS SURFACE SHIPS LIMITED</text:p>
          </table:table-cell>
          <table:table-cell office:value-type="string" table:style-name="ce1">
            <text:p>KPI 3 - NCSISS Combat System Engineering Group (CSEG) availability: Measure of whether the agreed NCSISS CSEG resource is available for Core tasking.</text:p>
          </table:table-cell>
          <table:table-cell office:value-type="string" table:style-name="ce1">
            <text:p>85%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MCS/2015 - In-service Support For Ships Protective Systems Fitted to Royal Navy Platforms</text:p>
          </table:table-cell>
          <table:table-cell office:value-type="string" table:style-name="ce1">
            <text:p>DEVONPORT ROYAL DOCKYARD LIMITED</text:p>
          </table:table-cell>
          <table:table-cell office:value-type="string" table:style-name="ce1">
            <text:p>KP1: Equipment Survey report provided past original required date</text:p>
          </table:table-cell>
          <table:table-cell office:value-type="string" table:style-name="ce1">
            <text:p>&gt;=90% delivered on time with no overdue orde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MCS/2015 - In-service Support For Ships Protective Systems Fitted to Royal Navy Platforms</text:p>
          </table:table-cell>
          <table:table-cell office:value-type="string" table:style-name="ce1">
            <text:p>DEVONPORT ROYAL DOCKYARD LIMITED</text:p>
          </table:table-cell>
          <table:table-cell office:value-type="string" table:style-name="ce1">
            <text:p>KPI 2: Equipment Repair delivered past required date</text:p>
          </table:table-cell>
          <table:table-cell office:value-type="string" table:style-name="ce1">
            <text:p>&gt;=90% delivered on time with no overdue orde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MCS/2015 - In-service Support For Ships Protective Systems Fitted to Royal Navy Platforms</text:p>
          </table:table-cell>
          <table:table-cell office:value-type="string" table:style-name="ce1">
            <text:p>DEVONPORT ROYAL DOCKYARD LIMITED</text:p>
          </table:table-cell>
          <table:table-cell office:value-type="string" table:style-name="ce1">
            <text:p>KPI 3: Spares orders past original required delivery date</text:p>
          </table:table-cell>
          <table:table-cell office:value-type="string" table:style-name="ce1">
            <text:p>&gt;=90% delivered on time with no overdue orde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MCS/NDP/017 - Technical Support to Naval Design Partnering (NDP)</text:p>
          </table:table-cell>
          <table:table-cell office:value-type="string" table:style-name="ce1">
            <text:p>ROSYTH ROYAL DOCKYARD LTD</text:p>
          </table:table-cell>
          <table:table-cell office:value-type="string" table:style-name="ce1">
            <text:p>Action Plan for Framework Growth and Change.<text:s/></text:p>
          </table:table-cell>
          <table:table-cell office:value-type="string" table:style-name="ce1">
            <text:p>&gt;95% of actions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MCS/NDP/017 - Technical Support to Naval Design Partnering (NDP)</text:p>
          </table:table-cell>
          <table:table-cell office:value-type="string" table:style-name="ce1">
            <text:p>ROSYTH ROYAL DOCKYARD LTD</text:p>
          </table:table-cell>
          <table:table-cell office:value-type="string" table:style-name="ce1">
            <text:p>Quality of Task Reports within Statement of Work measured by Stakeholder feedback forms which provides confirmation from Stakeholder that they are happy with the report and details the level of rework (if applicable) required.</text:p>
          </table:table-cell>
          <table:table-cell office:value-type="string" table:style-name="ce1">
            <text:p>100% Stakeholder feedback reported, No Remedial Work required on Task Repor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MCS/NDP/017 - Technical Support to Naval Design Partnering (NDP)</text:p>
          </table:table-cell>
          <table:table-cell office:value-type="string" table:style-name="ce1">
            <text:p>ROSYTH ROYAL DOCKYARD LTD</text:p>
          </table:table-cell>
          <table:table-cell office:value-type="string" table:style-name="ce1">
            <text:p>Task(s) combined into Statement of Work(s), issued to all Framework members. <text:s/>Suitable Qualified Engineering Personnel (SQEP) from the Framework for Task(s) to be recommended with detailed justification for price appraisal - within 2 weeks of receipt. The Authority will challenge if it disagrees. “Task(s) means any specific package of work placed by the Authority, which the Contractor is required to perform pursuant to the Contract.”</text:p>
          </table:table-cell>
          <table:table-cell office:value-type="string" table:style-name="ce1">
            <text:p>100% on time, and 0% Authority's Challenges have been successful</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Water Production Support (Salts)<text:s/></text:p>
          </table:table-cell>
          <table:table-cell office:value-type="string" table:style-name="ce1">
            <text:p>Salt Separation Services Ltd</text:p>
          </table:table-cell>
          <table:table-cell office:value-type="string" table:style-name="ce1">
            <text:p>Equipment Upkeep Management Turn Round Time</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Water Production Support (Salts)<text:s/></text:p>
          </table:table-cell>
          <table:table-cell office:value-type="string" table:style-name="ce1">
            <text:p>Salt Separation Services Ltd</text:p>
          </table:table-cell>
          <table:table-cell office:value-type="string" table:style-name="ce1">
            <text:p>Procurement Lead Time<text: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Range Safety &amp; Air Crew Training</text:p>
          </table:table-cell>
          <table:table-cell office:value-type="string" table:style-name="ce1">
            <text:p>Boskalis Marine Services Limited</text:p>
          </table:table-cell>
          <table:table-cell office:value-type="string" table:style-name="ce1">
            <text:p>All annual Management Plans detailed at Section D12 of the Statement of Requirement are delivered in accordance with contractually agreed timescales.</text:p>
          </table:table-cell>
          <table:table-cell office:value-type="string" table:style-name="ce1">
            <text:p>Management Plans are delivered on or before the required delivery date</text:p>
          </table:table-cell>
          <table:table-cell office:value-type="string" table:style-name="ce1">
            <text:p>Good</text:p>
          </table:table-cell>
          <table:table-cell office:value-type="string" table:style-name="ce1">
            <text:p>KPI 3 is an annual KPI for the period 1 Apr 20 - 31 Mar 21</text:p>
          </table:table-cell>
          <table:table-cell table:number-columns-repeated="16375"/>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Range Safety &amp; Air Crew Training</text:p>
          </table:table-cell>
          <table:table-cell office:value-type="string" table:style-name="ce1">
            <text:p>Boskalis Marine Services Limited</text:p>
          </table:table-cell>
          <table:table-cell office:value-type="string" table:style-name="ce1">
            <text:p>All tasks detailed at Section C of the Statement of Requirements (including Range Clearance and Safety, Operational Sea Training, Helicopter Training, Aircrew Training, Sea Survival Training and Marine Target Towing) are delivered in accordance with contractually agreed timescales.<text:s/></text:p>
          </table:table-cell>
          <table:table-cell office:value-type="string" table:style-name="ce1">
            <text:p>All tasks delivered on time during the reporting period (quarterl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Range Safety &amp; Air Crew Training</text:p>
          </table:table-cell>
          <table:table-cell office:value-type="string" table:style-name="ce1">
            <text:p>Boskalis Marine Services Limited</text:p>
          </table:table-cell>
          <table:table-cell office:value-type="string" table:style-name="ce1">
            <text:p>All tasks detailed at Section C of the Statement of Requirements (including Range Clearance and Safety, Operational Sea Training, Helicopter Training, Aircrew Training, Sea Survival Training and Marine Target Towing) meet the Customer’s requirement on the day and are in accordance with any operating guidelines and procedures provided by the Authority.</text:p>
          </table:table-cell>
          <table:table-cell office:value-type="string" table:style-name="ce1">
            <text:p>All tasks during the reporting period (quarterly) meet the Customer’s requirements on the da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COMBAT WATER SUPPLY SYSTEM (CWSS) PRIME CONTRACT FOR PROVISION AND SUPPORT OF EXPEDITIONARY WATER SERVICES</text:p>
          </table:table-cell>
          <table:table-cell office:value-type="string" table:style-name="ce1">
            <text:p>KELLOGG BROWN &amp; ROOT LIMITED</text:p>
          </table:table-cell>
          <table:table-cell office:value-type="string" table:style-name="ce1">
            <text:p>KPI 2a – Equipment Readiness.</text:p>
            <text:p>This KPI tracks a range of ready states (by equipment type and quantity) required to provide the service, each with their agreed readiness levels (delivery times)</text:p>
          </table:table-cell>
          <table:table-cell office:value-type="string" table:style-name="ce1">
            <text:p>(Green) 100% of all readiness targets Met</text:p>
          </table:table-cell>
          <table:table-cell office:value-type="string" table:style-name="ce1">
            <text:p>Good</text:p>
          </table:table-cell>
          <table:table-cell office:value-type="string" table:style-name="ce1">
            <text:p>KPI period is Jun '21 - Aug '21, aligned to the Contract quarter.</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COMBAT WATER SUPPLY SYSTEM (CWSS) PRIME CONTRACT FOR PROVISION AND SUPPORT OF EXPEDITIONARY WATER SERVICES</text:p>
          </table:table-cell>
          <table:table-cell office:value-type="string" table:style-name="ce1">
            <text:p>KELLOGG BROWN &amp; ROOT LIMITED</text:p>
          </table:table-cell>
          <table:table-cell office:value-type="string" table:style-name="ce1">
            <text:p>KPI 2b – Spares Demand Achievement<text:s/></text:p>
            <text:p>This KPI tracks spares demands (by priority code and delivery time time to purple gate / UK unit) required to provide the service, each with their agreed demand levels (delivery times)</text:p>
          </table:table-cell>
          <table:table-cell office:value-type="string" table:style-name="ce1">
            <text:p>(Green) 100% of <text:s/>all supply targets Met</text:p>
          </table:table-cell>
          <table:table-cell office:value-type="string" table:style-name="ce1">
            <text:p>Good</text:p>
          </table:table-cell>
          <table:table-cell office:value-type="string" table:style-name="ce1">
            <text:p>KPI period is Jun '21 - Aug '21, aligned to the Contract quarter.</text:p>
          </table:table-cell>
          <table:table-cell table:number-columns-repeated="16375"/>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COMBAT WATER SUPPLY SYSTEM (CWSS) PRIME CONTRACT FOR PROVISION AND SUPPORT OF EXPEDITIONARY WATER SERVICES</text:p>
          </table:table-cell>
          <table:table-cell office:value-type="string" table:style-name="ce1">
            <text:p>KELLOGG BROWN &amp; ROOT LIMITED</text:p>
          </table:table-cell>
          <table:table-cell office:value-type="string" table:style-name="ce1">
            <text:p>KPI 3 - Help Desk Quality of Service</text:p>
            <text:p>This includes the measure of 4 sub-elements (refered to as serials) which make up the User support service.:</text:p>
            <text:p>Serial 1 (Response to Phone Calls) - 90% or above of users get immediate response = green, under 90% = amber</text:p>
            <text:p>Serial 2 (Response to Emails) - all users get immediate receipt confirmation = green, receipt within an hour = amber, no receipt = red</text:p>
            <text:p>Serial 3 (Response to Non-Complex / Non-Involved Queries) - 75% resolved in an hour and 100% within 2 hours = green, 75% within 2 hours and 100% within 24 hours = amber, resolved in over a day = red.</text:p>
            <text:p>Serial 4 (Response to Complex / Involved Queries). - 70% of requests have agreed solution within 48 hours and 100% recieve tech support within 2 hours = green, 70% of solutions agreed in 5 days and 100% get tech support within 4 hours = amber, under 70% have a solution agreed in 5 days or under 100% get tech support within 4 hours = red</text:p>
          </table:table-cell>
          <table:table-cell office:value-type="string" table:style-name="ce1">
            <text:p>(Green) Serial 1 &amp; Serial 2 score Green or Amber, Serial 3 &amp; Serial 4 score Green<text:s/></text:p>
          </table:table-cell>
          <table:table-cell office:value-type="string" table:style-name="ce1">
            <text:p>Good</text:p>
          </table:table-cell>
          <table:table-cell office:value-type="string" table:style-name="ce1">
            <text:p>KPI period is Jun '21 - Aug '21, aligned to the Contract quarter.</text:p>
            <text:p/>
          </table:table-cell>
          <table:table-cell table:number-columns-repeated="16375"/>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amp;S</text:p>
          </table:table-cell>
          <table:table-cell office:value-type="string" table:style-name="ce1">
            <text:p>PHOENIX II</text:p>
          </table:table-cell>
          <table:table-cell office:value-type="string" table:style-name="ce1">
            <text:p>Babcock Land Limited</text:p>
          </table:table-cell>
          <table:table-cell office:value-type="string" table:style-name="ce1">
            <text:p>Request for Transport (Quoted Rate)</text:p>
          </table:table-cell>
          <table:table-cell office:value-type="string" table:style-name="ce1">
            <text:p>100%-99.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amp;S</text:p>
          </table:table-cell>
          <table:table-cell office:value-type="string" table:style-name="ce1">
            <text:p>PHOENIX II</text:p>
          </table:table-cell>
          <table:table-cell office:value-type="string" table:style-name="ce1">
            <text:p>Babcock Land Limited</text:p>
          </table:table-cell>
          <table:table-cell office:value-type="string" table:style-name="ce1">
            <text:p>Supplier management</text:p>
          </table:table-cell>
          <table:table-cell office:value-type="string" table:style-name="ce1">
            <text:p>100%-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amp;S</text:p>
          </table:table-cell>
          <table:table-cell office:value-type="string" table:style-name="ce1">
            <text:p>PHOENIX II</text:p>
          </table:table-cell>
          <table:table-cell office:value-type="string" table:style-name="ce1">
            <text:p>Babcock Land Limited</text:p>
          </table:table-cell>
          <table:table-cell office:value-type="string" table:style-name="ce1">
            <text:p>Vehicle Procurement</text:p>
          </table:table-cell>
          <table:table-cell office:value-type="string" table:style-name="ce1">
            <text:p>100%-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MAC for Northwood</text:p>
          </table:table-cell>
          <table:table-cell office:value-type="string" table:style-name="ce1">
            <text:p>Eastbury Park Limited</text:p>
          </table:table-cell>
          <table:table-cell office:value-type="string" table:style-name="ce1">
            <text:p>Customer Satisfaction.  % User Satisfaction achieved from the programme of User Survey Results.</text:p>
          </table:table-cell>
          <table:table-cell office:value-type="string" table:style-name="ce1">
            <text:p>&gt; 8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MAC for Northwood</text:p>
          </table:table-cell>
          <table:table-cell office:value-type="string" table:style-name="ce1">
            <text:p>Eastbury Park Limited</text:p>
          </table:table-cell>
          <table:table-cell office:value-type="string" table:style-name="ce1">
            <text:p>Repair and Maintainence of Building Fabric. <text:s/>% of tasks resulting in a performance failure to provide services within relevant contract Response Times</text:p>
          </table:table-cell>
          <table:table-cell office:value-type="string" table:style-name="ce1">
            <text:p>&lt;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IO</text:p>
          </table:table-cell>
          <table:table-cell office:value-type="string" table:style-name="ce1">
            <text:p>MAC for Northwood</text:p>
          </table:table-cell>
          <table:table-cell office:value-type="string" table:style-name="ce1">
            <text:p>Eastbury Park Limited</text:p>
          </table:table-cell>
          <table:table-cell office:value-type="string" table:style-name="ce1">
            <text:p>Repair and Maintain Site Mechanical and Electrical Equipment.  % of tasks resulting in a performance failure to provide services within relevant Response Times.</text:p>
          </table:table-cell>
          <table:table-cell office:value-type="string" table:style-name="ce1">
            <text:p>&lt;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Total Facilities Management</text:p>
          </table:table-cell>
          <table:table-cell office:value-type="string" table:style-name="ce1">
            <text:p>EMCOR Group (UK)</text:p>
            <text:p/>
          </table:table-cell>
          <table:table-cell office:value-type="string" table:style-name="ce1">
            <text:p>Cleaning Services</text:p>
          </table:table-cell>
          <table:table-cell office:value-type="string" table:style-name="ce1">
            <text:p>95% and higher</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Total Facilities Management</text:p>
          </table:table-cell>
          <table:table-cell office:value-type="string" table:style-name="ce1">
            <text:p>EMCOR Group (UK)</text:p>
            <text:p/>
          </table:table-cell>
          <table:table-cell office:value-type="string" table:style-name="ce1">
            <text:p>Planned Maintenance Service</text:p>
          </table:table-cell>
          <table:table-cell office:value-type="string" table:style-name="ce1">
            <text:p>95% and higher</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Science and Technology Laboratory (Dstl)</text:p>
          </table:table-cell>
          <table:table-cell office:value-type="string" table:style-name="ce1">
            <text:p>Total Facilities Management</text:p>
          </table:table-cell>
          <table:table-cell office:value-type="string" table:style-name="ce1">
            <text:p>EMCOR Group (UK)</text:p>
            <text:p/>
          </table:table-cell>
          <table:table-cell office:value-type="string" table:style-name="ce1">
            <text:p>Reactive Breakdowns</text:p>
            <text:p/>
          </table:table-cell>
          <table:table-cell office:value-type="string" table:style-name="ce1">
            <text:p>95% and higher</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Assets Subject to Special Controls (ASSC) and Customs and Compliance Management Information System (CCMIS) Hosting Service Provision</text:p>
          </table:table-cell>
          <table:table-cell office:value-type="string" table:style-name="ce1">
            <text:p>CGI IT UK LIMITED</text:p>
          </table:table-cell>
          <table:table-cell office:value-type="string" table:style-name="ce1">
            <text:p>Architectural diagrams to be maintained and updated reflecting all changes on the system.</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Assets Subject to Special Controls (ASSC) and Customs and Compliance Management Information System (CCMIS) Hosting Service Provision</text:p>
          </table:table-cell>
          <table:table-cell office:value-type="string" table:style-name="ce1">
            <text:p>CGI IT UK LIMITED</text:p>
          </table:table-cell>
          <table:table-cell office:value-type="string" table:style-name="ce1">
            <text:p>Facilitation and attendance at MOD Governance Meeting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Assets Subject to Special Controls (ASSC) and Customs and Compliance Management Information System (CCMIS) Hosting Service Provision</text:p>
          </table:table-cell>
          <table:table-cell office:value-type="string" table:style-name="ce1">
            <text:p>CGI IT UK LIMITED</text:p>
          </table:table-cell>
          <table:table-cell office:value-type="string" table:style-name="ce1">
            <text:p>Provision of monthly Service Reports<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Strategic Sealift Service</text:p>
          </table:table-cell>
          <table:table-cell office:value-type="string" table:style-name="ce1">
            <text:p>Foreland Shipping Ltd</text:p>
          </table:table-cell>
          <table:table-cell office:value-type="string" table:style-name="ce1">
            <text:p>Operational Defects Category A1 and A2 – Major Capability Inoperative resulting in Service not Carried out.</text:p>
          </table:table-cell>
          <table:table-cell office:value-type="string" table:style-name="ce1">
            <text:p>95% and abov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Strategic Sealift Service</text:p>
          </table:table-cell>
          <table:table-cell office:value-type="string" table:style-name="ce1">
            <text:p>Foreland Shipping Ltd</text:p>
          </table:table-cell>
          <table:table-cell office:value-type="string" table:style-name="ce1">
            <text:p>Operational Defects Category B – Major Capability Significantly Inoperative resulting in Service Incomplete.</text:p>
          </table:table-cell>
          <table:table-cell office:value-type="string" table:style-name="ce1">
            <text:p>95% and abov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UKStratCom</text:p>
          </table:table-cell>
          <table:table-cell office:value-type="string" table:style-name="ce1">
            <text:p>Strategic Sealift Service</text:p>
          </table:table-cell>
          <table:table-cell office:value-type="string" table:style-name="ce1">
            <text:p>Foreland Shipping Ltd</text:p>
          </table:table-cell>
          <table:table-cell office:value-type="string" table:style-name="ce1">
            <text:p>RORO vessel availability of 360 days per year.</text:p>
          </table:table-cell>
          <table:table-cell office:value-type="string" table:style-name="ce1">
            <text:p>95% and abov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AVIATION SUPPORT TO THE BRITISH ARMY TRAINING SUPPORT UNIT WITH THE BRUNEI GARRISON ALONG WITH SUPPORTING UK BASED AIRCREW TRAINING REQUIREMENT</text:p>
          </table:table-cell>
          <table:table-cell office:value-type="string" table:style-name="ce1">
            <text:p>F B HELISERVICES LTD</text:p>
          </table:table-cell>
          <table:table-cell office:value-type="string" table:style-name="ce1">
            <text:p>Availability in Brunei</text:p>
            <text:p>Planned Tasks in Brunei. The intention of KPI 1 is to focus the Contractor’s behaviour on effectively managing and maintaining the fleet to ensure aircraft availability, in the correct configuration, pursuant to the Statement of Requirement when used in Brunei. The Contractor should anticipate and manage risks or issues without unnecessarily seeking intervention from the Authority</text:p>
          </table:table-cell>
          <table:table-cell office:value-type="string" table:style-name="ce1">
            <text:p>95% and abov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AVIATION SUPPORT TO THE BRITISH ARMY TRAINING SUPPORT UNIT WITH THE BRUNEI GARRISON ALONG WITH SUPPORTING UK BASED AIRCREW TRAINING REQUIREMENT</text:p>
          </table:table-cell>
          <table:table-cell office:value-type="string" table:style-name="ce1">
            <text:p>F B HELISERVICES LTD</text:p>
          </table:table-cell>
          <table:table-cell office:value-type="string" table:style-name="ce1">
            <text:p>Availability in Middle Wallop</text:p>
            <text:p>KPI 2 refers to Planned Tasks in Middle Wallop. The intention of KPI 2 is to focus the Contractor’s behaviour on effectively managing and maintaining the fleet to ensure aircraft availability, in the correct configuration, pursuant to the Statement of Requirement when used in Middle Wallop. The Contractor should anticipate and manage risks or issues without unnecessarily seeking intervention from the Authority.</text:p>
          </table:table-cell>
          <table:table-cell office:value-type="string" table:style-name="ce1">
            <text:p>95% and above</text:p>
          </table:table-cell>
          <table:table-cell office:value-type="string" table:style-name="ce1">
            <text:p>Approaching Target</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Surveillance Target Acquisition Support</text:p>
          </table:table-cell>
          <table:table-cell office:value-type="string" table:style-name="ce1">
            <text:p>QIOPTIQ LTD</text:p>
          </table:table-cell>
          <table:table-cell office:value-type="string" table:style-name="ce1">
            <text:p>100% of NCR’s rectified within 12 working days of being informed by DESO</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Surveillance Target Acquisition Support</text:p>
          </table:table-cell>
          <table:table-cell office:value-type="string" table:style-name="ce1">
            <text:p>QIOPTIQ LTD</text:p>
          </table:table-cell>
          <table:table-cell office:value-type="string" table:style-name="ce1">
            <text:p>Equipment Demand Fulfilment Percentage</text:p>
          </table:table-cell>
          <table:table-cell office:value-type="string" table:style-name="ce1">
            <text:p>7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Surveillance Target Acquisition Support</text:p>
          </table:table-cell>
          <table:table-cell office:value-type="string" table:style-name="ce1">
            <text:p>QIOPTIQ LTD</text:p>
          </table:table-cell>
          <table:table-cell office:value-type="string" table:style-name="ce1">
            <text:p>Spares Demand Fulfilment Percentage</text:p>
          </table:table-cell>
          <table:table-cell office:value-type="string" table:style-name="ce1">
            <text:p>7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ir Command</text:p>
          </table:table-cell>
          <table:table-cell office:value-type="string" table:style-name="ce1">
            <text:p>Future Military Area Radar Service (FMARS) Provision of Air Traffic Services</text:p>
          </table:table-cell>
          <table:table-cell office:value-type="string" table:style-name="ce1">
            <text:p>NATS (EN ROUTE) PLC</text:p>
          </table:table-cell>
          <table:table-cell office:value-type="string" table:style-name="ce1">
            <text:p>Distress and Diversion Cell Workstation availability – Availability of Distress and Diversion Cell Air Traffic Control Officer (ATCO) workstations, (excluding reduced redundancy and maintenance) within the monthly period</text:p>
          </table:table-cell>
          <table:table-cell office:value-type="string" table:style-name="ce1">
            <text:p>&gt;95%</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ir Command</text:p>
          </table:table-cell>
          <table:table-cell office:value-type="string" table:style-name="ce1">
            <text:p>Future Military Area Radar Service (FMARS) Provision of Air Traffic Services</text:p>
          </table:table-cell>
          <table:table-cell office:value-type="string" table:style-name="ce1">
            <text:p>NATS (EN ROUTE) PLC</text:p>
          </table:table-cell>
          <table:table-cell office:value-type="string" table:style-name="ce1">
            <text:p>Record and Replay (R&amp;R) - Availability of the provision of R&amp;R Services within contracted timescales to RAF Air Traffic Control Officers within the monthly period</text:p>
          </table:table-cell>
          <table:table-cell office:value-type="string" table:style-name="ce1">
            <text:p>&gt;95%</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Air Command</text:p>
          </table:table-cell>
          <table:table-cell office:value-type="string" table:style-name="ce1">
            <text:p>Future Military Area Radar Service (FMARS) Provision of Air Traffic Services</text:p>
          </table:table-cell>
          <table:table-cell office:value-type="string" table:style-name="ce1">
            <text:p>NATS (EN ROUTE) PLC</text:p>
          </table:table-cell>
          <table:table-cell office:value-type="string" table:style-name="ce1">
            <text:p>The Availability of MOD Area Control Air Traffic Control Officer (ATCO) workstations (excluding reduced redundancy and maintenance) within the monthly period.</text:p>
          </table:table-cell>
          <table:table-cell office:value-type="string" table:style-name="ce1">
            <text:p>&gt;95%</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S Bespoke Trading Entity</text:p>
          </table:table-cell>
          <table:table-cell office:value-type="string" table:style-name="ce1">
            <text:p>The Provision of Contractor Logistic Support and Post Design Services for the Dismounted Close Combat Trainer (DCCT)</text:p>
          </table:table-cell>
          <table:table-cell office:value-type="string" table:style-name="ce1">
            <text:p>INVERIS TRAINING SOLUTIONS LIMITED</text:p>
          </table:table-cell>
          <table:table-cell office:value-type="string" table:style-name="ce1">
            <text:p>95% availability achieved across the <text:s/>Fleet</text:p>
          </table:table-cell>
          <table:table-cell office:value-type="string" table:style-name="ce1">
            <text:p>95%</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S Bespoke Trading Entity</text:p>
          </table:table-cell>
          <table:table-cell office:value-type="string" table:style-name="ce1">
            <text:p>The Provision of Contractor Logistic Support and Post Design Services for the Dismounted Close Combat Trainer (DCCT)</text:p>
          </table:table-cell>
          <table:table-cell office:value-type="string" table:style-name="ce1">
            <text:p>INVERIS TRAINING SOLUTIONS LIMITED</text:p>
          </table:table-cell>
          <table:table-cell office:value-type="string" table:style-name="ce1">
            <text:p>Maximum Mission Failures in a quarter - No individual Dismounted Close Combat Training system shall incur more than 4 x Mission Failures in any 65 training days per quarter.</text:p>
          </table:table-cell>
          <table:table-cell office:value-type="string" table:style-name="ce1">
            <text:p>Less than 10 Failure Service Points for all 3 KPIs</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S Bespoke Trading Entity</text:p>
          </table:table-cell>
          <table:table-cell office:value-type="string" table:style-name="ce1">
            <text:p>The Provision of Contractor Logistic Support and Post Design Services for the Dismounted Close Combat Trainer (DCCT)</text:p>
          </table:table-cell>
          <table:table-cell office:value-type="string" table:style-name="ce1">
            <text:p>INVERIS TRAINING SOLUTIONS LIMITED</text:p>
          </table:table-cell>
          <table:table-cell office:value-type="string" table:style-name="ce1">
            <text:p>System Downtime - No individual Dismounted Close Combat Training system shall be down for more than 2 consecutive mission days for UK mainland systems and off shore systems covered by Joint Supply Chain. Scotland and off shore systems not covered by Joint Supply Chain shall not be down for more than 3 consecutive mission days.</text:p>
          </table:table-cell>
          <table:table-cell office:value-type="string" table:style-name="ce1">
            <text:p>Less than 10 Failure Service Points for all 3 KPIs</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S Bespoke Trading Entity</text:p>
          </table:table-cell>
          <table:table-cell office:value-type="string" table:style-name="ce1">
            <text:p>Joint Command &amp; Staff Training (JCAST)</text:p>
          </table:table-cell>
          <table:table-cell office:value-type="string" table:style-name="ce1">
            <text:p>MASS Consultants Ltd</text:p>
          </table:table-cell>
          <table:table-cell office:value-type="string" table:style-name="ce1">
            <text:p>Application Management<text:s/></text:p>
          </table:table-cell>
          <table:table-cell office:value-type="string" table:style-name="ce1">
            <text:p>96% of software availability</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S Bespoke Trading Entity</text:p>
          </table:table-cell>
          <table:table-cell office:value-type="string" table:style-name="ce1">
            <text:p>Joint Command &amp; Staff Training (JCAST)</text:p>
          </table:table-cell>
          <table:table-cell office:value-type="string" table:style-name="ce1">
            <text:p>MASS Consultants Ltd</text:p>
          </table:table-cell>
          <table:table-cell office:value-type="string" table:style-name="ce1">
            <text:p>Exercise Execute/Delivery</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S Bespoke Trading Entity</text:p>
          </table:table-cell>
          <table:table-cell office:value-type="string" table:style-name="ce1">
            <text:p>Joint Command &amp; Staff Training (JCAST)</text:p>
          </table:table-cell>
          <table:table-cell office:value-type="string" table:style-name="ce1">
            <text:p>MASS Consultants Ltd</text:p>
          </table:table-cell>
          <table:table-cell office:value-type="string" table:style-name="ce1">
            <text:p>Exercise planning</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TSSP/116 - Provision of Contractor Logistic Support and Post Design Services fro Precision Gunnery Training Equipment (PGTE) and Terrier Training Systems (TTS)</text:p>
          </table:table-cell>
          <table:table-cell office:value-type="string" table:style-name="ce1">
            <text:p>RHEINMETALL BAE SYSTEMS LAND LIMITED (RBSL)</text:p>
          </table:table-cell>
          <table:table-cell office:value-type="string" table:style-name="ce1">
            <text:p>RBSL will provide Quarterly Progress Meeting Minutes within 10 Business days</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TSSP/116 - Provision of Contractor Logistic Support and Post Design Services fro Precision Gunnery Training Equipment (PGTE) and Terrier Training Systems (TTS)</text:p>
          </table:table-cell>
          <table:table-cell office:value-type="string" table:style-name="ce1">
            <text:p>RHEINMETALL BAE SYSTEMS LAND LIMITED (RBSL)</text:p>
          </table:table-cell>
          <table:table-cell office:value-type="string" table:style-name="ce1">
            <text:p>RBSL will respond to all Unscheduled Maintenance Equipment Failure Reports (EFR) within the response timeframe detailed in the Contract</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nd Support</text:p>
          </table:table-cell>
          <table:table-cell office:value-type="string" table:style-name="ce1">
            <text:p>TSSP/116 - Provision of Contractor Logistic Support and Post Design Services fro Precision Gunnery Training Equipment (PGTE) and Terrier Training Systems (TTS)</text:p>
          </table:table-cell>
          <table:table-cell office:value-type="string" table:style-name="ce1">
            <text:p>RHEINMETALL BAE SYSTEMS LAND LIMITED (RBSL)</text:p>
          </table:table-cell>
          <table:table-cell office:value-type="string" table:style-name="ce1">
            <text:p>RBSL will submit the Monthly Report and Earned Value Management (EVM) Report by the 10th Business Day of each Month</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mp; SUPPORT</text:p>
          </table:table-cell>
          <table:table-cell office:value-type="string" table:style-name="ce1">
            <text:p>Diving Life Support - Reliability (DLS-R)</text:p>
          </table:table-cell>
          <table:table-cell office:value-type="string" table:style-name="ce1">
            <text:p>Northern Diver</text:p>
          </table:table-cell>
          <table:table-cell office:value-type="string" table:style-name="ce1">
            <text:p>Documents Supplied</text:p>
          </table:table-cell>
          <table:table-cell office:value-type="string" table:style-name="ce1">
            <text:p>1. within 5 or fewer Working Days for all monthly documentation, including PM Dashboards and all documents (Schedule etc). Any further requests from the Authority for documents supplied in relation to safety documentation, technical queries and/or material or equipment shortcomings/defects. 2. Within 2 or fewer days for saefty related documentation </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mp; SUPPORT</text:p>
          </table:table-cell>
          <table:table-cell office:value-type="string" table:style-name="ce1">
            <text:p>Diving Life Support - Reliability (DLS-R)</text:p>
          </table:table-cell>
          <table:table-cell office:value-type="string" table:style-name="ce1">
            <text:p>Northern Diver</text:p>
          </table:table-cell>
          <table:table-cell office:value-type="string" table:style-name="ce1">
            <text:p>Equipment repair delivered past required date</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FENCE EQUIPMENT &amp; SUPPORT</text:p>
          </table:table-cell>
          <table:table-cell office:value-type="string" table:style-name="ce1">
            <text:p>Diving Life Support - Reliability (DLS-R)</text:p>
          </table:table-cell>
          <table:table-cell office:value-type="string" table:style-name="ce1">
            <text:p>Northern Diver</text:p>
          </table:table-cell>
          <table:table-cell office:value-type="string" table:style-name="ce1">
            <text:p>Spares delivered past required date</text:p>
          </table:table-cell>
          <table:table-cell office:value-type="string" table:style-name="ce1">
            <text:p>&gt;80% delivered on time</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S Bespoke Trading Entity</text:p>
          </table:table-cell>
          <table:table-cell office:value-type="string" table:style-name="ce1">
            <text:p>WSPT/205 - Provision of Maintenance, Revision and Amendment of Technical Publications.</text:p>
          </table:table-cell>
          <table:table-cell office:value-type="string" table:style-name="ce1">
            <text:p>ALLAN WEBB LTD</text:p>
          </table:table-cell>
          <table:table-cell office:value-type="string" table:style-name="ce1">
            <text:p>100% of percent of BR-1 (online portal for Books of Reference) &amp; TDOL (Technical Documentation Online) weekly information updates supplied to MoD intranet applications.</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S Bespoke Trading Entity</text:p>
          </table:table-cell>
          <table:table-cell office:value-type="string" table:style-name="ce1">
            <text:p>WSPT/205 - Provision of Maintenance, Revision and Amendment of Technical Publications.</text:p>
          </table:table-cell>
          <table:table-cell office:value-type="string" table:style-name="ce1">
            <text:p>ALLAN WEBB LTD</text:p>
          </table:table-cell>
          <table:table-cell office:value-type="string" table:style-name="ce1">
            <text:p>97% of tasks at 1st draft delivered to MoD within the agreed contracted timescales.</text:p>
          </table:table-cell>
          <table:table-cell office:value-type="string" table:style-name="ce1">
            <text:p>97%</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S Bespoke Trading Entity</text:p>
          </table:table-cell>
          <table:table-cell office:value-type="string" table:style-name="ce1">
            <text:p>WSPT/205 - Provision of Maintenance, Revision and Amendment of Technical Publications.</text:p>
          </table:table-cell>
          <table:table-cell office:value-type="string" table:style-name="ce1">
            <text:p>ALLAN WEBB LTD</text:p>
          </table:table-cell>
          <table:table-cell office:value-type="string" table:style-name="ce1">
            <text:p>99% percent of tasks not requiring re-work due to errors introduced by Contractor at MoD Sponsor view of draft document.</text:p>
          </table:table-cell>
          <table:table-cell office:value-type="string" table:style-name="ce1">
            <text:p>99%</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S Bespoke Trading Entity</text:p>
          </table:table-cell>
          <table:table-cell office:value-type="string" table:style-name="ce1">
            <text:p>Cataloguing &amp; Codification<text:s/></text:p>
            <text:p>service for Maritime<text:s/></text:p>
            <text:p>Technical Documentation<text:s/></text:p>
            <text:p>WSPT/207</text:p>
          </table:table-cell>
          <table:table-cell office:value-type="string" table:style-name="ce1">
            <text:p>ALLAN WEBB LTD</text:p>
          </table:table-cell>
          <table:table-cell office:value-type="string" table:style-name="ce1">
            <text:p>100% occurrence of non-failure to supply, monthly, Illustrated Parts Catalogue (IPC) “Change” spread sheet and Type B Comma Separated Values Files supplied to MOD.</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S Bespoke Trading Entity</text:p>
          </table:table-cell>
          <table:table-cell office:value-type="string" table:style-name="ce1">
            <text:p>Cataloguing &amp; Codification<text:s/></text:p>
            <text:p>service for Maritime<text:s/></text:p>
            <text:p>Technical Documentation<text:s/></text:p>
            <text:p>WSPT/207</text:p>
          </table:table-cell>
          <table:table-cell office:value-type="string" table:style-name="ce1">
            <text:p>ALLAN WEBB LTD</text:p>
          </table:table-cell>
          <table:table-cell office:value-type="string" table:style-name="ce1">
            <text:p>98% percent of Task Approval Forms (TAF) Part B Firm Price Quotes, provided to MOD within 21 days receipt of F117/F117a</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1-22 Q2 Jul-Aug-Sep</text:p>
          </table:table-cell>
          <table:table-cell office:value-type="string" table:style-name="ce1">
            <text:p>MOD</text:p>
          </table:table-cell>
          <table:table-cell office:value-type="string" table:style-name="ce1">
            <text:p>DES Bespoke Trading Entity</text:p>
          </table:table-cell>
          <table:table-cell office:value-type="string" table:style-name="ce1">
            <text:p>Cataloguing &amp; Codification<text:s/></text:p>
            <text:p>service for Maritime<text:s/></text:p>
            <text:p>Technical Documentation<text:s/></text:p>
            <text:p>WSPT/207</text:p>
          </table:table-cell>
          <table:table-cell office:value-type="string" table:style-name="ce1">
            <text:p>ALLAN WEBB LTD</text:p>
          </table:table-cell>
          <table:table-cell office:value-type="string" table:style-name="ce1">
            <text:p>99.5% of tasks not requiring re-work due to errors introduced by Contractor upon Sponsor review of supplied output.</text:p>
          </table:table-cell>
          <table:table-cell office:value-type="string" table:style-name="ce1">
            <text:p>99.50%</text:p>
          </table:table-cell>
          <table:table-cell office:value-type="string" table:style-name="ce1">
            <text:p>Good</text:p>
          </table:table-cell>
          <table:table-cell table:number-columns-repeated="16376"/>
        </table:table-row>
        <table:table-row table:number-rows-repeated="1047219" table:style-name="ro2">
          <table:table-cell table:number-columns-repeated="16384"/>
        </table:table-row>
      </table:table>
      <table:table table:name="KPI_Performance_Analysis" table:style-name="ta2">
        <table:table-column table:style-name="co11" table:default-cell-style-name="ce1"/>
        <table:table-column table:style-name="co12" table:default-cell-style-name="ce1"/>
        <table:table-column table:style-name="co11" table:default-cell-style-name="ce1"/>
        <table:table-column table:style-name="co12" table:default-cell-style-name="ce1"/>
        <table:table-column table:style-name="co11" table:number-columns-repeated="16380" table:default-cell-style-name="ce1"/>
        <table:table-row table:style-name="ro2">
          <table:table-cell office:value-type="string" table:style-name="ce5">
            <text:p>KPI Performance Analysis by Rating</text:p>
          </table:table-cell>
          <table:table-cell table:number-columns-repeated="16383" table:style-name="ce1"/>
        </table:table-row>
        <table:table-row table:style-name="ro3">
          <table:table-cell table:style-name="ce20"/>
          <table:table-cell office:value-type="string" table:style-name="ce21">
            <text:p>Good</text:p>
          </table:table-cell>
          <table:table-cell office:value-type="string" table:style-name="ce21">
            <text:p>Approaching Target</text:p>
          </table:table-cell>
          <table:table-cell office:value-type="string" table:style-name="ce21">
            <text:p>Requires Improvement</text:p>
          </table:table-cell>
          <table:table-cell office:value-type="string" table:style-name="ce21">
            <text:p>Inadequate</text:p>
          </table:table-cell>
          <table:table-cell office:value-type="string" table:style-name="ce21">
            <text:p>Other <text:s/>- Consider returned</text:p>
          </table:table-cell>
          <table:table-cell office:value-type="string" table:style-name="ce21">
            <text:p>Recorded Elsewhere</text:p>
          </table:table-cell>
          <table:table-cell office:value-type="string" table:style-name="ce21">
            <text:p>Other - Not returned</text:p>
          </table:table-cell>
          <table:table-cell office:value-type="string" table:style-name="ce21">
            <text:p>No Data Recorded</text:p>
          </table:table-cell>
          <table:table-cell office:value-type="string" table:style-name="ce22">
            <text:p>KPI Count for Quarter</text:p>
          </table:table-cell>
          <table:table-cell table:number-columns-repeated="16374"/>
        </table:table-row>
        <table:table-row table:style-name="ro2">
          <table:table-cell office:value-type="string" table:style-name="ce6">
            <text:p>BEIS</text:p>
          </table:table-cell>
          <table:table-cell office:value-type="float" office:value="51" table:style-name="ce7">
            <text:p>51</text:p>
          </table:table-cell>
          <table:table-cell office:value-type="float" office:value="7" table:style-name="ce7">
            <text:p>7</text:p>
          </table:table-cell>
          <table:table-cell office:value-type="float" office:value="2" table:style-name="ce7">
            <text:p>2</text:p>
          </table:table-cell>
          <table:table-cell office:value-type="float" office:value="1" table:style-name="ce7">
            <text:p>1</text:p>
          </table:table-cell>
          <table:table-cell table:number-columns-repeated="4" table:style-name="ce7"/>
          <table:table-cell office:value-type="float" office:value="61" table:style-name="ce8">
            <text:p>61</text:p>
          </table:table-cell>
          <table:table-cell table:number-columns-repeated="16374"/>
        </table:table-row>
        <table:table-row table:style-name="ro2">
          <table:table-cell office:value-type="string" table:style-name="ce6">
            <text:p>CO</text:p>
          </table:table-cell>
          <table:table-cell office:value-type="float" office:value="43" table:style-name="ce7">
            <text:p>43</text:p>
          </table:table-cell>
          <table:table-cell office:value-type="float" office:value="4" table:style-name="ce7">
            <text:p>4</text:p>
          </table:table-cell>
          <table:table-cell office:value-type="float" office:value="3" table:style-name="ce7">
            <text:p>3</text:p>
          </table:table-cell>
          <table:table-cell office:value-type="float" office:value="1" table:style-name="ce7">
            <text:p>1</text:p>
          </table:table-cell>
          <table:table-cell office:value-type="float" office:value="3" table:style-name="ce7">
            <text:p>3</text:p>
          </table:table-cell>
          <table:table-cell table:number-columns-repeated="3" table:style-name="ce7"/>
          <table:table-cell office:value-type="float" office:value="54" table:style-name="ce8">
            <text:p>54</text:p>
          </table:table-cell>
          <table:table-cell table:number-columns-repeated="16374"/>
        </table:table-row>
        <table:table-row table:style-name="ro2">
          <table:table-cell office:value-type="string" table:style-name="ce6">
            <text:p>DCMS</text:p>
          </table:table-cell>
          <table:table-cell office:value-type="float" office:value="8" table:style-name="ce7">
            <text:p>8</text:p>
          </table:table-cell>
          <table:table-cell office:value-type="float" office:value="2" table:style-name="ce7">
            <text:p>2</text:p>
          </table:table-cell>
          <table:table-cell table:number-columns-repeated="2" table:style-name="ce7"/>
          <table:table-cell office:value-type="float" office:value="2" table:style-name="ce7">
            <text:p>2</text:p>
          </table:table-cell>
          <table:table-cell table:number-columns-repeated="3" table:style-name="ce7"/>
          <table:table-cell office:value-type="float" office:value="12" table:style-name="ce8">
            <text:p>12</text:p>
          </table:table-cell>
          <table:table-cell table:number-columns-repeated="16374"/>
        </table:table-row>
        <table:table-row table:style-name="ro4">
          <table:table-cell office:value-type="string" table:style-name="ce6">
            <text:p>DEFRA</text:p>
          </table:table-cell>
          <table:table-cell office:value-type="float" office:value="22" table:style-name="ce9">
            <text:p>22</text:p>
          </table:table-cell>
          <table:table-cell office:value-type="float" office:value="1" table:style-name="ce7">
            <text:p>1</text:p>
          </table:table-cell>
          <table:table-cell office:value-type="float" office:value="2" table:style-name="ce7">
            <text:p>2</text:p>
          </table:table-cell>
          <table:table-cell office:value-type="float" office:value="2" table:style-name="ce7">
            <text:p>2</text:p>
          </table:table-cell>
          <table:table-cell office:value-type="float" office:value="4" table:style-name="ce7">
            <text:p>4</text:p>
          </table:table-cell>
          <table:table-cell table:style-name="ce7"/>
          <table:table-cell office:value-type="float" office:value="18" table:style-name="ce7">
            <text:p>18</text:p>
          </table:table-cell>
          <table:table-cell table:style-name="ce7"/>
          <table:table-cell office:value-type="float" office:value="49" table:style-name="ce8">
            <text:p>49</text:p>
          </table:table-cell>
          <table:table-cell table:number-columns-repeated="16374"/>
        </table:table-row>
        <table:table-row table:style-name="ro2">
          <table:table-cell office:value-type="string" table:style-name="ce6">
            <text:p>DFE</text:p>
          </table:table-cell>
          <table:table-cell office:value-type="float" office:value="56" table:style-name="ce7">
            <text:p>56</text:p>
          </table:table-cell>
          <table:table-cell office:value-type="float" office:value="4" table:style-name="ce7">
            <text:p>4</text:p>
          </table:table-cell>
          <table:table-cell office:value-type="float" office:value="3" table:style-name="ce7">
            <text:p>3</text:p>
          </table:table-cell>
          <table:table-cell office:value-type="float" office:value="3" table:style-name="ce7">
            <text:p>3</text:p>
          </table:table-cell>
          <table:table-cell office:value-type="float" office:value="8" table:style-name="ce7">
            <text:p>8</text:p>
          </table:table-cell>
          <table:table-cell table:style-name="ce7"/>
          <table:table-cell office:value-type="float" office:value="1" table:style-name="ce7">
            <text:p>1</text:p>
          </table:table-cell>
          <table:table-cell table:style-name="ce7"/>
          <table:table-cell office:value-type="float" office:value="75" table:style-name="ce8">
            <text:p>75</text:p>
          </table:table-cell>
          <table:table-cell table:number-columns-repeated="16374"/>
        </table:table-row>
        <table:table-row table:style-name="ro2">
          <table:table-cell office:value-type="string" table:style-name="ce6">
            <text:p>DFT</text:p>
          </table:table-cell>
          <table:table-cell office:value-type="float" office:value="41" table:style-name="ce7">
            <text:p>41</text:p>
          </table:table-cell>
          <table:table-cell office:value-type="float" office:value="1" table:style-name="ce7">
            <text:p>1</text:p>
          </table:table-cell>
          <table:table-cell table:number-columns-repeated="3" table:style-name="ce7"/>
          <table:table-cell office:value-type="float" office:value="42" table:style-name="ce7">
            <text:p>42</text:p>
          </table:table-cell>
          <table:table-cell table:number-columns-repeated="2" table:style-name="ce7"/>
          <table:table-cell office:value-type="float" office:value="84" table:style-name="ce8">
            <text:p>84</text:p>
          </table:table-cell>
          <table:table-cell table:number-columns-repeated="16374"/>
        </table:table-row>
        <table:table-row table:style-name="ro2">
          <table:table-cell office:value-type="string" table:style-name="ce6">
            <text:p>DHSC</text:p>
          </table:table-cell>
          <table:table-cell office:value-type="float" office:value="130" table:style-name="ce7">
            <text:p>130</text:p>
          </table:table-cell>
          <table:table-cell office:value-type="float" office:value="6" table:style-name="ce7">
            <text:p>6</text:p>
          </table:table-cell>
          <table:table-cell office:value-type="float" office:value="4" table:style-name="ce7">
            <text:p>4</text:p>
          </table:table-cell>
          <table:table-cell office:value-type="float" office:value="7" table:style-name="ce7">
            <text:p>7</text:p>
          </table:table-cell>
          <table:table-cell office:value-type="float" office:value="6" table:style-name="ce7">
            <text:p>6</text:p>
          </table:table-cell>
          <table:table-cell table:style-name="ce7"/>
          <table:table-cell office:value-type="float" office:value="1" table:style-name="ce7">
            <text:p>1</text:p>
          </table:table-cell>
          <table:table-cell table:style-name="ce7"/>
          <table:table-cell office:value-type="float" office:value="154" table:style-name="ce8">
            <text:p>154</text:p>
          </table:table-cell>
          <table:table-cell table:number-columns-repeated="16374"/>
        </table:table-row>
        <table:table-row table:style-name="ro2">
          <table:table-cell office:value-type="string" table:style-name="ce6">
            <text:p>DIT</text:p>
          </table:table-cell>
          <table:table-cell office:value-type="float" office:value="58" table:style-name="ce7">
            <text:p>58</text:p>
          </table:table-cell>
          <table:table-cell office:value-type="float" office:value="5" table:style-name="ce7">
            <text:p>5</text:p>
          </table:table-cell>
          <table:table-cell office:value-type="float" office:value="1" table:style-name="ce7">
            <text:p>1</text:p>
          </table:table-cell>
          <table:table-cell table:style-name="ce7"/>
          <table:table-cell office:value-type="float" office:value="5" table:style-name="ce7">
            <text:p>5</text:p>
          </table:table-cell>
          <table:table-cell office:value-type="float" office:value="3" table:style-name="ce7">
            <text:p>3</text:p>
          </table:table-cell>
          <table:table-cell table:number-columns-repeated="2" table:style-name="ce7"/>
          <table:table-cell office:value-type="float" office:value="69" table:style-name="ce8">
            <text:p>69</text:p>
          </table:table-cell>
          <table:table-cell table:number-columns-repeated="16374"/>
        </table:table-row>
        <table:table-row table:style-name="ro2">
          <table:table-cell office:value-type="string" table:style-name="ce17">
            <text:p>DLUHC</text:p>
          </table:table-cell>
          <table:table-cell office:value-type="float" office:value="27" table:style-name="ce7">
            <text:p>27</text:p>
          </table:table-cell>
          <table:table-cell office:value-type="float" office:value="5" table:style-name="ce7">
            <text:p>5</text:p>
          </table:table-cell>
          <table:table-cell table:number-columns-repeated="2" table:style-name="ce7"/>
          <table:table-cell office:value-type="float" office:value="2" table:style-name="ce7">
            <text:p>2</text:p>
          </table:table-cell>
          <table:table-cell table:number-columns-repeated="3" table:style-name="ce7"/>
          <table:table-cell office:value-type="float" office:value="34" table:style-name="ce8">
            <text:p>34</text:p>
          </table:table-cell>
          <table:table-cell table:number-columns-repeated="16374"/>
        </table:table-row>
        <table:table-row table:style-name="ro2">
          <table:table-cell office:value-type="string" table:style-name="ce6">
            <text:p>DWP</text:p>
          </table:table-cell>
          <table:table-cell office:value-type="float" office:value="85" table:style-name="ce7">
            <text:p>85</text:p>
          </table:table-cell>
          <table:table-cell office:value-type="float" office:value="17" table:style-name="ce7">
            <text:p>17</text:p>
          </table:table-cell>
          <table:table-cell office:value-type="float" office:value="3" table:style-name="ce7">
            <text:p>3</text:p>
          </table:table-cell>
          <table:table-cell office:value-type="float" office:value="5" table:style-name="ce7">
            <text:p>5</text:p>
          </table:table-cell>
          <table:table-cell office:value-type="float" office:value="4" table:style-name="ce7">
            <text:p>4</text:p>
          </table:table-cell>
          <table:table-cell table:style-name="ce7"/>
          <table:table-cell office:value-type="float" office:value="4" table:style-name="ce7">
            <text:p>4</text:p>
          </table:table-cell>
          <table:table-cell table:style-name="ce7"/>
          <table:table-cell office:value-type="float" office:value="118" table:style-name="ce8">
            <text:p>118</text:p>
          </table:table-cell>
          <table:table-cell table:number-columns-repeated="16374"/>
        </table:table-row>
        <table:table-row table:style-name="ro2">
          <table:table-cell office:value-type="string" table:style-name="ce6">
            <text:p>FCDO</text:p>
          </table:table-cell>
          <table:table-cell office:value-type="float" office:value="80" table:style-name="ce7">
            <text:p>80</text:p>
          </table:table-cell>
          <table:table-cell office:value-type="float" office:value="7" table:style-name="ce7">
            <text:p>7</text:p>
          </table:table-cell>
          <table:table-cell office:value-type="float" office:value="2" table:style-name="ce7">
            <text:p>2</text:p>
          </table:table-cell>
          <table:table-cell office:value-type="float" office:value="4" table:style-name="ce7">
            <text:p>4</text:p>
          </table:table-cell>
          <table:table-cell table:style-name="ce7"/>
          <table:table-cell office:value-type="float" office:value="18" table:style-name="ce7">
            <text:p>18</text:p>
          </table:table-cell>
          <table:table-cell table:number-columns-repeated="2" table:style-name="ce7"/>
          <table:table-cell office:value-type="float" office:value="111" table:style-name="ce8">
            <text:p>111</text:p>
          </table:table-cell>
          <table:table-cell table:number-columns-repeated="16374"/>
        </table:table-row>
        <table:table-row table:style-name="ro2">
          <table:table-cell office:value-type="string" table:style-name="ce6">
            <text:p>HMRC</text:p>
          </table:table-cell>
          <table:table-cell office:value-type="float" office:value="59" table:style-name="ce7">
            <text:p>59</text:p>
          </table:table-cell>
          <table:table-cell office:value-type="float" office:value="4" table:style-name="ce7">
            <text:p>4</text:p>
          </table:table-cell>
          <table:table-cell office:value-type="float" office:value="4" table:style-name="ce7">
            <text:p>4</text:p>
          </table:table-cell>
          <table:table-cell office:value-type="float" office:value="1" table:style-name="ce7">
            <text:p>1</text:p>
          </table:table-cell>
          <table:table-cell office:value-type="float" office:value="2" table:style-name="ce7">
            <text:p>2</text:p>
          </table:table-cell>
          <table:table-cell table:number-columns-repeated="2" table:style-name="ce7"/>
          <table:table-cell office:value-type="float" office:value="1" table:style-name="ce7">
            <text:p>1</text:p>
          </table:table-cell>
          <table:table-cell office:value-type="float" office:value="71" table:style-name="ce8">
            <text:p>71</text:p>
          </table:table-cell>
          <table:table-cell table:number-columns-repeated="16374"/>
        </table:table-row>
        <table:table-row table:style-name="ro2">
          <table:table-cell office:value-type="string" table:style-name="ce6">
            <text:p>HMT</text:p>
          </table:table-cell>
          <table:table-cell office:value-type="float" office:value="14" table:style-name="ce7">
            <text:p>14</text:p>
          </table:table-cell>
          <table:table-cell office:value-type="float" office:value="1" table:style-name="ce7">
            <text:p>1</text:p>
          </table:table-cell>
          <table:table-cell office:value-type="float" office:value="1" table:style-name="ce7">
            <text:p>1</text:p>
          </table:table-cell>
          <table:table-cell office:value-type="float" office:value="1" table:style-name="ce7">
            <text:p>1</text:p>
          </table:table-cell>
          <table:table-cell office:value-type="float" office:value="1" table:style-name="ce7">
            <text:p>1</text:p>
          </table:table-cell>
          <table:table-cell table:number-columns-repeated="3" table:style-name="ce7"/>
          <table:table-cell office:value-type="float" office:value="18" table:style-name="ce8">
            <text:p>18</text:p>
          </table:table-cell>
          <table:table-cell table:number-columns-repeated="16374"/>
        </table:table-row>
        <table:table-row table:style-name="ro2">
          <table:table-cell office:value-type="string" table:style-name="ce6">
            <text:p>HO</text:p>
          </table:table-cell>
          <table:table-cell office:value-type="float" office:value="48" table:style-name="ce7">
            <text:p>48</text:p>
          </table:table-cell>
          <table:table-cell office:value-type="float" office:value="1" table:style-name="ce7">
            <text:p>1</text:p>
          </table:table-cell>
          <table:table-cell office:value-type="float" office:value="1" table:style-name="ce7">
            <text:p>1</text:p>
          </table:table-cell>
          <table:table-cell office:value-type="float" office:value="5" table:style-name="ce7">
            <text:p>5</text:p>
          </table:table-cell>
          <table:table-cell table:style-name="ce7"/>
          <table:table-cell office:value-type="float" office:value="12" table:style-name="ce7">
            <text:p>12</text:p>
          </table:table-cell>
          <table:table-cell table:number-columns-repeated="2" table:style-name="ce7"/>
          <table:table-cell office:value-type="float" office:value="67" table:style-name="ce8">
            <text:p>67</text:p>
          </table:table-cell>
          <table:table-cell table:number-columns-repeated="16374"/>
        </table:table-row>
        <table:table-row table:style-name="ro2">
          <table:table-cell office:value-type="string" table:style-name="ce6">
            <text:p>MOD</text:p>
          </table:table-cell>
          <table:table-cell office:value-type="float" office:value="352" table:style-name="ce7">
            <text:p>352</text:p>
          </table:table-cell>
          <table:table-cell office:value-type="float" office:value="14" table:style-name="ce7">
            <text:p>14</text:p>
          </table:table-cell>
          <table:table-cell office:value-type="float" office:value="3" table:style-name="ce7">
            <text:p>3</text:p>
          </table:table-cell>
          <table:table-cell office:value-type="float" office:value="6" table:style-name="ce7">
            <text:p>6</text:p>
          </table:table-cell>
          <table:table-cell office:value-type="float" office:value="1" table:style-name="ce7">
            <text:p>1</text:p>
          </table:table-cell>
          <table:table-cell table:number-columns-repeated="3" table:style-name="ce7"/>
          <table:table-cell office:value-type="float" office:value="376" table:style-name="ce8">
            <text:p>376</text:p>
          </table:table-cell>
          <table:table-cell table:number-columns-repeated="16374"/>
        </table:table-row>
        <table:table-row table:style-name="ro2">
          <table:table-cell office:value-type="string" table:style-name="ce6">
            <text:p>MOJ</text:p>
          </table:table-cell>
          <table:table-cell office:value-type="float" office:value="241" table:style-name="ce7">
            <text:p>241</text:p>
          </table:table-cell>
          <table:table-cell office:value-type="float" office:value="20" table:style-name="ce7">
            <text:p>20</text:p>
          </table:table-cell>
          <table:table-cell office:value-type="float" office:value="19" table:style-name="ce7">
            <text:p>19</text:p>
          </table:table-cell>
          <table:table-cell office:value-type="float" office:value="35" table:style-name="ce7">
            <text:p>35</text:p>
          </table:table-cell>
          <table:table-cell office:value-type="float" office:value="76" table:style-name="ce7">
            <text:p>76</text:p>
          </table:table-cell>
          <table:table-cell office:value-type="float" office:value="45" table:style-name="ce7">
            <text:p>45</text:p>
          </table:table-cell>
          <table:table-cell office:value-type="float" office:value="39" table:style-name="ce7">
            <text:p>39</text:p>
          </table:table-cell>
          <table:table-cell table:style-name="ce7"/>
          <table:table-cell office:value-type="float" office:value="475" table:style-name="ce8">
            <text:p>475</text:p>
          </table:table-cell>
          <table:table-cell table:number-columns-repeated="16374"/>
        </table:table-row>
        <table:table-row table:style-name="ro2">
          <table:table-cell table:style-name="ce10"/>
          <table:table-cell office:value-type="float" office:value="1315" table:style-name="ce8">
            <text:p>1315</text:p>
          </table:table-cell>
          <table:table-cell office:value-type="float" office:value="99" table:style-name="ce8">
            <text:p>99</text:p>
          </table:table-cell>
          <table:table-cell office:value-type="float" office:value="48" table:style-name="ce8">
            <text:p>48</text:p>
          </table:table-cell>
          <table:table-cell office:value-type="float" office:value="71" table:style-name="ce8">
            <text:p>71</text:p>
          </table:table-cell>
          <table:table-cell office:value-type="float" office:value="114" table:style-name="ce8">
            <text:p>114</text:p>
          </table:table-cell>
          <table:table-cell office:value-type="float" office:value="120" table:style-name="ce8">
            <text:p>120</text:p>
          </table:table-cell>
          <table:table-cell office:value-type="float" office:value="63" table:style-name="ce8">
            <text:p>63</text:p>
          </table:table-cell>
          <table:table-cell office:value-type="float" office:value="1" table:style-name="ce8">
            <text:p>1</text:p>
          </table:table-cell>
          <table:table-cell office:value-type="float" office:value="1831" table:style-name="ce8">
            <text:p>1831</text:p>
          </table:table-cell>
          <table:table-cell table:number-columns-repeated="16374"/>
        </table:table-row>
        <table:table-row table:style-name="ro2">
          <table:table-cell table:number-columns-repeated="16384"/>
        </table:table-row>
        <table:table-row table:style-name="ro2">
          <table:table-cell office:value-type="string" table:style-name="ce11">
            <text:p>Other:</text:p>
          </table:table-cell>
          <table:table-cell office:value-type="string" table:style-name="ce1">
            <text:p>The service was not used during this period/ The service was temporarily suspended/ Contract is being handled by another department</text:p>
          </table:table-cell>
          <table:table-cell table:number-columns-repeated="16382" table:style-name="ce1"/>
        </table:table-row>
        <table:table-row table:style-name="ro2">
          <table:table-cell office:value-type="string" table:style-name="ce24">
            <text:p>Contract count for quarter:<text:s/></text:p>
          </table:table-cell>
          <table:table-cell office:value-type="float" office:value="631" table:style-name="ce23">
            <text:p>631</text:p>
          </table:table-cell>
          <table:table-cell table:number-columns-repeated="16382" table:style-name="ce1"/>
        </table:table-row>
        <table:table-row table:style-name="ro2">
          <table:table-cell office:value-type="string" table:style-name="ce1">
            <text:p>This performance table records performance of all KPIs returned including recently added ALB contracts and lower value contracts<text:s/></text:p>
          </table:table-cell>
          <table:table-cell table:number-columns-repeated="16383" table:style-name="ce1"/>
        </table:table-row>
        <table:table-row table:number-rows-repeated="2" table:style-name="ro2">
          <table:table-cell table:number-columns-repeated="16384"/>
        </table:table-row>
        <table:table-row table:style-name="ro2">
          <table:table-cell office:value-type="string" table:style-name="ce5">
            <text:p>KPI League Table</text:p>
          </table:table-cell>
          <table:table-cell table:number-columns-repeated="16383" table:style-name="ce1"/>
        </table:table-row>
        <table:table-row table:style-name="ro5">
          <table:table-cell office:value-type="string" table:style-name="ce18">
            <text:p>Ranking</text:p>
          </table:table-cell>
          <table:table-cell office:value-type="string" table:style-name="ce18">
            <text:p>Department</text:p>
          </table:table-cell>
          <table:table-cell office:value-type="string" table:style-name="ce18">
            <text:p>Expected KPI Return</text:p>
          </table:table-cell>
          <table:table-cell office:value-type="string" table:style-name="ce18">
            <text:p>Returned KPIs</text:p>
          </table:table-cell>
          <table:table-cell office:value-type="string" table:style-name="ce18">
            <text:p>of which, KPIs Recorded Elsewhere</text:p>
          </table:table-cell>
          <table:table-cell office:value-type="string" table:style-name="ce19">
            <text:p>Return Rate</text:p>
          </table:table-cell>
          <table:table-cell table:number-columns-repeated="16378" table:style-name="ce1"/>
        </table:table-row>
        <table:table-row table:style-name="ro2">
          <table:table-cell office:value-type="float" office:value="1" table:style-name="ce6">
            <text:p>1</text:p>
          </table:table-cell>
          <table:table-cell office:value-type="string" table:style-name="ce12">
            <text:p>BEIS</text:p>
          </table:table-cell>
          <table:table-cell office:value-type="float" office:value="34" table:style-name="ce13">
            <text:p>34</text:p>
          </table:table-cell>
          <table:table-cell office:value-type="float" office:value="34" table:style-name="ce13">
            <text:p>34</text:p>
          </table:table-cell>
          <table:table-cell table:style-name="ce13"/>
          <table:table-cell office:value-type="percentage" office:value="1" table:style-name="ce4">
            <text:p>100.0%</text:p>
          </table:table-cell>
          <table:table-cell table:number-columns-repeated="16378" table:style-name="ce1"/>
        </table:table-row>
        <table:table-row table:style-name="ro2">
          <table:table-cell office:value-type="float" office:value="1" table:style-name="ce6">
            <text:p>1</text:p>
          </table:table-cell>
          <table:table-cell office:value-type="string" table:style-name="ce12">
            <text:p>CO</text:p>
          </table:table-cell>
          <table:table-cell office:value-type="float" office:value="45" table:style-name="ce13">
            <text:p>45</text:p>
          </table:table-cell>
          <table:table-cell office:value-type="float" office:value="45" table:style-name="ce13">
            <text:p>45</text:p>
          </table:table-cell>
          <table:table-cell table:style-name="ce13"/>
          <table:table-cell office:value-type="percentage" office:value="1" table:style-name="ce4">
            <text:p>100.0%</text:p>
          </table:table-cell>
          <table:table-cell table:number-columns-repeated="16378" table:style-name="ce1"/>
        </table:table-row>
        <table:table-row table:style-name="ro2">
          <table:table-cell office:value-type="float" office:value="1" table:style-name="ce6">
            <text:p>1</text:p>
          </table:table-cell>
          <table:table-cell office:value-type="string" table:style-name="ce12">
            <text:p>DCMS</text:p>
          </table:table-cell>
          <table:table-cell office:value-type="float" office:value="3" table:style-name="ce13">
            <text:p>3</text:p>
          </table:table-cell>
          <table:table-cell office:value-type="float" office:value="3" table:style-name="ce13">
            <text:p>3</text:p>
          </table:table-cell>
          <table:table-cell table:style-name="ce13"/>
          <table:table-cell office:value-type="percentage" office:value="1" table:style-name="ce4">
            <text:p>100.0%</text:p>
          </table:table-cell>
          <table:table-cell table:number-columns-repeated="16378" table:style-name="ce1"/>
        </table:table-row>
        <table:table-row table:style-name="ro2">
          <table:table-cell office:value-type="float" office:value="1" table:style-name="ce6">
            <text:p>1</text:p>
          </table:table-cell>
          <table:table-cell office:value-type="string" table:style-name="ce12">
            <text:p>DLUHC</text:p>
          </table:table-cell>
          <table:table-cell office:value-type="float" office:value="28" table:style-name="ce13">
            <text:p>28</text:p>
          </table:table-cell>
          <table:table-cell office:value-type="float" office:value="28" table:style-name="ce13">
            <text:p>28</text:p>
          </table:table-cell>
          <table:table-cell table:style-name="ce13"/>
          <table:table-cell office:value-type="percentage" office:value="1" table:style-name="ce4">
            <text:p>100.0%</text:p>
          </table:table-cell>
          <table:table-cell table:number-columns-repeated="16378" table:style-name="ce1"/>
        </table:table-row>
        <table:table-row table:style-name="ro2">
          <table:table-cell office:value-type="float" office:value="1" table:style-name="ce6">
            <text:p>1</text:p>
          </table:table-cell>
          <table:table-cell office:value-type="string" table:style-name="ce12">
            <text:p>FCDO</text:p>
          </table:table-cell>
          <table:table-cell office:value-type="float" office:value="111" table:style-name="ce13">
            <text:p>111</text:p>
          </table:table-cell>
          <table:table-cell office:value-type="float" office:value="111" table:style-name="ce13">
            <text:p>111</text:p>
          </table:table-cell>
          <table:table-cell office:value-type="float" office:value="18" table:style-name="ce13">
            <text:p>18</text:p>
          </table:table-cell>
          <table:table-cell office:value-type="percentage" office:value="1" table:style-name="ce4">
            <text:p>100.0%</text:p>
          </table:table-cell>
          <table:table-cell table:number-columns-repeated="16378" table:style-name="ce1"/>
        </table:table-row>
        <table:table-row table:style-name="ro2">
          <table:table-cell office:value-type="float" office:value="1" table:style-name="ce6">
            <text:p>1</text:p>
          </table:table-cell>
          <table:table-cell office:value-type="string" table:style-name="ce12">
            <text:p>HMT</text:p>
          </table:table-cell>
          <table:table-cell office:value-type="float" office:value="18" table:style-name="ce13">
            <text:p>18</text:p>
          </table:table-cell>
          <table:table-cell office:value-type="float" office:value="18" table:style-name="ce13">
            <text:p>18</text:p>
          </table:table-cell>
          <table:table-cell table:style-name="ce13"/>
          <table:table-cell office:value-type="percentage" office:value="1" table:style-name="ce4">
            <text:p>100.0%</text:p>
          </table:table-cell>
          <table:table-cell table:number-columns-repeated="16378"/>
        </table:table-row>
        <table:table-row table:style-name="ro2">
          <table:table-cell office:value-type="float" office:value="7" table:style-name="ce6">
            <text:p>7</text:p>
          </table:table-cell>
          <table:table-cell office:value-type="string" table:style-name="ce12">
            <text:p>HMRC</text:p>
          </table:table-cell>
          <table:table-cell office:value-type="float" office:value="39" table:style-name="ce13">
            <text:p>39</text:p>
          </table:table-cell>
          <table:table-cell office:value-type="float" office:value="38" table:style-name="ce13">
            <text:p>38</text:p>
          </table:table-cell>
          <table:table-cell table:style-name="ce13"/>
          <table:table-cell office:value-type="percentage" office:value="0.97435897435897434" table:style-name="ce4">
            <text:p>97.4%</text:p>
          </table:table-cell>
          <table:table-cell table:number-columns-repeated="16378"/>
        </table:table-row>
        <table:table-row table:style-name="ro2">
          <table:table-cell office:value-type="float" office:value="8" table:style-name="ce6">
            <text:p>8</text:p>
          </table:table-cell>
          <table:table-cell office:value-type="string" table:style-name="ce12">
            <text:p>DIT</text:p>
          </table:table-cell>
          <table:table-cell office:value-type="float" office:value="63" table:style-name="ce13">
            <text:p>63</text:p>
          </table:table-cell>
          <table:table-cell office:value-type="float" office:value="63" table:style-name="ce13">
            <text:p>63</text:p>
          </table:table-cell>
          <table:table-cell office:value-type="float" office:value="3" table:style-name="ce13">
            <text:p>3</text:p>
          </table:table-cell>
          <table:table-cell office:value-type="percentage" office:value="0.95238095238095233" table:style-name="ce4">
            <text:p>95.2%</text:p>
          </table:table-cell>
          <table:table-cell table:number-columns-repeated="16378"/>
        </table:table-row>
        <table:table-row table:style-name="ro2">
          <table:table-cell office:value-type="float" office:value="9" table:style-name="ce6">
            <text:p>9</text:p>
          </table:table-cell>
          <table:table-cell office:value-type="string" table:style-name="ce12">
            <text:p>DHSC</text:p>
          </table:table-cell>
          <table:table-cell office:value-type="float" office:value="141" table:style-name="ce13">
            <text:p>141</text:p>
          </table:table-cell>
          <table:table-cell office:value-type="float" office:value="134" table:style-name="ce13">
            <text:p>134</text:p>
          </table:table-cell>
          <table:table-cell table:style-name="ce13"/>
          <table:table-cell office:value-type="percentage" office:value="0.95035460992907805" table:style-name="ce4">
            <text:p>95.0%</text:p>
          </table:table-cell>
          <table:table-cell table:number-columns-repeated="16378"/>
        </table:table-row>
        <table:table-row table:style-name="ro2">
          <table:table-cell office:value-type="float" office:value="10" table:style-name="ce6">
            <text:p>10</text:p>
          </table:table-cell>
          <table:table-cell office:value-type="string" table:style-name="ce12">
            <text:p>DWP</text:p>
          </table:table-cell>
          <table:table-cell office:value-type="float" office:value="90" table:style-name="ce13">
            <text:p>90</text:p>
          </table:table-cell>
          <table:table-cell office:value-type="float" office:value="84" table:style-name="ce13">
            <text:p>84</text:p>
          </table:table-cell>
          <table:table-cell table:style-name="ce13"/>
          <table:table-cell office:value-type="percentage" office:value="0.93333333333333335" table:style-name="ce4">
            <text:p>93.3%</text:p>
          </table:table-cell>
          <table:table-cell table:number-columns-repeated="16378"/>
        </table:table-row>
        <table:table-row table:style-name="ro2">
          <table:table-cell office:value-type="float" office:value="11" table:style-name="ce6">
            <text:p>11</text:p>
          </table:table-cell>
          <table:table-cell office:value-type="string" table:style-name="ce12">
            <text:p>DFE</text:p>
          </table:table-cell>
          <table:table-cell office:value-type="float" office:value="42" table:style-name="ce13">
            <text:p>42</text:p>
          </table:table-cell>
          <table:table-cell office:value-type="float" office:value="39" table:style-name="ce13">
            <text:p>39</text:p>
          </table:table-cell>
          <table:table-cell table:style-name="ce13"/>
          <table:table-cell office:value-type="percentage" office:value="0.9285714285714286" table:style-name="ce4">
            <text:p>92.9%</text:p>
          </table:table-cell>
          <table:table-cell table:number-columns-repeated="16378"/>
        </table:table-row>
        <table:table-row table:style-name="ro2">
          <table:table-cell office:value-type="float" office:value="12" table:style-name="ce6">
            <text:p>12</text:p>
          </table:table-cell>
          <table:table-cell office:value-type="string" table:style-name="ce12">
            <text:p>HO</text:p>
          </table:table-cell>
          <table:table-cell office:value-type="float" office:value="69" table:style-name="ce13">
            <text:p>69</text:p>
          </table:table-cell>
          <table:table-cell office:value-type="float" office:value="64" table:style-name="ce13">
            <text:p>64</text:p>
          </table:table-cell>
          <table:table-cell office:value-type="float" office:value="12" table:style-name="ce13">
            <text:p>12</text:p>
          </table:table-cell>
          <table:table-cell office:value-type="percentage" office:value="0.92753623188405798" table:style-name="ce4">
            <text:p>92.8%</text:p>
          </table:table-cell>
          <table:table-cell table:number-columns-repeated="16378"/>
        </table:table-row>
        <table:table-row table:style-name="ro2">
          <table:table-cell office:value-type="float" office:value="13" table:style-name="ce6">
            <text:p>13</text:p>
          </table:table-cell>
          <table:table-cell office:value-type="string" table:style-name="ce12">
            <text:p>MOJ</text:p>
          </table:table-cell>
          <table:table-cell office:value-type="float" office:value="309" table:style-name="ce13">
            <text:p>309</text:p>
          </table:table-cell>
          <table:table-cell office:value-type="float" office:value="285" table:style-name="ce13">
            <text:p>285</text:p>
          </table:table-cell>
          <table:table-cell office:value-type="float" office:value="45" table:style-name="ce13">
            <text:p>45</text:p>
          </table:table-cell>
          <table:table-cell office:value-type="percentage" office:value="0.92233009708737868" table:style-name="ce4">
            <text:p>92.2%</text:p>
          </table:table-cell>
          <table:table-cell table:number-columns-repeated="16378"/>
        </table:table-row>
        <table:table-row table:style-name="ro2">
          <table:table-cell office:value-type="float" office:value="14" table:style-name="ce6">
            <text:p>14</text:p>
          </table:table-cell>
          <table:table-cell office:value-type="string" table:style-name="ce12">
            <text:p>MOD</text:p>
          </table:table-cell>
          <table:table-cell office:value-type="float" office:value="137" table:style-name="ce13">
            <text:p>137</text:p>
          </table:table-cell>
          <table:table-cell office:value-type="float" office:value="105" table:style-name="ce13">
            <text:p>105</text:p>
          </table:table-cell>
          <table:table-cell table:style-name="ce13"/>
          <table:table-cell office:value-type="percentage" office:value="0.76642335766423353" table:style-name="ce4">
            <text:p>76.6%</text:p>
          </table:table-cell>
          <table:table-cell table:number-columns-repeated="16378"/>
        </table:table-row>
        <table:table-row table:style-name="ro2">
          <table:table-cell office:value-type="float" office:value="15" table:style-name="ce6">
            <text:p>15</text:p>
          </table:table-cell>
          <table:table-cell office:value-type="string" table:style-name="ce14">
            <text:p>DFT</text:p>
          </table:table-cell>
          <table:table-cell office:value-type="float" office:value="78" table:style-name="ce13">
            <text:p>78</text:p>
          </table:table-cell>
          <table:table-cell office:value-type="float" office:value="57" table:style-name="ce13">
            <text:p>57</text:p>
          </table:table-cell>
          <table:table-cell office:value-type="float" office:value="42" table:style-name="ce13">
            <text:p>42</text:p>
          </table:table-cell>
          <table:table-cell office:value-type="percentage" office:value="0.73076923076923073" table:style-name="ce3">
            <text:p>73.1%</text:p>
          </table:table-cell>
          <table:table-cell table:number-columns-repeated="16378"/>
        </table:table-row>
        <table:table-row table:style-name="ro2">
          <table:table-cell office:value-type="float" office:value="16" table:style-name="ce6">
            <text:p>16</text:p>
          </table:table-cell>
          <table:table-cell office:value-type="string" table:style-name="ce14">
            <text:p>DEFRA</text:p>
          </table:table-cell>
          <table:table-cell office:value-type="float" office:value="30" table:style-name="ce13">
            <text:p>30</text:p>
          </table:table-cell>
          <table:table-cell office:value-type="float" office:value="12" table:style-name="ce13">
            <text:p>12</text:p>
          </table:table-cell>
          <table:table-cell table:style-name="ce13"/>
          <table:table-cell office:value-type="percentage" office:value="0.4" table:style-name="ce3">
            <text:p>40.0%</text:p>
          </table:table-cell>
          <table:table-cell table:number-columns-repeated="16378"/>
        </table:table-row>
        <table:table-row table:style-name="ro2">
          <table:table-cell office:value-type="string" table:style-name="ce15">
            <text:p>Total</text:p>
          </table:table-cell>
          <table:table-cell table:style-name="ce15"/>
          <table:table-cell office:value-type="float" office:value="1237" table:style-name="ce15">
            <text:p>1237</text:p>
          </table:table-cell>
          <table:table-cell office:value-type="float" office:value="1120" table:style-name="ce15">
            <text:p>1120</text:p>
          </table:table-cell>
          <table:table-cell office:value-type="float" office:value="120" table:style-name="ce15">
            <text:p>120</text:p>
          </table:table-cell>
          <table:table-cell office:value-type="percentage" office:value="0.90299110751818912" table:style-name="ce2">
            <text:p>90.3%</text:p>
          </table:table-cell>
          <table:table-cell table:number-columns-repeated="16378"/>
        </table:table-row>
        <table:table-row table:style-name="ro2">
          <table:table-cell table:number-columns-repeated="16384"/>
        </table:table-row>
        <table:table-row table:style-name="ro2">
          <table:table-cell office:value-type="string" table:style-name="ce16">
            <text:p>Expected KPI Return:</text:p>
          </table:table-cell>
          <table:table-cell office:value-type="string" table:style-name="ce1">
            <text:p>The number of gold contract KPIs originally reported by the department as originally in-scope for publication, including ALBs and subsequently included smaller contracts</text:p>
          </table:table-cell>
          <table:table-cell table:number-columns-repeated="16382" table:style-name="ce1"/>
        </table:table-row>
        <table:table-row table:style-name="ro2">
          <table:table-cell office:value-type="string" table:style-name="ce16">
            <text:p>Returned KPIs:</text:p>
          </table:table-cell>
          <table:table-cell office:value-type="string" table:style-name="ce1">
            <text:p>The number of the expected gold contract KPIs with performance rating approved for publication for the quarter, including those already published elsewhere</text:p>
          </table:table-cell>
          <table:table-cell table:number-columns-repeated="16382" table:style-name="ce1"/>
        </table:table-row>
        <table:table-row table:number-rows-repeated="104852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percentage-style style:name="N13">
      <number:number number:decimal-places="0" number:min-integer-digits="1"/>
      <number:text>%</number:text>
    </number:percentage-style>
    <number:percentage-style style:name="N42">
      <number:number number:decimal-places="1" number:min-integer-digits="1"/>
      <number:text>%</number:text>
    </number:percentag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Percent"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111</meta:generator>
    <dc:creator>Microsoft Office User</dc:creator>
    <meta:creation-date>2022-01-27T10:17:27Z</meta:creation-date>
    <dc:date>2022-01-27T10:46:36Z</dc:date>
  </office:meta>
</office:document-meta>
</file>